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51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4.159cm"/>
    </style:style>
    <style:style style:name="co9" style:family="table-column">
      <style:table-column-properties fo:break-before="auto" style:column-width="4.8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49"/>
    <style:style style:name="ce2" style:family="table-cell" style:parent-style-name="Default" style:data-style-name="N104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dzie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ciepły?</text:p>
          </table:table-cell>
          <table:table-cell office:value-type="string" calcext:value-type="string">
            <text:p>ciąg ciepłych</text:p>
          </table:table-cell>
          <table:table-cell table:number-columns-repeated="4"/>
          <table:table-cell office:value-type="string" calcext:value-type="string">
            <text:p>maks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IF([.B2]&gt;2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MAX([.D$1:.D$1048576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IF([.B3]&gt;20;1;0)" office:value-type="float" office:value="1" calcext:value-type="float">
            <text:p>1</text:p>
          </table:table-cell>
          <table:table-cell table:formula="of:=IF([.C3]=1;[.D2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IF([.B4]&gt;20;1;0)" office:value-type="float" office:value="1" calcext:value-type="float">
            <text:p>1</text:p>
          </table:table-cell>
          <table:table-cell table:formula="of:=IF([.C4]=1;[.D3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IF([.B5]&gt;20;1;0)" office:value-type="float" office:value="1" calcext:value-type="float">
            <text:p>1</text:p>
          </table:table-cell>
          <table:table-cell table:formula="of:=IF([.C5]=1;[.D4]+1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IF([.B6]&gt;20;1;0)" office:value-type="float" office:value="1" calcext:value-type="float">
            <text:p>1</text:p>
          </table:table-cell>
          <table:table-cell table:formula="of:=IF([.C6]=1;[.D5]+1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IF([.B7]&gt;20;1;0)" office:value-type="float" office:value="1" calcext:value-type="float">
            <text:p>1</text:p>
          </table:table-cell>
          <table:table-cell table:formula="of:=IF([.C7]=1;[.D6]+1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IF([.B8]&gt;20;1;0)" office:value-type="float" office:value="1" calcext:value-type="float">
            <text:p>1</text:p>
          </table:table-cell>
          <table:table-cell table:formula="of:=IF([.C8]=1;[.D7]+1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IF([.B9]&gt;20;1;0)" office:value-type="float" office:value="1" calcext:value-type="float">
            <text:p>1</text:p>
          </table:table-cell>
          <table:table-cell table:formula="of:=IF([.C9]=1;[.D8]+1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IF([.B10]&gt;20;1;0)" office:value-type="float" office:value="1" calcext:value-type="float">
            <text:p>1</text:p>
          </table:table-cell>
          <table:table-cell table:formula="of:=IF([.C10]=1;[.D9]+1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IF([.B11]&gt;20;1;0)" office:value-type="float" office:value="1" calcext:value-type="float">
            <text:p>1</text:p>
          </table:table-cell>
          <table:table-cell table:formula="of:=IF([.C11]=1;[.D10]+1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IF([.B12]&gt;20;1;0)" office:value-type="float" office:value="0" calcext:value-type="float">
            <text:p>0</text:p>
          </table:table-cell>
          <table:table-cell table:formula="of:=IF([.C12]=1;[.D11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IF([.B13]&gt;20;1;0)" office:value-type="float" office:value="0" calcext:value-type="float">
            <text:p>0</text:p>
          </table:table-cell>
          <table:table-cell table:formula="of:=IF([.C13]=1;[.D12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IF([.B14]&gt;20;1;0)" office:value-type="float" office:value="0" calcext:value-type="float">
            <text:p>0</text:p>
          </table:table-cell>
          <table:table-cell table:formula="of:=IF([.C14]=1;[.D13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IF([.B15]&gt;20;1;0)" office:value-type="float" office:value="1" calcext:value-type="float">
            <text:p>1</text:p>
          </table:table-cell>
          <table:table-cell table:formula="of:=IF([.C15]=1;[.D14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IF([.B16]&gt;20;1;0)" office:value-type="float" office:value="1" calcext:value-type="float">
            <text:p>1</text:p>
          </table:table-cell>
          <table:table-cell table:formula="of:=IF([.C16]=1;[.D15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IF([.B17]&gt;20;1;0)" office:value-type="float" office:value="1" calcext:value-type="float">
            <text:p>1</text:p>
          </table:table-cell>
          <table:table-cell table:formula="of:=IF([.C17]=1;[.D16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IF([.B18]&gt;20;1;0)" office:value-type="float" office:value="0" calcext:value-type="float">
            <text:p>0</text:p>
          </table:table-cell>
          <table:table-cell table:formula="of:=IF([.C18]=1;[.D17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IF([.B19]&gt;20;1;0)" office:value-type="float" office:value="1" calcext:value-type="float">
            <text:p>1</text:p>
          </table:table-cell>
          <table:table-cell table:formula="of:=IF([.C19]=1;[.D18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IF([.B20]&gt;20;1;0)" office:value-type="float" office:value="1" calcext:value-type="float">
            <text:p>1</text:p>
          </table:table-cell>
          <table:table-cell table:formula="of:=IF([.C20]=1;[.D19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IF([.B21]&gt;20;1;0)" office:value-type="float" office:value="1" calcext:value-type="float">
            <text:p>1</text:p>
          </table:table-cell>
          <table:table-cell table:formula="of:=IF([.C21]=1;[.D20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IF([.B22]&gt;20;1;0)" office:value-type="float" office:value="1" calcext:value-type="float">
            <text:p>1</text:p>
          </table:table-cell>
          <table:table-cell table:formula="of:=IF([.C22]=1;[.D21]+1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IF([.B23]&gt;20;1;0)" office:value-type="float" office:value="1" calcext:value-type="float">
            <text:p>1</text:p>
          </table:table-cell>
          <table:table-cell table:formula="of:=IF([.C23]=1;[.D22]+1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IF([.B24]&gt;20;1;0)" office:value-type="float" office:value="1" calcext:value-type="float">
            <text:p>1</text:p>
          </table:table-cell>
          <table:table-cell table:formula="of:=IF([.C24]=1;[.D23]+1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IF([.B25]&gt;20;1;0)" office:value-type="float" office:value="1" calcext:value-type="float">
            <text:p>1</text:p>
          </table:table-cell>
          <table:table-cell table:formula="of:=IF([.C25]=1;[.D24]+1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IF([.B26]&gt;20;1;0)" office:value-type="float" office:value="1" calcext:value-type="float">
            <text:p>1</text:p>
          </table:table-cell>
          <table:table-cell table:formula="of:=IF([.C26]=1;[.D25]+1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IF([.B27]&gt;20;1;0)" office:value-type="float" office:value="1" calcext:value-type="float">
            <text:p>1</text:p>
          </table:table-cell>
          <table:table-cell table:formula="of:=IF([.C27]=1;[.D26]+1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IF([.B28]&gt;20;1;0)" office:value-type="float" office:value="1" calcext:value-type="float">
            <text:p>1</text:p>
          </table:table-cell>
          <table:table-cell table:formula="of:=IF([.C28]=1;[.D27]+1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IF([.B29]&gt;20;1;0)" office:value-type="float" office:value="0" calcext:value-type="float">
            <text:p>0</text:p>
          </table:table-cell>
          <table:table-cell table:formula="of:=IF([.C29]=1;[.D28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IF([.B30]&gt;20;1;0)" office:value-type="float" office:value="1" calcext:value-type="float">
            <text:p>1</text:p>
          </table:table-cell>
          <table:table-cell table:formula="of:=IF([.C30]=1;[.D29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IF([.B31]&gt;20;1;0)" office:value-type="float" office:value="1" calcext:value-type="float">
            <text:p>1</text:p>
          </table:table-cell>
          <table:table-cell table:formula="of:=IF([.C31]=1;[.D30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IF([.B32]&gt;20;1;0)" office:value-type="float" office:value="1" calcext:value-type="float">
            <text:p>1</text:p>
          </table:table-cell>
          <table:table-cell table:formula="of:=IF([.C32]=1;[.D31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IF([.B33]&gt;20;1;0)" office:value-type="float" office:value="1" calcext:value-type="float">
            <text:p>1</text:p>
          </table:table-cell>
          <table:table-cell table:formula="of:=IF([.C33]=1;[.D32]+1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IF([.B34]&gt;20;1;0)" office:value-type="float" office:value="1" calcext:value-type="float">
            <text:p>1</text:p>
          </table:table-cell>
          <table:table-cell table:formula="of:=IF([.C34]=1;[.D33]+1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IF([.B35]&gt;20;1;0)" office:value-type="float" office:value="1" calcext:value-type="float">
            <text:p>1</text:p>
          </table:table-cell>
          <table:table-cell table:formula="of:=IF([.C35]=1;[.D34]+1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IF([.B36]&gt;20;1;0)" office:value-type="float" office:value="1" calcext:value-type="float">
            <text:p>1</text:p>
          </table:table-cell>
          <table:table-cell table:formula="of:=IF([.C36]=1;[.D35]+1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IF([.B37]&gt;20;1;0)" office:value-type="float" office:value="0" calcext:value-type="float">
            <text:p>0</text:p>
          </table:table-cell>
          <table:table-cell table:formula="of:=IF([.C37]=1;[.D36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IF([.B38]&gt;20;1;0)" office:value-type="float" office:value="1" calcext:value-type="float">
            <text:p>1</text:p>
          </table:table-cell>
          <table:table-cell table:formula="of:=IF([.C38]=1;[.D37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IF([.B39]&gt;20;1;0)" office:value-type="float" office:value="1" calcext:value-type="float">
            <text:p>1</text:p>
          </table:table-cell>
          <table:table-cell table:formula="of:=IF([.C39]=1;[.D38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IF([.B40]&gt;20;1;0)" office:value-type="float" office:value="0" calcext:value-type="float">
            <text:p>0</text:p>
          </table:table-cell>
          <table:table-cell table:formula="of:=IF([.C40]=1;[.D39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IF([.B41]&gt;20;1;0)" office:value-type="float" office:value="1" calcext:value-type="float">
            <text:p>1</text:p>
          </table:table-cell>
          <table:table-cell table:formula="of:=IF([.C41]=1;[.D40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IF([.B42]&gt;20;1;0)" office:value-type="float" office:value="1" calcext:value-type="float">
            <text:p>1</text:p>
          </table:table-cell>
          <table:table-cell table:formula="of:=IF([.C42]=1;[.D41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IF([.B43]&gt;20;1;0)" office:value-type="float" office:value="1" calcext:value-type="float">
            <text:p>1</text:p>
          </table:table-cell>
          <table:table-cell table:formula="of:=IF([.C43]=1;[.D42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IF([.B44]&gt;20;1;0)" office:value-type="float" office:value="1" calcext:value-type="float">
            <text:p>1</text:p>
          </table:table-cell>
          <table:table-cell table:formula="of:=IF([.C44]=1;[.D43]+1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IF([.B45]&gt;20;1;0)" office:value-type="float" office:value="0" calcext:value-type="float">
            <text:p>0</text:p>
          </table:table-cell>
          <table:table-cell table:formula="of:=IF([.C45]=1;[.D44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IF([.B46]&gt;20;1;0)" office:value-type="float" office:value="0" calcext:value-type="float">
            <text:p>0</text:p>
          </table:table-cell>
          <table:table-cell table:formula="of:=IF([.C46]=1;[.D45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IF([.B47]&gt;20;1;0)" office:value-type="float" office:value="1" calcext:value-type="float">
            <text:p>1</text:p>
          </table:table-cell>
          <table:table-cell table:formula="of:=IF([.C47]=1;[.D46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IF([.B48]&gt;20;1;0)" office:value-type="float" office:value="1" calcext:value-type="float">
            <text:p>1</text:p>
          </table:table-cell>
          <table:table-cell table:formula="of:=IF([.C48]=1;[.D47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IF([.B49]&gt;20;1;0)" office:value-type="float" office:value="0" calcext:value-type="float">
            <text:p>0</text:p>
          </table:table-cell>
          <table:table-cell table:formula="of:=IF([.C49]=1;[.D48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IF([.B50]&gt;20;1;0)" office:value-type="float" office:value="1" calcext:value-type="float">
            <text:p>1</text:p>
          </table:table-cell>
          <table:table-cell table:formula="of:=IF([.C50]=1;[.D49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IF([.B51]&gt;20;1;0)" office:value-type="float" office:value="1" calcext:value-type="float">
            <text:p>1</text:p>
          </table:table-cell>
          <table:table-cell table:formula="of:=IF([.C51]=1;[.D50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IF([.B52]&gt;20;1;0)" office:value-type="float" office:value="1" calcext:value-type="float">
            <text:p>1</text:p>
          </table:table-cell>
          <table:table-cell table:formula="of:=IF([.C52]=1;[.D51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IF([.B53]&gt;20;1;0)" office:value-type="float" office:value="1" calcext:value-type="float">
            <text:p>1</text:p>
          </table:table-cell>
          <table:table-cell table:formula="of:=IF([.C53]=1;[.D52]+1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IF([.B54]&gt;20;1;0)" office:value-type="float" office:value="1" calcext:value-type="float">
            <text:p>1</text:p>
          </table:table-cell>
          <table:table-cell table:formula="of:=IF([.C54]=1;[.D53]+1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IF([.B55]&gt;20;1;0)" office:value-type="float" office:value="1" calcext:value-type="float">
            <text:p>1</text:p>
          </table:table-cell>
          <table:table-cell table:formula="of:=IF([.C55]=1;[.D54]+1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IF([.B56]&gt;20;1;0)" office:value-type="float" office:value="1" calcext:value-type="float">
            <text:p>1</text:p>
          </table:table-cell>
          <table:table-cell table:formula="of:=IF([.C56]=1;[.D55]+1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IF([.B57]&gt;20;1;0)" office:value-type="float" office:value="1" calcext:value-type="float">
            <text:p>1</text:p>
          </table:table-cell>
          <table:table-cell table:formula="of:=IF([.C57]=1;[.D56]+1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IF([.B58]&gt;20;1;0)" office:value-type="float" office:value="1" calcext:value-type="float">
            <text:p>1</text:p>
          </table:table-cell>
          <table:table-cell table:formula="of:=IF([.C58]=1;[.D57]+1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IF([.B59]&gt;20;1;0)" office:value-type="float" office:value="1" calcext:value-type="float">
            <text:p>1</text:p>
          </table:table-cell>
          <table:table-cell table:formula="of:=IF([.C59]=1;[.D58]+1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IF([.B60]&gt;20;1;0)" office:value-type="float" office:value="1" calcext:value-type="float">
            <text:p>1</text:p>
          </table:table-cell>
          <table:table-cell table:formula="of:=IF([.C60]=1;[.D59]+1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IF([.B61]&gt;20;1;0)" office:value-type="float" office:value="1" calcext:value-type="float">
            <text:p>1</text:p>
          </table:table-cell>
          <table:table-cell table:formula="of:=IF([.C61]=1;[.D60]+1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IF([.B62]&gt;20;1;0)" office:value-type="float" office:value="1" calcext:value-type="float">
            <text:p>1</text:p>
          </table:table-cell>
          <table:table-cell table:formula="of:=IF([.C62]=1;[.D61]+1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IF([.B63]&gt;20;1;0)" office:value-type="float" office:value="1" calcext:value-type="float">
            <text:p>1</text:p>
          </table:table-cell>
          <table:table-cell table:formula="of:=IF([.C63]=1;[.D62]+1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IF([.B64]&gt;20;1;0)" office:value-type="float" office:value="0" calcext:value-type="float">
            <text:p>0</text:p>
          </table:table-cell>
          <table:table-cell table:formula="of:=IF([.C64]=1;[.D63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IF([.B65]&gt;20;1;0)" office:value-type="float" office:value="1" calcext:value-type="float">
            <text:p>1</text:p>
          </table:table-cell>
          <table:table-cell table:formula="of:=IF([.C65]=1;[.D64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IF([.B66]&gt;20;1;0)" office:value-type="float" office:value="1" calcext:value-type="float">
            <text:p>1</text:p>
          </table:table-cell>
          <table:table-cell table:formula="of:=IF([.C66]=1;[.D65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IF([.B67]&gt;20;1;0)" office:value-type="float" office:value="0" calcext:value-type="float">
            <text:p>0</text:p>
          </table:table-cell>
          <table:table-cell table:formula="of:=IF([.C67]=1;[.D66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IF([.B68]&gt;20;1;0)" office:value-type="float" office:value="1" calcext:value-type="float">
            <text:p>1</text:p>
          </table:table-cell>
          <table:table-cell table:formula="of:=IF([.C68]=1;[.D67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IF([.B69]&gt;20;1;0)" office:value-type="float" office:value="1" calcext:value-type="float">
            <text:p>1</text:p>
          </table:table-cell>
          <table:table-cell table:formula="of:=IF([.C69]=1;[.D68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IF([.B70]&gt;20;1;0)" office:value-type="float" office:value="1" calcext:value-type="float">
            <text:p>1</text:p>
          </table:table-cell>
          <table:table-cell table:formula="of:=IF([.C70]=1;[.D69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IF([.B71]&gt;20;1;0)" office:value-type="float" office:value="0" calcext:value-type="float">
            <text:p>0</text:p>
          </table:table-cell>
          <table:table-cell table:formula="of:=IF([.C71]=1;[.D70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IF([.B72]&gt;20;1;0)" office:value-type="float" office:value="0" calcext:value-type="float">
            <text:p>0</text:p>
          </table:table-cell>
          <table:table-cell table:formula="of:=IF([.C72]=1;[.D71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IF([.B73]&gt;20;1;0)" office:value-type="float" office:value="0" calcext:value-type="float">
            <text:p>0</text:p>
          </table:table-cell>
          <table:table-cell table:formula="of:=IF([.C73]=1;[.D72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IF([.B74]&gt;20;1;0)" office:value-type="float" office:value="0" calcext:value-type="float">
            <text:p>0</text:p>
          </table:table-cell>
          <table:table-cell table:formula="of:=IF([.C74]=1;[.D73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IF([.B75]&gt;20;1;0)" office:value-type="float" office:value="1" calcext:value-type="float">
            <text:p>1</text:p>
          </table:table-cell>
          <table:table-cell table:formula="of:=IF([.C75]=1;[.D74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IF([.B76]&gt;20;1;0)" office:value-type="float" office:value="1" calcext:value-type="float">
            <text:p>1</text:p>
          </table:table-cell>
          <table:table-cell table:formula="of:=IF([.C76]=1;[.D75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IF([.B77]&gt;20;1;0)" office:value-type="float" office:value="0" calcext:value-type="float">
            <text:p>0</text:p>
          </table:table-cell>
          <table:table-cell table:formula="of:=IF([.C77]=1;[.D76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IF([.B78]&gt;20;1;0)" office:value-type="float" office:value="0" calcext:value-type="float">
            <text:p>0</text:p>
          </table:table-cell>
          <table:table-cell table:formula="of:=IF([.C78]=1;[.D77]+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IF([.B79]&gt;20;1;0)" office:value-type="float" office:value="1" calcext:value-type="float">
            <text:p>1</text:p>
          </table:table-cell>
          <table:table-cell table:formula="of:=IF([.C79]=1;[.D78]+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IF([.B80]&gt;20;1;0)" office:value-type="float" office:value="1" calcext:value-type="float">
            <text:p>1</text:p>
          </table:table-cell>
          <table:table-cell table:formula="of:=IF([.C80]=1;[.D79]+1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IF([.B81]&gt;20;1;0)" office:value-type="float" office:value="1" calcext:value-type="float">
            <text:p>1</text:p>
          </table:table-cell>
          <table:table-cell table:formula="of:=IF([.C81]=1;[.D80]+1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IF([.B82]&gt;20;1;0)" office:value-type="float" office:value="1" calcext:value-type="float">
            <text:p>1</text:p>
          </table:table-cell>
          <table:table-cell table:formula="of:=IF([.C82]=1;[.D81]+1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IF([.B83]&gt;20;1;0)" office:value-type="float" office:value="1" calcext:value-type="float">
            <text:p>1</text:p>
          </table:table-cell>
          <table:table-cell table:formula="of:=IF([.C83]=1;[.D82]+1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IF([.B84]&gt;20;1;0)" office:value-type="float" office:value="1" calcext:value-type="float">
            <text:p>1</text:p>
          </table:table-cell>
          <table:table-cell table:formula="of:=IF([.C84]=1;[.D83]+1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IF([.B85]&gt;20;1;0)" office:value-type="float" office:value="1" calcext:value-type="float">
            <text:p>1</text:p>
          </table:table-cell>
          <table:table-cell table:formula="of:=IF([.C85]=1;[.D84]+1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IF([.B86]&gt;20;1;0)" office:value-type="float" office:value="1" calcext:value-type="float">
            <text:p>1</text:p>
          </table:table-cell>
          <table:table-cell table:formula="of:=IF([.C86]=1;[.D85]+1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IF([.B87]&gt;20;1;0)" office:value-type="float" office:value="1" calcext:value-type="float">
            <text:p>1</text:p>
          </table:table-cell>
          <table:table-cell table:formula="of:=IF([.C87]=1;[.D86]+1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IF([.B88]&gt;20;1;0)" office:value-type="float" office:value="1" calcext:value-type="float">
            <text:p>1</text:p>
          </table:table-cell>
          <table:table-cell table:formula="of:=IF([.C88]=1;[.D87]+1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IF([.B89]&gt;20;1;0)" office:value-type="float" office:value="1" calcext:value-type="float">
            <text:p>1</text:p>
          </table:table-cell>
          <table:table-cell table:formula="of:=IF([.C89]=1;[.D88]+1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IF([.B90]&gt;20;1;0)" office:value-type="float" office:value="1" calcext:value-type="float">
            <text:p>1</text:p>
          </table:table-cell>
          <table:table-cell table:formula="of:=IF([.C90]=1;[.D89]+1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IF([.B91]&gt;20;1;0)" office:value-type="float" office:value="1" calcext:value-type="float">
            <text:p>1</text:p>
          </table:table-cell>
          <table:table-cell table:formula="of:=IF([.C91]=1;[.D90]+1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IF([.B92]&gt;20;1;0)" office:value-type="float" office:value="1" calcext:value-type="float">
            <text:p>1</text:p>
          </table:table-cell>
          <table:table-cell table:formula="of:=IF([.C92]=1;[.D91]+1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IF([.B93]&gt;20;1;0)" office:value-type="float" office:value="1" calcext:value-type="float">
            <text:p>1</text:p>
          </table:table-cell>
          <table:table-cell table:formula="of:=IF([.C93]=1;[.D92]+1;0)" office:value-type="float" office:value="15" calcext:value-type="float">
            <text:p>15</text:p>
          </table:table-cell>
          <table:table-cell table:number-columns-repeated="5"/>
        </table:table-row>
      </table:table>
      <table:table table:name="Arkusz2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zien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ot-dogi liczba</text:p>
          </table:table-cell>
          <table:table-cell office:value-type="string" calcext:value-type="string">
            <text:p>lody liczba</text:p>
          </table:table-cell>
          <table:table-cell office:value-type="string" calcext:value-type="string">
            <text:p>kukurydza liczba</text:p>
          </table:table-cell>
          <table:table-cell table:style-name="Default" office:value-type="string" calcext:value-type="string">
            <text:p>Hot-dogi $</text:p>
          </table:table-cell>
          <table:table-cell table:style-name="Default" office:value-type="string" calcext:value-type="string">
            <text:p>Lody $</text:p>
          </table:table-cell>
          <table:table-cell table:style-name="Default" office:value-type="string" calcext:value-type="string">
            <text:p>Kukurydza $</text:p>
          </table:table-cell>
          <table:table-cell table:style-name="Default" office:value-type="string" calcext:value-type="string">
            <text:p>Suma dnia $</text:p>
          </table:table-cell>
          <table:table-cell table:style-name="Default" office:value-type="string" calcext:value-type="string">
            <text:p>suma łączna $</text:p>
          </table:table-cell>
          <table:table-cell/>
          <table:table-cell office:value-type="string" calcext:value-type="string">
            <text:p>produkt</text:p>
          </table:table-cell>
          <table:table-cell office:value-type="string" calcext:value-type="string">
            <text:p>cena za sztuke</text:p>
          </table:table-cell>
          <table:table-cell office:value-type="string" calcext:value-type="string">
            <text:p>współczynnik 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table:formula="of:=MONTH([.A2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D2]*[.$N$4]" office:value-type="currency" office:currency="PLN" office:value="750.6" calcext:value-type="currency">
            <text:p>750,60 zł</text:p>
          </table:table-cell>
          <table:table-cell table:formula="of:=[.E2]*[.$N$2]" office:value-type="currency" office:currency="PLN" office:value="760.8" calcext:value-type="currency">
            <text:p>760,80 zł</text:p>
          </table:table-cell>
          <table:table-cell table:formula="of:=[.F2]*[.$N$3]" office:value-type="currency" office:currency="PLN" office:value="587.2" calcext:value-type="currency">
            <text:p>587,20 zł</text:p>
          </table:table-cell>
          <table:table-cell table:formula="of:=SUM([.G2:.I2])" office:value-type="currency" office:currency="PLN" office:value="2098.6" calcext:value-type="currency">
            <text:p>2 098,60 zł</text:p>
          </table:table-cell>
          <table:table-cell table:formula="of:=[.J2]" office:value-type="currency" office:currency="PLN" office:value="2098.6" calcext:value-type="currency">
            <text:p>2 098,60 zł</text:p>
          </table:table-cell>
          <table:table-cell/>
          <table:table-cell office:value-type="string" calcext:value-type="string">
            <text:p>lody </text:p>
          </table:table-cell>
          <table:table-cell table:style-name="ce2" table:formula="of:=5 +[.N123]/100" office:value-type="currency" office:currency="PLN" office:value="6.34" calcext:value-type="currency">
            <text:p>6,34 zł</text:p>
          </table:table-cell>
          <table:table-cell table:formula="of:=2/29" office:value-type="float" office:value="0.0689655172413793" calcext:value-type="float">
            <text:p>0,0689655172413793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table:formula="of:=MONTH([.A3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3]-24)/2)); )" office:value-type="float" office:value="93" calcext:value-type="float">
            <text:p>93</text:p>
          </table:table-cell>
          <table:table-cell table:formula="of:=ROUNDDOWN([.$E$2]*(1+[.$O$2]*(([.C3]-24)/2)); )" office:value-type="float" office:value="124" calcext:value-type="float">
            <text:p>124</text:p>
          </table:table-cell>
          <table:table-cell table:formula="of:=ROUNDDOWN([.$F$2]*(1+[.$O$3]*(([.C3]-24)/2)); )" office:value-type="float" office:value="82" calcext:value-type="float">
            <text:p>82</text:p>
          </table:table-cell>
          <table:table-cell table:formula="of:=[.D3]*[.$N$4]" office:value-type="currency" office:currency="PLN" office:value="775.62" calcext:value-type="currency">
            <text:p>775,62 zł</text:p>
          </table:table-cell>
          <table:table-cell table:formula="of:=[.E3]*[.$N$2]" office:value-type="currency" office:currency="PLN" office:value="786.16" calcext:value-type="currency">
            <text:p>786,16 zł</text:p>
          </table:table-cell>
          <table:table-cell table:formula="of:=[.F3]*[.$N$3]" office:value-type="currency" office:currency="PLN" office:value="601.88" calcext:value-type="currency">
            <text:p>601,88 zł</text:p>
          </table:table-cell>
          <table:table-cell table:formula="of:=SUM([.G3:.I3])" office:value-type="currency" office:currency="PLN" office:value="2163.66" calcext:value-type="currency">
            <text:p>2 163,66 zł</text:p>
          </table:table-cell>
          <table:table-cell table:formula="of:=[.J3]+[.K2]" office:value-type="currency" office:currency="PLN" office:value="4262.26" calcext:value-type="currency">
            <text:p>4 262,26 zł</text:p>
          </table:table-cell>
          <table:table-cell/>
          <table:table-cell office:value-type="string" calcext:value-type="string">
            <text:p>kukurydza</text:p>
          </table:table-cell>
          <table:table-cell table:style-name="ce2" table:formula="of:=6 +[.N123]/100" office:value-type="currency" office:currency="PLN" office:value="7.34" calcext:value-type="currency">
            <text:p>7,34 zł</text:p>
          </table:table-cell>
          <table:table-cell table:formula="of:=1/17" office:value-type="float" office:value="0.0588235294117647" calcext:value-type="float">
            <text:p>0,0588235294117647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table:formula="of:=MONTH([.A4])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4]-24)/2)); )" office:value-type="float" office:value="100" calcext:value-type="float">
            <text:p>100</text:p>
          </table:table-cell>
          <table:table-cell table:formula="of:=ROUNDDOWN([.$E$2]*(1+[.$O$2]*(([.C4]-24)/2)); )" office:value-type="float" office:value="132" calcext:value-type="float">
            <text:p>132</text:p>
          </table:table-cell>
          <table:table-cell table:formula="of:=ROUNDDOWN([.$F$2]*(1+[.$O$3]*(([.C4]-24)/2)); )" office:value-type="float" office:value="87" calcext:value-type="float">
            <text:p>87</text:p>
          </table:table-cell>
          <table:table-cell table:formula="of:=[.D4]*[.$N$4]" office:value-type="currency" office:currency="PLN" office:value="834" calcext:value-type="currency">
            <text:p>834,00 zł</text:p>
          </table:table-cell>
          <table:table-cell table:formula="of:=[.E4]*[.$N$2]" office:value-type="currency" office:currency="PLN" office:value="836.88" calcext:value-type="currency">
            <text:p>836,88 zł</text:p>
          </table:table-cell>
          <table:table-cell table:formula="of:=[.F4]*[.$N$3]" office:value-type="currency" office:currency="PLN" office:value="638.58" calcext:value-type="currency">
            <text:p>638,58 zł</text:p>
          </table:table-cell>
          <table:table-cell table:formula="of:=SUM([.G4:.I4])" office:value-type="currency" office:currency="PLN" office:value="2309.46" calcext:value-type="currency">
            <text:p>2 309,46 zł</text:p>
          </table:table-cell>
          <table:table-cell table:formula="of:=[.J4]+[.K3]" office:value-type="currency" office:currency="PLN" office:value="6571.72" calcext:value-type="currency">
            <text:p>6 571,72 zł</text:p>
          </table:table-cell>
          <table:table-cell/>
          <table:table-cell office:value-type="string" calcext:value-type="string">
            <text:p>hot-dog</text:p>
          </table:table-cell>
          <table:table-cell table:style-name="ce2" table:formula="of:=7 +[.N123]/100" office:value-type="currency" office:currency="PLN" office:value="8.34" calcext:value-type="currency">
            <text:p>8,34 zł</text:p>
          </table:table-cell>
          <table:table-cell table:formula="of:=1/13" office:value-type="float" office:value="0.0769230769230769" calcext:value-type="float">
            <text:p>0,0769230769230769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table:formula="of:=MONTH([.A5])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5]-24)/2)); )" office:value-type="float" office:value="100" calcext:value-type="float">
            <text:p>100</text:p>
          </table:table-cell>
          <table:table-cell table:formula="of:=ROUNDDOWN([.$E$2]*(1+[.$O$2]*(([.C5]-24)/2)); )" office:value-type="float" office:value="132" calcext:value-type="float">
            <text:p>132</text:p>
          </table:table-cell>
          <table:table-cell table:formula="of:=ROUNDDOWN([.$F$2]*(1+[.$O$3]*(([.C5]-24)/2)); )" office:value-type="float" office:value="87" calcext:value-type="float">
            <text:p>87</text:p>
          </table:table-cell>
          <table:table-cell table:formula="of:=[.D5]*[.$N$4]" office:value-type="currency" office:currency="PLN" office:value="834" calcext:value-type="currency">
            <text:p>834,00 zł</text:p>
          </table:table-cell>
          <table:table-cell table:formula="of:=[.E5]*[.$N$2]" office:value-type="currency" office:currency="PLN" office:value="836.88" calcext:value-type="currency">
            <text:p>836,88 zł</text:p>
          </table:table-cell>
          <table:table-cell table:formula="of:=[.F5]*[.$N$3]" office:value-type="currency" office:currency="PLN" office:value="638.58" calcext:value-type="currency">
            <text:p>638,58 zł</text:p>
          </table:table-cell>
          <table:table-cell table:formula="of:=SUM([.G5:.I5])" office:value-type="currency" office:currency="PLN" office:value="2309.46" calcext:value-type="currency">
            <text:p>2 309,46 zł</text:p>
          </table:table-cell>
          <table:table-cell table:formula="of:=[.J5]+[.K4]" office:value-type="currency" office:currency="PLN" office:value="8881.18" calcext:value-type="currency">
            <text:p>8 881,18 zł</text:p>
          </table:table-cell>
          <table:table-cell table:number-columns-repeated="4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table:formula="of:=MONTH([.A6])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6]-24)/2)); )" office:value-type="float" office:value="100" calcext:value-type="float">
            <text:p>100</text:p>
          </table:table-cell>
          <table:table-cell table:formula="of:=ROUNDDOWN([.$E$2]*(1+[.$O$2]*(([.C6]-24)/2)); )" office:value-type="float" office:value="132" calcext:value-type="float">
            <text:p>132</text:p>
          </table:table-cell>
          <table:table-cell table:formula="of:=ROUNDDOWN([.$F$2]*(1+[.$O$3]*(([.C6]-24)/2)); )" office:value-type="float" office:value="87" calcext:value-type="float">
            <text:p>87</text:p>
          </table:table-cell>
          <table:table-cell table:formula="of:=[.D6]*[.$N$4]" office:value-type="currency" office:currency="PLN" office:value="834" calcext:value-type="currency">
            <text:p>834,00 zł</text:p>
          </table:table-cell>
          <table:table-cell table:formula="of:=[.E6]*[.$N$2]" office:value-type="currency" office:currency="PLN" office:value="836.88" calcext:value-type="currency">
            <text:p>836,88 zł</text:p>
          </table:table-cell>
          <table:table-cell table:formula="of:=[.F6]*[.$N$3]" office:value-type="currency" office:currency="PLN" office:value="638.58" calcext:value-type="currency">
            <text:p>638,58 zł</text:p>
          </table:table-cell>
          <table:table-cell table:formula="of:=SUM([.G6:.I6])" office:value-type="currency" office:currency="PLN" office:value="2309.46" calcext:value-type="currency">
            <text:p>2 309,46 zł</text:p>
          </table:table-cell>
          <table:table-cell table:formula="of:=[.J6]+[.K5]" office:value-type="currency" office:currency="PLN" office:value="11190.64" calcext:value-type="currency">
            <text:p>11 190,64 zł</text:p>
          </table:table-cell>
          <table:table-cell table:number-columns-repeated="4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table:formula="of:=MONTH([.A7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C7]-24)/2)); )" office:value-type="float" office:value="83" calcext:value-type="float">
            <text:p>83</text:p>
          </table:table-cell>
          <table:table-cell table:formula="of:=ROUNDDOWN([.$E$2]*(1+[.$O$2]*(([.C7]-24)/2)); )" office:value-type="float" office:value="111" calcext:value-type="float">
            <text:p>111</text:p>
          </table:table-cell>
          <table:table-cell table:formula="of:=ROUNDDOWN([.$F$2]*(1+[.$O$3]*(([.C7]-24)/2)); )" office:value-type="float" office:value="75" calcext:value-type="float">
            <text:p>75</text:p>
          </table:table-cell>
          <table:table-cell table:formula="of:=[.D7]*[.$N$4]" office:value-type="currency" office:currency="PLN" office:value="692.22" calcext:value-type="currency">
            <text:p>692,22 zł</text:p>
          </table:table-cell>
          <table:table-cell table:formula="of:=[.E7]*[.$N$2]" office:value-type="currency" office:currency="PLN" office:value="703.74" calcext:value-type="currency">
            <text:p>703,74 zł</text:p>
          </table:table-cell>
          <table:table-cell table:formula="of:=[.F7]*[.$N$3]" office:value-type="currency" office:currency="PLN" office:value="550.5" calcext:value-type="currency">
            <text:p>550,50 zł</text:p>
          </table:table-cell>
          <table:table-cell table:formula="of:=SUM([.G7:.I7])" office:value-type="currency" office:currency="PLN" office:value="1946.46" calcext:value-type="currency">
            <text:p>1 946,46 zł</text:p>
          </table:table-cell>
          <table:table-cell table:formula="of:=[.J7]+[.K6]" office:value-type="currency" office:currency="PLN" office:value="13137.1" calcext:value-type="currency">
            <text:p>13 137,10 zł</text:p>
          </table:table-cell>
          <table:table-cell table:number-columns-repeated="4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table:formula="of:=MONTH([.A8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8]-24)/2)); )" office:value-type="float" office:value="93" calcext:value-type="float">
            <text:p>93</text:p>
          </table:table-cell>
          <table:table-cell table:formula="of:=ROUNDDOWN([.$E$2]*(1+[.$O$2]*(([.C8]-24)/2)); )" office:value-type="float" office:value="124" calcext:value-type="float">
            <text:p>124</text:p>
          </table:table-cell>
          <table:table-cell table:formula="of:=ROUNDDOWN([.$F$2]*(1+[.$O$3]*(([.C8]-24)/2)); )" office:value-type="float" office:value="82" calcext:value-type="float">
            <text:p>82</text:p>
          </table:table-cell>
          <table:table-cell table:formula="of:=[.D8]*[.$N$4]" office:value-type="currency" office:currency="PLN" office:value="775.62" calcext:value-type="currency">
            <text:p>775,62 zł</text:p>
          </table:table-cell>
          <table:table-cell table:formula="of:=[.E8]*[.$N$2]" office:value-type="currency" office:currency="PLN" office:value="786.16" calcext:value-type="currency">
            <text:p>786,16 zł</text:p>
          </table:table-cell>
          <table:table-cell table:formula="of:=[.F8]*[.$N$3]" office:value-type="currency" office:currency="PLN" office:value="601.88" calcext:value-type="currency">
            <text:p>601,88 zł</text:p>
          </table:table-cell>
          <table:table-cell table:formula="of:=SUM([.G8:.I8])" office:value-type="currency" office:currency="PLN" office:value="2163.66" calcext:value-type="currency">
            <text:p>2 163,66 zł</text:p>
          </table:table-cell>
          <table:table-cell table:formula="of:=[.J8]+[.K7]" office:value-type="currency" office:currency="PLN" office:value="15300.76" calcext:value-type="currency">
            <text:p>15 300,76 zł</text:p>
          </table:table-cell>
          <table:table-cell table:number-columns-repeated="4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table:formula="of:=MONTH([.A9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9]-24)/2)); )" office:value-type="float" office:value="93" calcext:value-type="float">
            <text:p>93</text:p>
          </table:table-cell>
          <table:table-cell table:formula="of:=ROUNDDOWN([.$E$2]*(1+[.$O$2]*(([.C9]-24)/2)); )" office:value-type="float" office:value="124" calcext:value-type="float">
            <text:p>124</text:p>
          </table:table-cell>
          <table:table-cell table:formula="of:=ROUNDDOWN([.$F$2]*(1+[.$O$3]*(([.C9]-24)/2)); )" office:value-type="float" office:value="82" calcext:value-type="float">
            <text:p>82</text:p>
          </table:table-cell>
          <table:table-cell table:formula="of:=[.D9]*[.$N$4]" office:value-type="currency" office:currency="PLN" office:value="775.62" calcext:value-type="currency">
            <text:p>775,62 zł</text:p>
          </table:table-cell>
          <table:table-cell table:formula="of:=[.E9]*[.$N$2]" office:value-type="currency" office:currency="PLN" office:value="786.16" calcext:value-type="currency">
            <text:p>786,16 zł</text:p>
          </table:table-cell>
          <table:table-cell table:formula="of:=[.F9]*[.$N$3]" office:value-type="currency" office:currency="PLN" office:value="601.88" calcext:value-type="currency">
            <text:p>601,88 zł</text:p>
          </table:table-cell>
          <table:table-cell table:formula="of:=SUM([.G9:.I9])" office:value-type="currency" office:currency="PLN" office:value="2163.66" calcext:value-type="currency">
            <text:p>2 163,66 zł</text:p>
          </table:table-cell>
          <table:table-cell table:formula="of:=[.J9]+[.K8]" office:value-type="currency" office:currency="PLN" office:value="17464.42" calcext:value-type="currency">
            <text:p>17 464,42 zł</text:p>
          </table:table-cell>
          <table:table-cell table:number-columns-repeated="4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table:formula="of:=MONTH([.A10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10]-24)/2)); )" office:value-type="float" office:value="79" calcext:value-type="float">
            <text:p>79</text:p>
          </table:table-cell>
          <table:table-cell table:formula="of:=ROUNDDOWN([.$E$2]*(1+[.$O$2]*(([.C10]-24)/2)); )" office:value-type="float" office:value="107" calcext:value-type="float">
            <text:p>107</text:p>
          </table:table-cell>
          <table:table-cell table:formula="of:=ROUNDDOWN([.$F$2]*(1+[.$O$3]*(([.C10]-24)/2)); )" office:value-type="float" office:value="72" calcext:value-type="float">
            <text:p>72</text:p>
          </table:table-cell>
          <table:table-cell table:formula="of:=[.D10]*[.$N$4]" office:value-type="currency" office:currency="PLN" office:value="658.86" calcext:value-type="currency">
            <text:p>658,86 zł</text:p>
          </table:table-cell>
          <table:table-cell table:formula="of:=[.E10]*[.$N$2]" office:value-type="currency" office:currency="PLN" office:value="678.38" calcext:value-type="currency">
            <text:p>678,38 zł</text:p>
          </table:table-cell>
          <table:table-cell table:formula="of:=[.F10]*[.$N$3]" office:value-type="currency" office:currency="PLN" office:value="528.48" calcext:value-type="currency">
            <text:p>528,48 zł</text:p>
          </table:table-cell>
          <table:table-cell table:formula="of:=SUM([.G10:.I10])" office:value-type="currency" office:currency="PLN" office:value="1865.72" calcext:value-type="currency">
            <text:p>1 865,72 zł</text:p>
          </table:table-cell>
          <table:table-cell table:formula="of:=[.J10]+[.K9]" office:value-type="currency" office:currency="PLN" office:value="19330.14" calcext:value-type="currency">
            <text:p>19 330,14 zł</text:p>
          </table:table-cell>
          <table:table-cell table:number-columns-repeated="4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table:formula="of:=MONTH([.A11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11]-24)/2)); )" office:value-type="float" office:value="79" calcext:value-type="float">
            <text:p>79</text:p>
          </table:table-cell>
          <table:table-cell table:formula="of:=ROUNDDOWN([.$E$2]*(1+[.$O$2]*(([.C11]-24)/2)); )" office:value-type="float" office:value="107" calcext:value-type="float">
            <text:p>107</text:p>
          </table:table-cell>
          <table:table-cell table:formula="of:=ROUNDDOWN([.$F$2]*(1+[.$O$3]*(([.C11]-24)/2)); )" office:value-type="float" office:value="72" calcext:value-type="float">
            <text:p>72</text:p>
          </table:table-cell>
          <table:table-cell table:formula="of:=[.D11]*[.$N$4]" office:value-type="currency" office:currency="PLN" office:value="658.86" calcext:value-type="currency">
            <text:p>658,86 zł</text:p>
          </table:table-cell>
          <table:table-cell table:formula="of:=[.E11]*[.$N$2]" office:value-type="currency" office:currency="PLN" office:value="678.38" calcext:value-type="currency">
            <text:p>678,38 zł</text:p>
          </table:table-cell>
          <table:table-cell table:formula="of:=[.F11]*[.$N$3]" office:value-type="currency" office:currency="PLN" office:value="528.48" calcext:value-type="currency">
            <text:p>528,48 zł</text:p>
          </table:table-cell>
          <table:table-cell table:formula="of:=SUM([.G11:.I11])" office:value-type="currency" office:currency="PLN" office:value="1865.72" calcext:value-type="currency">
            <text:p>1 865,72 zł</text:p>
          </table:table-cell>
          <table:table-cell table:formula="of:=[.J11]+[.K10]" office:value-type="currency" office:currency="PLN" office:value="21195.86" calcext:value-type="currency">
            <text:p>21 195,86 zł</text:p>
          </table:table-cell>
          <table:table-cell table:number-columns-repeated="4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table:formula="of:=MONTH([.A12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12]-24)/2)); )" office:value-type="float" office:value="72" calcext:value-type="float">
            <text:p>72</text:p>
          </table:table-cell>
          <table:table-cell table:formula="of:=ROUNDDOWN([.$E$2]*(1+[.$O$2]*(([.C12]-24)/2)); )" office:value-type="float" office:value="99" calcext:value-type="float">
            <text:p>99</text:p>
          </table:table-cell>
          <table:table-cell table:formula="of:=ROUNDDOWN([.$F$2]*(1+[.$O$3]*(([.C12]-24)/2)); )" office:value-type="float" office:value="68" calcext:value-type="float">
            <text:p>68</text:p>
          </table:table-cell>
          <table:table-cell table:formula="of:=[.D12]*[.$N$4]" office:value-type="currency" office:currency="PLN" office:value="600.48" calcext:value-type="currency">
            <text:p>600,48 zł</text:p>
          </table:table-cell>
          <table:table-cell table:formula="of:=[.E12]*[.$N$2]" office:value-type="currency" office:currency="PLN" office:value="627.66" calcext:value-type="currency">
            <text:p>627,66 zł</text:p>
          </table:table-cell>
          <table:table-cell table:formula="of:=[.F12]*[.$N$3]" office:value-type="currency" office:currency="PLN" office:value="499.12" calcext:value-type="currency">
            <text:p>499,12 zł</text:p>
          </table:table-cell>
          <table:table-cell table:formula="of:=SUM([.G12:.I12])" office:value-type="currency" office:currency="PLN" office:value="1727.26" calcext:value-type="currency">
            <text:p>1 727,26 zł</text:p>
          </table:table-cell>
          <table:table-cell table:formula="of:=[.J12]+[.K11]" office:value-type="currency" office:currency="PLN" office:value="22923.12" calcext:value-type="currency">
            <text:p>22 923,12 zł</text:p>
          </table:table-cell>
          <table:table-cell table:number-columns-repeated="4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table:formula="of:=MONTH([.A13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13]-24)/2)); )" office:value-type="float" office:value="72" calcext:value-type="float">
            <text:p>72</text:p>
          </table:table-cell>
          <table:table-cell table:formula="of:=ROUNDDOWN([.$E$2]*(1+[.$O$2]*(([.C13]-24)/2)); )" office:value-type="float" office:value="99" calcext:value-type="float">
            <text:p>99</text:p>
          </table:table-cell>
          <table:table-cell table:formula="of:=ROUNDDOWN([.$F$2]*(1+[.$O$3]*(([.C13]-24)/2)); )" office:value-type="float" office:value="68" calcext:value-type="float">
            <text:p>68</text:p>
          </table:table-cell>
          <table:table-cell table:formula="of:=[.D13]*[.$N$4]" office:value-type="currency" office:currency="PLN" office:value="600.48" calcext:value-type="currency">
            <text:p>600,48 zł</text:p>
          </table:table-cell>
          <table:table-cell table:formula="of:=[.E13]*[.$N$2]" office:value-type="currency" office:currency="PLN" office:value="627.66" calcext:value-type="currency">
            <text:p>627,66 zł</text:p>
          </table:table-cell>
          <table:table-cell table:formula="of:=[.F13]*[.$N$3]" office:value-type="currency" office:currency="PLN" office:value="499.12" calcext:value-type="currency">
            <text:p>499,12 zł</text:p>
          </table:table-cell>
          <table:table-cell table:formula="of:=SUM([.G13:.I13])" office:value-type="currency" office:currency="PLN" office:value="1727.26" calcext:value-type="currency">
            <text:p>1 727,26 zł</text:p>
          </table:table-cell>
          <table:table-cell table:formula="of:=[.J13]+[.K12]" office:value-type="currency" office:currency="PLN" office:value="24650.38" calcext:value-type="currency">
            <text:p>24 650,38 zł</text:p>
          </table:table-cell>
          <table:table-cell table:number-columns-repeated="4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table:formula="of:=MONTH([.A14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ROUNDDOWN([.$D$2]*(1+[.$O$4]*(([.C14]-24)/2)); )" office:value-type="float" office:value="58" calcext:value-type="float">
            <text:p>58</text:p>
          </table:table-cell>
          <table:table-cell table:formula="of:=ROUNDDOWN([.$E$2]*(1+[.$O$2]*(([.C14]-24)/2)); )" office:value-type="float" office:value="82" calcext:value-type="float">
            <text:p>82</text:p>
          </table:table-cell>
          <table:table-cell table:formula="of:=ROUNDDOWN([.$F$2]*(1+[.$O$3]*(([.C14]-24)/2)); )" office:value-type="float" office:value="58" calcext:value-type="float">
            <text:p>58</text:p>
          </table:table-cell>
          <table:table-cell table:formula="of:=[.D14]*[.$N$4]" office:value-type="currency" office:currency="PLN" office:value="483.72" calcext:value-type="currency">
            <text:p>483,72 zł</text:p>
          </table:table-cell>
          <table:table-cell table:formula="of:=[.E14]*[.$N$2]" office:value-type="currency" office:currency="PLN" office:value="519.88" calcext:value-type="currency">
            <text:p>519,88 zł</text:p>
          </table:table-cell>
          <table:table-cell table:formula="of:=[.F14]*[.$N$3]" office:value-type="currency" office:currency="PLN" office:value="425.72" calcext:value-type="currency">
            <text:p>425,72 zł</text:p>
          </table:table-cell>
          <table:table-cell table:formula="of:=SUM([.G14:.I14])" office:value-type="currency" office:currency="PLN" office:value="1429.32" calcext:value-type="currency">
            <text:p>1 429,32 zł</text:p>
          </table:table-cell>
          <table:table-cell table:formula="of:=[.J14]+[.K13]" office:value-type="currency" office:currency="PLN" office:value="26079.7" calcext:value-type="currency">
            <text:p>26 079,70 zł</text:p>
          </table:table-cell>
          <table:table-cell table:number-columns-repeated="4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table:formula="of:=MONTH([.A15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15]-24)/2)); )" office:value-type="float" office:value="79" calcext:value-type="float">
            <text:p>79</text:p>
          </table:table-cell>
          <table:table-cell table:formula="of:=ROUNDDOWN([.$E$2]*(1+[.$O$2]*(([.C15]-24)/2)); )" office:value-type="float" office:value="107" calcext:value-type="float">
            <text:p>107</text:p>
          </table:table-cell>
          <table:table-cell table:formula="of:=ROUNDDOWN([.$F$2]*(1+[.$O$3]*(([.C15]-24)/2)); )" office:value-type="float" office:value="72" calcext:value-type="float">
            <text:p>72</text:p>
          </table:table-cell>
          <table:table-cell table:formula="of:=[.D15]*[.$N$4]" office:value-type="currency" office:currency="PLN" office:value="658.86" calcext:value-type="currency">
            <text:p>658,86 zł</text:p>
          </table:table-cell>
          <table:table-cell table:formula="of:=[.E15]*[.$N$2]" office:value-type="currency" office:currency="PLN" office:value="678.38" calcext:value-type="currency">
            <text:p>678,38 zł</text:p>
          </table:table-cell>
          <table:table-cell table:formula="of:=[.F15]*[.$N$3]" office:value-type="currency" office:currency="PLN" office:value="528.48" calcext:value-type="currency">
            <text:p>528,48 zł</text:p>
          </table:table-cell>
          <table:table-cell table:formula="of:=SUM([.G15:.I15])" office:value-type="currency" office:currency="PLN" office:value="1865.72" calcext:value-type="currency">
            <text:p>1 865,72 zł</text:p>
          </table:table-cell>
          <table:table-cell table:formula="of:=[.J15]+[.K14]" office:value-type="currency" office:currency="PLN" office:value="27945.42" calcext:value-type="currency">
            <text:p>27 945,42 zł</text:p>
          </table:table-cell>
          <table:table-cell table:number-columns-repeated="4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table:formula="of:=MONTH([.A16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16]-24)/2)); )" office:value-type="float" office:value="86" calcext:value-type="float">
            <text:p>86</text:p>
          </table:table-cell>
          <table:table-cell table:formula="of:=ROUNDDOWN([.$E$2]*(1+[.$O$2]*(([.C16]-24)/2)); )" office:value-type="float" office:value="115" calcext:value-type="float">
            <text:p>115</text:p>
          </table:table-cell>
          <table:table-cell table:formula="of:=ROUNDDOWN([.$F$2]*(1+[.$O$3]*(([.C16]-24)/2)); )" office:value-type="float" office:value="77" calcext:value-type="float">
            <text:p>77</text:p>
          </table:table-cell>
          <table:table-cell table:formula="of:=[.D16]*[.$N$4]" office:value-type="currency" office:currency="PLN" office:value="717.24" calcext:value-type="currency">
            <text:p>717,24 zł</text:p>
          </table:table-cell>
          <table:table-cell table:formula="of:=[.E16]*[.$N$2]" office:value-type="currency" office:currency="PLN" office:value="729.1" calcext:value-type="currency">
            <text:p>729,10 zł</text:p>
          </table:table-cell>
          <table:table-cell table:formula="of:=[.F16]*[.$N$3]" office:value-type="currency" office:currency="PLN" office:value="565.18" calcext:value-type="currency">
            <text:p>565,18 zł</text:p>
          </table:table-cell>
          <table:table-cell table:formula="of:=SUM([.G16:.I16])" office:value-type="currency" office:currency="PLN" office:value="2011.52" calcext:value-type="currency">
            <text:p>2 011,52 zł</text:p>
          </table:table-cell>
          <table:table-cell table:formula="of:=[.J16]+[.K15]" office:value-type="currency" office:currency="PLN" office:value="29956.94" calcext:value-type="currency">
            <text:p>29 956,94 zł</text:p>
          </table:table-cell>
          <table:table-cell table:number-columns-repeated="4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table:formula="of:=MONTH([.A17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17]-24)/2)); )" office:value-type="float" office:value="86" calcext:value-type="float">
            <text:p>86</text:p>
          </table:table-cell>
          <table:table-cell table:formula="of:=ROUNDDOWN([.$E$2]*(1+[.$O$2]*(([.C17]-24)/2)); )" office:value-type="float" office:value="115" calcext:value-type="float">
            <text:p>115</text:p>
          </table:table-cell>
          <table:table-cell table:formula="of:=ROUNDDOWN([.$F$2]*(1+[.$O$3]*(([.C17]-24)/2)); )" office:value-type="float" office:value="77" calcext:value-type="float">
            <text:p>77</text:p>
          </table:table-cell>
          <table:table-cell table:formula="of:=[.D17]*[.$N$4]" office:value-type="currency" office:currency="PLN" office:value="717.24" calcext:value-type="currency">
            <text:p>717,24 zł</text:p>
          </table:table-cell>
          <table:table-cell table:formula="of:=[.E17]*[.$N$2]" office:value-type="currency" office:currency="PLN" office:value="729.1" calcext:value-type="currency">
            <text:p>729,10 zł</text:p>
          </table:table-cell>
          <table:table-cell table:formula="of:=[.F17]*[.$N$3]" office:value-type="currency" office:currency="PLN" office:value="565.18" calcext:value-type="currency">
            <text:p>565,18 zł</text:p>
          </table:table-cell>
          <table:table-cell table:formula="of:=SUM([.G17:.I17])" office:value-type="currency" office:currency="PLN" office:value="2011.52" calcext:value-type="currency">
            <text:p>2 011,52 zł</text:p>
          </table:table-cell>
          <table:table-cell table:formula="of:=[.J17]+[.K16]" office:value-type="currency" office:currency="PLN" office:value="31968.46" calcext:value-type="currency">
            <text:p>31 968,46 zł</text:p>
          </table:table-cell>
          <table:table-cell table:number-columns-repeated="4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table:formula="of:=MONTH([.A18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ROUNDDOWN([.$D$2]*(1+[.$O$4]*(([.C18]-24)/2)); )" office:value-type="float" office:value="62" calcext:value-type="float">
            <text:p>62</text:p>
          </table:table-cell>
          <table:table-cell table:formula="of:=ROUNDDOWN([.$E$2]*(1+[.$O$2]*(([.C18]-24)/2)); )" office:value-type="float" office:value="86" calcext:value-type="float">
            <text:p>86</text:p>
          </table:table-cell>
          <table:table-cell table:formula="of:=ROUNDDOWN([.$F$2]*(1+[.$O$3]*(([.C18]-24)/2)); )" office:value-type="float" office:value="61" calcext:value-type="float">
            <text:p>61</text:p>
          </table:table-cell>
          <table:table-cell table:formula="of:=[.D18]*[.$N$4]" office:value-type="currency" office:currency="PLN" office:value="517.08" calcext:value-type="currency">
            <text:p>517,08 zł</text:p>
          </table:table-cell>
          <table:table-cell table:formula="of:=[.E18]*[.$N$2]" office:value-type="currency" office:currency="PLN" office:value="545.24" calcext:value-type="currency">
            <text:p>545,24 zł</text:p>
          </table:table-cell>
          <table:table-cell table:formula="of:=[.F18]*[.$N$3]" office:value-type="currency" office:currency="PLN" office:value="447.74" calcext:value-type="currency">
            <text:p>447,74 zł</text:p>
          </table:table-cell>
          <table:table-cell table:formula="of:=SUM([.G18:.I18])" office:value-type="currency" office:currency="PLN" office:value="1510.06" calcext:value-type="currency">
            <text:p>1 510,06 zł</text:p>
          </table:table-cell>
          <table:table-cell table:formula="of:=[.J18]+[.K17]" office:value-type="currency" office:currency="PLN" office:value="33478.52" calcext:value-type="currency">
            <text:p>33 478,52 zł</text:p>
          </table:table-cell>
          <table:table-cell table:number-columns-repeated="4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table:formula="of:=MONTH([.A19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19]-24)/2)); )" office:value-type="float" office:value="79" calcext:value-type="float">
            <text:p>79</text:p>
          </table:table-cell>
          <table:table-cell table:formula="of:=ROUNDDOWN([.$E$2]*(1+[.$O$2]*(([.C19]-24)/2)); )" office:value-type="float" office:value="107" calcext:value-type="float">
            <text:p>107</text:p>
          </table:table-cell>
          <table:table-cell table:formula="of:=ROUNDDOWN([.$F$2]*(1+[.$O$3]*(([.C19]-24)/2)); )" office:value-type="float" office:value="72" calcext:value-type="float">
            <text:p>72</text:p>
          </table:table-cell>
          <table:table-cell table:formula="of:=[.D19]*[.$N$4]" office:value-type="currency" office:currency="PLN" office:value="658.86" calcext:value-type="currency">
            <text:p>658,86 zł</text:p>
          </table:table-cell>
          <table:table-cell table:formula="of:=[.E19]*[.$N$2]" office:value-type="currency" office:currency="PLN" office:value="678.38" calcext:value-type="currency">
            <text:p>678,38 zł</text:p>
          </table:table-cell>
          <table:table-cell table:formula="of:=[.F19]*[.$N$3]" office:value-type="currency" office:currency="PLN" office:value="528.48" calcext:value-type="currency">
            <text:p>528,48 zł</text:p>
          </table:table-cell>
          <table:table-cell table:formula="of:=SUM([.G19:.I19])" office:value-type="currency" office:currency="PLN" office:value="1865.72" calcext:value-type="currency">
            <text:p>1 865,72 zł</text:p>
          </table:table-cell>
          <table:table-cell table:formula="of:=[.J19]+[.K18]" office:value-type="currency" office:currency="PLN" office:value="35344.24" calcext:value-type="currency">
            <text:p>35 344,24 zł</text:p>
          </table:table-cell>
          <table:table-cell table:number-columns-repeated="4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table:formula="of:=MONTH([.A20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C20]-24)/2)); )" office:value-type="float" office:value="83" calcext:value-type="float">
            <text:p>83</text:p>
          </table:table-cell>
          <table:table-cell table:formula="of:=ROUNDDOWN([.$E$2]*(1+[.$O$2]*(([.C20]-24)/2)); )" office:value-type="float" office:value="111" calcext:value-type="float">
            <text:p>111</text:p>
          </table:table-cell>
          <table:table-cell table:formula="of:=ROUNDDOWN([.$F$2]*(1+[.$O$3]*(([.C20]-24)/2)); )" office:value-type="float" office:value="75" calcext:value-type="float">
            <text:p>75</text:p>
          </table:table-cell>
          <table:table-cell table:formula="of:=[.D20]*[.$N$4]" office:value-type="currency" office:currency="PLN" office:value="692.22" calcext:value-type="currency">
            <text:p>692,22 zł</text:p>
          </table:table-cell>
          <table:table-cell table:formula="of:=[.E20]*[.$N$2]" office:value-type="currency" office:currency="PLN" office:value="703.74" calcext:value-type="currency">
            <text:p>703,74 zł</text:p>
          </table:table-cell>
          <table:table-cell table:formula="of:=[.F20]*[.$N$3]" office:value-type="currency" office:currency="PLN" office:value="550.5" calcext:value-type="currency">
            <text:p>550,50 zł</text:p>
          </table:table-cell>
          <table:table-cell table:formula="of:=SUM([.G20:.I20])" office:value-type="currency" office:currency="PLN" office:value="1946.46" calcext:value-type="currency">
            <text:p>1 946,46 zł</text:p>
          </table:table-cell>
          <table:table-cell table:formula="of:=[.J20]+[.K19]" office:value-type="currency" office:currency="PLN" office:value="37290.7" calcext:value-type="currency">
            <text:p>37 290,70 zł</text:p>
          </table:table-cell>
          <table:table-cell table:number-columns-repeated="4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table:formula="of:=MONTH([.A21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C21]-24)/2)); )" office:value-type="float" office:value="83" calcext:value-type="float">
            <text:p>83</text:p>
          </table:table-cell>
          <table:table-cell table:formula="of:=ROUNDDOWN([.$E$2]*(1+[.$O$2]*(([.C21]-24)/2)); )" office:value-type="float" office:value="111" calcext:value-type="float">
            <text:p>111</text:p>
          </table:table-cell>
          <table:table-cell table:formula="of:=ROUNDDOWN([.$F$2]*(1+[.$O$3]*(([.C21]-24)/2)); )" office:value-type="float" office:value="75" calcext:value-type="float">
            <text:p>75</text:p>
          </table:table-cell>
          <table:table-cell table:formula="of:=[.D21]*[.$N$4]" office:value-type="currency" office:currency="PLN" office:value="692.22" calcext:value-type="currency">
            <text:p>692,22 zł</text:p>
          </table:table-cell>
          <table:table-cell table:formula="of:=[.E21]*[.$N$2]" office:value-type="currency" office:currency="PLN" office:value="703.74" calcext:value-type="currency">
            <text:p>703,74 zł</text:p>
          </table:table-cell>
          <table:table-cell table:formula="of:=[.F21]*[.$N$3]" office:value-type="currency" office:currency="PLN" office:value="550.5" calcext:value-type="currency">
            <text:p>550,50 zł</text:p>
          </table:table-cell>
          <table:table-cell table:formula="of:=SUM([.G21:.I21])" office:value-type="currency" office:currency="PLN" office:value="1946.46" calcext:value-type="currency">
            <text:p>1 946,46 zł</text:p>
          </table:table-cell>
          <table:table-cell table:formula="of:=[.J21]+[.K20]" office:value-type="currency" office:currency="PLN" office:value="39237.16" calcext:value-type="currency">
            <text:p>39 237,16 zł</text:p>
          </table:table-cell>
          <table:table-cell table:number-columns-repeated="4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table:formula="of:=MONTH([.A22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C22]-24)/2)); )" office:value-type="float" office:value="83" calcext:value-type="float">
            <text:p>83</text:p>
          </table:table-cell>
          <table:table-cell table:formula="of:=ROUNDDOWN([.$E$2]*(1+[.$O$2]*(([.C22]-24)/2)); )" office:value-type="float" office:value="111" calcext:value-type="float">
            <text:p>111</text:p>
          </table:table-cell>
          <table:table-cell table:formula="of:=ROUNDDOWN([.$F$2]*(1+[.$O$3]*(([.C22]-24)/2)); )" office:value-type="float" office:value="75" calcext:value-type="float">
            <text:p>75</text:p>
          </table:table-cell>
          <table:table-cell table:formula="of:=[.D22]*[.$N$4]" office:value-type="currency" office:currency="PLN" office:value="692.22" calcext:value-type="currency">
            <text:p>692,22 zł</text:p>
          </table:table-cell>
          <table:table-cell table:formula="of:=[.E22]*[.$N$2]" office:value-type="currency" office:currency="PLN" office:value="703.74" calcext:value-type="currency">
            <text:p>703,74 zł</text:p>
          </table:table-cell>
          <table:table-cell table:formula="of:=[.F22]*[.$N$3]" office:value-type="currency" office:currency="PLN" office:value="550.5" calcext:value-type="currency">
            <text:p>550,50 zł</text:p>
          </table:table-cell>
          <table:table-cell table:formula="of:=SUM([.G22:.I22])" office:value-type="currency" office:currency="PLN" office:value="1946.46" calcext:value-type="currency">
            <text:p>1 946,46 zł</text:p>
          </table:table-cell>
          <table:table-cell table:formula="of:=[.J22]+[.K21]" office:value-type="currency" office:currency="PLN" office:value="41183.62" calcext:value-type="currency">
            <text:p>41 183,62 zł</text:p>
          </table:table-cell>
          <table:table-cell table:number-columns-repeated="4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table:formula="of:=MONTH([.A23]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C23]-24)/2)); )" office:value-type="float" office:value="103" calcext:value-type="float">
            <text:p>103</text:p>
          </table:table-cell>
          <table:table-cell table:formula="of:=ROUNDDOWN([.$E$2]*(1+[.$O$2]*(([.C23]-24)/2)); )" office:value-type="float" office:value="136" calcext:value-type="float">
            <text:p>136</text:p>
          </table:table-cell>
          <table:table-cell table:formula="of:=ROUNDDOWN([.$F$2]*(1+[.$O$3]*(([.C23]-24)/2)); )" office:value-type="float" office:value="89" calcext:value-type="float">
            <text:p>89</text:p>
          </table:table-cell>
          <table:table-cell table:formula="of:=[.D23]*[.$N$4]" office:value-type="currency" office:currency="PLN" office:value="859.02" calcext:value-type="currency">
            <text:p>859,02 zł</text:p>
          </table:table-cell>
          <table:table-cell table:formula="of:=[.E23]*[.$N$2]" office:value-type="currency" office:currency="PLN" office:value="862.24" calcext:value-type="currency">
            <text:p>862,24 zł</text:p>
          </table:table-cell>
          <table:table-cell table:formula="of:=[.F23]*[.$N$3]" office:value-type="currency" office:currency="PLN" office:value="653.26" calcext:value-type="currency">
            <text:p>653,26 zł</text:p>
          </table:table-cell>
          <table:table-cell table:formula="of:=SUM([.G23:.I23])" office:value-type="currency" office:currency="PLN" office:value="2374.52" calcext:value-type="currency">
            <text:p>2 374,52 zł</text:p>
          </table:table-cell>
          <table:table-cell table:formula="of:=[.J23]+[.K22]" office:value-type="currency" office:currency="PLN" office:value="43558.14" calcext:value-type="currency">
            <text:p>43 558,14 zł</text:p>
          </table:table-cell>
          <table:table-cell table:number-columns-repeated="4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table:formula="of:=MONTH([.A24]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ROUNDDOWN([.$D$2]*(1+[.$O$4]*(([.C24]-24)/2)); )" office:value-type="float" office:value="114" calcext:value-type="float">
            <text:p>114</text:p>
          </table:table-cell>
          <table:table-cell table:formula="of:=ROUNDDOWN([.$E$2]*(1+[.$O$2]*(([.C24]-24)/2)); )" office:value-type="float" office:value="148" calcext:value-type="float">
            <text:p>148</text:p>
          </table:table-cell>
          <table:table-cell table:formula="of:=ROUNDDOWN([.$F$2]*(1+[.$O$3]*(([.C24]-24)/2)); )" office:value-type="float" office:value="96" calcext:value-type="float">
            <text:p>96</text:p>
          </table:table-cell>
          <table:table-cell table:formula="of:=[.D24]*[.$N$4]" office:value-type="currency" office:currency="PLN" office:value="950.76" calcext:value-type="currency">
            <text:p>950,76 zł</text:p>
          </table:table-cell>
          <table:table-cell table:formula="of:=[.E24]*[.$N$2]" office:value-type="currency" office:currency="PLN" office:value="938.32" calcext:value-type="currency">
            <text:p>938,32 zł</text:p>
          </table:table-cell>
          <table:table-cell table:formula="of:=[.F24]*[.$N$3]" office:value-type="currency" office:currency="PLN" office:value="704.64" calcext:value-type="currency">
            <text:p>704,64 zł</text:p>
          </table:table-cell>
          <table:table-cell table:formula="of:=SUM([.G24:.I24])" office:value-type="currency" office:currency="PLN" office:value="2593.72" calcext:value-type="currency">
            <text:p>2 593,72 zł</text:p>
          </table:table-cell>
          <table:table-cell table:formula="of:=[.J24]+[.K23]" office:value-type="currency" office:currency="PLN" office:value="46151.86" calcext:value-type="currency">
            <text:p>46 151,86 zł</text:p>
          </table:table-cell>
          <table:table-cell table:number-columns-repeated="4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table:formula="of:=MONTH([.A25])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ROUNDDOWN([.$D$2]*(1+[.$O$4]*(([.C25]-24)/2)); )" office:value-type="float" office:value="121" calcext:value-type="float">
            <text:p>121</text:p>
          </table:table-cell>
          <table:table-cell table:formula="of:=ROUNDDOWN([.$E$2]*(1+[.$O$2]*(([.C25]-24)/2)); )" office:value-type="float" office:value="157" calcext:value-type="float">
            <text:p>157</text:p>
          </table:table-cell>
          <table:table-cell table:formula="of:=ROUNDDOWN([.$F$2]*(1+[.$O$3]*(([.C25]-24)/2)); )" office:value-type="float" office:value="101" calcext:value-type="float">
            <text:p>101</text:p>
          </table:table-cell>
          <table:table-cell table:formula="of:=[.D25]*[.$N$4]" office:value-type="currency" office:currency="PLN" office:value="1009.14" calcext:value-type="currency">
            <text:p>1 009,14 zł</text:p>
          </table:table-cell>
          <table:table-cell table:formula="of:=[.E25]*[.$N$2]" office:value-type="currency" office:currency="PLN" office:value="995.38" calcext:value-type="currency">
            <text:p>995,38 zł</text:p>
          </table:table-cell>
          <table:table-cell table:formula="of:=[.F25]*[.$N$3]" office:value-type="currency" office:currency="PLN" office:value="741.34" calcext:value-type="currency">
            <text:p>741,34 zł</text:p>
          </table:table-cell>
          <table:table-cell table:formula="of:=SUM([.G25:.I25])" office:value-type="currency" office:currency="PLN" office:value="2745.86" calcext:value-type="currency">
            <text:p>2 745,86 zł</text:p>
          </table:table-cell>
          <table:table-cell table:formula="of:=[.J25]+[.K24]" office:value-type="currency" office:currency="PLN" office:value="48897.72" calcext:value-type="currency">
            <text:p>48 897,72 zł</text:p>
          </table:table-cell>
          <table:table-cell table:number-columns-repeated="4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table:formula="of:=MONTH([.A26])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ROUNDDOWN([.$D$2]*(1+[.$O$4]*(([.C26]-24)/2)); )" office:value-type="float" office:value="121" calcext:value-type="float">
            <text:p>121</text:p>
          </table:table-cell>
          <table:table-cell table:formula="of:=ROUNDDOWN([.$E$2]*(1+[.$O$2]*(([.C26]-24)/2)); )" office:value-type="float" office:value="157" calcext:value-type="float">
            <text:p>157</text:p>
          </table:table-cell>
          <table:table-cell table:formula="of:=ROUNDDOWN([.$F$2]*(1+[.$O$3]*(([.C26]-24)/2)); )" office:value-type="float" office:value="101" calcext:value-type="float">
            <text:p>101</text:p>
          </table:table-cell>
          <table:table-cell table:formula="of:=[.D26]*[.$N$4]" office:value-type="currency" office:currency="PLN" office:value="1009.14" calcext:value-type="currency">
            <text:p>1 009,14 zł</text:p>
          </table:table-cell>
          <table:table-cell table:formula="of:=[.E26]*[.$N$2]" office:value-type="currency" office:currency="PLN" office:value="995.38" calcext:value-type="currency">
            <text:p>995,38 zł</text:p>
          </table:table-cell>
          <table:table-cell table:formula="of:=[.F26]*[.$N$3]" office:value-type="currency" office:currency="PLN" office:value="741.34" calcext:value-type="currency">
            <text:p>741,34 zł</text:p>
          </table:table-cell>
          <table:table-cell table:formula="of:=SUM([.G26:.I26])" office:value-type="currency" office:currency="PLN" office:value="2745.86" calcext:value-type="currency">
            <text:p>2 745,86 zł</text:p>
          </table:table-cell>
          <table:table-cell table:formula="of:=[.J26]+[.K25]" office:value-type="currency" office:currency="PLN" office:value="51643.58" calcext:value-type="currency">
            <text:p>51 643,58 zł</text:p>
          </table:table-cell>
          <table:table-cell table:number-columns-repeated="4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table:formula="of:=MONTH([.A27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27]-24)/2)); )" office:value-type="float" office:value="86" calcext:value-type="float">
            <text:p>86</text:p>
          </table:table-cell>
          <table:table-cell table:formula="of:=ROUNDDOWN([.$E$2]*(1+[.$O$2]*(([.C27]-24)/2)); )" office:value-type="float" office:value="115" calcext:value-type="float">
            <text:p>115</text:p>
          </table:table-cell>
          <table:table-cell table:formula="of:=ROUNDDOWN([.$F$2]*(1+[.$O$3]*(([.C27]-24)/2)); )" office:value-type="float" office:value="77" calcext:value-type="float">
            <text:p>77</text:p>
          </table:table-cell>
          <table:table-cell table:formula="of:=[.D27]*[.$N$4]" office:value-type="currency" office:currency="PLN" office:value="717.24" calcext:value-type="currency">
            <text:p>717,24 zł</text:p>
          </table:table-cell>
          <table:table-cell table:formula="of:=[.E27]*[.$N$2]" office:value-type="currency" office:currency="PLN" office:value="729.1" calcext:value-type="currency">
            <text:p>729,10 zł</text:p>
          </table:table-cell>
          <table:table-cell table:formula="of:=[.F27]*[.$N$3]" office:value-type="currency" office:currency="PLN" office:value="565.18" calcext:value-type="currency">
            <text:p>565,18 zł</text:p>
          </table:table-cell>
          <table:table-cell table:formula="of:=SUM([.G27:.I27])" office:value-type="currency" office:currency="PLN" office:value="2011.52" calcext:value-type="currency">
            <text:p>2 011,52 zł</text:p>
          </table:table-cell>
          <table:table-cell table:formula="of:=[.J27]+[.K26]" office:value-type="currency" office:currency="PLN" office:value="53655.1" calcext:value-type="currency">
            <text:p>53 655,10 zł</text:p>
          </table:table-cell>
          <table:table-cell table:number-columns-repeated="4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table:formula="of:=MONTH([.A28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28]-24)/2)); )" office:value-type="float" office:value="86" calcext:value-type="float">
            <text:p>86</text:p>
          </table:table-cell>
          <table:table-cell table:formula="of:=ROUNDDOWN([.$E$2]*(1+[.$O$2]*(([.C28]-24)/2)); )" office:value-type="float" office:value="115" calcext:value-type="float">
            <text:p>115</text:p>
          </table:table-cell>
          <table:table-cell table:formula="of:=ROUNDDOWN([.$F$2]*(1+[.$O$3]*(([.C28]-24)/2)); )" office:value-type="float" office:value="77" calcext:value-type="float">
            <text:p>77</text:p>
          </table:table-cell>
          <table:table-cell table:formula="of:=[.D28]*[.$N$4]" office:value-type="currency" office:currency="PLN" office:value="717.24" calcext:value-type="currency">
            <text:p>717,24 zł</text:p>
          </table:table-cell>
          <table:table-cell table:formula="of:=[.E28]*[.$N$2]" office:value-type="currency" office:currency="PLN" office:value="729.1" calcext:value-type="currency">
            <text:p>729,10 zł</text:p>
          </table:table-cell>
          <table:table-cell table:formula="of:=[.F28]*[.$N$3]" office:value-type="currency" office:currency="PLN" office:value="565.18" calcext:value-type="currency">
            <text:p>565,18 zł</text:p>
          </table:table-cell>
          <table:table-cell table:formula="of:=SUM([.G28:.I28])" office:value-type="currency" office:currency="PLN" office:value="2011.52" calcext:value-type="currency">
            <text:p>2 011,52 zł</text:p>
          </table:table-cell>
          <table:table-cell table:formula="of:=[.J28]+[.K27]" office:value-type="currency" office:currency="PLN" office:value="55666.62" calcext:value-type="currency">
            <text:p>55 666,62 zł</text:p>
          </table:table-cell>
          <table:table-cell table:number-columns-repeated="4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table:formula="of:=MONTH([.A29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29]-24)/2)); )" office:value-type="float" office:value="72" calcext:value-type="float">
            <text:p>72</text:p>
          </table:table-cell>
          <table:table-cell table:formula="of:=ROUNDDOWN([.$E$2]*(1+[.$O$2]*(([.C29]-24)/2)); )" office:value-type="float" office:value="99" calcext:value-type="float">
            <text:p>99</text:p>
          </table:table-cell>
          <table:table-cell table:formula="of:=ROUNDDOWN([.$F$2]*(1+[.$O$3]*(([.C29]-24)/2)); )" office:value-type="float" office:value="68" calcext:value-type="float">
            <text:p>68</text:p>
          </table:table-cell>
          <table:table-cell table:formula="of:=[.D29]*[.$N$4]" office:value-type="currency" office:currency="PLN" office:value="600.48" calcext:value-type="currency">
            <text:p>600,48 zł</text:p>
          </table:table-cell>
          <table:table-cell table:formula="of:=[.E29]*[.$N$2]" office:value-type="currency" office:currency="PLN" office:value="627.66" calcext:value-type="currency">
            <text:p>627,66 zł</text:p>
          </table:table-cell>
          <table:table-cell table:formula="of:=[.F29]*[.$N$3]" office:value-type="currency" office:currency="PLN" office:value="499.12" calcext:value-type="currency">
            <text:p>499,12 zł</text:p>
          </table:table-cell>
          <table:table-cell table:formula="of:=SUM([.G29:.I29])" office:value-type="currency" office:currency="PLN" office:value="1727.26" calcext:value-type="currency">
            <text:p>1 727,26 zł</text:p>
          </table:table-cell>
          <table:table-cell table:formula="of:=[.J29]+[.K28]" office:value-type="currency" office:currency="PLN" office:value="57393.88" calcext:value-type="currency">
            <text:p>57 393,88 zł</text:p>
          </table:table-cell>
          <table:table-cell table:number-columns-repeated="4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table:formula="of:=MONTH([.A30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C30]-24)/2)); )" office:value-type="float" office:value="90" calcext:value-type="float">
            <text:p>90</text:p>
          </table:table-cell>
          <table:table-cell table:formula="of:=ROUNDDOWN([.$E$2]*(1+[.$O$2]*(([.C30]-24)/2)); )" office:value-type="float" office:value="120" calcext:value-type="float">
            <text:p>120</text:p>
          </table:table-cell>
          <table:table-cell table:formula="of:=ROUNDDOWN([.$F$2]*(1+[.$O$3]*(([.C30]-24)/2)); )" office:value-type="float" office:value="80" calcext:value-type="float">
            <text:p>80</text:p>
          </table:table-cell>
          <table:table-cell table:formula="of:=[.D30]*[.$N$4]" office:value-type="currency" office:currency="PLN" office:value="750.6" calcext:value-type="currency">
            <text:p>750,60 zł</text:p>
          </table:table-cell>
          <table:table-cell table:formula="of:=[.E30]*[.$N$2]" office:value-type="currency" office:currency="PLN" office:value="760.8" calcext:value-type="currency">
            <text:p>760,80 zł</text:p>
          </table:table-cell>
          <table:table-cell table:formula="of:=[.F30]*[.$N$3]" office:value-type="currency" office:currency="PLN" office:value="587.2" calcext:value-type="currency">
            <text:p>587,20 zł</text:p>
          </table:table-cell>
          <table:table-cell table:formula="of:=SUM([.G30:.I30])" office:value-type="currency" office:currency="PLN" office:value="2098.6" calcext:value-type="currency">
            <text:p>2 098,60 zł</text:p>
          </table:table-cell>
          <table:table-cell table:formula="of:=[.J30]+[.K29]" office:value-type="currency" office:currency="PLN" office:value="59492.48" calcext:value-type="currency">
            <text:p>59 492,48 zł</text:p>
          </table:table-cell>
          <table:table-cell table:number-columns-repeated="4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table:formula="of:=MONTH([.A31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31]-24)/2)); )" office:value-type="float" office:value="93" calcext:value-type="float">
            <text:p>93</text:p>
          </table:table-cell>
          <table:table-cell table:formula="of:=ROUNDDOWN([.$E$2]*(1+[.$O$2]*(([.C31]-24)/2)); )" office:value-type="float" office:value="124" calcext:value-type="float">
            <text:p>124</text:p>
          </table:table-cell>
          <table:table-cell table:formula="of:=ROUNDDOWN([.$F$2]*(1+[.$O$3]*(([.C31]-24)/2)); )" office:value-type="float" office:value="82" calcext:value-type="float">
            <text:p>82</text:p>
          </table:table-cell>
          <table:table-cell table:formula="of:=[.D31]*[.$N$4]" office:value-type="currency" office:currency="PLN" office:value="775.62" calcext:value-type="currency">
            <text:p>775,62 zł</text:p>
          </table:table-cell>
          <table:table-cell table:formula="of:=[.E31]*[.$N$2]" office:value-type="currency" office:currency="PLN" office:value="786.16" calcext:value-type="currency">
            <text:p>786,16 zł</text:p>
          </table:table-cell>
          <table:table-cell table:formula="of:=[.F31]*[.$N$3]" office:value-type="currency" office:currency="PLN" office:value="601.88" calcext:value-type="currency">
            <text:p>601,88 zł</text:p>
          </table:table-cell>
          <table:table-cell table:formula="of:=SUM([.G31:.I31])" office:value-type="currency" office:currency="PLN" office:value="2163.66" calcext:value-type="currency">
            <text:p>2 163,66 zł</text:p>
          </table:table-cell>
          <table:table-cell table:formula="of:=[.J31]+[.K30]" office:value-type="currency" office:currency="PLN" office:value="61656.14" calcext:value-type="currency">
            <text:p>61 656,14 zł</text:p>
          </table:table-cell>
          <table:table-cell table:number-columns-repeated="4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table:formula="of:=MONTH([.A32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32]-24)/2)); )" office:value-type="float" office:value="100" calcext:value-type="float">
            <text:p>100</text:p>
          </table:table-cell>
          <table:table-cell table:formula="of:=ROUNDDOWN([.$E$2]*(1+[.$O$2]*(([.C32]-24)/2)); )" office:value-type="float" office:value="132" calcext:value-type="float">
            <text:p>132</text:p>
          </table:table-cell>
          <table:table-cell table:formula="of:=ROUNDDOWN([.$F$2]*(1+[.$O$3]*(([.C32]-24)/2)); )" office:value-type="float" office:value="87" calcext:value-type="float">
            <text:p>87</text:p>
          </table:table-cell>
          <table:table-cell table:formula="of:=[.D32]*[.$N$4]" office:value-type="currency" office:currency="PLN" office:value="834" calcext:value-type="currency">
            <text:p>834,00 zł</text:p>
          </table:table-cell>
          <table:table-cell table:formula="of:=[.E32]*[.$N$2]" office:value-type="currency" office:currency="PLN" office:value="836.88" calcext:value-type="currency">
            <text:p>836,88 zł</text:p>
          </table:table-cell>
          <table:table-cell table:formula="of:=[.F32]*[.$N$3]" office:value-type="currency" office:currency="PLN" office:value="638.58" calcext:value-type="currency">
            <text:p>638,58 zł</text:p>
          </table:table-cell>
          <table:table-cell table:formula="of:=SUM([.G32:.I32])" office:value-type="currency" office:currency="PLN" office:value="2309.46" calcext:value-type="currency">
            <text:p>2 309,46 zł</text:p>
          </table:table-cell>
          <table:table-cell table:formula="of:=[.J32]+[.K31]" office:value-type="currency" office:currency="PLN" office:value="63965.6" calcext:value-type="currency">
            <text:p>63 965,60 zł</text:p>
          </table:table-cell>
          <table:table-cell table:number-columns-repeated="4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table:formula="of:=MONTH([.A33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33]-24)/2)); )" office:value-type="float" office:value="100" calcext:value-type="float">
            <text:p>100</text:p>
          </table:table-cell>
          <table:table-cell table:formula="of:=ROUNDDOWN([.$E$2]*(1+[.$O$2]*(([.C33]-24)/2)); )" office:value-type="float" office:value="132" calcext:value-type="float">
            <text:p>132</text:p>
          </table:table-cell>
          <table:table-cell table:formula="of:=ROUNDDOWN([.$F$2]*(1+[.$O$3]*(([.C33]-24)/2)); )" office:value-type="float" office:value="87" calcext:value-type="float">
            <text:p>87</text:p>
          </table:table-cell>
          <table:table-cell table:formula="of:=[.D33]*[.$N$4]" office:value-type="currency" office:currency="PLN" office:value="834" calcext:value-type="currency">
            <text:p>834,00 zł</text:p>
          </table:table-cell>
          <table:table-cell table:formula="of:=[.E33]*[.$N$2]" office:value-type="currency" office:currency="PLN" office:value="836.88" calcext:value-type="currency">
            <text:p>836,88 zł</text:p>
          </table:table-cell>
          <table:table-cell table:formula="of:=[.F33]*[.$N$3]" office:value-type="currency" office:currency="PLN" office:value="638.58" calcext:value-type="currency">
            <text:p>638,58 zł</text:p>
          </table:table-cell>
          <table:table-cell table:formula="of:=SUM([.G33:.I33])" office:value-type="currency" office:currency="PLN" office:value="2309.46" calcext:value-type="currency">
            <text:p>2 309,46 zł</text:p>
          </table:table-cell>
          <table:table-cell table:formula="of:=[.J33]+[.K32]" office:value-type="currency" office:currency="PLN" office:value="66275.06" calcext:value-type="currency">
            <text:p>66 275,06 zł</text:p>
          </table:table-cell>
          <table:table-cell table:number-columns-repeated="4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table:formula="of:=MONTH([.A34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34]-24)/2)); )" office:value-type="float" office:value="79" calcext:value-type="float">
            <text:p>79</text:p>
          </table:table-cell>
          <table:table-cell table:formula="of:=ROUNDDOWN([.$E$2]*(1+[.$O$2]*(([.C34]-24)/2)); )" office:value-type="float" office:value="107" calcext:value-type="float">
            <text:p>107</text:p>
          </table:table-cell>
          <table:table-cell table:formula="of:=ROUNDDOWN([.$F$2]*(1+[.$O$3]*(([.C34]-24)/2)); )" office:value-type="float" office:value="72" calcext:value-type="float">
            <text:p>72</text:p>
          </table:table-cell>
          <table:table-cell table:formula="of:=[.D34]*[.$N$4]" office:value-type="currency" office:currency="PLN" office:value="658.86" calcext:value-type="currency">
            <text:p>658,86 zł</text:p>
          </table:table-cell>
          <table:table-cell table:formula="of:=[.E34]*[.$N$2]" office:value-type="currency" office:currency="PLN" office:value="678.38" calcext:value-type="currency">
            <text:p>678,38 zł</text:p>
          </table:table-cell>
          <table:table-cell table:formula="of:=[.F34]*[.$N$3]" office:value-type="currency" office:currency="PLN" office:value="528.48" calcext:value-type="currency">
            <text:p>528,48 zł</text:p>
          </table:table-cell>
          <table:table-cell table:formula="of:=SUM([.G34:.I34])" office:value-type="currency" office:currency="PLN" office:value="1865.72" calcext:value-type="currency">
            <text:p>1 865,72 zł</text:p>
          </table:table-cell>
          <table:table-cell table:formula="of:=[.J34]+[.K33]" office:value-type="currency" office:currency="PLN" office:value="68140.78" calcext:value-type="currency">
            <text:p>68 140,78 zł</text:p>
          </table:table-cell>
          <table:table-cell table:number-columns-repeated="4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table:formula="of:=MONTH([.A35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35]-24)/2)); )" office:value-type="float" office:value="79" calcext:value-type="float">
            <text:p>79</text:p>
          </table:table-cell>
          <table:table-cell table:formula="of:=ROUNDDOWN([.$E$2]*(1+[.$O$2]*(([.C35]-24)/2)); )" office:value-type="float" office:value="107" calcext:value-type="float">
            <text:p>107</text:p>
          </table:table-cell>
          <table:table-cell table:formula="of:=ROUNDDOWN([.$F$2]*(1+[.$O$3]*(([.C35]-24)/2)); )" office:value-type="float" office:value="72" calcext:value-type="float">
            <text:p>72</text:p>
          </table:table-cell>
          <table:table-cell table:formula="of:=[.D35]*[.$N$4]" office:value-type="currency" office:currency="PLN" office:value="658.86" calcext:value-type="currency">
            <text:p>658,86 zł</text:p>
          </table:table-cell>
          <table:table-cell table:formula="of:=[.E35]*[.$N$2]" office:value-type="currency" office:currency="PLN" office:value="678.38" calcext:value-type="currency">
            <text:p>678,38 zł</text:p>
          </table:table-cell>
          <table:table-cell table:formula="of:=[.F35]*[.$N$3]" office:value-type="currency" office:currency="PLN" office:value="528.48" calcext:value-type="currency">
            <text:p>528,48 zł</text:p>
          </table:table-cell>
          <table:table-cell table:formula="of:=SUM([.G35:.I35])" office:value-type="currency" office:currency="PLN" office:value="1865.72" calcext:value-type="currency">
            <text:p>1 865,72 zł</text:p>
          </table:table-cell>
          <table:table-cell table:formula="of:=[.J35]+[.K34]" office:value-type="currency" office:currency="PLN" office:value="70006.5" calcext:value-type="currency">
            <text:p>70 006,50 zł</text:p>
          </table:table-cell>
          <table:table-cell table:number-columns-repeated="4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table:formula="of:=MONTH([.A36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36]-24)/2)); )" office:value-type="float" office:value="93" calcext:value-type="float">
            <text:p>93</text:p>
          </table:table-cell>
          <table:table-cell table:formula="of:=ROUNDDOWN([.$E$2]*(1+[.$O$2]*(([.C36]-24)/2)); )" office:value-type="float" office:value="124" calcext:value-type="float">
            <text:p>124</text:p>
          </table:table-cell>
          <table:table-cell table:formula="of:=ROUNDDOWN([.$F$2]*(1+[.$O$3]*(([.C36]-24)/2)); )" office:value-type="float" office:value="82" calcext:value-type="float">
            <text:p>82</text:p>
          </table:table-cell>
          <table:table-cell table:formula="of:=[.D36]*[.$N$4]" office:value-type="currency" office:currency="PLN" office:value="775.62" calcext:value-type="currency">
            <text:p>775,62 zł</text:p>
          </table:table-cell>
          <table:table-cell table:formula="of:=[.E36]*[.$N$2]" office:value-type="currency" office:currency="PLN" office:value="786.16" calcext:value-type="currency">
            <text:p>786,16 zł</text:p>
          </table:table-cell>
          <table:table-cell table:formula="of:=[.F36]*[.$N$3]" office:value-type="currency" office:currency="PLN" office:value="601.88" calcext:value-type="currency">
            <text:p>601,88 zł</text:p>
          </table:table-cell>
          <table:table-cell table:formula="of:=SUM([.G36:.I36])" office:value-type="currency" office:currency="PLN" office:value="2163.66" calcext:value-type="currency">
            <text:p>2 163,66 zł</text:p>
          </table:table-cell>
          <table:table-cell table:formula="of:=[.J36]+[.K35]" office:value-type="currency" office:currency="PLN" office:value="72170.16" calcext:value-type="currency">
            <text:p>72 170,16 zł</text:p>
          </table:table-cell>
          <table:table-cell table:number-columns-repeated="4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table:formula="of:=MONTH([.A37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37]-24)/2)); )" office:value-type="float" office:value="72" calcext:value-type="float">
            <text:p>72</text:p>
          </table:table-cell>
          <table:table-cell table:formula="of:=ROUNDDOWN([.$E$2]*(1+[.$O$2]*(([.C37]-24)/2)); )" office:value-type="float" office:value="99" calcext:value-type="float">
            <text:p>99</text:p>
          </table:table-cell>
          <table:table-cell table:formula="of:=ROUNDDOWN([.$F$2]*(1+[.$O$3]*(([.C37]-24)/2)); )" office:value-type="float" office:value="68" calcext:value-type="float">
            <text:p>68</text:p>
          </table:table-cell>
          <table:table-cell table:formula="of:=[.D37]*[.$N$4]" office:value-type="currency" office:currency="PLN" office:value="600.48" calcext:value-type="currency">
            <text:p>600,48 zł</text:p>
          </table:table-cell>
          <table:table-cell table:formula="of:=[.E37]*[.$N$2]" office:value-type="currency" office:currency="PLN" office:value="627.66" calcext:value-type="currency">
            <text:p>627,66 zł</text:p>
          </table:table-cell>
          <table:table-cell table:formula="of:=[.F37]*[.$N$3]" office:value-type="currency" office:currency="PLN" office:value="499.12" calcext:value-type="currency">
            <text:p>499,12 zł</text:p>
          </table:table-cell>
          <table:table-cell table:formula="of:=SUM([.G37:.I37])" office:value-type="currency" office:currency="PLN" office:value="1727.26" calcext:value-type="currency">
            <text:p>1 727,26 zł</text:p>
          </table:table-cell>
          <table:table-cell table:formula="of:=[.J37]+[.K36]" office:value-type="currency" office:currency="PLN" office:value="73897.42" calcext:value-type="currency">
            <text:p>73 897,42 zł</text:p>
          </table:table-cell>
          <table:table-cell table:number-columns-repeated="4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table:formula="of:=MONTH([.A38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38]-24)/2)); )" office:value-type="float" office:value="79" calcext:value-type="float">
            <text:p>79</text:p>
          </table:table-cell>
          <table:table-cell table:formula="of:=ROUNDDOWN([.$E$2]*(1+[.$O$2]*(([.C38]-24)/2)); )" office:value-type="float" office:value="107" calcext:value-type="float">
            <text:p>107</text:p>
          </table:table-cell>
          <table:table-cell table:formula="of:=ROUNDDOWN([.$F$2]*(1+[.$O$3]*(([.C38]-24)/2)); )" office:value-type="float" office:value="72" calcext:value-type="float">
            <text:p>72</text:p>
          </table:table-cell>
          <table:table-cell table:formula="of:=[.D38]*[.$N$4]" office:value-type="currency" office:currency="PLN" office:value="658.86" calcext:value-type="currency">
            <text:p>658,86 zł</text:p>
          </table:table-cell>
          <table:table-cell table:formula="of:=[.E38]*[.$N$2]" office:value-type="currency" office:currency="PLN" office:value="678.38" calcext:value-type="currency">
            <text:p>678,38 zł</text:p>
          </table:table-cell>
          <table:table-cell table:formula="of:=[.F38]*[.$N$3]" office:value-type="currency" office:currency="PLN" office:value="528.48" calcext:value-type="currency">
            <text:p>528,48 zł</text:p>
          </table:table-cell>
          <table:table-cell table:formula="of:=SUM([.G38:.I38])" office:value-type="currency" office:currency="PLN" office:value="1865.72" calcext:value-type="currency">
            <text:p>1 865,72 zł</text:p>
          </table:table-cell>
          <table:table-cell table:formula="of:=[.J38]+[.K37]" office:value-type="currency" office:currency="PLN" office:value="75763.14" calcext:value-type="currency">
            <text:p>75 763,14 zł</text:p>
          </table:table-cell>
          <table:table-cell table:number-columns-repeated="4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table:formula="of:=MONTH([.A39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C39]-24)/2)); )" office:value-type="float" office:value="90" calcext:value-type="float">
            <text:p>90</text:p>
          </table:table-cell>
          <table:table-cell table:formula="of:=ROUNDDOWN([.$E$2]*(1+[.$O$2]*(([.C39]-24)/2)); )" office:value-type="float" office:value="120" calcext:value-type="float">
            <text:p>120</text:p>
          </table:table-cell>
          <table:table-cell table:formula="of:=ROUNDDOWN([.$F$2]*(1+[.$O$3]*(([.C39]-24)/2)); )" office:value-type="float" office:value="80" calcext:value-type="float">
            <text:p>80</text:p>
          </table:table-cell>
          <table:table-cell table:formula="of:=[.D39]*[.$N$4]" office:value-type="currency" office:currency="PLN" office:value="750.6" calcext:value-type="currency">
            <text:p>750,60 zł</text:p>
          </table:table-cell>
          <table:table-cell table:formula="of:=[.E39]*[.$N$2]" office:value-type="currency" office:currency="PLN" office:value="760.8" calcext:value-type="currency">
            <text:p>760,80 zł</text:p>
          </table:table-cell>
          <table:table-cell table:formula="of:=[.F39]*[.$N$3]" office:value-type="currency" office:currency="PLN" office:value="587.2" calcext:value-type="currency">
            <text:p>587,20 zł</text:p>
          </table:table-cell>
          <table:table-cell table:formula="of:=SUM([.G39:.I39])" office:value-type="currency" office:currency="PLN" office:value="2098.6" calcext:value-type="currency">
            <text:p>2 098,60 zł</text:p>
          </table:table-cell>
          <table:table-cell table:formula="of:=[.J39]+[.K38]" office:value-type="currency" office:currency="PLN" office:value="77861.74" calcext:value-type="currency">
            <text:p>77 861,74 zł</text:p>
          </table:table-cell>
          <table:table-cell table:number-columns-repeated="4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table:formula="of:=MONTH([.A4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40]-24)/2)); )" office:value-type="float" office:value="72" calcext:value-type="float">
            <text:p>72</text:p>
          </table:table-cell>
          <table:table-cell table:formula="of:=ROUNDDOWN([.$E$2]*(1+[.$O$2]*(([.C40]-24)/2)); )" office:value-type="float" office:value="99" calcext:value-type="float">
            <text:p>99</text:p>
          </table:table-cell>
          <table:table-cell table:formula="of:=ROUNDDOWN([.$F$2]*(1+[.$O$3]*(([.C40]-24)/2)); )" office:value-type="float" office:value="68" calcext:value-type="float">
            <text:p>68</text:p>
          </table:table-cell>
          <table:table-cell table:formula="of:=[.D40]*[.$N$4]" office:value-type="currency" office:currency="PLN" office:value="600.48" calcext:value-type="currency">
            <text:p>600,48 zł</text:p>
          </table:table-cell>
          <table:table-cell table:formula="of:=[.E40]*[.$N$2]" office:value-type="currency" office:currency="PLN" office:value="627.66" calcext:value-type="currency">
            <text:p>627,66 zł</text:p>
          </table:table-cell>
          <table:table-cell table:formula="of:=[.F40]*[.$N$3]" office:value-type="currency" office:currency="PLN" office:value="499.12" calcext:value-type="currency">
            <text:p>499,12 zł</text:p>
          </table:table-cell>
          <table:table-cell table:formula="of:=SUM([.G40:.I40])" office:value-type="currency" office:currency="PLN" office:value="1727.26" calcext:value-type="currency">
            <text:p>1 727,26 zł</text:p>
          </table:table-cell>
          <table:table-cell table:formula="of:=[.J40]+[.K39]" office:value-type="currency" office:currency="PLN" office:value="79589" calcext:value-type="currency">
            <text:p>79 589,00 zł</text:p>
          </table:table-cell>
          <table:table-cell table:number-columns-repeated="4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table:formula="of:=MONTH([.A41]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C41]-24)/2)); )" office:value-type="float" office:value="103" calcext:value-type="float">
            <text:p>103</text:p>
          </table:table-cell>
          <table:table-cell table:formula="of:=ROUNDDOWN([.$E$2]*(1+[.$O$2]*(([.C41]-24)/2)); )" office:value-type="float" office:value="136" calcext:value-type="float">
            <text:p>136</text:p>
          </table:table-cell>
          <table:table-cell table:formula="of:=ROUNDDOWN([.$F$2]*(1+[.$O$3]*(([.C41]-24)/2)); )" office:value-type="float" office:value="89" calcext:value-type="float">
            <text:p>89</text:p>
          </table:table-cell>
          <table:table-cell table:formula="of:=[.D41]*[.$N$4]" office:value-type="currency" office:currency="PLN" office:value="859.02" calcext:value-type="currency">
            <text:p>859,02 zł</text:p>
          </table:table-cell>
          <table:table-cell table:formula="of:=[.E41]*[.$N$2]" office:value-type="currency" office:currency="PLN" office:value="862.24" calcext:value-type="currency">
            <text:p>862,24 zł</text:p>
          </table:table-cell>
          <table:table-cell table:formula="of:=[.F41]*[.$N$3]" office:value-type="currency" office:currency="PLN" office:value="653.26" calcext:value-type="currency">
            <text:p>653,26 zł</text:p>
          </table:table-cell>
          <table:table-cell table:formula="of:=SUM([.G41:.I41])" office:value-type="currency" office:currency="PLN" office:value="2374.52" calcext:value-type="currency">
            <text:p>2 374,52 zł</text:p>
          </table:table-cell>
          <table:table-cell table:formula="of:=[.J41]+[.K40]" office:value-type="currency" office:currency="PLN" office:value="81963.52" calcext:value-type="currency">
            <text:p>81 963,52 zł</text:p>
          </table:table-cell>
          <table:table-cell table:number-columns-repeated="4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table:formula="of:=MONTH([.A42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42]-24)/2)); )" office:value-type="float" office:value="100" calcext:value-type="float">
            <text:p>100</text:p>
          </table:table-cell>
          <table:table-cell table:formula="of:=ROUNDDOWN([.$E$2]*(1+[.$O$2]*(([.C42]-24)/2)); )" office:value-type="float" office:value="132" calcext:value-type="float">
            <text:p>132</text:p>
          </table:table-cell>
          <table:table-cell table:formula="of:=ROUNDDOWN([.$F$2]*(1+[.$O$3]*(([.C42]-24)/2)); )" office:value-type="float" office:value="87" calcext:value-type="float">
            <text:p>87</text:p>
          </table:table-cell>
          <table:table-cell table:formula="of:=[.D42]*[.$N$4]" office:value-type="currency" office:currency="PLN" office:value="834" calcext:value-type="currency">
            <text:p>834,00 zł</text:p>
          </table:table-cell>
          <table:table-cell table:formula="of:=[.E42]*[.$N$2]" office:value-type="currency" office:currency="PLN" office:value="836.88" calcext:value-type="currency">
            <text:p>836,88 zł</text:p>
          </table:table-cell>
          <table:table-cell table:formula="of:=[.F42]*[.$N$3]" office:value-type="currency" office:currency="PLN" office:value="638.58" calcext:value-type="currency">
            <text:p>638,58 zł</text:p>
          </table:table-cell>
          <table:table-cell table:formula="of:=SUM([.G42:.I42])" office:value-type="currency" office:currency="PLN" office:value="2309.46" calcext:value-type="currency">
            <text:p>2 309,46 zł</text:p>
          </table:table-cell>
          <table:table-cell table:formula="of:=[.J42]+[.K41]" office:value-type="currency" office:currency="PLN" office:value="84272.98" calcext:value-type="currency">
            <text:p>84 272,98 zł</text:p>
          </table:table-cell>
          <table:table-cell table:number-columns-repeated="4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table:formula="of:=MONTH([.A43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C43]-24)/2)); )" office:value-type="float" office:value="90" calcext:value-type="float">
            <text:p>90</text:p>
          </table:table-cell>
          <table:table-cell table:formula="of:=ROUNDDOWN([.$E$2]*(1+[.$O$2]*(([.C43]-24)/2)); )" office:value-type="float" office:value="120" calcext:value-type="float">
            <text:p>120</text:p>
          </table:table-cell>
          <table:table-cell table:formula="of:=ROUNDDOWN([.$F$2]*(1+[.$O$3]*(([.C43]-24)/2)); )" office:value-type="float" office:value="80" calcext:value-type="float">
            <text:p>80</text:p>
          </table:table-cell>
          <table:table-cell table:formula="of:=[.D43]*[.$N$4]" office:value-type="currency" office:currency="PLN" office:value="750.6" calcext:value-type="currency">
            <text:p>750,60 zł</text:p>
          </table:table-cell>
          <table:table-cell table:formula="of:=[.E43]*[.$N$2]" office:value-type="currency" office:currency="PLN" office:value="760.8" calcext:value-type="currency">
            <text:p>760,80 zł</text:p>
          </table:table-cell>
          <table:table-cell table:formula="of:=[.F43]*[.$N$3]" office:value-type="currency" office:currency="PLN" office:value="587.2" calcext:value-type="currency">
            <text:p>587,20 zł</text:p>
          </table:table-cell>
          <table:table-cell table:formula="of:=SUM([.G43:.I43])" office:value-type="currency" office:currency="PLN" office:value="2098.6" calcext:value-type="currency">
            <text:p>2 098,60 zł</text:p>
          </table:table-cell>
          <table:table-cell table:formula="of:=[.J43]+[.K42]" office:value-type="currency" office:currency="PLN" office:value="86371.58" calcext:value-type="currency">
            <text:p>86 371,58 zł</text:p>
          </table:table-cell>
          <table:table-cell table:number-columns-repeated="4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table:formula="of:=MONTH([.A44]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C44]-24)/2)); )" office:value-type="float" office:value="83" calcext:value-type="float">
            <text:p>83</text:p>
          </table:table-cell>
          <table:table-cell table:formula="of:=ROUNDDOWN([.$E$2]*(1+[.$O$2]*(([.C44]-24)/2)); )" office:value-type="float" office:value="111" calcext:value-type="float">
            <text:p>111</text:p>
          </table:table-cell>
          <table:table-cell table:formula="of:=ROUNDDOWN([.$F$2]*(1+[.$O$3]*(([.C44]-24)/2)); )" office:value-type="float" office:value="75" calcext:value-type="float">
            <text:p>75</text:p>
          </table:table-cell>
          <table:table-cell table:formula="of:=[.D44]*[.$N$4]" office:value-type="currency" office:currency="PLN" office:value="692.22" calcext:value-type="currency">
            <text:p>692,22 zł</text:p>
          </table:table-cell>
          <table:table-cell table:formula="of:=[.E44]*[.$N$2]" office:value-type="currency" office:currency="PLN" office:value="703.74" calcext:value-type="currency">
            <text:p>703,74 zł</text:p>
          </table:table-cell>
          <table:table-cell table:formula="of:=[.F44]*[.$N$3]" office:value-type="currency" office:currency="PLN" office:value="550.5" calcext:value-type="currency">
            <text:p>550,50 zł</text:p>
          </table:table-cell>
          <table:table-cell table:formula="of:=SUM([.G44:.I44])" office:value-type="currency" office:currency="PLN" office:value="1946.46" calcext:value-type="currency">
            <text:p>1 946,46 zł</text:p>
          </table:table-cell>
          <table:table-cell table:formula="of:=[.J44]+[.K43]" office:value-type="currency" office:currency="PLN" office:value="88318.04" calcext:value-type="currency">
            <text:p>88 318,04 zł</text:p>
          </table:table-cell>
          <table:table-cell table:number-columns-repeated="4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table:formula="of:=MONTH([.A45]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ROUNDDOWN([.$D$2]*(1+[.$O$4]*(([.C45]-24)/2)); )" office:value-type="float" office:value="65" calcext:value-type="float">
            <text:p>65</text:p>
          </table:table-cell>
          <table:table-cell table:formula="of:=ROUNDDOWN([.$E$2]*(1+[.$O$2]*(([.C45]-24)/2)); )" office:value-type="float" office:value="91" calcext:value-type="float">
            <text:p>91</text:p>
          </table:table-cell>
          <table:table-cell table:formula="of:=ROUNDDOWN([.$F$2]*(1+[.$O$3]*(([.C45]-24)/2)); )" office:value-type="float" office:value="63" calcext:value-type="float">
            <text:p>63</text:p>
          </table:table-cell>
          <table:table-cell table:formula="of:=[.D45]*[.$N$4]" office:value-type="currency" office:currency="PLN" office:value="542.1" calcext:value-type="currency">
            <text:p>542,10 zł</text:p>
          </table:table-cell>
          <table:table-cell table:formula="of:=[.E45]*[.$N$2]" office:value-type="currency" office:currency="PLN" office:value="576.94" calcext:value-type="currency">
            <text:p>576,94 zł</text:p>
          </table:table-cell>
          <table:table-cell table:formula="of:=[.F45]*[.$N$3]" office:value-type="currency" office:currency="PLN" office:value="462.42" calcext:value-type="currency">
            <text:p>462,42 zł</text:p>
          </table:table-cell>
          <table:table-cell table:formula="of:=SUM([.G45:.I45])" office:value-type="currency" office:currency="PLN" office:value="1581.46" calcext:value-type="currency">
            <text:p>1 581,46 zł</text:p>
          </table:table-cell>
          <table:table-cell table:formula="of:=[.J45]+[.K44]" office:value-type="currency" office:currency="PLN" office:value="89899.5" calcext:value-type="currency">
            <text:p>89 899,50 zł</text:p>
          </table:table-cell>
          <table:table-cell table:number-columns-repeated="4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table:formula="of:=MONTH([.A46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ROUNDDOWN([.$D$2]*(1+[.$O$4]*(([.C46]-24)/2)); )" office:value-type="float" office:value="69" calcext:value-type="float">
            <text:p>69</text:p>
          </table:table-cell>
          <table:table-cell table:formula="of:=ROUNDDOWN([.$E$2]*(1+[.$O$2]*(([.C46]-24)/2)); )" office:value-type="float" office:value="95" calcext:value-type="float">
            <text:p>95</text:p>
          </table:table-cell>
          <table:table-cell table:formula="of:=ROUNDDOWN([.$F$2]*(1+[.$O$3]*(([.C46]-24)/2)); )" office:value-type="float" office:value="65" calcext:value-type="float">
            <text:p>65</text:p>
          </table:table-cell>
          <table:table-cell table:formula="of:=[.D46]*[.$N$4]" office:value-type="currency" office:currency="PLN" office:value="575.46" calcext:value-type="currency">
            <text:p>575,46 zł</text:p>
          </table:table-cell>
          <table:table-cell table:formula="of:=[.E46]*[.$N$2]" office:value-type="currency" office:currency="PLN" office:value="602.3" calcext:value-type="currency">
            <text:p>602,30 zł</text:p>
          </table:table-cell>
          <table:table-cell table:formula="of:=[.F46]*[.$N$3]" office:value-type="currency" office:currency="PLN" office:value="477.1" calcext:value-type="currency">
            <text:p>477,10 zł</text:p>
          </table:table-cell>
          <table:table-cell table:formula="of:=SUM([.G46:.I46])" office:value-type="currency" office:currency="PLN" office:value="1654.86" calcext:value-type="currency">
            <text:p>1 654,86 zł</text:p>
          </table:table-cell>
          <table:table-cell table:formula="of:=[.J46]+[.K45]" office:value-type="currency" office:currency="PLN" office:value="91554.36" calcext:value-type="currency">
            <text:p>91 554,36 zł</text:p>
          </table:table-cell>
          <table:table-cell table:number-columns-repeated="4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table:formula="of:=MONTH([.A47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47]-24)/2)); )" office:value-type="float" office:value="86" calcext:value-type="float">
            <text:p>86</text:p>
          </table:table-cell>
          <table:table-cell table:formula="of:=ROUNDDOWN([.$E$2]*(1+[.$O$2]*(([.C47]-24)/2)); )" office:value-type="float" office:value="115" calcext:value-type="float">
            <text:p>115</text:p>
          </table:table-cell>
          <table:table-cell table:formula="of:=ROUNDDOWN([.$F$2]*(1+[.$O$3]*(([.C47]-24)/2)); )" office:value-type="float" office:value="77" calcext:value-type="float">
            <text:p>77</text:p>
          </table:table-cell>
          <table:table-cell table:formula="of:=[.D47]*[.$N$4]" office:value-type="currency" office:currency="PLN" office:value="717.24" calcext:value-type="currency">
            <text:p>717,24 zł</text:p>
          </table:table-cell>
          <table:table-cell table:formula="of:=[.E47]*[.$N$2]" office:value-type="currency" office:currency="PLN" office:value="729.1" calcext:value-type="currency">
            <text:p>729,10 zł</text:p>
          </table:table-cell>
          <table:table-cell table:formula="of:=[.F47]*[.$N$3]" office:value-type="currency" office:currency="PLN" office:value="565.18" calcext:value-type="currency">
            <text:p>565,18 zł</text:p>
          </table:table-cell>
          <table:table-cell table:formula="of:=SUM([.G47:.I47])" office:value-type="currency" office:currency="PLN" office:value="2011.52" calcext:value-type="currency">
            <text:p>2 011,52 zł</text:p>
          </table:table-cell>
          <table:table-cell table:formula="of:=[.J47]+[.K46]" office:value-type="currency" office:currency="PLN" office:value="93565.88" calcext:value-type="currency">
            <text:p>93 565,88 zł</text:p>
          </table:table-cell>
          <table:table-cell table:number-columns-repeated="4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table:formula="of:=MONTH([.A48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48]-24)/2)); )" office:value-type="float" office:value="86" calcext:value-type="float">
            <text:p>86</text:p>
          </table:table-cell>
          <table:table-cell table:formula="of:=ROUNDDOWN([.$E$2]*(1+[.$O$2]*(([.C48]-24)/2)); )" office:value-type="float" office:value="115" calcext:value-type="float">
            <text:p>115</text:p>
          </table:table-cell>
          <table:table-cell table:formula="of:=ROUNDDOWN([.$F$2]*(1+[.$O$3]*(([.C48]-24)/2)); )" office:value-type="float" office:value="77" calcext:value-type="float">
            <text:p>77</text:p>
          </table:table-cell>
          <table:table-cell table:formula="of:=[.D48]*[.$N$4]" office:value-type="currency" office:currency="PLN" office:value="717.24" calcext:value-type="currency">
            <text:p>717,24 zł</text:p>
          </table:table-cell>
          <table:table-cell table:formula="of:=[.E48]*[.$N$2]" office:value-type="currency" office:currency="PLN" office:value="729.1" calcext:value-type="currency">
            <text:p>729,10 zł</text:p>
          </table:table-cell>
          <table:table-cell table:formula="of:=[.F48]*[.$N$3]" office:value-type="currency" office:currency="PLN" office:value="565.18" calcext:value-type="currency">
            <text:p>565,18 zł</text:p>
          </table:table-cell>
          <table:table-cell table:formula="of:=SUM([.G48:.I48])" office:value-type="currency" office:currency="PLN" office:value="2011.52" calcext:value-type="currency">
            <text:p>2 011,52 zł</text:p>
          </table:table-cell>
          <table:table-cell table:formula="of:=[.J48]+[.K47]" office:value-type="currency" office:currency="PLN" office:value="95577.4" calcext:value-type="currency">
            <text:p>95 577,40 zł</text:p>
          </table:table-cell>
          <table:table-cell table:number-columns-repeated="4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table:formula="of:=MONTH([.A49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49]-24)/2)); )" office:value-type="float" office:value="72" calcext:value-type="float">
            <text:p>72</text:p>
          </table:table-cell>
          <table:table-cell table:formula="of:=ROUNDDOWN([.$E$2]*(1+[.$O$2]*(([.C49]-24)/2)); )" office:value-type="float" office:value="99" calcext:value-type="float">
            <text:p>99</text:p>
          </table:table-cell>
          <table:table-cell table:formula="of:=ROUNDDOWN([.$F$2]*(1+[.$O$3]*(([.C49]-24)/2)); )" office:value-type="float" office:value="68" calcext:value-type="float">
            <text:p>68</text:p>
          </table:table-cell>
          <table:table-cell table:formula="of:=[.D49]*[.$N$4]" office:value-type="currency" office:currency="PLN" office:value="600.48" calcext:value-type="currency">
            <text:p>600,48 zł</text:p>
          </table:table-cell>
          <table:table-cell table:formula="of:=[.E49]*[.$N$2]" office:value-type="currency" office:currency="PLN" office:value="627.66" calcext:value-type="currency">
            <text:p>627,66 zł</text:p>
          </table:table-cell>
          <table:table-cell table:formula="of:=[.F49]*[.$N$3]" office:value-type="currency" office:currency="PLN" office:value="499.12" calcext:value-type="currency">
            <text:p>499,12 zł</text:p>
          </table:table-cell>
          <table:table-cell table:formula="of:=SUM([.G49:.I49])" office:value-type="currency" office:currency="PLN" office:value="1727.26" calcext:value-type="currency">
            <text:p>1 727,26 zł</text:p>
          </table:table-cell>
          <table:table-cell table:formula="of:=[.J49]+[.K48]" office:value-type="currency" office:currency="PLN" office:value="97304.66" calcext:value-type="currency">
            <text:p>97 304,66 zł</text:p>
          </table:table-cell>
          <table:table-cell table:number-columns-repeated="4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table:formula="of:=MONTH([.A50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50]-24)/2)); )" office:value-type="float" office:value="79" calcext:value-type="float">
            <text:p>79</text:p>
          </table:table-cell>
          <table:table-cell table:formula="of:=ROUNDDOWN([.$E$2]*(1+[.$O$2]*(([.C50]-24)/2)); )" office:value-type="float" office:value="107" calcext:value-type="float">
            <text:p>107</text:p>
          </table:table-cell>
          <table:table-cell table:formula="of:=ROUNDDOWN([.$F$2]*(1+[.$O$3]*(([.C50]-24)/2)); )" office:value-type="float" office:value="72" calcext:value-type="float">
            <text:p>72</text:p>
          </table:table-cell>
          <table:table-cell table:formula="of:=[.D50]*[.$N$4]" office:value-type="currency" office:currency="PLN" office:value="658.86" calcext:value-type="currency">
            <text:p>658,86 zł</text:p>
          </table:table-cell>
          <table:table-cell table:formula="of:=[.E50]*[.$N$2]" office:value-type="currency" office:currency="PLN" office:value="678.38" calcext:value-type="currency">
            <text:p>678,38 zł</text:p>
          </table:table-cell>
          <table:table-cell table:formula="of:=[.F50]*[.$N$3]" office:value-type="currency" office:currency="PLN" office:value="528.48" calcext:value-type="currency">
            <text:p>528,48 zł</text:p>
          </table:table-cell>
          <table:table-cell table:formula="of:=SUM([.G50:.I50])" office:value-type="currency" office:currency="PLN" office:value="1865.72" calcext:value-type="currency">
            <text:p>1 865,72 zł</text:p>
          </table:table-cell>
          <table:table-cell table:formula="of:=[.J50]+[.K49]" office:value-type="currency" office:currency="PLN" office:value="99170.38" calcext:value-type="currency">
            <text:p>99 170,38 zł</text:p>
          </table:table-cell>
          <table:table-cell table:number-columns-repeated="4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table:formula="of:=MONTH([.A51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51]-24)/2)); )" office:value-type="float" office:value="93" calcext:value-type="float">
            <text:p>93</text:p>
          </table:table-cell>
          <table:table-cell table:formula="of:=ROUNDDOWN([.$E$2]*(1+[.$O$2]*(([.C51]-24)/2)); )" office:value-type="float" office:value="124" calcext:value-type="float">
            <text:p>124</text:p>
          </table:table-cell>
          <table:table-cell table:formula="of:=ROUNDDOWN([.$F$2]*(1+[.$O$3]*(([.C51]-24)/2)); )" office:value-type="float" office:value="82" calcext:value-type="float">
            <text:p>82</text:p>
          </table:table-cell>
          <table:table-cell table:formula="of:=[.D51]*[.$N$4]" office:value-type="currency" office:currency="PLN" office:value="775.62" calcext:value-type="currency">
            <text:p>775,62 zł</text:p>
          </table:table-cell>
          <table:table-cell table:formula="of:=[.E51]*[.$N$2]" office:value-type="currency" office:currency="PLN" office:value="786.16" calcext:value-type="currency">
            <text:p>786,16 zł</text:p>
          </table:table-cell>
          <table:table-cell table:formula="of:=[.F51]*[.$N$3]" office:value-type="currency" office:currency="PLN" office:value="601.88" calcext:value-type="currency">
            <text:p>601,88 zł</text:p>
          </table:table-cell>
          <table:table-cell table:formula="of:=SUM([.G51:.I51])" office:value-type="currency" office:currency="PLN" office:value="2163.66" calcext:value-type="currency">
            <text:p>2 163,66 zł</text:p>
          </table:table-cell>
          <table:table-cell table:formula="of:=[.J51]+[.K50]" office:value-type="currency" office:currency="PLN" office:value="101334.04" calcext:value-type="currency">
            <text:p>101 334,04 zł</text:p>
          </table:table-cell>
          <table:table-cell table:number-columns-repeated="4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table:formula="of:=MONTH([.A52]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C52]-24)/2)); )" office:value-type="float" office:value="103" calcext:value-type="float">
            <text:p>103</text:p>
          </table:table-cell>
          <table:table-cell table:formula="of:=ROUNDDOWN([.$E$2]*(1+[.$O$2]*(([.C52]-24)/2)); )" office:value-type="float" office:value="136" calcext:value-type="float">
            <text:p>136</text:p>
          </table:table-cell>
          <table:table-cell table:formula="of:=ROUNDDOWN([.$F$2]*(1+[.$O$3]*(([.C52]-24)/2)); )" office:value-type="float" office:value="89" calcext:value-type="float">
            <text:p>89</text:p>
          </table:table-cell>
          <table:table-cell table:formula="of:=[.D52]*[.$N$4]" office:value-type="currency" office:currency="PLN" office:value="859.02" calcext:value-type="currency">
            <text:p>859,02 zł</text:p>
          </table:table-cell>
          <table:table-cell table:formula="of:=[.E52]*[.$N$2]" office:value-type="currency" office:currency="PLN" office:value="862.24" calcext:value-type="currency">
            <text:p>862,24 zł</text:p>
          </table:table-cell>
          <table:table-cell table:formula="of:=[.F52]*[.$N$3]" office:value-type="currency" office:currency="PLN" office:value="653.26" calcext:value-type="currency">
            <text:p>653,26 zł</text:p>
          </table:table-cell>
          <table:table-cell table:formula="of:=SUM([.G52:.I52])" office:value-type="currency" office:currency="PLN" office:value="2374.52" calcext:value-type="currency">
            <text:p>2 374,52 zł</text:p>
          </table:table-cell>
          <table:table-cell table:formula="of:=[.J52]+[.K51]" office:value-type="currency" office:currency="PLN" office:value="103708.56" calcext:value-type="currency">
            <text:p>103 708,56 zł</text:p>
          </table:table-cell>
          <table:table-cell table:number-columns-repeated="4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table:formula="of:=MONTH([.A53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53]-24)/2)); )" office:value-type="float" office:value="100" calcext:value-type="float">
            <text:p>100</text:p>
          </table:table-cell>
          <table:table-cell table:formula="of:=ROUNDDOWN([.$E$2]*(1+[.$O$2]*(([.C53]-24)/2)); )" office:value-type="float" office:value="132" calcext:value-type="float">
            <text:p>132</text:p>
          </table:table-cell>
          <table:table-cell table:formula="of:=ROUNDDOWN([.$F$2]*(1+[.$O$3]*(([.C53]-24)/2)); )" office:value-type="float" office:value="87" calcext:value-type="float">
            <text:p>87</text:p>
          </table:table-cell>
          <table:table-cell table:formula="of:=[.D53]*[.$N$4]" office:value-type="currency" office:currency="PLN" office:value="834" calcext:value-type="currency">
            <text:p>834,00 zł</text:p>
          </table:table-cell>
          <table:table-cell table:formula="of:=[.E53]*[.$N$2]" office:value-type="currency" office:currency="PLN" office:value="836.88" calcext:value-type="currency">
            <text:p>836,88 zł</text:p>
          </table:table-cell>
          <table:table-cell table:formula="of:=[.F53]*[.$N$3]" office:value-type="currency" office:currency="PLN" office:value="638.58" calcext:value-type="currency">
            <text:p>638,58 zł</text:p>
          </table:table-cell>
          <table:table-cell table:formula="of:=SUM([.G53:.I53])" office:value-type="currency" office:currency="PLN" office:value="2309.46" calcext:value-type="currency">
            <text:p>2 309,46 zł</text:p>
          </table:table-cell>
          <table:table-cell table:formula="of:=[.J53]+[.K52]" office:value-type="currency" office:currency="PLN" office:value="106018.02" calcext:value-type="currency">
            <text:p>106 018,02 zł</text:p>
          </table:table-cell>
          <table:table-cell table:number-columns-repeated="4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table:formula="of:=MONTH([.A54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54]-24)/2)); )" office:value-type="float" office:value="86" calcext:value-type="float">
            <text:p>86</text:p>
          </table:table-cell>
          <table:table-cell table:formula="of:=ROUNDDOWN([.$E$2]*(1+[.$O$2]*(([.C54]-24)/2)); )" office:value-type="float" office:value="115" calcext:value-type="float">
            <text:p>115</text:p>
          </table:table-cell>
          <table:table-cell table:formula="of:=ROUNDDOWN([.$F$2]*(1+[.$O$3]*(([.C54]-24)/2)); )" office:value-type="float" office:value="77" calcext:value-type="float">
            <text:p>77</text:p>
          </table:table-cell>
          <table:table-cell table:formula="of:=[.D54]*[.$N$4]" office:value-type="currency" office:currency="PLN" office:value="717.24" calcext:value-type="currency">
            <text:p>717,24 zł</text:p>
          </table:table-cell>
          <table:table-cell table:formula="of:=[.E54]*[.$N$2]" office:value-type="currency" office:currency="PLN" office:value="729.1" calcext:value-type="currency">
            <text:p>729,10 zł</text:p>
          </table:table-cell>
          <table:table-cell table:formula="of:=[.F54]*[.$N$3]" office:value-type="currency" office:currency="PLN" office:value="565.18" calcext:value-type="currency">
            <text:p>565,18 zł</text:p>
          </table:table-cell>
          <table:table-cell table:formula="of:=SUM([.G54:.I54])" office:value-type="currency" office:currency="PLN" office:value="2011.52" calcext:value-type="currency">
            <text:p>2 011,52 zł</text:p>
          </table:table-cell>
          <table:table-cell table:formula="of:=[.J54]+[.K53]" office:value-type="currency" office:currency="PLN" office:value="108029.54" calcext:value-type="currency">
            <text:p>108 029,54 zł</text:p>
          </table:table-cell>
          <table:table-cell table:number-columns-repeated="4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table:formula="of:=MONTH([.A55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55]-24)/2)); )" office:value-type="float" office:value="96" calcext:value-type="float">
            <text:p>96</text:p>
          </table:table-cell>
          <table:table-cell table:formula="of:=ROUNDDOWN([.$E$2]*(1+[.$O$2]*(([.C55]-24)/2)); )" office:value-type="float" office:value="128" calcext:value-type="float">
            <text:p>128</text:p>
          </table:table-cell>
          <table:table-cell table:formula="of:=ROUNDDOWN([.$F$2]*(1+[.$O$3]*(([.C55]-24)/2)); )" office:value-type="float" office:value="84" calcext:value-type="float">
            <text:p>84</text:p>
          </table:table-cell>
          <table:table-cell table:formula="of:=[.D55]*[.$N$4]" office:value-type="currency" office:currency="PLN" office:value="800.64" calcext:value-type="currency">
            <text:p>800,64 zł</text:p>
          </table:table-cell>
          <table:table-cell table:formula="of:=[.E55]*[.$N$2]" office:value-type="currency" office:currency="PLN" office:value="811.52" calcext:value-type="currency">
            <text:p>811,52 zł</text:p>
          </table:table-cell>
          <table:table-cell table:formula="of:=[.F55]*[.$N$3]" office:value-type="currency" office:currency="PLN" office:value="616.56" calcext:value-type="currency">
            <text:p>616,56 zł</text:p>
          </table:table-cell>
          <table:table-cell table:formula="of:=SUM([.G55:.I55])" office:value-type="currency" office:currency="PLN" office:value="2228.72" calcext:value-type="currency">
            <text:p>2 228,72 zł</text:p>
          </table:table-cell>
          <table:table-cell table:formula="of:=[.J55]+[.K54]" office:value-type="currency" office:currency="PLN" office:value="110258.26" calcext:value-type="currency">
            <text:p>110 258,26 zł</text:p>
          </table:table-cell>
          <table:table-cell table:number-columns-repeated="4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table:formula="of:=MONTH([.A56])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ROUNDDOWN([.$D$2]*(1+[.$O$4]*(([.C56]-24)/2)); )" office:value-type="float" office:value="107" calcext:value-type="float">
            <text:p>107</text:p>
          </table:table-cell>
          <table:table-cell table:formula="of:=ROUNDDOWN([.$E$2]*(1+[.$O$2]*(([.C56]-24)/2)); )" office:value-type="float" office:value="140" calcext:value-type="float">
            <text:p>140</text:p>
          </table:table-cell>
          <table:table-cell table:formula="of:=ROUNDDOWN([.$F$2]*(1+[.$O$3]*(([.C56]-24)/2)); )" office:value-type="float" office:value="91" calcext:value-type="float">
            <text:p>91</text:p>
          </table:table-cell>
          <table:table-cell table:formula="of:=[.D56]*[.$N$4]" office:value-type="currency" office:currency="PLN" office:value="892.38" calcext:value-type="currency">
            <text:p>892,38 zł</text:p>
          </table:table-cell>
          <table:table-cell table:formula="of:=[.E56]*[.$N$2]" office:value-type="currency" office:currency="PLN" office:value="887.6" calcext:value-type="currency">
            <text:p>887,60 zł</text:p>
          </table:table-cell>
          <table:table-cell table:formula="of:=[.F56]*[.$N$3]" office:value-type="currency" office:currency="PLN" office:value="667.94" calcext:value-type="currency">
            <text:p>667,94 zł</text:p>
          </table:table-cell>
          <table:table-cell table:formula="of:=SUM([.G56:.I56])" office:value-type="currency" office:currency="PLN" office:value="2447.92" calcext:value-type="currency">
            <text:p>2 447,92 zł</text:p>
          </table:table-cell>
          <table:table-cell table:formula="of:=[.J56]+[.K55]" office:value-type="currency" office:currency="PLN" office:value="112706.18" calcext:value-type="currency">
            <text:p>112 706,18 zł</text:p>
          </table:table-cell>
          <table:table-cell table:number-columns-repeated="4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table:formula="of:=MONTH([.A57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57]-24)/2)); )" office:value-type="float" office:value="96" calcext:value-type="float">
            <text:p>96</text:p>
          </table:table-cell>
          <table:table-cell table:formula="of:=ROUNDDOWN([.$E$2]*(1+[.$O$2]*(([.C57]-24)/2)); )" office:value-type="float" office:value="128" calcext:value-type="float">
            <text:p>128</text:p>
          </table:table-cell>
          <table:table-cell table:formula="of:=ROUNDDOWN([.$F$2]*(1+[.$O$3]*(([.C57]-24)/2)); )" office:value-type="float" office:value="84" calcext:value-type="float">
            <text:p>84</text:p>
          </table:table-cell>
          <table:table-cell table:formula="of:=[.D57]*[.$N$4]" office:value-type="currency" office:currency="PLN" office:value="800.64" calcext:value-type="currency">
            <text:p>800,64 zł</text:p>
          </table:table-cell>
          <table:table-cell table:formula="of:=[.E57]*[.$N$2]" office:value-type="currency" office:currency="PLN" office:value="811.52" calcext:value-type="currency">
            <text:p>811,52 zł</text:p>
          </table:table-cell>
          <table:table-cell table:formula="of:=[.F57]*[.$N$3]" office:value-type="currency" office:currency="PLN" office:value="616.56" calcext:value-type="currency">
            <text:p>616,56 zł</text:p>
          </table:table-cell>
          <table:table-cell table:formula="of:=SUM([.G57:.I57])" office:value-type="currency" office:currency="PLN" office:value="2228.72" calcext:value-type="currency">
            <text:p>2 228,72 zł</text:p>
          </table:table-cell>
          <table:table-cell table:formula="of:=[.J57]+[.K56]" office:value-type="currency" office:currency="PLN" office:value="114934.9" calcext:value-type="currency">
            <text:p>114 934,90 zł</text:p>
          </table:table-cell>
          <table:table-cell table:number-columns-repeated="4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table:formula="of:=MONTH([.A58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58]-24)/2)); )" office:value-type="float" office:value="100" calcext:value-type="float">
            <text:p>100</text:p>
          </table:table-cell>
          <table:table-cell table:formula="of:=ROUNDDOWN([.$E$2]*(1+[.$O$2]*(([.C58]-24)/2)); )" office:value-type="float" office:value="132" calcext:value-type="float">
            <text:p>132</text:p>
          </table:table-cell>
          <table:table-cell table:formula="of:=ROUNDDOWN([.$F$2]*(1+[.$O$3]*(([.C58]-24)/2)); )" office:value-type="float" office:value="87" calcext:value-type="float">
            <text:p>87</text:p>
          </table:table-cell>
          <table:table-cell table:formula="of:=[.D58]*[.$N$4]" office:value-type="currency" office:currency="PLN" office:value="834" calcext:value-type="currency">
            <text:p>834,00 zł</text:p>
          </table:table-cell>
          <table:table-cell table:formula="of:=[.E58]*[.$N$2]" office:value-type="currency" office:currency="PLN" office:value="836.88" calcext:value-type="currency">
            <text:p>836,88 zł</text:p>
          </table:table-cell>
          <table:table-cell table:formula="of:=[.F58]*[.$N$3]" office:value-type="currency" office:currency="PLN" office:value="638.58" calcext:value-type="currency">
            <text:p>638,58 zł</text:p>
          </table:table-cell>
          <table:table-cell table:formula="of:=SUM([.G58:.I58])" office:value-type="currency" office:currency="PLN" office:value="2309.46" calcext:value-type="currency">
            <text:p>2 309,46 zł</text:p>
          </table:table-cell>
          <table:table-cell table:formula="of:=[.J58]+[.K57]" office:value-type="currency" office:currency="PLN" office:value="117244.36" calcext:value-type="currency">
            <text:p>117 244,36 zł</text:p>
          </table:table-cell>
          <table:table-cell table:number-columns-repeated="4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table:formula="of:=MONTH([.A59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C59]-24)/2)); )" office:value-type="float" office:value="90" calcext:value-type="float">
            <text:p>90</text:p>
          </table:table-cell>
          <table:table-cell table:formula="of:=ROUNDDOWN([.$E$2]*(1+[.$O$2]*(([.C59]-24)/2)); )" office:value-type="float" office:value="120" calcext:value-type="float">
            <text:p>120</text:p>
          </table:table-cell>
          <table:table-cell table:formula="of:=ROUNDDOWN([.$F$2]*(1+[.$O$3]*(([.C59]-24)/2)); )" office:value-type="float" office:value="80" calcext:value-type="float">
            <text:p>80</text:p>
          </table:table-cell>
          <table:table-cell table:formula="of:=[.D59]*[.$N$4]" office:value-type="currency" office:currency="PLN" office:value="750.6" calcext:value-type="currency">
            <text:p>750,60 zł</text:p>
          </table:table-cell>
          <table:table-cell table:formula="of:=[.E59]*[.$N$2]" office:value-type="currency" office:currency="PLN" office:value="760.8" calcext:value-type="currency">
            <text:p>760,80 zł</text:p>
          </table:table-cell>
          <table:table-cell table:formula="of:=[.F59]*[.$N$3]" office:value-type="currency" office:currency="PLN" office:value="587.2" calcext:value-type="currency">
            <text:p>587,20 zł</text:p>
          </table:table-cell>
          <table:table-cell table:formula="of:=SUM([.G59:.I59])" office:value-type="currency" office:currency="PLN" office:value="2098.6" calcext:value-type="currency">
            <text:p>2 098,60 zł</text:p>
          </table:table-cell>
          <table:table-cell table:formula="of:=[.J59]+[.K58]" office:value-type="currency" office:currency="PLN" office:value="119342.96" calcext:value-type="currency">
            <text:p>119 342,96 zł</text:p>
          </table:table-cell>
          <table:table-cell table:number-columns-repeated="4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table:formula="of:=MONTH([.A60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60]-24)/2)); )" office:value-type="float" office:value="96" calcext:value-type="float">
            <text:p>96</text:p>
          </table:table-cell>
          <table:table-cell table:formula="of:=ROUNDDOWN([.$E$2]*(1+[.$O$2]*(([.C60]-24)/2)); )" office:value-type="float" office:value="128" calcext:value-type="float">
            <text:p>128</text:p>
          </table:table-cell>
          <table:table-cell table:formula="of:=ROUNDDOWN([.$F$2]*(1+[.$O$3]*(([.C60]-24)/2)); )" office:value-type="float" office:value="84" calcext:value-type="float">
            <text:p>84</text:p>
          </table:table-cell>
          <table:table-cell table:formula="of:=[.D60]*[.$N$4]" office:value-type="currency" office:currency="PLN" office:value="800.64" calcext:value-type="currency">
            <text:p>800,64 zł</text:p>
          </table:table-cell>
          <table:table-cell table:formula="of:=[.E60]*[.$N$2]" office:value-type="currency" office:currency="PLN" office:value="811.52" calcext:value-type="currency">
            <text:p>811,52 zł</text:p>
          </table:table-cell>
          <table:table-cell table:formula="of:=[.F60]*[.$N$3]" office:value-type="currency" office:currency="PLN" office:value="616.56" calcext:value-type="currency">
            <text:p>616,56 zł</text:p>
          </table:table-cell>
          <table:table-cell table:formula="of:=SUM([.G60:.I60])" office:value-type="currency" office:currency="PLN" office:value="2228.72" calcext:value-type="currency">
            <text:p>2 228,72 zł</text:p>
          </table:table-cell>
          <table:table-cell table:formula="of:=[.J60]+[.K59]" office:value-type="currency" office:currency="PLN" office:value="121571.68" calcext:value-type="currency">
            <text:p>121 571,68 zł</text:p>
          </table:table-cell>
          <table:table-cell table:number-columns-repeated="4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table:formula="of:=MONTH([.A61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61]-24)/2)); )" office:value-type="float" office:value="93" calcext:value-type="float">
            <text:p>93</text:p>
          </table:table-cell>
          <table:table-cell table:formula="of:=ROUNDDOWN([.$E$2]*(1+[.$O$2]*(([.C61]-24)/2)); )" office:value-type="float" office:value="124" calcext:value-type="float">
            <text:p>124</text:p>
          </table:table-cell>
          <table:table-cell table:formula="of:=ROUNDDOWN([.$F$2]*(1+[.$O$3]*(([.C61]-24)/2)); )" office:value-type="float" office:value="82" calcext:value-type="float">
            <text:p>82</text:p>
          </table:table-cell>
          <table:table-cell table:formula="of:=[.D61]*[.$N$4]" office:value-type="currency" office:currency="PLN" office:value="775.62" calcext:value-type="currency">
            <text:p>775,62 zł</text:p>
          </table:table-cell>
          <table:table-cell table:formula="of:=[.E61]*[.$N$2]" office:value-type="currency" office:currency="PLN" office:value="786.16" calcext:value-type="currency">
            <text:p>786,16 zł</text:p>
          </table:table-cell>
          <table:table-cell table:formula="of:=[.F61]*[.$N$3]" office:value-type="currency" office:currency="PLN" office:value="601.88" calcext:value-type="currency">
            <text:p>601,88 zł</text:p>
          </table:table-cell>
          <table:table-cell table:formula="of:=SUM([.G61:.I61])" office:value-type="currency" office:currency="PLN" office:value="2163.66" calcext:value-type="currency">
            <text:p>2 163,66 zł</text:p>
          </table:table-cell>
          <table:table-cell table:formula="of:=[.J61]+[.K60]" office:value-type="currency" office:currency="PLN" office:value="123735.34" calcext:value-type="currency">
            <text:p>123 735,34 zł</text:p>
          </table:table-cell>
          <table:table-cell table:number-columns-repeated="4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table:formula="of:=MONTH([.A62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C62]-24)/2)); )" office:value-type="float" office:value="90" calcext:value-type="float">
            <text:p>90</text:p>
          </table:table-cell>
          <table:table-cell table:formula="of:=ROUNDDOWN([.$E$2]*(1+[.$O$2]*(([.C62]-24)/2)); )" office:value-type="float" office:value="120" calcext:value-type="float">
            <text:p>120</text:p>
          </table:table-cell>
          <table:table-cell table:formula="of:=ROUNDDOWN([.$F$2]*(1+[.$O$3]*(([.C62]-24)/2)); )" office:value-type="float" office:value="80" calcext:value-type="float">
            <text:p>80</text:p>
          </table:table-cell>
          <table:table-cell table:formula="of:=[.D62]*[.$N$4]" office:value-type="currency" office:currency="PLN" office:value="750.6" calcext:value-type="currency">
            <text:p>750,60 zł</text:p>
          </table:table-cell>
          <table:table-cell table:formula="of:=[.E62]*[.$N$2]" office:value-type="currency" office:currency="PLN" office:value="760.8" calcext:value-type="currency">
            <text:p>760,80 zł</text:p>
          </table:table-cell>
          <table:table-cell table:formula="of:=[.F62]*[.$N$3]" office:value-type="currency" office:currency="PLN" office:value="587.2" calcext:value-type="currency">
            <text:p>587,20 zł</text:p>
          </table:table-cell>
          <table:table-cell table:formula="of:=SUM([.G62:.I62])" office:value-type="currency" office:currency="PLN" office:value="2098.6" calcext:value-type="currency">
            <text:p>2 098,60 zł</text:p>
          </table:table-cell>
          <table:table-cell table:formula="of:=[.J62]+[.K61]" office:value-type="currency" office:currency="PLN" office:value="125833.94" calcext:value-type="currency">
            <text:p>125 833,94 zł</text:p>
          </table:table-cell>
          <table:table-cell table:number-columns-repeated="4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table:formula="of:=MONTH([.A63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C63]-24)/2)); )" office:value-type="float" office:value="83" calcext:value-type="float">
            <text:p>83</text:p>
          </table:table-cell>
          <table:table-cell table:formula="of:=ROUNDDOWN([.$E$2]*(1+[.$O$2]*(([.C63]-24)/2)); )" office:value-type="float" office:value="111" calcext:value-type="float">
            <text:p>111</text:p>
          </table:table-cell>
          <table:table-cell table:formula="of:=ROUNDDOWN([.$F$2]*(1+[.$O$3]*(([.C63]-24)/2)); )" office:value-type="float" office:value="75" calcext:value-type="float">
            <text:p>75</text:p>
          </table:table-cell>
          <table:table-cell table:formula="of:=[.D63]*[.$N$4]" office:value-type="currency" office:currency="PLN" office:value="692.22" calcext:value-type="currency">
            <text:p>692,22 zł</text:p>
          </table:table-cell>
          <table:table-cell table:formula="of:=[.E63]*[.$N$2]" office:value-type="currency" office:currency="PLN" office:value="703.74" calcext:value-type="currency">
            <text:p>703,74 zł</text:p>
          </table:table-cell>
          <table:table-cell table:formula="of:=[.F63]*[.$N$3]" office:value-type="currency" office:currency="PLN" office:value="550.5" calcext:value-type="currency">
            <text:p>550,50 zł</text:p>
          </table:table-cell>
          <table:table-cell table:formula="of:=SUM([.G63:.I63])" office:value-type="currency" office:currency="PLN" office:value="1946.46" calcext:value-type="currency">
            <text:p>1 946,46 zł</text:p>
          </table:table-cell>
          <table:table-cell table:formula="of:=[.J63]+[.K62]" office:value-type="currency" office:currency="PLN" office:value="127780.4" calcext:value-type="currency">
            <text:p>127 780,40 zł</text:p>
          </table:table-cell>
          <table:table-cell table:number-columns-repeated="4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table:formula="of:=MONTH([.A64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64]-24)/2)); )" office:value-type="float" office:value="72" calcext:value-type="float">
            <text:p>72</text:p>
          </table:table-cell>
          <table:table-cell table:formula="of:=ROUNDDOWN([.$E$2]*(1+[.$O$2]*(([.C64]-24)/2)); )" office:value-type="float" office:value="99" calcext:value-type="float">
            <text:p>99</text:p>
          </table:table-cell>
          <table:table-cell table:formula="of:=ROUNDDOWN([.$F$2]*(1+[.$O$3]*(([.C64]-24)/2)); )" office:value-type="float" office:value="68" calcext:value-type="float">
            <text:p>68</text:p>
          </table:table-cell>
          <table:table-cell table:formula="of:=[.D64]*[.$N$4]" office:value-type="currency" office:currency="PLN" office:value="600.48" calcext:value-type="currency">
            <text:p>600,48 zł</text:p>
          </table:table-cell>
          <table:table-cell table:formula="of:=[.E64]*[.$N$2]" office:value-type="currency" office:currency="PLN" office:value="627.66" calcext:value-type="currency">
            <text:p>627,66 zł</text:p>
          </table:table-cell>
          <table:table-cell table:formula="of:=[.F64]*[.$N$3]" office:value-type="currency" office:currency="PLN" office:value="499.12" calcext:value-type="currency">
            <text:p>499,12 zł</text:p>
          </table:table-cell>
          <table:table-cell table:formula="of:=SUM([.G64:.I64])" office:value-type="currency" office:currency="PLN" office:value="1727.26" calcext:value-type="currency">
            <text:p>1 727,26 zł</text:p>
          </table:table-cell>
          <table:table-cell table:formula="of:=[.J64]+[.K63]" office:value-type="currency" office:currency="PLN" office:value="129507.66" calcext:value-type="currency">
            <text:p>129 507,66 zł</text:p>
          </table:table-cell>
          <table:table-cell table:number-columns-repeated="4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table:formula="of:=MONTH([.A65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65]-24)/2)); )" office:value-type="float" office:value="79" calcext:value-type="float">
            <text:p>79</text:p>
          </table:table-cell>
          <table:table-cell table:formula="of:=ROUNDDOWN([.$E$2]*(1+[.$O$2]*(([.C65]-24)/2)); )" office:value-type="float" office:value="107" calcext:value-type="float">
            <text:p>107</text:p>
          </table:table-cell>
          <table:table-cell table:formula="of:=ROUNDDOWN([.$F$2]*(1+[.$O$3]*(([.C65]-24)/2)); )" office:value-type="float" office:value="72" calcext:value-type="float">
            <text:p>72</text:p>
          </table:table-cell>
          <table:table-cell table:formula="of:=[.D65]*[.$N$4]" office:value-type="currency" office:currency="PLN" office:value="658.86" calcext:value-type="currency">
            <text:p>658,86 zł</text:p>
          </table:table-cell>
          <table:table-cell table:formula="of:=[.E65]*[.$N$2]" office:value-type="currency" office:currency="PLN" office:value="678.38" calcext:value-type="currency">
            <text:p>678,38 zł</text:p>
          </table:table-cell>
          <table:table-cell table:formula="of:=[.F65]*[.$N$3]" office:value-type="currency" office:currency="PLN" office:value="528.48" calcext:value-type="currency">
            <text:p>528,48 zł</text:p>
          </table:table-cell>
          <table:table-cell table:formula="of:=SUM([.G65:.I65])" office:value-type="currency" office:currency="PLN" office:value="1865.72" calcext:value-type="currency">
            <text:p>1 865,72 zł</text:p>
          </table:table-cell>
          <table:table-cell table:formula="of:=[.J65]+[.K64]" office:value-type="currency" office:currency="PLN" office:value="131373.38" calcext:value-type="currency">
            <text:p>131 373,38 zł</text:p>
          </table:table-cell>
          <table:table-cell table:number-columns-repeated="4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table:formula="of:=MONTH([.A66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66]-24)/2)); )" office:value-type="float" office:value="96" calcext:value-type="float">
            <text:p>96</text:p>
          </table:table-cell>
          <table:table-cell table:formula="of:=ROUNDDOWN([.$E$2]*(1+[.$O$2]*(([.C66]-24)/2)); )" office:value-type="float" office:value="128" calcext:value-type="float">
            <text:p>128</text:p>
          </table:table-cell>
          <table:table-cell table:formula="of:=ROUNDDOWN([.$F$2]*(1+[.$O$3]*(([.C66]-24)/2)); )" office:value-type="float" office:value="84" calcext:value-type="float">
            <text:p>84</text:p>
          </table:table-cell>
          <table:table-cell table:formula="of:=[.D66]*[.$N$4]" office:value-type="currency" office:currency="PLN" office:value="800.64" calcext:value-type="currency">
            <text:p>800,64 zł</text:p>
          </table:table-cell>
          <table:table-cell table:formula="of:=[.E66]*[.$N$2]" office:value-type="currency" office:currency="PLN" office:value="811.52" calcext:value-type="currency">
            <text:p>811,52 zł</text:p>
          </table:table-cell>
          <table:table-cell table:formula="of:=[.F66]*[.$N$3]" office:value-type="currency" office:currency="PLN" office:value="616.56" calcext:value-type="currency">
            <text:p>616,56 zł</text:p>
          </table:table-cell>
          <table:table-cell table:formula="of:=SUM([.G66:.I66])" office:value-type="currency" office:currency="PLN" office:value="2228.72" calcext:value-type="currency">
            <text:p>2 228,72 zł</text:p>
          </table:table-cell>
          <table:table-cell table:formula="of:=[.J66]+[.K65]" office:value-type="currency" office:currency="PLN" office:value="133602.1" calcext:value-type="currency">
            <text:p>133 602,10 zł</text:p>
          </table:table-cell>
          <table:table-cell table:number-columns-repeated="4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table:formula="of:=MONTH([.A67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67]-24)/2)); )" office:value-type="float" office:value="72" calcext:value-type="float">
            <text:p>72</text:p>
          </table:table-cell>
          <table:table-cell table:formula="of:=ROUNDDOWN([.$E$2]*(1+[.$O$2]*(([.C67]-24)/2)); )" office:value-type="float" office:value="99" calcext:value-type="float">
            <text:p>99</text:p>
          </table:table-cell>
          <table:table-cell table:formula="of:=ROUNDDOWN([.$F$2]*(1+[.$O$3]*(([.C67]-24)/2)); )" office:value-type="float" office:value="68" calcext:value-type="float">
            <text:p>68</text:p>
          </table:table-cell>
          <table:table-cell table:formula="of:=[.D67]*[.$N$4]" office:value-type="currency" office:currency="PLN" office:value="600.48" calcext:value-type="currency">
            <text:p>600,48 zł</text:p>
          </table:table-cell>
          <table:table-cell table:formula="of:=[.E67]*[.$N$2]" office:value-type="currency" office:currency="PLN" office:value="627.66" calcext:value-type="currency">
            <text:p>627,66 zł</text:p>
          </table:table-cell>
          <table:table-cell table:formula="of:=[.F67]*[.$N$3]" office:value-type="currency" office:currency="PLN" office:value="499.12" calcext:value-type="currency">
            <text:p>499,12 zł</text:p>
          </table:table-cell>
          <table:table-cell table:formula="of:=SUM([.G67:.I67])" office:value-type="currency" office:currency="PLN" office:value="1727.26" calcext:value-type="currency">
            <text:p>1 727,26 zł</text:p>
          </table:table-cell>
          <table:table-cell table:formula="of:=[.J67]+[.K66]" office:value-type="currency" office:currency="PLN" office:value="135329.36" calcext:value-type="currency">
            <text:p>135 329,36 zł</text:p>
          </table:table-cell>
          <table:table-cell table:number-columns-repeated="4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table:formula="of:=MONTH([.A68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68]-24)/2)); )" office:value-type="float" office:value="79" calcext:value-type="float">
            <text:p>79</text:p>
          </table:table-cell>
          <table:table-cell table:formula="of:=ROUNDDOWN([.$E$2]*(1+[.$O$2]*(([.C68]-24)/2)); )" office:value-type="float" office:value="107" calcext:value-type="float">
            <text:p>107</text:p>
          </table:table-cell>
          <table:table-cell table:formula="of:=ROUNDDOWN([.$F$2]*(1+[.$O$3]*(([.C68]-24)/2)); )" office:value-type="float" office:value="72" calcext:value-type="float">
            <text:p>72</text:p>
          </table:table-cell>
          <table:table-cell table:formula="of:=[.D68]*[.$N$4]" office:value-type="currency" office:currency="PLN" office:value="658.86" calcext:value-type="currency">
            <text:p>658,86 zł</text:p>
          </table:table-cell>
          <table:table-cell table:formula="of:=[.E68]*[.$N$2]" office:value-type="currency" office:currency="PLN" office:value="678.38" calcext:value-type="currency">
            <text:p>678,38 zł</text:p>
          </table:table-cell>
          <table:table-cell table:formula="of:=[.F68]*[.$N$3]" office:value-type="currency" office:currency="PLN" office:value="528.48" calcext:value-type="currency">
            <text:p>528,48 zł</text:p>
          </table:table-cell>
          <table:table-cell table:formula="of:=SUM([.G68:.I68])" office:value-type="currency" office:currency="PLN" office:value="1865.72" calcext:value-type="currency">
            <text:p>1 865,72 zł</text:p>
          </table:table-cell>
          <table:table-cell table:formula="of:=[.J68]+[.K67]" office:value-type="currency" office:currency="PLN" office:value="137195.08" calcext:value-type="currency">
            <text:p>137 195,08 zł</text:p>
          </table:table-cell>
          <table:table-cell table:number-columns-repeated="4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table:formula="of:=MONTH([.A69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69]-24)/2)); )" office:value-type="float" office:value="86" calcext:value-type="float">
            <text:p>86</text:p>
          </table:table-cell>
          <table:table-cell table:formula="of:=ROUNDDOWN([.$E$2]*(1+[.$O$2]*(([.C69]-24)/2)); )" office:value-type="float" office:value="115" calcext:value-type="float">
            <text:p>115</text:p>
          </table:table-cell>
          <table:table-cell table:formula="of:=ROUNDDOWN([.$F$2]*(1+[.$O$3]*(([.C69]-24)/2)); )" office:value-type="float" office:value="77" calcext:value-type="float">
            <text:p>77</text:p>
          </table:table-cell>
          <table:table-cell table:formula="of:=[.D69]*[.$N$4]" office:value-type="currency" office:currency="PLN" office:value="717.24" calcext:value-type="currency">
            <text:p>717,24 zł</text:p>
          </table:table-cell>
          <table:table-cell table:formula="of:=[.E69]*[.$N$2]" office:value-type="currency" office:currency="PLN" office:value="729.1" calcext:value-type="currency">
            <text:p>729,10 zł</text:p>
          </table:table-cell>
          <table:table-cell table:formula="of:=[.F69]*[.$N$3]" office:value-type="currency" office:currency="PLN" office:value="565.18" calcext:value-type="currency">
            <text:p>565,18 zł</text:p>
          </table:table-cell>
          <table:table-cell table:formula="of:=SUM([.G69:.I69])" office:value-type="currency" office:currency="PLN" office:value="2011.52" calcext:value-type="currency">
            <text:p>2 011,52 zł</text:p>
          </table:table-cell>
          <table:table-cell table:formula="of:=[.J69]+[.K68]" office:value-type="currency" office:currency="PLN" office:value="139206.6" calcext:value-type="currency">
            <text:p>139 206,60 zł</text:p>
          </table:table-cell>
          <table:table-cell table:number-columns-repeated="4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table:formula="of:=MONTH([.A70]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C70]-24)/2)); )" office:value-type="float" office:value="100" calcext:value-type="float">
            <text:p>100</text:p>
          </table:table-cell>
          <table:table-cell table:formula="of:=ROUNDDOWN([.$E$2]*(1+[.$O$2]*(([.C70]-24)/2)); )" office:value-type="float" office:value="132" calcext:value-type="float">
            <text:p>132</text:p>
          </table:table-cell>
          <table:table-cell table:formula="of:=ROUNDDOWN([.$F$2]*(1+[.$O$3]*(([.C70]-24)/2)); )" office:value-type="float" office:value="87" calcext:value-type="float">
            <text:p>87</text:p>
          </table:table-cell>
          <table:table-cell table:formula="of:=[.D70]*[.$N$4]" office:value-type="currency" office:currency="PLN" office:value="834" calcext:value-type="currency">
            <text:p>834,00 zł</text:p>
          </table:table-cell>
          <table:table-cell table:formula="of:=[.E70]*[.$N$2]" office:value-type="currency" office:currency="PLN" office:value="836.88" calcext:value-type="currency">
            <text:p>836,88 zł</text:p>
          </table:table-cell>
          <table:table-cell table:formula="of:=[.F70]*[.$N$3]" office:value-type="currency" office:currency="PLN" office:value="638.58" calcext:value-type="currency">
            <text:p>638,58 zł</text:p>
          </table:table-cell>
          <table:table-cell table:formula="of:=SUM([.G70:.I70])" office:value-type="currency" office:currency="PLN" office:value="2309.46" calcext:value-type="currency">
            <text:p>2 309,46 zł</text:p>
          </table:table-cell>
          <table:table-cell table:formula="of:=[.J70]+[.K69]" office:value-type="currency" office:currency="PLN" office:value="141516.06" calcext:value-type="currency">
            <text:p>141 516,06 zł</text:p>
          </table:table-cell>
          <table:table-cell table:number-columns-repeated="4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table:formula="of:=MONTH([.A7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ROUNDDOWN([.$D$2]*(1+[.$O$4]*(([.C71]-24)/2)); )" office:value-type="float" office:value="76" calcext:value-type="float">
            <text:p>76</text:p>
          </table:table-cell>
          <table:table-cell table:formula="of:=ROUNDDOWN([.$E$2]*(1+[.$O$2]*(([.C71]-24)/2)); )" office:value-type="float" office:value="103" calcext:value-type="float">
            <text:p>103</text:p>
          </table:table-cell>
          <table:table-cell table:formula="of:=ROUNDDOWN([.$F$2]*(1+[.$O$3]*(([.C71]-24)/2)); )" office:value-type="float" office:value="70" calcext:value-type="float">
            <text:p>70</text:p>
          </table:table-cell>
          <table:table-cell table:formula="of:=[.D71]*[.$N$4]" office:value-type="currency" office:currency="PLN" office:value="633.84" calcext:value-type="currency">
            <text:p>633,84 zł</text:p>
          </table:table-cell>
          <table:table-cell table:formula="of:=[.E71]*[.$N$2]" office:value-type="currency" office:currency="PLN" office:value="653.02" calcext:value-type="currency">
            <text:p>653,02 zł</text:p>
          </table:table-cell>
          <table:table-cell table:formula="of:=[.F71]*[.$N$3]" office:value-type="currency" office:currency="PLN" office:value="513.8" calcext:value-type="currency">
            <text:p>513,80 zł</text:p>
          </table:table-cell>
          <table:table-cell table:formula="of:=SUM([.G71:.I71])" office:value-type="currency" office:currency="PLN" office:value="1800.66" calcext:value-type="currency">
            <text:p>1 800,66 zł</text:p>
          </table:table-cell>
          <table:table-cell table:formula="of:=[.J71]+[.K70]" office:value-type="currency" office:currency="PLN" office:value="143316.72" calcext:value-type="currency">
            <text:p>143 316,72 zł</text:p>
          </table:table-cell>
          <table:table-cell table:number-columns-repeated="4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table:formula="of:=MONTH([.A72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ROUNDDOWN([.$D$2]*(1+[.$O$4]*(([.C72]-24)/2)); )" office:value-type="float" office:value="69" calcext:value-type="float">
            <text:p>69</text:p>
          </table:table-cell>
          <table:table-cell table:formula="of:=ROUNDDOWN([.$E$2]*(1+[.$O$2]*(([.C72]-24)/2)); )" office:value-type="float" office:value="95" calcext:value-type="float">
            <text:p>95</text:p>
          </table:table-cell>
          <table:table-cell table:formula="of:=ROUNDDOWN([.$F$2]*(1+[.$O$3]*(([.C72]-24)/2)); )" office:value-type="float" office:value="65" calcext:value-type="float">
            <text:p>65</text:p>
          </table:table-cell>
          <table:table-cell table:formula="of:=[.D72]*[.$N$4]" office:value-type="currency" office:currency="PLN" office:value="575.46" calcext:value-type="currency">
            <text:p>575,46 zł</text:p>
          </table:table-cell>
          <table:table-cell table:formula="of:=[.E72]*[.$N$2]" office:value-type="currency" office:currency="PLN" office:value="602.3" calcext:value-type="currency">
            <text:p>602,30 zł</text:p>
          </table:table-cell>
          <table:table-cell table:formula="of:=[.F72]*[.$N$3]" office:value-type="currency" office:currency="PLN" office:value="477.1" calcext:value-type="currency">
            <text:p>477,10 zł</text:p>
          </table:table-cell>
          <table:table-cell table:formula="of:=SUM([.G72:.I72])" office:value-type="currency" office:currency="PLN" office:value="1654.86" calcext:value-type="currency">
            <text:p>1 654,86 zł</text:p>
          </table:table-cell>
          <table:table-cell table:formula="of:=[.J72]+[.K71]" office:value-type="currency" office:currency="PLN" office:value="144971.58" calcext:value-type="currency">
            <text:p>144 971,58 zł</text:p>
          </table:table-cell>
          <table:table-cell table:number-columns-repeated="4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table:formula="of:=MONTH([.A73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ROUNDDOWN([.$D$2]*(1+[.$O$4]*(([.C73]-24)/2)); )" office:value-type="float" office:value="65" calcext:value-type="float">
            <text:p>65</text:p>
          </table:table-cell>
          <table:table-cell table:formula="of:=ROUNDDOWN([.$E$2]*(1+[.$O$2]*(([.C73]-24)/2)); )" office:value-type="float" office:value="91" calcext:value-type="float">
            <text:p>91</text:p>
          </table:table-cell>
          <table:table-cell table:formula="of:=ROUNDDOWN([.$F$2]*(1+[.$O$3]*(([.C73]-24)/2)); )" office:value-type="float" office:value="63" calcext:value-type="float">
            <text:p>63</text:p>
          </table:table-cell>
          <table:table-cell table:formula="of:=[.D73]*[.$N$4]" office:value-type="currency" office:currency="PLN" office:value="542.1" calcext:value-type="currency">
            <text:p>542,10 zł</text:p>
          </table:table-cell>
          <table:table-cell table:formula="of:=[.E73]*[.$N$2]" office:value-type="currency" office:currency="PLN" office:value="576.94" calcext:value-type="currency">
            <text:p>576,94 zł</text:p>
          </table:table-cell>
          <table:table-cell table:formula="of:=[.F73]*[.$N$3]" office:value-type="currency" office:currency="PLN" office:value="462.42" calcext:value-type="currency">
            <text:p>462,42 zł</text:p>
          </table:table-cell>
          <table:table-cell table:formula="of:=SUM([.G73:.I73])" office:value-type="currency" office:currency="PLN" office:value="1581.46" calcext:value-type="currency">
            <text:p>1 581,46 zł</text:p>
          </table:table-cell>
          <table:table-cell table:formula="of:=[.J73]+[.K72]" office:value-type="currency" office:currency="PLN" office:value="146553.04" calcext:value-type="currency">
            <text:p>146 553,04 zł</text:p>
          </table:table-cell>
          <table:table-cell table:number-columns-repeated="4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table:formula="of:=MONTH([.A74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74]-24)/2)); )" office:value-type="float" office:value="72" calcext:value-type="float">
            <text:p>72</text:p>
          </table:table-cell>
          <table:table-cell table:formula="of:=ROUNDDOWN([.$E$2]*(1+[.$O$2]*(([.C74]-24)/2)); )" office:value-type="float" office:value="99" calcext:value-type="float">
            <text:p>99</text:p>
          </table:table-cell>
          <table:table-cell table:formula="of:=ROUNDDOWN([.$F$2]*(1+[.$O$3]*(([.C74]-24)/2)); )" office:value-type="float" office:value="68" calcext:value-type="float">
            <text:p>68</text:p>
          </table:table-cell>
          <table:table-cell table:formula="of:=[.D74]*[.$N$4]" office:value-type="currency" office:currency="PLN" office:value="600.48" calcext:value-type="currency">
            <text:p>600,48 zł</text:p>
          </table:table-cell>
          <table:table-cell table:formula="of:=[.E74]*[.$N$2]" office:value-type="currency" office:currency="PLN" office:value="627.66" calcext:value-type="currency">
            <text:p>627,66 zł</text:p>
          </table:table-cell>
          <table:table-cell table:formula="of:=[.F74]*[.$N$3]" office:value-type="currency" office:currency="PLN" office:value="499.12" calcext:value-type="currency">
            <text:p>499,12 zł</text:p>
          </table:table-cell>
          <table:table-cell table:formula="of:=SUM([.G74:.I74])" office:value-type="currency" office:currency="PLN" office:value="1727.26" calcext:value-type="currency">
            <text:p>1 727,26 zł</text:p>
          </table:table-cell>
          <table:table-cell table:formula="of:=[.J74]+[.K73]" office:value-type="currency" office:currency="PLN" office:value="148280.3" calcext:value-type="currency">
            <text:p>148 280,30 zł</text:p>
          </table:table-cell>
          <table:table-cell table:number-columns-repeated="4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table:formula="of:=MONTH([.A75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75]-24)/2)); )" office:value-type="float" office:value="96" calcext:value-type="float">
            <text:p>96</text:p>
          </table:table-cell>
          <table:table-cell table:formula="of:=ROUNDDOWN([.$E$2]*(1+[.$O$2]*(([.C75]-24)/2)); )" office:value-type="float" office:value="128" calcext:value-type="float">
            <text:p>128</text:p>
          </table:table-cell>
          <table:table-cell table:formula="of:=ROUNDDOWN([.$F$2]*(1+[.$O$3]*(([.C75]-24)/2)); )" office:value-type="float" office:value="84" calcext:value-type="float">
            <text:p>84</text:p>
          </table:table-cell>
          <table:table-cell table:formula="of:=[.D75]*[.$N$4]" office:value-type="currency" office:currency="PLN" office:value="800.64" calcext:value-type="currency">
            <text:p>800,64 zł</text:p>
          </table:table-cell>
          <table:table-cell table:formula="of:=[.E75]*[.$N$2]" office:value-type="currency" office:currency="PLN" office:value="811.52" calcext:value-type="currency">
            <text:p>811,52 zł</text:p>
          </table:table-cell>
          <table:table-cell table:formula="of:=[.F75]*[.$N$3]" office:value-type="currency" office:currency="PLN" office:value="616.56" calcext:value-type="currency">
            <text:p>616,56 zł</text:p>
          </table:table-cell>
          <table:table-cell table:formula="of:=SUM([.G75:.I75])" office:value-type="currency" office:currency="PLN" office:value="2228.72" calcext:value-type="currency">
            <text:p>2 228,72 zł</text:p>
          </table:table-cell>
          <table:table-cell table:formula="of:=[.J75]+[.K74]" office:value-type="currency" office:currency="PLN" office:value="150509.02" calcext:value-type="currency">
            <text:p>150 509,02 zł</text:p>
          </table:table-cell>
          <table:table-cell table:number-columns-repeated="4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table:formula="of:=MONTH([.A76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76]-24)/2)); )" office:value-type="float" office:value="79" calcext:value-type="float">
            <text:p>79</text:p>
          </table:table-cell>
          <table:table-cell table:formula="of:=ROUNDDOWN([.$E$2]*(1+[.$O$2]*(([.C76]-24)/2)); )" office:value-type="float" office:value="107" calcext:value-type="float">
            <text:p>107</text:p>
          </table:table-cell>
          <table:table-cell table:formula="of:=ROUNDDOWN([.$F$2]*(1+[.$O$3]*(([.C76]-24)/2)); )" office:value-type="float" office:value="72" calcext:value-type="float">
            <text:p>72</text:p>
          </table:table-cell>
          <table:table-cell table:formula="of:=[.D76]*[.$N$4]" office:value-type="currency" office:currency="PLN" office:value="658.86" calcext:value-type="currency">
            <text:p>658,86 zł</text:p>
          </table:table-cell>
          <table:table-cell table:formula="of:=[.E76]*[.$N$2]" office:value-type="currency" office:currency="PLN" office:value="678.38" calcext:value-type="currency">
            <text:p>678,38 zł</text:p>
          </table:table-cell>
          <table:table-cell table:formula="of:=[.F76]*[.$N$3]" office:value-type="currency" office:currency="PLN" office:value="528.48" calcext:value-type="currency">
            <text:p>528,48 zł</text:p>
          </table:table-cell>
          <table:table-cell table:formula="of:=SUM([.G76:.I76])" office:value-type="currency" office:currency="PLN" office:value="1865.72" calcext:value-type="currency">
            <text:p>1 865,72 zł</text:p>
          </table:table-cell>
          <table:table-cell table:formula="of:=[.J76]+[.K75]" office:value-type="currency" office:currency="PLN" office:value="152374.74" calcext:value-type="currency">
            <text:p>152 374,74 zł</text:p>
          </table:table-cell>
          <table:table-cell table:number-columns-repeated="4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table:formula="of:=MONTH([.A77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77]-24)/2)); )" office:value-type="float" office:value="72" calcext:value-type="float">
            <text:p>72</text:p>
          </table:table-cell>
          <table:table-cell table:formula="of:=ROUNDDOWN([.$E$2]*(1+[.$O$2]*(([.C77]-24)/2)); )" office:value-type="float" office:value="99" calcext:value-type="float">
            <text:p>99</text:p>
          </table:table-cell>
          <table:table-cell table:formula="of:=ROUNDDOWN([.$F$2]*(1+[.$O$3]*(([.C77]-24)/2)); )" office:value-type="float" office:value="68" calcext:value-type="float">
            <text:p>68</text:p>
          </table:table-cell>
          <table:table-cell table:formula="of:=[.D77]*[.$N$4]" office:value-type="currency" office:currency="PLN" office:value="600.48" calcext:value-type="currency">
            <text:p>600,48 zł</text:p>
          </table:table-cell>
          <table:table-cell table:formula="of:=[.E77]*[.$N$2]" office:value-type="currency" office:currency="PLN" office:value="627.66" calcext:value-type="currency">
            <text:p>627,66 zł</text:p>
          </table:table-cell>
          <table:table-cell table:formula="of:=[.F77]*[.$N$3]" office:value-type="currency" office:currency="PLN" office:value="499.12" calcext:value-type="currency">
            <text:p>499,12 zł</text:p>
          </table:table-cell>
          <table:table-cell table:formula="of:=SUM([.G77:.I77])" office:value-type="currency" office:currency="PLN" office:value="1727.26" calcext:value-type="currency">
            <text:p>1 727,26 zł</text:p>
          </table:table-cell>
          <table:table-cell table:formula="of:=[.J77]+[.K76]" office:value-type="currency" office:currency="PLN" office:value="154102" calcext:value-type="currency">
            <text:p>154 102,00 zł</text:p>
          </table:table-cell>
          <table:table-cell table:number-columns-repeated="4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table:formula="of:=MONTH([.A78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C78]-24)/2)); )" office:value-type="float" office:value="72" calcext:value-type="float">
            <text:p>72</text:p>
          </table:table-cell>
          <table:table-cell table:formula="of:=ROUNDDOWN([.$E$2]*(1+[.$O$2]*(([.C78]-24)/2)); )" office:value-type="float" office:value="99" calcext:value-type="float">
            <text:p>99</text:p>
          </table:table-cell>
          <table:table-cell table:formula="of:=ROUNDDOWN([.$F$2]*(1+[.$O$3]*(([.C78]-24)/2)); )" office:value-type="float" office:value="68" calcext:value-type="float">
            <text:p>68</text:p>
          </table:table-cell>
          <table:table-cell table:formula="of:=[.D78]*[.$N$4]" office:value-type="currency" office:currency="PLN" office:value="600.48" calcext:value-type="currency">
            <text:p>600,48 zł</text:p>
          </table:table-cell>
          <table:table-cell table:formula="of:=[.E78]*[.$N$2]" office:value-type="currency" office:currency="PLN" office:value="627.66" calcext:value-type="currency">
            <text:p>627,66 zł</text:p>
          </table:table-cell>
          <table:table-cell table:formula="of:=[.F78]*[.$N$3]" office:value-type="currency" office:currency="PLN" office:value="499.12" calcext:value-type="currency">
            <text:p>499,12 zł</text:p>
          </table:table-cell>
          <table:table-cell table:formula="of:=SUM([.G78:.I78])" office:value-type="currency" office:currency="PLN" office:value="1727.26" calcext:value-type="currency">
            <text:p>1 727,26 zł</text:p>
          </table:table-cell>
          <table:table-cell table:formula="of:=[.J78]+[.K77]" office:value-type="currency" office:currency="PLN" office:value="155829.26" calcext:value-type="currency">
            <text:p>155 829,26 zł</text:p>
          </table:table-cell>
          <table:table-cell table:number-columns-repeated="4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table:formula="of:=MONTH([.A79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79]-24)/2)); )" office:value-type="float" office:value="79" calcext:value-type="float">
            <text:p>79</text:p>
          </table:table-cell>
          <table:table-cell table:formula="of:=ROUNDDOWN([.$E$2]*(1+[.$O$2]*(([.C79]-24)/2)); )" office:value-type="float" office:value="107" calcext:value-type="float">
            <text:p>107</text:p>
          </table:table-cell>
          <table:table-cell table:formula="of:=ROUNDDOWN([.$F$2]*(1+[.$O$3]*(([.C79]-24)/2)); )" office:value-type="float" office:value="72" calcext:value-type="float">
            <text:p>72</text:p>
          </table:table-cell>
          <table:table-cell table:formula="of:=[.D79]*[.$N$4]" office:value-type="currency" office:currency="PLN" office:value="658.86" calcext:value-type="currency">
            <text:p>658,86 zł</text:p>
          </table:table-cell>
          <table:table-cell table:formula="of:=[.E79]*[.$N$2]" office:value-type="currency" office:currency="PLN" office:value="678.38" calcext:value-type="currency">
            <text:p>678,38 zł</text:p>
          </table:table-cell>
          <table:table-cell table:formula="of:=[.F79]*[.$N$3]" office:value-type="currency" office:currency="PLN" office:value="528.48" calcext:value-type="currency">
            <text:p>528,48 zł</text:p>
          </table:table-cell>
          <table:table-cell table:formula="of:=SUM([.G79:.I79])" office:value-type="currency" office:currency="PLN" office:value="1865.72" calcext:value-type="currency">
            <text:p>1 865,72 zł</text:p>
          </table:table-cell>
          <table:table-cell table:formula="of:=[.J79]+[.K78]" office:value-type="currency" office:currency="PLN" office:value="157694.98" calcext:value-type="currency">
            <text:p>157 694,98 zł</text:p>
          </table:table-cell>
          <table:table-cell table:number-columns-repeated="4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table:formula="of:=MONTH([.A80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C80]-24)/2)); )" office:value-type="float" office:value="79" calcext:value-type="float">
            <text:p>79</text:p>
          </table:table-cell>
          <table:table-cell table:formula="of:=ROUNDDOWN([.$E$2]*(1+[.$O$2]*(([.C80]-24)/2)); )" office:value-type="float" office:value="107" calcext:value-type="float">
            <text:p>107</text:p>
          </table:table-cell>
          <table:table-cell table:formula="of:=ROUNDDOWN([.$F$2]*(1+[.$O$3]*(([.C80]-24)/2)); )" office:value-type="float" office:value="72" calcext:value-type="float">
            <text:p>72</text:p>
          </table:table-cell>
          <table:table-cell table:formula="of:=[.D80]*[.$N$4]" office:value-type="currency" office:currency="PLN" office:value="658.86" calcext:value-type="currency">
            <text:p>658,86 zł</text:p>
          </table:table-cell>
          <table:table-cell table:formula="of:=[.E80]*[.$N$2]" office:value-type="currency" office:currency="PLN" office:value="678.38" calcext:value-type="currency">
            <text:p>678,38 zł</text:p>
          </table:table-cell>
          <table:table-cell table:formula="of:=[.F80]*[.$N$3]" office:value-type="currency" office:currency="PLN" office:value="528.48" calcext:value-type="currency">
            <text:p>528,48 zł</text:p>
          </table:table-cell>
          <table:table-cell table:formula="of:=SUM([.G80:.I80])" office:value-type="currency" office:currency="PLN" office:value="1865.72" calcext:value-type="currency">
            <text:p>1 865,72 zł</text:p>
          </table:table-cell>
          <table:table-cell table:formula="of:=[.J80]+[.K79]" office:value-type="currency" office:currency="PLN" office:value="159560.7" calcext:value-type="currency">
            <text:p>159 560,70 zł</text:p>
          </table:table-cell>
          <table:table-cell table:number-columns-repeated="4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table:formula="of:=MONTH([.A81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C81]-24)/2)); )" office:value-type="float" office:value="90" calcext:value-type="float">
            <text:p>90</text:p>
          </table:table-cell>
          <table:table-cell table:formula="of:=ROUNDDOWN([.$E$2]*(1+[.$O$2]*(([.C81]-24)/2)); )" office:value-type="float" office:value="120" calcext:value-type="float">
            <text:p>120</text:p>
          </table:table-cell>
          <table:table-cell table:formula="of:=ROUNDDOWN([.$F$2]*(1+[.$O$3]*(([.C81]-24)/2)); )" office:value-type="float" office:value="80" calcext:value-type="float">
            <text:p>80</text:p>
          </table:table-cell>
          <table:table-cell table:formula="of:=[.D81]*[.$N$4]" office:value-type="currency" office:currency="PLN" office:value="750.6" calcext:value-type="currency">
            <text:p>750,60 zł</text:p>
          </table:table-cell>
          <table:table-cell table:formula="of:=[.E81]*[.$N$2]" office:value-type="currency" office:currency="PLN" office:value="760.8" calcext:value-type="currency">
            <text:p>760,80 zł</text:p>
          </table:table-cell>
          <table:table-cell table:formula="of:=[.F81]*[.$N$3]" office:value-type="currency" office:currency="PLN" office:value="587.2" calcext:value-type="currency">
            <text:p>587,20 zł</text:p>
          </table:table-cell>
          <table:table-cell table:formula="of:=SUM([.G81:.I81])" office:value-type="currency" office:currency="PLN" office:value="2098.6" calcext:value-type="currency">
            <text:p>2 098,60 zł</text:p>
          </table:table-cell>
          <table:table-cell table:formula="of:=[.J81]+[.K80]" office:value-type="currency" office:currency="PLN" office:value="161659.3" calcext:value-type="currency">
            <text:p>161 659,30 zł</text:p>
          </table:table-cell>
          <table:table-cell table:number-columns-repeated="4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table:formula="of:=MONTH([.A82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82]-24)/2)); )" office:value-type="float" office:value="96" calcext:value-type="float">
            <text:p>96</text:p>
          </table:table-cell>
          <table:table-cell table:formula="of:=ROUNDDOWN([.$E$2]*(1+[.$O$2]*(([.C82]-24)/2)); )" office:value-type="float" office:value="128" calcext:value-type="float">
            <text:p>128</text:p>
          </table:table-cell>
          <table:table-cell table:formula="of:=ROUNDDOWN([.$F$2]*(1+[.$O$3]*(([.C82]-24)/2)); )" office:value-type="float" office:value="84" calcext:value-type="float">
            <text:p>84</text:p>
          </table:table-cell>
          <table:table-cell table:formula="of:=[.D82]*[.$N$4]" office:value-type="currency" office:currency="PLN" office:value="800.64" calcext:value-type="currency">
            <text:p>800,64 zł</text:p>
          </table:table-cell>
          <table:table-cell table:formula="of:=[.E82]*[.$N$2]" office:value-type="currency" office:currency="PLN" office:value="811.52" calcext:value-type="currency">
            <text:p>811,52 zł</text:p>
          </table:table-cell>
          <table:table-cell table:formula="of:=[.F82]*[.$N$3]" office:value-type="currency" office:currency="PLN" office:value="616.56" calcext:value-type="currency">
            <text:p>616,56 zł</text:p>
          </table:table-cell>
          <table:table-cell table:formula="of:=SUM([.G82:.I82])" office:value-type="currency" office:currency="PLN" office:value="2228.72" calcext:value-type="currency">
            <text:p>2 228,72 zł</text:p>
          </table:table-cell>
          <table:table-cell table:formula="of:=[.J82]+[.K81]" office:value-type="currency" office:currency="PLN" office:value="163888.02" calcext:value-type="currency">
            <text:p>163 888,02 zł</text:p>
          </table:table-cell>
          <table:table-cell table:number-columns-repeated="4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table:formula="of:=MONTH([.A83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83]-24)/2)); )" office:value-type="float" office:value="86" calcext:value-type="float">
            <text:p>86</text:p>
          </table:table-cell>
          <table:table-cell table:formula="of:=ROUNDDOWN([.$E$2]*(1+[.$O$2]*(([.C83]-24)/2)); )" office:value-type="float" office:value="115" calcext:value-type="float">
            <text:p>115</text:p>
          </table:table-cell>
          <table:table-cell table:formula="of:=ROUNDDOWN([.$F$2]*(1+[.$O$3]*(([.C83]-24)/2)); )" office:value-type="float" office:value="77" calcext:value-type="float">
            <text:p>77</text:p>
          </table:table-cell>
          <table:table-cell table:formula="of:=[.D83]*[.$N$4]" office:value-type="currency" office:currency="PLN" office:value="717.24" calcext:value-type="currency">
            <text:p>717,24 zł</text:p>
          </table:table-cell>
          <table:table-cell table:formula="of:=[.E83]*[.$N$2]" office:value-type="currency" office:currency="PLN" office:value="729.1" calcext:value-type="currency">
            <text:p>729,10 zł</text:p>
          </table:table-cell>
          <table:table-cell table:formula="of:=[.F83]*[.$N$3]" office:value-type="currency" office:currency="PLN" office:value="565.18" calcext:value-type="currency">
            <text:p>565,18 zł</text:p>
          </table:table-cell>
          <table:table-cell table:formula="of:=SUM([.G83:.I83])" office:value-type="currency" office:currency="PLN" office:value="2011.52" calcext:value-type="currency">
            <text:p>2 011,52 zł</text:p>
          </table:table-cell>
          <table:table-cell table:formula="of:=[.J83]+[.K82]" office:value-type="currency" office:currency="PLN" office:value="165899.54" calcext:value-type="currency">
            <text:p>165 899,54 zł</text:p>
          </table:table-cell>
          <table:table-cell table:number-columns-repeated="4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table:formula="of:=MONTH([.A84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84]-24)/2)); )" office:value-type="float" office:value="86" calcext:value-type="float">
            <text:p>86</text:p>
          </table:table-cell>
          <table:table-cell table:formula="of:=ROUNDDOWN([.$E$2]*(1+[.$O$2]*(([.C84]-24)/2)); )" office:value-type="float" office:value="115" calcext:value-type="float">
            <text:p>115</text:p>
          </table:table-cell>
          <table:table-cell table:formula="of:=ROUNDDOWN([.$F$2]*(1+[.$O$3]*(([.C84]-24)/2)); )" office:value-type="float" office:value="77" calcext:value-type="float">
            <text:p>77</text:p>
          </table:table-cell>
          <table:table-cell table:formula="of:=[.D84]*[.$N$4]" office:value-type="currency" office:currency="PLN" office:value="717.24" calcext:value-type="currency">
            <text:p>717,24 zł</text:p>
          </table:table-cell>
          <table:table-cell table:formula="of:=[.E84]*[.$N$2]" office:value-type="currency" office:currency="PLN" office:value="729.1" calcext:value-type="currency">
            <text:p>729,10 zł</text:p>
          </table:table-cell>
          <table:table-cell table:formula="of:=[.F84]*[.$N$3]" office:value-type="currency" office:currency="PLN" office:value="565.18" calcext:value-type="currency">
            <text:p>565,18 zł</text:p>
          </table:table-cell>
          <table:table-cell table:formula="of:=SUM([.G84:.I84])" office:value-type="currency" office:currency="PLN" office:value="2011.52" calcext:value-type="currency">
            <text:p>2 011,52 zł</text:p>
          </table:table-cell>
          <table:table-cell table:formula="of:=[.J84]+[.K83]" office:value-type="currency" office:currency="PLN" office:value="167911.06" calcext:value-type="currency">
            <text:p>167 911,06 zł</text:p>
          </table:table-cell>
          <table:table-cell table:number-columns-repeated="4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table:formula="of:=MONTH([.A85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C85]-24)/2)); )" office:value-type="float" office:value="90" calcext:value-type="float">
            <text:p>90</text:p>
          </table:table-cell>
          <table:table-cell table:formula="of:=ROUNDDOWN([.$E$2]*(1+[.$O$2]*(([.C85]-24)/2)); )" office:value-type="float" office:value="120" calcext:value-type="float">
            <text:p>120</text:p>
          </table:table-cell>
          <table:table-cell table:formula="of:=ROUNDDOWN([.$F$2]*(1+[.$O$3]*(([.C85]-24)/2)); )" office:value-type="float" office:value="80" calcext:value-type="float">
            <text:p>80</text:p>
          </table:table-cell>
          <table:table-cell table:formula="of:=[.D85]*[.$N$4]" office:value-type="currency" office:currency="PLN" office:value="750.6" calcext:value-type="currency">
            <text:p>750,60 zł</text:p>
          </table:table-cell>
          <table:table-cell table:formula="of:=[.E85]*[.$N$2]" office:value-type="currency" office:currency="PLN" office:value="760.8" calcext:value-type="currency">
            <text:p>760,80 zł</text:p>
          </table:table-cell>
          <table:table-cell table:formula="of:=[.F85]*[.$N$3]" office:value-type="currency" office:currency="PLN" office:value="587.2" calcext:value-type="currency">
            <text:p>587,20 zł</text:p>
          </table:table-cell>
          <table:table-cell table:formula="of:=SUM([.G85:.I85])" office:value-type="currency" office:currency="PLN" office:value="2098.6" calcext:value-type="currency">
            <text:p>2 098,60 zł</text:p>
          </table:table-cell>
          <table:table-cell table:formula="of:=[.J85]+[.K84]" office:value-type="currency" office:currency="PLN" office:value="170009.66" calcext:value-type="currency">
            <text:p>170 009,66 zł</text:p>
          </table:table-cell>
          <table:table-cell table:number-columns-repeated="4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table:formula="of:=MONTH([.A86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86]-24)/2)); )" office:value-type="float" office:value="96" calcext:value-type="float">
            <text:p>96</text:p>
          </table:table-cell>
          <table:table-cell table:formula="of:=ROUNDDOWN([.$E$2]*(1+[.$O$2]*(([.C86]-24)/2)); )" office:value-type="float" office:value="128" calcext:value-type="float">
            <text:p>128</text:p>
          </table:table-cell>
          <table:table-cell table:formula="of:=ROUNDDOWN([.$F$2]*(1+[.$O$3]*(([.C86]-24)/2)); )" office:value-type="float" office:value="84" calcext:value-type="float">
            <text:p>84</text:p>
          </table:table-cell>
          <table:table-cell table:formula="of:=[.D86]*[.$N$4]" office:value-type="currency" office:currency="PLN" office:value="800.64" calcext:value-type="currency">
            <text:p>800,64 zł</text:p>
          </table:table-cell>
          <table:table-cell table:formula="of:=[.E86]*[.$N$2]" office:value-type="currency" office:currency="PLN" office:value="811.52" calcext:value-type="currency">
            <text:p>811,52 zł</text:p>
          </table:table-cell>
          <table:table-cell table:formula="of:=[.F86]*[.$N$3]" office:value-type="currency" office:currency="PLN" office:value="616.56" calcext:value-type="currency">
            <text:p>616,56 zł</text:p>
          </table:table-cell>
          <table:table-cell table:formula="of:=SUM([.G86:.I86])" office:value-type="currency" office:currency="PLN" office:value="2228.72" calcext:value-type="currency">
            <text:p>2 228,72 zł</text:p>
          </table:table-cell>
          <table:table-cell table:formula="of:=[.J86]+[.K85]" office:value-type="currency" office:currency="PLN" office:value="172238.38" calcext:value-type="currency">
            <text:p>172 238,38 zł</text:p>
          </table:table-cell>
          <table:table-cell table:number-columns-repeated="4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table:formula="of:=MONTH([.A87]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C87]-24)/2)); )" office:value-type="float" office:value="103" calcext:value-type="float">
            <text:p>103</text:p>
          </table:table-cell>
          <table:table-cell table:formula="of:=ROUNDDOWN([.$E$2]*(1+[.$O$2]*(([.C87]-24)/2)); )" office:value-type="float" office:value="136" calcext:value-type="float">
            <text:p>136</text:p>
          </table:table-cell>
          <table:table-cell table:formula="of:=ROUNDDOWN([.$F$2]*(1+[.$O$3]*(([.C87]-24)/2)); )" office:value-type="float" office:value="89" calcext:value-type="float">
            <text:p>89</text:p>
          </table:table-cell>
          <table:table-cell table:formula="of:=[.D87]*[.$N$4]" office:value-type="currency" office:currency="PLN" office:value="859.02" calcext:value-type="currency">
            <text:p>859,02 zł</text:p>
          </table:table-cell>
          <table:table-cell table:formula="of:=[.E87]*[.$N$2]" office:value-type="currency" office:currency="PLN" office:value="862.24" calcext:value-type="currency">
            <text:p>862,24 zł</text:p>
          </table:table-cell>
          <table:table-cell table:formula="of:=[.F87]*[.$N$3]" office:value-type="currency" office:currency="PLN" office:value="653.26" calcext:value-type="currency">
            <text:p>653,26 zł</text:p>
          </table:table-cell>
          <table:table-cell table:formula="of:=SUM([.G87:.I87])" office:value-type="currency" office:currency="PLN" office:value="2374.52" calcext:value-type="currency">
            <text:p>2 374,52 zł</text:p>
          </table:table-cell>
          <table:table-cell table:formula="of:=[.J87]+[.K86]" office:value-type="currency" office:currency="PLN" office:value="174612.9" calcext:value-type="currency">
            <text:p>174 612,90 zł</text:p>
          </table:table-cell>
          <table:table-cell table:number-columns-repeated="4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table:formula="of:=MONTH([.A88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ROUNDDOWN([.$D$2]*(1+[.$O$4]*(([.C88]-24)/2)); )" office:value-type="float" office:value="117" calcext:value-type="float">
            <text:p>117</text:p>
          </table:table-cell>
          <table:table-cell table:formula="of:=ROUNDDOWN([.$E$2]*(1+[.$O$2]*(([.C88]-24)/2)); )" office:value-type="float" office:value="153" calcext:value-type="float">
            <text:p>153</text:p>
          </table:table-cell>
          <table:table-cell table:formula="of:=ROUNDDOWN([.$F$2]*(1+[.$O$3]*(([.C88]-24)/2)); )" office:value-type="float" office:value="98" calcext:value-type="float">
            <text:p>98</text:p>
          </table:table-cell>
          <table:table-cell table:formula="of:=[.D88]*[.$N$4]" office:value-type="currency" office:currency="PLN" office:value="975.78" calcext:value-type="currency">
            <text:p>975,78 zł</text:p>
          </table:table-cell>
          <table:table-cell table:formula="of:=[.E88]*[.$N$2]" office:value-type="currency" office:currency="PLN" office:value="970.02" calcext:value-type="currency">
            <text:p>970,02 zł</text:p>
          </table:table-cell>
          <table:table-cell table:formula="of:=[.F88]*[.$N$3]" office:value-type="currency" office:currency="PLN" office:value="719.32" calcext:value-type="currency">
            <text:p>719,32 zł</text:p>
          </table:table-cell>
          <table:table-cell table:formula="of:=SUM([.G88:.I88])" office:value-type="currency" office:currency="PLN" office:value="2665.12" calcext:value-type="currency">
            <text:p>2 665,12 zł</text:p>
          </table:table-cell>
          <table:table-cell table:formula="of:=[.J88]+[.K87]" office:value-type="currency" office:currency="PLN" office:value="177278.02" calcext:value-type="currency">
            <text:p>177 278,02 zł</text:p>
          </table:table-cell>
          <table:table-cell table:number-columns-repeated="4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table:formula="of:=MONTH([.A89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C89]-24)/2)); )" office:value-type="float" office:value="96" calcext:value-type="float">
            <text:p>96</text:p>
          </table:table-cell>
          <table:table-cell table:formula="of:=ROUNDDOWN([.$E$2]*(1+[.$O$2]*(([.C89]-24)/2)); )" office:value-type="float" office:value="128" calcext:value-type="float">
            <text:p>128</text:p>
          </table:table-cell>
          <table:table-cell table:formula="of:=ROUNDDOWN([.$F$2]*(1+[.$O$3]*(([.C89]-24)/2)); )" office:value-type="float" office:value="84" calcext:value-type="float">
            <text:p>84</text:p>
          </table:table-cell>
          <table:table-cell table:formula="of:=[.D89]*[.$N$4]" office:value-type="currency" office:currency="PLN" office:value="800.64" calcext:value-type="currency">
            <text:p>800,64 zł</text:p>
          </table:table-cell>
          <table:table-cell table:formula="of:=[.E89]*[.$N$2]" office:value-type="currency" office:currency="PLN" office:value="811.52" calcext:value-type="currency">
            <text:p>811,52 zł</text:p>
          </table:table-cell>
          <table:table-cell table:formula="of:=[.F89]*[.$N$3]" office:value-type="currency" office:currency="PLN" office:value="616.56" calcext:value-type="currency">
            <text:p>616,56 zł</text:p>
          </table:table-cell>
          <table:table-cell table:formula="of:=SUM([.G89:.I89])" office:value-type="currency" office:currency="PLN" office:value="2228.72" calcext:value-type="currency">
            <text:p>2 228,72 zł</text:p>
          </table:table-cell>
          <table:table-cell table:formula="of:=[.J89]+[.K88]" office:value-type="currency" office:currency="PLN" office:value="179506.74" calcext:value-type="currency">
            <text:p>179 506,74 zł</text:p>
          </table:table-cell>
          <table:table-cell table:number-columns-repeated="4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table:formula="of:=MONTH([.A90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ROUNDDOWN([.$D$2]*(1+[.$O$4]*(([.C90]-24)/2)); )" office:value-type="float" office:value="117" calcext:value-type="float">
            <text:p>117</text:p>
          </table:table-cell>
          <table:table-cell table:formula="of:=ROUNDDOWN([.$E$2]*(1+[.$O$2]*(([.C90]-24)/2)); )" office:value-type="float" office:value="153" calcext:value-type="float">
            <text:p>153</text:p>
          </table:table-cell>
          <table:table-cell table:formula="of:=ROUNDDOWN([.$F$2]*(1+[.$O$3]*(([.C90]-24)/2)); )" office:value-type="float" office:value="98" calcext:value-type="float">
            <text:p>98</text:p>
          </table:table-cell>
          <table:table-cell table:formula="of:=[.D90]*[.$N$4]" office:value-type="currency" office:currency="PLN" office:value="975.78" calcext:value-type="currency">
            <text:p>975,78 zł</text:p>
          </table:table-cell>
          <table:table-cell table:formula="of:=[.E90]*[.$N$2]" office:value-type="currency" office:currency="PLN" office:value="970.02" calcext:value-type="currency">
            <text:p>970,02 zł</text:p>
          </table:table-cell>
          <table:table-cell table:formula="of:=[.F90]*[.$N$3]" office:value-type="currency" office:currency="PLN" office:value="719.32" calcext:value-type="currency">
            <text:p>719,32 zł</text:p>
          </table:table-cell>
          <table:table-cell table:formula="of:=SUM([.G90:.I90])" office:value-type="currency" office:currency="PLN" office:value="2665.12" calcext:value-type="currency">
            <text:p>2 665,12 zł</text:p>
          </table:table-cell>
          <table:table-cell table:formula="of:=[.J90]+[.K89]" office:value-type="currency" office:currency="PLN" office:value="182171.86" calcext:value-type="currency">
            <text:p>182 171,86 zł</text:p>
          </table:table-cell>
          <table:table-cell table:number-columns-repeated="4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table:formula="of:=MONTH([.A91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91]-24)/2)); )" office:value-type="float" office:value="86" calcext:value-type="float">
            <text:p>86</text:p>
          </table:table-cell>
          <table:table-cell table:formula="of:=ROUNDDOWN([.$E$2]*(1+[.$O$2]*(([.C91]-24)/2)); )" office:value-type="float" office:value="115" calcext:value-type="float">
            <text:p>115</text:p>
          </table:table-cell>
          <table:table-cell table:formula="of:=ROUNDDOWN([.$F$2]*(1+[.$O$3]*(([.C91]-24)/2)); )" office:value-type="float" office:value="77" calcext:value-type="float">
            <text:p>77</text:p>
          </table:table-cell>
          <table:table-cell table:formula="of:=[.D91]*[.$N$4]" office:value-type="currency" office:currency="PLN" office:value="717.24" calcext:value-type="currency">
            <text:p>717,24 zł</text:p>
          </table:table-cell>
          <table:table-cell table:formula="of:=[.E91]*[.$N$2]" office:value-type="currency" office:currency="PLN" office:value="729.1" calcext:value-type="currency">
            <text:p>729,10 zł</text:p>
          </table:table-cell>
          <table:table-cell table:formula="of:=[.F91]*[.$N$3]" office:value-type="currency" office:currency="PLN" office:value="565.18" calcext:value-type="currency">
            <text:p>565,18 zł</text:p>
          </table:table-cell>
          <table:table-cell table:formula="of:=SUM([.G91:.I91])" office:value-type="currency" office:currency="PLN" office:value="2011.52" calcext:value-type="currency">
            <text:p>2 011,52 zł</text:p>
          </table:table-cell>
          <table:table-cell table:formula="of:=[.J91]+[.K90]" office:value-type="currency" office:currency="PLN" office:value="184183.38" calcext:value-type="currency">
            <text:p>184 183,38 zł</text:p>
          </table:table-cell>
          <table:table-cell table:number-columns-repeated="4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table:formula="of:=MONTH([.A92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C92]-24)/2)); )" office:value-type="float" office:value="83" calcext:value-type="float">
            <text:p>83</text:p>
          </table:table-cell>
          <table:table-cell table:formula="of:=ROUNDDOWN([.$E$2]*(1+[.$O$2]*(([.C92]-24)/2)); )" office:value-type="float" office:value="111" calcext:value-type="float">
            <text:p>111</text:p>
          </table:table-cell>
          <table:table-cell table:formula="of:=ROUNDDOWN([.$F$2]*(1+[.$O$3]*(([.C92]-24)/2)); )" office:value-type="float" office:value="75" calcext:value-type="float">
            <text:p>75</text:p>
          </table:table-cell>
          <table:table-cell table:formula="of:=[.D92]*[.$N$4]" office:value-type="currency" office:currency="PLN" office:value="692.22" calcext:value-type="currency">
            <text:p>692,22 zł</text:p>
          </table:table-cell>
          <table:table-cell table:formula="of:=[.E92]*[.$N$2]" office:value-type="currency" office:currency="PLN" office:value="703.74" calcext:value-type="currency">
            <text:p>703,74 zł</text:p>
          </table:table-cell>
          <table:table-cell table:formula="of:=[.F92]*[.$N$3]" office:value-type="currency" office:currency="PLN" office:value="550.5" calcext:value-type="currency">
            <text:p>550,50 zł</text:p>
          </table:table-cell>
          <table:table-cell table:formula="of:=SUM([.G92:.I92])" office:value-type="currency" office:currency="PLN" office:value="1946.46" calcext:value-type="currency">
            <text:p>1 946,46 zł</text:p>
          </table:table-cell>
          <table:table-cell table:formula="of:=[.J92]+[.K91]" office:value-type="currency" office:currency="PLN" office:value="186129.84" calcext:value-type="currency">
            <text:p>186 129,84 zł</text:p>
          </table:table-cell>
          <table:table-cell table:number-columns-repeated="4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table:formula="of:=MONTH([.A9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C93]-24)/2)); )" office:value-type="float" office:value="93" calcext:value-type="float">
            <text:p>93</text:p>
          </table:table-cell>
          <table:table-cell table:formula="of:=ROUNDDOWN([.$E$2]*(1+[.$O$2]*(([.C93]-24)/2)); )" office:value-type="float" office:value="124" calcext:value-type="float">
            <text:p>124</text:p>
          </table:table-cell>
          <table:table-cell table:formula="of:=ROUNDDOWN([.$F$2]*(1+[.$O$3]*(([.C93]-24)/2)); )" office:value-type="float" office:value="82" calcext:value-type="float">
            <text:p>82</text:p>
          </table:table-cell>
          <table:table-cell table:formula="of:=[.D93]*[.$N$4]" office:value-type="currency" office:currency="PLN" office:value="775.62" calcext:value-type="currency">
            <text:p>775,62 zł</text:p>
          </table:table-cell>
          <table:table-cell table:formula="of:=[.E93]*[.$N$2]" office:value-type="currency" office:currency="PLN" office:value="786.16" calcext:value-type="currency">
            <text:p>786,16 zł</text:p>
          </table:table-cell>
          <table:table-cell table:formula="of:=[.F93]*[.$N$3]" office:value-type="currency" office:currency="PLN" office:value="601.88" calcext:value-type="currency">
            <text:p>601,88 zł</text:p>
          </table:table-cell>
          <table:table-cell table:formula="of:=SUM([.G93:.I93])" office:value-type="currency" office:currency="PLN" office:value="2163.66" calcext:value-type="currency">
            <text:p>2 163,66 zł</text:p>
          </table:table-cell>
          <table:table-cell table:formula="of:=[.J93]+[.K92]" office:value-type="currency" office:currency="PLN" office:value="188293.5" calcext:value-type="currency">
            <text:p>188 293,50 zł</text:p>
          </table:table-cell>
          <table:table-cell table:number-columns-repeated="4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table:formula="of:=MONTH([.A9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C94]-24)/2)); )" office:value-type="float" office:value="86" calcext:value-type="float">
            <text:p>86</text:p>
          </table:table-cell>
          <table:table-cell table:formula="of:=ROUNDDOWN([.$E$2]*(1+[.$O$2]*(([.C94]-24)/2)); )" office:value-type="float" office:value="115" calcext:value-type="float">
            <text:p>115</text:p>
          </table:table-cell>
          <table:table-cell table:formula="of:=ROUNDDOWN([.$F$2]*(1+[.$O$3]*(([.C94]-24)/2)); )" office:value-type="float" office:value="77" calcext:value-type="float">
            <text:p>77</text:p>
          </table:table-cell>
          <table:table-cell table:formula="of:=[.D94]*[.$N$4]" office:value-type="currency" office:currency="PLN" office:value="717.24" calcext:value-type="currency">
            <text:p>717,24 zł</text:p>
          </table:table-cell>
          <table:table-cell table:formula="of:=[.E94]*[.$N$2]" office:value-type="currency" office:currency="PLN" office:value="729.1" calcext:value-type="currency">
            <text:p>729,10 zł</text:p>
          </table:table-cell>
          <table:table-cell table:formula="of:=[.F94]*[.$N$3]" office:value-type="currency" office:currency="PLN" office:value="565.18" calcext:value-type="currency">
            <text:p>565,18 zł</text:p>
          </table:table-cell>
          <table:table-cell table:formula="of:=SUM([.G94:.I94])" office:value-type="currency" office:currency="PLN" office:value="2011.52" calcext:value-type="currency">
            <text:p>2 011,52 zł</text:p>
          </table:table-cell>
          <table:table-cell table:formula="of:=[.J94]+[.K93]" office:value-type="currency" office:currency="PLN" office:value="190305.02" calcext:value-type="currency">
            <text:p>190 305,02 zł</text:p>
          </table:table-cell>
          <table:table-cell table:number-columns-repeated="4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table:formula="of:=MONTH([.A95])" office:value-type="float" office:value="9" calcext:value-type="float">
            <text:p>9</text:p>
          </table:table-cell>
          <table:table-cell table:formula="of:=IF([.C94]=[.C93];[.C94]-1;[.C94])" office:value-type="float" office:value="23" calcext:value-type="float">
            <text:p>23</text:p>
          </table:table-cell>
          <table:table-cell table:formula="of:=ROUNDDOWN([.$D$2]*(1+[.$O$4]*(([.C95]-24)/2)); )" office:value-type="float" office:value="86" calcext:value-type="float">
            <text:p>86</text:p>
          </table:table-cell>
          <table:table-cell table:formula="of:=ROUNDDOWN([.$E$2]*(1+[.$O$2]*(([.C95]-24)/2)); )" office:value-type="float" office:value="115" calcext:value-type="float">
            <text:p>115</text:p>
          </table:table-cell>
          <table:table-cell table:formula="of:=ROUNDDOWN([.$F$2]*(1+[.$O$3]*(([.C95]-24)/2)); )" office:value-type="float" office:value="77" calcext:value-type="float">
            <text:p>77</text:p>
          </table:table-cell>
          <table:table-cell table:formula="of:=[.D95]*[.$N$4]" office:value-type="currency" office:currency="PLN" office:value="717.24" calcext:value-type="currency">
            <text:p>717,24 zł</text:p>
          </table:table-cell>
          <table:table-cell table:formula="of:=[.E95]*[.$N$2]" office:value-type="currency" office:currency="PLN" office:value="729.1" calcext:value-type="currency">
            <text:p>729,10 zł</text:p>
          </table:table-cell>
          <table:table-cell table:formula="of:=[.F95]*[.$N$3]" office:value-type="currency" office:currency="PLN" office:value="565.18" calcext:value-type="currency">
            <text:p>565,18 zł</text:p>
          </table:table-cell>
          <table:table-cell table:formula="of:=SUM([.G95:.I95])" office:value-type="currency" office:currency="PLN" office:value="2011.52" calcext:value-type="currency">
            <text:p>2 011,52 zł</text:p>
          </table:table-cell>
          <table:table-cell table:formula="of:=[.J95]+[.K94]" office:value-type="currency" office:currency="PLN" office:value="192316.54" calcext:value-type="currency">
            <text:p>192 316,54 zł</text:p>
          </table:table-cell>
          <table:table-cell table:number-columns-repeated="4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table:formula="of:=MONTH([.A96])" office:value-type="float" office:value="9" calcext:value-type="float">
            <text:p>9</text:p>
          </table:table-cell>
          <table:table-cell table:formula="of:=IF([.C95]=[.C94];[.C95]-1;[.C95])" office:value-type="float" office:value="22" calcext:value-type="float">
            <text:p>22</text:p>
          </table:table-cell>
          <table:table-cell table:formula="of:=ROUNDDOWN([.$D$2]*(1+[.$O$4]*(([.C96]-24)/2)); )" office:value-type="float" office:value="83" calcext:value-type="float">
            <text:p>83</text:p>
          </table:table-cell>
          <table:table-cell table:formula="of:=ROUNDDOWN([.$E$2]*(1+[.$O$2]*(([.C96]-24)/2)); )" office:value-type="float" office:value="111" calcext:value-type="float">
            <text:p>111</text:p>
          </table:table-cell>
          <table:table-cell table:formula="of:=ROUNDDOWN([.$F$2]*(1+[.$O$3]*(([.C96]-24)/2)); )" office:value-type="float" office:value="75" calcext:value-type="float">
            <text:p>75</text:p>
          </table:table-cell>
          <table:table-cell table:formula="of:=[.D96]*[.$N$4]" office:value-type="currency" office:currency="PLN" office:value="692.22" calcext:value-type="currency">
            <text:p>692,22 zł</text:p>
          </table:table-cell>
          <table:table-cell table:formula="of:=[.E96]*[.$N$2]" office:value-type="currency" office:currency="PLN" office:value="703.74" calcext:value-type="currency">
            <text:p>703,74 zł</text:p>
          </table:table-cell>
          <table:table-cell table:formula="of:=[.F96]*[.$N$3]" office:value-type="currency" office:currency="PLN" office:value="550.5" calcext:value-type="currency">
            <text:p>550,50 zł</text:p>
          </table:table-cell>
          <table:table-cell table:formula="of:=SUM([.G96:.I96])" office:value-type="currency" office:currency="PLN" office:value="1946.46" calcext:value-type="currency">
            <text:p>1 946,46 zł</text:p>
          </table:table-cell>
          <table:table-cell table:formula="of:=[.J96]+[.K95]" office:value-type="currency" office:currency="PLN" office:value="194263" calcext:value-type="currency">
            <text:p>194 263,00 zł</text:p>
          </table:table-cell>
          <table:table-cell table:number-columns-repeated="4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table:formula="of:=MONTH([.A97])" office:value-type="float" office:value="9" calcext:value-type="float">
            <text:p>9</text:p>
          </table:table-cell>
          <table:table-cell table:formula="of:=IF([.C96]=[.C95];[.C96]-1;[.C96])" office:value-type="float" office:value="22" calcext:value-type="float">
            <text:p>22</text:p>
          </table:table-cell>
          <table:table-cell table:formula="of:=ROUNDDOWN([.$D$2]*(1+[.$O$4]*(([.C97]-24)/2)); )" office:value-type="float" office:value="83" calcext:value-type="float">
            <text:p>83</text:p>
          </table:table-cell>
          <table:table-cell table:formula="of:=ROUNDDOWN([.$E$2]*(1+[.$O$2]*(([.C97]-24)/2)); )" office:value-type="float" office:value="111" calcext:value-type="float">
            <text:p>111</text:p>
          </table:table-cell>
          <table:table-cell table:formula="of:=ROUNDDOWN([.$F$2]*(1+[.$O$3]*(([.C97]-24)/2)); )" office:value-type="float" office:value="75" calcext:value-type="float">
            <text:p>75</text:p>
          </table:table-cell>
          <table:table-cell table:formula="of:=[.D97]*[.$N$4]" office:value-type="currency" office:currency="PLN" office:value="692.22" calcext:value-type="currency">
            <text:p>692,22 zł</text:p>
          </table:table-cell>
          <table:table-cell table:formula="of:=[.E97]*[.$N$2]" office:value-type="currency" office:currency="PLN" office:value="703.74" calcext:value-type="currency">
            <text:p>703,74 zł</text:p>
          </table:table-cell>
          <table:table-cell table:formula="of:=[.F97]*[.$N$3]" office:value-type="currency" office:currency="PLN" office:value="550.5" calcext:value-type="currency">
            <text:p>550,50 zł</text:p>
          </table:table-cell>
          <table:table-cell table:formula="of:=SUM([.G97:.I97])" office:value-type="currency" office:currency="PLN" office:value="1946.46" calcext:value-type="currency">
            <text:p>1 946,46 zł</text:p>
          </table:table-cell>
          <table:table-cell table:formula="of:=[.J97]+[.K96]" office:value-type="currency" office:currency="PLN" office:value="196209.46" calcext:value-type="currency">
            <text:p>196 209,46 zł</text:p>
          </table:table-cell>
          <table:table-cell table:number-columns-repeated="4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table:formula="of:=MONTH([.A98])" office:value-type="float" office:value="9" calcext:value-type="float">
            <text:p>9</text:p>
          </table:table-cell>
          <table:table-cell table:formula="of:=IF([.C97]=[.C96];[.C97]-1;[.C97])" office:value-type="float" office:value="21" calcext:value-type="float">
            <text:p>21</text:p>
          </table:table-cell>
          <table:table-cell table:formula="of:=ROUNDDOWN([.$D$2]*(1+[.$O$4]*(([.C98]-24)/2)); )" office:value-type="float" office:value="79" calcext:value-type="float">
            <text:p>79</text:p>
          </table:table-cell>
          <table:table-cell table:formula="of:=ROUNDDOWN([.$E$2]*(1+[.$O$2]*(([.C98]-24)/2)); )" office:value-type="float" office:value="107" calcext:value-type="float">
            <text:p>107</text:p>
          </table:table-cell>
          <table:table-cell table:formula="of:=ROUNDDOWN([.$F$2]*(1+[.$O$3]*(([.C98]-24)/2)); )" office:value-type="float" office:value="72" calcext:value-type="float">
            <text:p>72</text:p>
          </table:table-cell>
          <table:table-cell table:formula="of:=[.D98]*[.$N$4]" office:value-type="currency" office:currency="PLN" office:value="658.86" calcext:value-type="currency">
            <text:p>658,86 zł</text:p>
          </table:table-cell>
          <table:table-cell table:formula="of:=[.E98]*[.$N$2]" office:value-type="currency" office:currency="PLN" office:value="678.38" calcext:value-type="currency">
            <text:p>678,38 zł</text:p>
          </table:table-cell>
          <table:table-cell table:formula="of:=[.F98]*[.$N$3]" office:value-type="currency" office:currency="PLN" office:value="528.48" calcext:value-type="currency">
            <text:p>528,48 zł</text:p>
          </table:table-cell>
          <table:table-cell table:formula="of:=SUM([.G98:.I98])" office:value-type="currency" office:currency="PLN" office:value="1865.72" calcext:value-type="currency">
            <text:p>1 865,72 zł</text:p>
          </table:table-cell>
          <table:table-cell table:formula="of:=[.J98]+[.K97]" office:value-type="currency" office:currency="PLN" office:value="198075.18" calcext:value-type="currency">
            <text:p>198 075,18 zł</text:p>
          </table:table-cell>
          <table:table-cell table:number-columns-repeated="4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table:formula="of:=MONTH([.A99])" office:value-type="float" office:value="9" calcext:value-type="float">
            <text:p>9</text:p>
          </table:table-cell>
          <table:table-cell table:formula="of:=IF([.C98]=[.C97];[.C98]-1;[.C98])" office:value-type="float" office:value="21" calcext:value-type="float">
            <text:p>21</text:p>
          </table:table-cell>
          <table:table-cell table:formula="of:=ROUNDDOWN([.$D$2]*(1+[.$O$4]*(([.C99]-24)/2)); )" office:value-type="float" office:value="79" calcext:value-type="float">
            <text:p>79</text:p>
          </table:table-cell>
          <table:table-cell table:formula="of:=ROUNDDOWN([.$E$2]*(1+[.$O$2]*(([.C99]-24)/2)); )" office:value-type="float" office:value="107" calcext:value-type="float">
            <text:p>107</text:p>
          </table:table-cell>
          <table:table-cell table:formula="of:=ROUNDDOWN([.$F$2]*(1+[.$O$3]*(([.C99]-24)/2)); )" office:value-type="float" office:value="72" calcext:value-type="float">
            <text:p>72</text:p>
          </table:table-cell>
          <table:table-cell table:formula="of:=[.D99]*[.$N$4]" office:value-type="currency" office:currency="PLN" office:value="658.86" calcext:value-type="currency">
            <text:p>658,86 zł</text:p>
          </table:table-cell>
          <table:table-cell table:formula="of:=[.E99]*[.$N$2]" office:value-type="currency" office:currency="PLN" office:value="678.38" calcext:value-type="currency">
            <text:p>678,38 zł</text:p>
          </table:table-cell>
          <table:table-cell table:formula="of:=[.F99]*[.$N$3]" office:value-type="currency" office:currency="PLN" office:value="528.48" calcext:value-type="currency">
            <text:p>528,48 zł</text:p>
          </table:table-cell>
          <table:table-cell table:formula="of:=SUM([.G99:.I99])" office:value-type="currency" office:currency="PLN" office:value="1865.72" calcext:value-type="currency">
            <text:p>1 865,72 zł</text:p>
          </table:table-cell>
          <table:table-cell table:formula="of:=[.J99]+[.K98]" office:value-type="currency" office:currency="PLN" office:value="199940.9" calcext:value-type="currency">
            <text:p>199 940,90 zł</text:p>
          </table:table-cell>
          <table:table-cell table:number-columns-repeated="4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table:formula="of:=MONTH([.A100])" office:value-type="float" office:value="9" calcext:value-type="float">
            <text:p>9</text:p>
          </table:table-cell>
          <table:table-cell table:formula="of:=IF([.C99]=[.C98];[.C99]-1;[.C99])" office:value-type="float" office:value="20" calcext:value-type="float">
            <text:p>20</text:p>
          </table:table-cell>
          <table:table-cell table:formula="of:=ROUNDDOWN([.$D$2]*(1+[.$O$4]*(([.C100]-24)/2)); )" office:value-type="float" office:value="76" calcext:value-type="float">
            <text:p>76</text:p>
          </table:table-cell>
          <table:table-cell table:formula="of:=ROUNDDOWN([.$E$2]*(1+[.$O$2]*(([.C100]-24)/2)); )" office:value-type="float" office:value="103" calcext:value-type="float">
            <text:p>103</text:p>
          </table:table-cell>
          <table:table-cell table:formula="of:=ROUNDDOWN([.$F$2]*(1+[.$O$3]*(([.C100]-24)/2)); )" office:value-type="float" office:value="70" calcext:value-type="float">
            <text:p>70</text:p>
          </table:table-cell>
          <table:table-cell table:formula="of:=[.D100]*[.$N$4]" office:value-type="currency" office:currency="PLN" office:value="633.84" calcext:value-type="currency">
            <text:p>633,84 zł</text:p>
          </table:table-cell>
          <table:table-cell table:formula="of:=[.E100]*[.$N$2]" office:value-type="currency" office:currency="PLN" office:value="653.02" calcext:value-type="currency">
            <text:p>653,02 zł</text:p>
          </table:table-cell>
          <table:table-cell table:formula="of:=[.F100]*[.$N$3]" office:value-type="currency" office:currency="PLN" office:value="513.8" calcext:value-type="currency">
            <text:p>513,80 zł</text:p>
          </table:table-cell>
          <table:table-cell table:formula="of:=SUM([.G100:.I100])" office:value-type="currency" office:currency="PLN" office:value="1800.66" calcext:value-type="currency">
            <text:p>1 800,66 zł</text:p>
          </table:table-cell>
          <table:table-cell table:formula="of:=[.J100]+[.K99]" office:value-type="currency" office:currency="PLN" office:value="201741.56" calcext:value-type="currency">
            <text:p>201 741,56 zł</text:p>
          </table:table-cell>
          <table:table-cell table:number-columns-repeated="4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table:formula="of:=MONTH([.A101])" office:value-type="float" office:value="9" calcext:value-type="float">
            <text:p>9</text:p>
          </table:table-cell>
          <table:table-cell table:formula="of:=IF([.C100]=[.C99];[.C100]-1;[.C100])" office:value-type="float" office:value="20" calcext:value-type="float">
            <text:p>20</text:p>
          </table:table-cell>
          <table:table-cell table:formula="of:=ROUNDDOWN([.$D$2]*(1+[.$O$4]*(([.C101]-24)/2)); )" office:value-type="float" office:value="76" calcext:value-type="float">
            <text:p>76</text:p>
          </table:table-cell>
          <table:table-cell table:formula="of:=ROUNDDOWN([.$E$2]*(1+[.$O$2]*(([.C101]-24)/2)); )" office:value-type="float" office:value="103" calcext:value-type="float">
            <text:p>103</text:p>
          </table:table-cell>
          <table:table-cell table:formula="of:=ROUNDDOWN([.$F$2]*(1+[.$O$3]*(([.C101]-24)/2)); )" office:value-type="float" office:value="70" calcext:value-type="float">
            <text:p>70</text:p>
          </table:table-cell>
          <table:table-cell table:formula="of:=[.D101]*[.$N$4]" office:value-type="currency" office:currency="PLN" office:value="633.84" calcext:value-type="currency">
            <text:p>633,84 zł</text:p>
          </table:table-cell>
          <table:table-cell table:formula="of:=[.E101]*[.$N$2]" office:value-type="currency" office:currency="PLN" office:value="653.02" calcext:value-type="currency">
            <text:p>653,02 zł</text:p>
          </table:table-cell>
          <table:table-cell table:formula="of:=[.F101]*[.$N$3]" office:value-type="currency" office:currency="PLN" office:value="513.8" calcext:value-type="currency">
            <text:p>513,80 zł</text:p>
          </table:table-cell>
          <table:table-cell table:formula="of:=SUM([.G101:.I101])" office:value-type="currency" office:currency="PLN" office:value="1800.66" calcext:value-type="currency">
            <text:p>1 800,66 zł</text:p>
          </table:table-cell>
          <table:table-cell table:formula="of:=[.J101]+[.K100]" office:value-type="currency" office:currency="PLN" office:value="203542.22" calcext:value-type="currency">
            <text:p>203 542,22 zł</text:p>
          </table:table-cell>
          <table:table-cell table:number-columns-repeated="4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table:formula="of:=MONTH([.A102])" office:value-type="float" office:value="9" calcext:value-type="float">
            <text:p>9</text:p>
          </table:table-cell>
          <table:table-cell table:formula="of:=IF([.C101]=[.C100];[.C101]-1;[.C101])" office:value-type="float" office:value="19" calcext:value-type="float">
            <text:p>19</text:p>
          </table:table-cell>
          <table:table-cell table:formula="of:=ROUNDDOWN([.$D$2]*(1+[.$O$4]*(([.C102]-24)/2)); )" office:value-type="float" office:value="72" calcext:value-type="float">
            <text:p>72</text:p>
          </table:table-cell>
          <table:table-cell table:formula="of:=ROUNDDOWN([.$E$2]*(1+[.$O$2]*(([.C102]-24)/2)); )" office:value-type="float" office:value="99" calcext:value-type="float">
            <text:p>99</text:p>
          </table:table-cell>
          <table:table-cell table:formula="of:=ROUNDDOWN([.$F$2]*(1+[.$O$3]*(([.C102]-24)/2)); )" office:value-type="float" office:value="68" calcext:value-type="float">
            <text:p>68</text:p>
          </table:table-cell>
          <table:table-cell table:formula="of:=[.D102]*[.$N$4]" office:value-type="currency" office:currency="PLN" office:value="600.48" calcext:value-type="currency">
            <text:p>600,48 zł</text:p>
          </table:table-cell>
          <table:table-cell table:formula="of:=[.E102]*[.$N$2]" office:value-type="currency" office:currency="PLN" office:value="627.66" calcext:value-type="currency">
            <text:p>627,66 zł</text:p>
          </table:table-cell>
          <table:table-cell table:formula="of:=[.F102]*[.$N$3]" office:value-type="currency" office:currency="PLN" office:value="499.12" calcext:value-type="currency">
            <text:p>499,12 zł</text:p>
          </table:table-cell>
          <table:table-cell table:formula="of:=SUM([.G102:.I102])" office:value-type="currency" office:currency="PLN" office:value="1727.26" calcext:value-type="currency">
            <text:p>1 727,26 zł</text:p>
          </table:table-cell>
          <table:table-cell table:formula="of:=[.J102]+[.K101]" office:value-type="currency" office:currency="PLN" office:value="205269.48" calcext:value-type="currency">
            <text:p>205 269,48 zł</text:p>
          </table:table-cell>
          <table:table-cell table:number-columns-repeated="4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table:formula="of:=MONTH([.A103])" office:value-type="float" office:value="9" calcext:value-type="float">
            <text:p>9</text:p>
          </table:table-cell>
          <table:table-cell table:formula="of:=IF([.C102]=[.C101];[.C102]-1;[.C102])" office:value-type="float" office:value="19" calcext:value-type="float">
            <text:p>19</text:p>
          </table:table-cell>
          <table:table-cell table:formula="of:=ROUNDDOWN([.$D$2]*(1+[.$O$4]*(([.C103]-24)/2)); )" office:value-type="float" office:value="72" calcext:value-type="float">
            <text:p>72</text:p>
          </table:table-cell>
          <table:table-cell table:formula="of:=ROUNDDOWN([.$E$2]*(1+[.$O$2]*(([.C103]-24)/2)); )" office:value-type="float" office:value="99" calcext:value-type="float">
            <text:p>99</text:p>
          </table:table-cell>
          <table:table-cell table:formula="of:=ROUNDDOWN([.$F$2]*(1+[.$O$3]*(([.C103]-24)/2)); )" office:value-type="float" office:value="68" calcext:value-type="float">
            <text:p>68</text:p>
          </table:table-cell>
          <table:table-cell table:formula="of:=[.D103]*[.$N$4]" office:value-type="currency" office:currency="PLN" office:value="600.48" calcext:value-type="currency">
            <text:p>600,48 zł</text:p>
          </table:table-cell>
          <table:table-cell table:formula="of:=[.E103]*[.$N$2]" office:value-type="currency" office:currency="PLN" office:value="627.66" calcext:value-type="currency">
            <text:p>627,66 zł</text:p>
          </table:table-cell>
          <table:table-cell table:formula="of:=[.F103]*[.$N$3]" office:value-type="currency" office:currency="PLN" office:value="499.12" calcext:value-type="currency">
            <text:p>499,12 zł</text:p>
          </table:table-cell>
          <table:table-cell table:formula="of:=SUM([.G103:.I103])" office:value-type="currency" office:currency="PLN" office:value="1727.26" calcext:value-type="currency">
            <text:p>1 727,26 zł</text:p>
          </table:table-cell>
          <table:table-cell table:formula="of:=[.J103]+[.K102]" office:value-type="currency" office:currency="PLN" office:value="206996.74" calcext:value-type="currency">
            <text:p>206 996,74 zł</text:p>
          </table:table-cell>
          <table:table-cell table:number-columns-repeated="4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table:formula="of:=MONTH([.A104])" office:value-type="float" office:value="9" calcext:value-type="float">
            <text:p>9</text:p>
          </table:table-cell>
          <table:table-cell table:formula="of:=IF([.C103]=[.C102];[.C103]-1;[.C103])" office:value-type="float" office:value="18" calcext:value-type="float">
            <text:p>18</text:p>
          </table:table-cell>
          <table:table-cell table:formula="of:=ROUNDDOWN([.$D$2]*(1+[.$O$4]*(([.C104]-24)/2)); )" office:value-type="float" office:value="69" calcext:value-type="float">
            <text:p>69</text:p>
          </table:table-cell>
          <table:table-cell table:formula="of:=ROUNDDOWN([.$E$2]*(1+[.$O$2]*(([.C104]-24)/2)); )" office:value-type="float" office:value="95" calcext:value-type="float">
            <text:p>95</text:p>
          </table:table-cell>
          <table:table-cell table:formula="of:=ROUNDDOWN([.$F$2]*(1+[.$O$3]*(([.C104]-24)/2)); )" office:value-type="float" office:value="65" calcext:value-type="float">
            <text:p>65</text:p>
          </table:table-cell>
          <table:table-cell table:formula="of:=[.D104]*[.$N$4]" office:value-type="currency" office:currency="PLN" office:value="575.46" calcext:value-type="currency">
            <text:p>575,46 zł</text:p>
          </table:table-cell>
          <table:table-cell table:formula="of:=[.E104]*[.$N$2]" office:value-type="currency" office:currency="PLN" office:value="602.3" calcext:value-type="currency">
            <text:p>602,30 zł</text:p>
          </table:table-cell>
          <table:table-cell table:formula="of:=[.F104]*[.$N$3]" office:value-type="currency" office:currency="PLN" office:value="477.1" calcext:value-type="currency">
            <text:p>477,10 zł</text:p>
          </table:table-cell>
          <table:table-cell table:formula="of:=SUM([.G104:.I104])" office:value-type="currency" office:currency="PLN" office:value="1654.86" calcext:value-type="currency">
            <text:p>1 654,86 zł</text:p>
          </table:table-cell>
          <table:table-cell table:formula="of:=[.J104]+[.K103]" office:value-type="currency" office:currency="PLN" office:value="208651.6" calcext:value-type="currency">
            <text:p>208 651,60 zł</text:p>
          </table:table-cell>
          <table:table-cell table:number-columns-repeated="4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table:formula="of:=MONTH([.A105])" office:value-type="float" office:value="9" calcext:value-type="float">
            <text:p>9</text:p>
          </table:table-cell>
          <table:table-cell table:formula="of:=IF([.C104]=[.C103];[.C104]-1;[.C104])" office:value-type="float" office:value="18" calcext:value-type="float">
            <text:p>18</text:p>
          </table:table-cell>
          <table:table-cell table:formula="of:=ROUNDDOWN([.$D$2]*(1+[.$O$4]*(([.C105]-24)/2)); )" office:value-type="float" office:value="69" calcext:value-type="float">
            <text:p>69</text:p>
          </table:table-cell>
          <table:table-cell table:formula="of:=ROUNDDOWN([.$E$2]*(1+[.$O$2]*(([.C105]-24)/2)); )" office:value-type="float" office:value="95" calcext:value-type="float">
            <text:p>95</text:p>
          </table:table-cell>
          <table:table-cell table:formula="of:=ROUNDDOWN([.$F$2]*(1+[.$O$3]*(([.C105]-24)/2)); )" office:value-type="float" office:value="65" calcext:value-type="float">
            <text:p>65</text:p>
          </table:table-cell>
          <table:table-cell table:formula="of:=[.D105]*[.$N$4]" office:value-type="currency" office:currency="PLN" office:value="575.46" calcext:value-type="currency">
            <text:p>575,46 zł</text:p>
          </table:table-cell>
          <table:table-cell table:formula="of:=[.E105]*[.$N$2]" office:value-type="currency" office:currency="PLN" office:value="602.3" calcext:value-type="currency">
            <text:p>602,30 zł</text:p>
          </table:table-cell>
          <table:table-cell table:formula="of:=[.F105]*[.$N$3]" office:value-type="currency" office:currency="PLN" office:value="477.1" calcext:value-type="currency">
            <text:p>477,10 zł</text:p>
          </table:table-cell>
          <table:table-cell table:formula="of:=SUM([.G105:.I105])" office:value-type="currency" office:currency="PLN" office:value="1654.86" calcext:value-type="currency">
            <text:p>1 654,86 zł</text:p>
          </table:table-cell>
          <table:table-cell table:formula="of:=[.J105]+[.K104]" office:value-type="currency" office:currency="PLN" office:value="210306.46" calcext:value-type="currency">
            <text:p>210 306,46 zł</text:p>
          </table:table-cell>
          <table:table-cell table:number-columns-repeated="4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table:formula="of:=MONTH([.A106])" office:value-type="float" office:value="9" calcext:value-type="float">
            <text:p>9</text:p>
          </table:table-cell>
          <table:table-cell table:formula="of:=IF([.C105]=[.C104];[.C105]-1;[.C105])" office:value-type="float" office:value="17" calcext:value-type="float">
            <text:p>17</text:p>
          </table:table-cell>
          <table:table-cell table:formula="of:=ROUNDDOWN([.$D$2]*(1+[.$O$4]*(([.C106]-24)/2)); )" office:value-type="float" office:value="65" calcext:value-type="float">
            <text:p>65</text:p>
          </table:table-cell>
          <table:table-cell table:formula="of:=ROUNDDOWN([.$E$2]*(1+[.$O$2]*(([.C106]-24)/2)); )" office:value-type="float" office:value="91" calcext:value-type="float">
            <text:p>91</text:p>
          </table:table-cell>
          <table:table-cell table:formula="of:=ROUNDDOWN([.$F$2]*(1+[.$O$3]*(([.C106]-24)/2)); )" office:value-type="float" office:value="63" calcext:value-type="float">
            <text:p>63</text:p>
          </table:table-cell>
          <table:table-cell table:formula="of:=[.D106]*[.$N$4]" office:value-type="currency" office:currency="PLN" office:value="542.1" calcext:value-type="currency">
            <text:p>542,10 zł</text:p>
          </table:table-cell>
          <table:table-cell table:formula="of:=[.E106]*[.$N$2]" office:value-type="currency" office:currency="PLN" office:value="576.94" calcext:value-type="currency">
            <text:p>576,94 zł</text:p>
          </table:table-cell>
          <table:table-cell table:formula="of:=[.F106]*[.$N$3]" office:value-type="currency" office:currency="PLN" office:value="462.42" calcext:value-type="currency">
            <text:p>462,42 zł</text:p>
          </table:table-cell>
          <table:table-cell table:formula="of:=SUM([.G106:.I106])" office:value-type="currency" office:currency="PLN" office:value="1581.46" calcext:value-type="currency">
            <text:p>1 581,46 zł</text:p>
          </table:table-cell>
          <table:table-cell table:formula="of:=[.J106]+[.K105]" office:value-type="currency" office:currency="PLN" office:value="211887.92" calcext:value-type="currency">
            <text:p>211 887,92 zł</text:p>
          </table:table-cell>
          <table:table-cell table:number-columns-repeated="4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table:formula="of:=MONTH([.A107])" office:value-type="float" office:value="9" calcext:value-type="float">
            <text:p>9</text:p>
          </table:table-cell>
          <table:table-cell table:formula="of:=IF([.C106]=[.C105];[.C106]-1;[.C106])" office:value-type="float" office:value="17" calcext:value-type="float">
            <text:p>17</text:p>
          </table:table-cell>
          <table:table-cell table:formula="of:=ROUNDDOWN([.$D$2]*(1+[.$O$4]*(([.C107]-24)/2)); )" office:value-type="float" office:value="65" calcext:value-type="float">
            <text:p>65</text:p>
          </table:table-cell>
          <table:table-cell table:formula="of:=ROUNDDOWN([.$E$2]*(1+[.$O$2]*(([.C107]-24)/2)); )" office:value-type="float" office:value="91" calcext:value-type="float">
            <text:p>91</text:p>
          </table:table-cell>
          <table:table-cell table:formula="of:=ROUNDDOWN([.$F$2]*(1+[.$O$3]*(([.C107]-24)/2)); )" office:value-type="float" office:value="63" calcext:value-type="float">
            <text:p>63</text:p>
          </table:table-cell>
          <table:table-cell table:formula="of:=[.D107]*[.$N$4]" office:value-type="currency" office:currency="PLN" office:value="542.1" calcext:value-type="currency">
            <text:p>542,10 zł</text:p>
          </table:table-cell>
          <table:table-cell table:formula="of:=[.E107]*[.$N$2]" office:value-type="currency" office:currency="PLN" office:value="576.94" calcext:value-type="currency">
            <text:p>576,94 zł</text:p>
          </table:table-cell>
          <table:table-cell table:formula="of:=[.F107]*[.$N$3]" office:value-type="currency" office:currency="PLN" office:value="462.42" calcext:value-type="currency">
            <text:p>462,42 zł</text:p>
          </table:table-cell>
          <table:table-cell table:formula="of:=SUM([.G107:.I107])" office:value-type="currency" office:currency="PLN" office:value="1581.46" calcext:value-type="currency">
            <text:p>1 581,46 zł</text:p>
          </table:table-cell>
          <table:table-cell table:formula="of:=[.J107]+[.K106]" office:value-type="currency" office:currency="PLN" office:value="213469.38" calcext:value-type="currency">
            <text:p>213 469,38 zł</text:p>
          </table:table-cell>
          <table:table-cell table:number-columns-repeated="4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table:formula="of:=MONTH([.A108])" office:value-type="float" office:value="9" calcext:value-type="float">
            <text:p>9</text:p>
          </table:table-cell>
          <table:table-cell table:formula="of:=IF([.C107]=[.C106];[.C107]-1;[.C107])" office:value-type="float" office:value="16" calcext:value-type="float">
            <text:p>16</text:p>
          </table:table-cell>
          <table:table-cell table:formula="of:=ROUNDDOWN([.$D$2]*(1+[.$O$4]*(([.C108]-24)/2)); )" office:value-type="float" office:value="62" calcext:value-type="float">
            <text:p>62</text:p>
          </table:table-cell>
          <table:table-cell table:formula="of:=ROUNDDOWN([.$E$2]*(1+[.$O$2]*(([.C108]-24)/2)); )" office:value-type="float" office:value="86" calcext:value-type="float">
            <text:p>86</text:p>
          </table:table-cell>
          <table:table-cell table:formula="of:=ROUNDDOWN([.$F$2]*(1+[.$O$3]*(([.C108]-24)/2)); )" office:value-type="float" office:value="61" calcext:value-type="float">
            <text:p>61</text:p>
          </table:table-cell>
          <table:table-cell table:formula="of:=[.D108]*[.$N$4]" office:value-type="currency" office:currency="PLN" office:value="517.08" calcext:value-type="currency">
            <text:p>517,08 zł</text:p>
          </table:table-cell>
          <table:table-cell table:formula="of:=[.E108]*[.$N$2]" office:value-type="currency" office:currency="PLN" office:value="545.24" calcext:value-type="currency">
            <text:p>545,24 zł</text:p>
          </table:table-cell>
          <table:table-cell table:formula="of:=[.F108]*[.$N$3]" office:value-type="currency" office:currency="PLN" office:value="447.74" calcext:value-type="currency">
            <text:p>447,74 zł</text:p>
          </table:table-cell>
          <table:table-cell table:formula="of:=SUM([.G108:.I108])" office:value-type="currency" office:currency="PLN" office:value="1510.06" calcext:value-type="currency">
            <text:p>1 510,06 zł</text:p>
          </table:table-cell>
          <table:table-cell table:formula="of:=[.J108]+[.K107]" office:value-type="currency" office:currency="PLN" office:value="214979.44" calcext:value-type="currency">
            <text:p>214 979,44 zł</text:p>
          </table:table-cell>
          <table:table-cell table:number-columns-repeated="4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table:formula="of:=MONTH([.A109])" office:value-type="float" office:value="9" calcext:value-type="float">
            <text:p>9</text:p>
          </table:table-cell>
          <table:table-cell table:formula="of:=IF([.C108]=[.C107];[.C108]-1;[.C108])" office:value-type="float" office:value="16" calcext:value-type="float">
            <text:p>16</text:p>
          </table:table-cell>
          <table:table-cell table:formula="of:=ROUNDDOWN([.$D$2]*(1+[.$O$4]*(([.C109]-24)/2)); )" office:value-type="float" office:value="62" calcext:value-type="float">
            <text:p>62</text:p>
          </table:table-cell>
          <table:table-cell table:formula="of:=ROUNDDOWN([.$E$2]*(1+[.$O$2]*(([.C109]-24)/2)); )" office:value-type="float" office:value="86" calcext:value-type="float">
            <text:p>86</text:p>
          </table:table-cell>
          <table:table-cell table:formula="of:=ROUNDDOWN([.$F$2]*(1+[.$O$3]*(([.C109]-24)/2)); )" office:value-type="float" office:value="61" calcext:value-type="float">
            <text:p>61</text:p>
          </table:table-cell>
          <table:table-cell table:formula="of:=[.D109]*[.$N$4]" office:value-type="currency" office:currency="PLN" office:value="517.08" calcext:value-type="currency">
            <text:p>517,08 zł</text:p>
          </table:table-cell>
          <table:table-cell table:formula="of:=[.E109]*[.$N$2]" office:value-type="currency" office:currency="PLN" office:value="545.24" calcext:value-type="currency">
            <text:p>545,24 zł</text:p>
          </table:table-cell>
          <table:table-cell table:formula="of:=[.F109]*[.$N$3]" office:value-type="currency" office:currency="PLN" office:value="447.74" calcext:value-type="currency">
            <text:p>447,74 zł</text:p>
          </table:table-cell>
          <table:table-cell table:formula="of:=SUM([.G109:.I109])" office:value-type="currency" office:currency="PLN" office:value="1510.06" calcext:value-type="currency">
            <text:p>1 510,06 zł</text:p>
          </table:table-cell>
          <table:table-cell table:formula="of:=[.J109]+[.K108]" office:value-type="currency" office:currency="PLN" office:value="216489.5" calcext:value-type="currency">
            <text:p>216 489,50 zł</text:p>
          </table:table-cell>
          <table:table-cell table:number-columns-repeated="4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table:formula="of:=MONTH([.A110])" office:value-type="float" office:value="9" calcext:value-type="float">
            <text:p>9</text:p>
          </table:table-cell>
          <table:table-cell table:formula="of:=IF([.C109]=[.C108];[.C109]-1;[.C109])" office:value-type="float" office:value="15" calcext:value-type="float">
            <text:p>15</text:p>
          </table:table-cell>
          <table:table-cell table:formula="of:=ROUNDDOWN([.$D$2]*(1+[.$O$4]*(([.C110]-24)/2)); )" office:value-type="float" office:value="58" calcext:value-type="float">
            <text:p>58</text:p>
          </table:table-cell>
          <table:table-cell table:formula="of:=ROUNDDOWN([.$E$2]*(1+[.$O$2]*(([.C110]-24)/2)); )" office:value-type="float" office:value="82" calcext:value-type="float">
            <text:p>82</text:p>
          </table:table-cell>
          <table:table-cell table:formula="of:=ROUNDDOWN([.$F$2]*(1+[.$O$3]*(([.C110]-24)/2)); )" office:value-type="float" office:value="58" calcext:value-type="float">
            <text:p>58</text:p>
          </table:table-cell>
          <table:table-cell table:formula="of:=[.D110]*[.$N$4]" office:value-type="currency" office:currency="PLN" office:value="483.72" calcext:value-type="currency">
            <text:p>483,72 zł</text:p>
          </table:table-cell>
          <table:table-cell table:formula="of:=[.E110]*[.$N$2]" office:value-type="currency" office:currency="PLN" office:value="519.88" calcext:value-type="currency">
            <text:p>519,88 zł</text:p>
          </table:table-cell>
          <table:table-cell table:formula="of:=[.F110]*[.$N$3]" office:value-type="currency" office:currency="PLN" office:value="425.72" calcext:value-type="currency">
            <text:p>425,72 zł</text:p>
          </table:table-cell>
          <table:table-cell table:formula="of:=SUM([.G110:.I110])" office:value-type="currency" office:currency="PLN" office:value="1429.32" calcext:value-type="currency">
            <text:p>1 429,32 zł</text:p>
          </table:table-cell>
          <table:table-cell table:formula="of:=[.J110]+[.K109]" office:value-type="currency" office:currency="PLN" office:value="217918.82" calcext:value-type="currency">
            <text:p>217 918,82 zł</text:p>
          </table:table-cell>
          <table:table-cell table:number-columns-repeated="4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table:formula="of:=MONTH([.A111])" office:value-type="float" office:value="9" calcext:value-type="float">
            <text:p>9</text:p>
          </table:table-cell>
          <table:table-cell table:formula="of:=IF([.C110]=[.C109];[.C110]-1;[.C110])" office:value-type="float" office:value="15" calcext:value-type="float">
            <text:p>15</text:p>
          </table:table-cell>
          <table:table-cell table:formula="of:=ROUNDDOWN([.$D$2]*(1+[.$O$4]*(([.C111]-24)/2)); )" office:value-type="float" office:value="58" calcext:value-type="float">
            <text:p>58</text:p>
          </table:table-cell>
          <table:table-cell table:formula="of:=ROUNDDOWN([.$E$2]*(1+[.$O$2]*(([.C111]-24)/2)); )" office:value-type="float" office:value="82" calcext:value-type="float">
            <text:p>82</text:p>
          </table:table-cell>
          <table:table-cell table:formula="of:=ROUNDDOWN([.$F$2]*(1+[.$O$3]*(([.C111]-24)/2)); )" office:value-type="float" office:value="58" calcext:value-type="float">
            <text:p>58</text:p>
          </table:table-cell>
          <table:table-cell table:formula="of:=[.D111]*[.$N$4]" office:value-type="currency" office:currency="PLN" office:value="483.72" calcext:value-type="currency">
            <text:p>483,72 zł</text:p>
          </table:table-cell>
          <table:table-cell table:formula="of:=[.E111]*[.$N$2]" office:value-type="currency" office:currency="PLN" office:value="519.88" calcext:value-type="currency">
            <text:p>519,88 zł</text:p>
          </table:table-cell>
          <table:table-cell table:formula="of:=[.F111]*[.$N$3]" office:value-type="currency" office:currency="PLN" office:value="425.72" calcext:value-type="currency">
            <text:p>425,72 zł</text:p>
          </table:table-cell>
          <table:table-cell table:formula="of:=SUM([.G111:.I111])" office:value-type="currency" office:currency="PLN" office:value="1429.32" calcext:value-type="currency">
            <text:p>1 429,32 zł</text:p>
          </table:table-cell>
          <table:table-cell table:formula="of:=[.J111]+[.K110]" office:value-type="currency" office:currency="PLN" office:value="219348.14" calcext:value-type="currency">
            <text:p>219 348,14 zł</text:p>
          </table:table-cell>
          <table:table-cell table:number-columns-repeated="4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table:formula="of:=MONTH([.A112])" office:value-type="float" office:value="9" calcext:value-type="float">
            <text:p>9</text:p>
          </table:table-cell>
          <table:table-cell table:formula="of:=IF([.C111]=[.C110];[.C111]-1;[.C111])" office:value-type="float" office:value="14" calcext:value-type="float">
            <text:p>14</text:p>
          </table:table-cell>
          <table:table-cell table:formula="of:=ROUNDDOWN([.$D$2]*(1+[.$O$4]*(([.C112]-24)/2)); )" office:value-type="float" office:value="55" calcext:value-type="float">
            <text:p>55</text:p>
          </table:table-cell>
          <table:table-cell table:formula="of:=ROUNDDOWN([.$E$2]*(1+[.$O$2]*(([.C112]-24)/2)); )" office:value-type="float" office:value="78" calcext:value-type="float">
            <text:p>78</text:p>
          </table:table-cell>
          <table:table-cell table:formula="of:=ROUNDDOWN([.$F$2]*(1+[.$O$3]*(([.C112]-24)/2)); )" office:value-type="float" office:value="56" calcext:value-type="float">
            <text:p>56</text:p>
          </table:table-cell>
          <table:table-cell table:formula="of:=[.D112]*[.$N$4]" office:value-type="currency" office:currency="PLN" office:value="458.7" calcext:value-type="currency">
            <text:p>458,70 zł</text:p>
          </table:table-cell>
          <table:table-cell table:formula="of:=[.E112]*[.$N$2]" office:value-type="currency" office:currency="PLN" office:value="494.52" calcext:value-type="currency">
            <text:p>494,52 zł</text:p>
          </table:table-cell>
          <table:table-cell table:formula="of:=[.F112]*[.$N$3]" office:value-type="currency" office:currency="PLN" office:value="411.04" calcext:value-type="currency">
            <text:p>411,04 zł</text:p>
          </table:table-cell>
          <table:table-cell table:formula="of:=SUM([.G112:.I112])" office:value-type="currency" office:currency="PLN" office:value="1364.26" calcext:value-type="currency">
            <text:p>1 364,26 zł</text:p>
          </table:table-cell>
          <table:table-cell table:formula="of:=[.J112]+[.K111]" office:value-type="currency" office:currency="PLN" office:value="220712.4" calcext:value-type="currency">
            <text:p>220 712,40 zł</text:p>
          </table:table-cell>
          <table:table-cell table:number-columns-repeated="4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table:formula="of:=MONTH([.A113])" office:value-type="float" office:value="9" calcext:value-type="float">
            <text:p>9</text:p>
          </table:table-cell>
          <table:table-cell table:formula="of:=IF([.C112]=[.C111];[.C112]-1;[.C112])" office:value-type="float" office:value="14" calcext:value-type="float">
            <text:p>14</text:p>
          </table:table-cell>
          <table:table-cell table:formula="of:=ROUNDDOWN([.$D$2]*(1+[.$O$4]*(([.C113]-24)/2)); )" office:value-type="float" office:value="55" calcext:value-type="float">
            <text:p>55</text:p>
          </table:table-cell>
          <table:table-cell table:formula="of:=ROUNDDOWN([.$E$2]*(1+[.$O$2]*(([.C113]-24)/2)); )" office:value-type="float" office:value="78" calcext:value-type="float">
            <text:p>78</text:p>
          </table:table-cell>
          <table:table-cell table:formula="of:=ROUNDDOWN([.$F$2]*(1+[.$O$3]*(([.C113]-24)/2)); )" office:value-type="float" office:value="56" calcext:value-type="float">
            <text:p>56</text:p>
          </table:table-cell>
          <table:table-cell table:formula="of:=[.D113]*[.$N$4]" office:value-type="currency" office:currency="PLN" office:value="458.7" calcext:value-type="currency">
            <text:p>458,70 zł</text:p>
          </table:table-cell>
          <table:table-cell table:formula="of:=[.E113]*[.$N$2]" office:value-type="currency" office:currency="PLN" office:value="494.52" calcext:value-type="currency">
            <text:p>494,52 zł</text:p>
          </table:table-cell>
          <table:table-cell table:formula="of:=[.F113]*[.$N$3]" office:value-type="currency" office:currency="PLN" office:value="411.04" calcext:value-type="currency">
            <text:p>411,04 zł</text:p>
          </table:table-cell>
          <table:table-cell table:formula="of:=SUM([.G113:.I113])" office:value-type="currency" office:currency="PLN" office:value="1364.26" calcext:value-type="currency">
            <text:p>1 364,26 zł</text:p>
          </table:table-cell>
          <table:table-cell table:formula="of:=[.J113]+[.K112]" office:value-type="currency" office:currency="PLN" office:value="222076.66" calcext:value-type="currency">
            <text:p>222 076,66 zł</text:p>
          </table:table-cell>
          <table:table-cell table:number-columns-repeated="4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table:formula="of:=MONTH([.A114])" office:value-type="float" office:value="9" calcext:value-type="float">
            <text:p>9</text:p>
          </table:table-cell>
          <table:table-cell table:formula="of:=IF([.C113]=[.C112];[.C113]-1;[.C113])" office:value-type="float" office:value="13" calcext:value-type="float">
            <text:p>13</text:p>
          </table:table-cell>
          <table:table-cell table:formula="of:=ROUNDDOWN([.$D$2]*(1+[.$O$4]*(([.C114]-24)/2)); )" office:value-type="float" office:value="51" calcext:value-type="float">
            <text:p>51</text:p>
          </table:table-cell>
          <table:table-cell table:formula="of:=ROUNDDOWN([.$E$2]*(1+[.$O$2]*(([.C114]-24)/2)); )" office:value-type="float" office:value="74" calcext:value-type="float">
            <text:p>74</text:p>
          </table:table-cell>
          <table:table-cell table:formula="of:=ROUNDDOWN([.$F$2]*(1+[.$O$3]*(([.C114]-24)/2)); )" office:value-type="float" office:value="54" calcext:value-type="float">
            <text:p>54</text:p>
          </table:table-cell>
          <table:table-cell table:formula="of:=[.D114]*[.$N$4]" office:value-type="currency" office:currency="PLN" office:value="425.34" calcext:value-type="currency">
            <text:p>425,34 zł</text:p>
          </table:table-cell>
          <table:table-cell table:formula="of:=[.E114]*[.$N$2]" office:value-type="currency" office:currency="PLN" office:value="469.16" calcext:value-type="currency">
            <text:p>469,16 zł</text:p>
          </table:table-cell>
          <table:table-cell table:formula="of:=[.F114]*[.$N$3]" office:value-type="currency" office:currency="PLN" office:value="396.36" calcext:value-type="currency">
            <text:p>396,36 zł</text:p>
          </table:table-cell>
          <table:table-cell table:formula="of:=SUM([.G114:.I114])" office:value-type="currency" office:currency="PLN" office:value="1290.86" calcext:value-type="currency">
            <text:p>1 290,86 zł</text:p>
          </table:table-cell>
          <table:table-cell table:formula="of:=[.J114]+[.K113]" office:value-type="currency" office:currency="PLN" office:value="223367.52" calcext:value-type="currency">
            <text:p>223 367,52 zł</text:p>
          </table:table-cell>
          <table:table-cell table:number-columns-repeated="4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table:formula="of:=MONTH([.A115])" office:value-type="float" office:value="9" calcext:value-type="float">
            <text:p>9</text:p>
          </table:table-cell>
          <table:table-cell table:formula="of:=IF([.C114]=[.C113];[.C114]-1;[.C114])" office:value-type="float" office:value="13" calcext:value-type="float">
            <text:p>13</text:p>
          </table:table-cell>
          <table:table-cell table:formula="of:=ROUNDDOWN([.$D$2]*(1+[.$O$4]*(([.C115]-24)/2)); )" office:value-type="float" office:value="51" calcext:value-type="float">
            <text:p>51</text:p>
          </table:table-cell>
          <table:table-cell table:formula="of:=ROUNDDOWN([.$E$2]*(1+[.$O$2]*(([.C115]-24)/2)); )" office:value-type="float" office:value="74" calcext:value-type="float">
            <text:p>74</text:p>
          </table:table-cell>
          <table:table-cell table:formula="of:=ROUNDDOWN([.$F$2]*(1+[.$O$3]*(([.C115]-24)/2)); )" office:value-type="float" office:value="54" calcext:value-type="float">
            <text:p>54</text:p>
          </table:table-cell>
          <table:table-cell table:formula="of:=[.D115]*[.$N$4]" office:value-type="currency" office:currency="PLN" office:value="425.34" calcext:value-type="currency">
            <text:p>425,34 zł</text:p>
          </table:table-cell>
          <table:table-cell table:formula="of:=[.E115]*[.$N$2]" office:value-type="currency" office:currency="PLN" office:value="469.16" calcext:value-type="currency">
            <text:p>469,16 zł</text:p>
          </table:table-cell>
          <table:table-cell table:formula="of:=[.F115]*[.$N$3]" office:value-type="currency" office:currency="PLN" office:value="396.36" calcext:value-type="currency">
            <text:p>396,36 zł</text:p>
          </table:table-cell>
          <table:table-cell table:formula="of:=SUM([.G115:.I115])" office:value-type="currency" office:currency="PLN" office:value="1290.86" calcext:value-type="currency">
            <text:p>1 290,86 zł</text:p>
          </table:table-cell>
          <table:table-cell table:formula="of:=[.J115]+[.K114]" office:value-type="currency" office:currency="PLN" office:value="224658.38" calcext:value-type="currency">
            <text:p>224 658,38 zł</text:p>
          </table:table-cell>
          <table:table-cell table:number-columns-repeated="4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table:formula="of:=MONTH([.A116])" office:value-type="float" office:value="9" calcext:value-type="float">
            <text:p>9</text:p>
          </table:table-cell>
          <table:table-cell table:formula="of:=IF([.C115]=[.C114];[.C115]-1;[.C115])" office:value-type="float" office:value="12" calcext:value-type="float">
            <text:p>12</text:p>
          </table:table-cell>
          <table:table-cell table:formula="of:=ROUNDDOWN([.$D$2]*(1+[.$O$4]*(([.C116]-24)/2)); )" office:value-type="float" office:value="48" calcext:value-type="float">
            <text:p>48</text:p>
          </table:table-cell>
          <table:table-cell table:formula="of:=ROUNDDOWN([.$E$2]*(1+[.$O$2]*(([.C116]-24)/2)); )" office:value-type="float" office:value="70" calcext:value-type="float">
            <text:p>70</text:p>
          </table:table-cell>
          <table:table-cell table:formula="of:=ROUNDDOWN([.$F$2]*(1+[.$O$3]*(([.C116]-24)/2)); )" office:value-type="float" office:value="51" calcext:value-type="float">
            <text:p>51</text:p>
          </table:table-cell>
          <table:table-cell table:formula="of:=[.D116]*[.$N$4]" office:value-type="currency" office:currency="PLN" office:value="400.32" calcext:value-type="currency">
            <text:p>400,32 zł</text:p>
          </table:table-cell>
          <table:table-cell table:formula="of:=[.E116]*[.$N$2]" office:value-type="currency" office:currency="PLN" office:value="443.8" calcext:value-type="currency">
            <text:p>443,80 zł</text:p>
          </table:table-cell>
          <table:table-cell table:formula="of:=[.F116]*[.$N$3]" office:value-type="currency" office:currency="PLN" office:value="374.34" calcext:value-type="currency">
            <text:p>374,34 zł</text:p>
          </table:table-cell>
          <table:table-cell table:formula="of:=SUM([.G116:.I116])" office:value-type="currency" office:currency="PLN" office:value="1218.46" calcext:value-type="currency">
            <text:p>1 218,46 zł</text:p>
          </table:table-cell>
          <table:table-cell table:formula="of:=[.J116]+[.K115]" office:value-type="currency" office:currency="PLN" office:value="225876.84" calcext:value-type="currency">
            <text:p>225 876,84 zł</text:p>
          </table:table-cell>
          <table:table-cell table:number-columns-repeated="4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table:formula="of:=MONTH([.A117])" office:value-type="float" office:value="9" calcext:value-type="float">
            <text:p>9</text:p>
          </table:table-cell>
          <table:table-cell table:formula="of:=IF([.C116]=[.C115];[.C116]-1;[.C116])" office:value-type="float" office:value="12" calcext:value-type="float">
            <text:p>12</text:p>
          </table:table-cell>
          <table:table-cell table:formula="of:=ROUNDDOWN([.$D$2]*(1+[.$O$4]*(([.C117]-24)/2)); )" office:value-type="float" office:value="48" calcext:value-type="float">
            <text:p>48</text:p>
          </table:table-cell>
          <table:table-cell table:formula="of:=ROUNDDOWN([.$E$2]*(1+[.$O$2]*(([.C117]-24)/2)); )" office:value-type="float" office:value="70" calcext:value-type="float">
            <text:p>70</text:p>
          </table:table-cell>
          <table:table-cell table:formula="of:=ROUNDDOWN([.$F$2]*(1+[.$O$3]*(([.C117]-24)/2)); )" office:value-type="float" office:value="51" calcext:value-type="float">
            <text:p>51</text:p>
          </table:table-cell>
          <table:table-cell table:formula="of:=[.D117]*[.$N$4]" office:value-type="currency" office:currency="PLN" office:value="400.32" calcext:value-type="currency">
            <text:p>400,32 zł</text:p>
          </table:table-cell>
          <table:table-cell table:formula="of:=[.E117]*[.$N$2]" office:value-type="currency" office:currency="PLN" office:value="443.8" calcext:value-type="currency">
            <text:p>443,80 zł</text:p>
          </table:table-cell>
          <table:table-cell table:formula="of:=[.F117]*[.$N$3]" office:value-type="currency" office:currency="PLN" office:value="374.34" calcext:value-type="currency">
            <text:p>374,34 zł</text:p>
          </table:table-cell>
          <table:table-cell table:formula="of:=SUM([.G117:.I117])" office:value-type="currency" office:currency="PLN" office:value="1218.46" calcext:value-type="currency">
            <text:p>1 218,46 zł</text:p>
          </table:table-cell>
          <table:table-cell table:formula="of:=[.J117]+[.K116]" office:value-type="currency" office:currency="PLN" office:value="227095.3" calcext:value-type="currency">
            <text:p>227 095,30 zł</text:p>
          </table:table-cell>
          <table:table-cell table:number-columns-repeated="4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table:formula="of:=MONTH([.A118])" office:value-type="float" office:value="9" calcext:value-type="float">
            <text:p>9</text:p>
          </table:table-cell>
          <table:table-cell table:formula="of:=IF([.C117]=[.C116];[.C117]-1;[.C117])" office:value-type="float" office:value="11" calcext:value-type="float">
            <text:p>11</text:p>
          </table:table-cell>
          <table:table-cell table:formula="of:=ROUNDDOWN([.$D$2]*(1+[.$O$4]*(([.C118]-24)/2)); )" office:value-type="float" office:value="45" calcext:value-type="float">
            <text:p>45</text:p>
          </table:table-cell>
          <table:table-cell table:formula="of:=ROUNDDOWN([.$E$2]*(1+[.$O$2]*(([.C118]-24)/2)); )" office:value-type="float" office:value="66" calcext:value-type="float">
            <text:p>66</text:p>
          </table:table-cell>
          <table:table-cell table:formula="of:=ROUNDDOWN([.$F$2]*(1+[.$O$3]*(([.C118]-24)/2)); )" office:value-type="float" office:value="49" calcext:value-type="float">
            <text:p>49</text:p>
          </table:table-cell>
          <table:table-cell table:formula="of:=[.D118]*[.$N$4]" office:value-type="currency" office:currency="PLN" office:value="375.3" calcext:value-type="currency">
            <text:p>375,30 zł</text:p>
          </table:table-cell>
          <table:table-cell table:formula="of:=[.E118]*[.$N$2]" office:value-type="currency" office:currency="PLN" office:value="418.44" calcext:value-type="currency">
            <text:p>418,44 zł</text:p>
          </table:table-cell>
          <table:table-cell table:formula="of:=[.F118]*[.$N$3]" office:value-type="currency" office:currency="PLN" office:value="359.66" calcext:value-type="currency">
            <text:p>359,66 zł</text:p>
          </table:table-cell>
          <table:table-cell table:formula="of:=SUM([.G118:.I118])" office:value-type="currency" office:currency="PLN" office:value="1153.4" calcext:value-type="currency">
            <text:p>1 153,40 zł</text:p>
          </table:table-cell>
          <table:table-cell table:formula="of:=[.J118]+[.K117]" office:value-type="currency" office:currency="PLN" office:value="228248.7" calcext:value-type="currency">
            <text:p>228 248,70 zł</text:p>
          </table:table-cell>
          <table:table-cell table:number-columns-repeated="4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table:formula="of:=MONTH([.A119])" office:value-type="float" office:value="9" calcext:value-type="float">
            <text:p>9</text:p>
          </table:table-cell>
          <table:table-cell table:formula="of:=IF([.C118]=[.C117];[.C118]-1;[.C118])" office:value-type="float" office:value="11" calcext:value-type="float">
            <text:p>11</text:p>
          </table:table-cell>
          <table:table-cell table:formula="of:=ROUNDDOWN([.$D$2]*(1+[.$O$4]*(([.C119]-24)/2)); )" office:value-type="float" office:value="45" calcext:value-type="float">
            <text:p>45</text:p>
          </table:table-cell>
          <table:table-cell table:formula="of:=ROUNDDOWN([.$E$2]*(1+[.$O$2]*(([.C119]-24)/2)); )" office:value-type="float" office:value="66" calcext:value-type="float">
            <text:p>66</text:p>
          </table:table-cell>
          <table:table-cell table:formula="of:=ROUNDDOWN([.$F$2]*(1+[.$O$3]*(([.C119]-24)/2)); )" office:value-type="float" office:value="49" calcext:value-type="float">
            <text:p>49</text:p>
          </table:table-cell>
          <table:table-cell table:formula="of:=[.D119]*[.$N$4]" office:value-type="currency" office:currency="PLN" office:value="375.3" calcext:value-type="currency">
            <text:p>375,30 zł</text:p>
          </table:table-cell>
          <table:table-cell table:formula="of:=[.E119]*[.$N$2]" office:value-type="currency" office:currency="PLN" office:value="418.44" calcext:value-type="currency">
            <text:p>418,44 zł</text:p>
          </table:table-cell>
          <table:table-cell table:formula="of:=[.F119]*[.$N$3]" office:value-type="currency" office:currency="PLN" office:value="359.66" calcext:value-type="currency">
            <text:p>359,66 zł</text:p>
          </table:table-cell>
          <table:table-cell table:formula="of:=SUM([.G119:.I119])" office:value-type="currency" office:currency="PLN" office:value="1153.4" calcext:value-type="currency">
            <text:p>1 153,40 zł</text:p>
          </table:table-cell>
          <table:table-cell table:formula="of:=[.J119]+[.K118]" office:value-type="currency" office:currency="PLN" office:value="229402.1" calcext:value-type="currency">
            <text:p>229 402,10 zł</text:p>
          </table:table-cell>
          <table:table-cell table:number-columns-repeated="4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table:formula="of:=MONTH([.A120])" office:value-type="float" office:value="9" calcext:value-type="float">
            <text:p>9</text:p>
          </table:table-cell>
          <table:table-cell table:formula="of:=IF([.C119]=[.C118];[.C119]-1;[.C119])" office:value-type="float" office:value="10" calcext:value-type="float">
            <text:p>10</text:p>
          </table:table-cell>
          <table:table-cell table:formula="of:=ROUNDDOWN([.$D$2]*(1+[.$O$4]*(([.C120]-24)/2)); )" office:value-type="float" office:value="41" calcext:value-type="float">
            <text:p>41</text:p>
          </table:table-cell>
          <table:table-cell table:formula="of:=ROUNDDOWN([.$E$2]*(1+[.$O$2]*(([.C120]-24)/2)); )" office:value-type="float" office:value="62" calcext:value-type="float">
            <text:p>62</text:p>
          </table:table-cell>
          <table:table-cell table:formula="of:=ROUNDDOWN([.$F$2]*(1+[.$O$3]*(([.C120]-24)/2)); )" office:value-type="float" office:value="47" calcext:value-type="float">
            <text:p>47</text:p>
          </table:table-cell>
          <table:table-cell table:formula="of:=[.D120]*[.$N$4]" office:value-type="currency" office:currency="PLN" office:value="341.94" calcext:value-type="currency">
            <text:p>341,94 zł</text:p>
          </table:table-cell>
          <table:table-cell table:formula="of:=[.E120]*[.$N$2]" office:value-type="currency" office:currency="PLN" office:value="393.08" calcext:value-type="currency">
            <text:p>393,08 zł</text:p>
          </table:table-cell>
          <table:table-cell table:formula="of:=[.F120]*[.$N$3]" office:value-type="currency" office:currency="PLN" office:value="344.98" calcext:value-type="currency">
            <text:p>344,98 zł</text:p>
          </table:table-cell>
          <table:table-cell table:formula="of:=SUM([.G120:.I120])" office:value-type="currency" office:currency="PLN" office:value="1080" calcext:value-type="currency">
            <text:p>1 080,00 zł</text:p>
          </table:table-cell>
          <table:table-cell table:formula="of:=[.J120]+[.K119]" office:value-type="currency" office:currency="PLN" office:value="230482.1" calcext:value-type="currency">
            <text:p>230 482,10 zł</text:p>
          </table:table-cell>
          <table:table-cell table:number-columns-repeated="4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table:formula="of:=MONTH([.A121])" office:value-type="float" office:value="9" calcext:value-type="float">
            <text:p>9</text:p>
          </table:table-cell>
          <table:table-cell table:formula="of:=IF([.C120]=[.C119];[.C120]-1;[.C120])" office:value-type="float" office:value="10" calcext:value-type="float">
            <text:p>10</text:p>
          </table:table-cell>
          <table:table-cell table:formula="of:=ROUNDDOWN([.$D$2]*(1+[.$O$4]*(([.C121]-24)/2)); )" office:value-type="float" office:value="41" calcext:value-type="float">
            <text:p>41</text:p>
          </table:table-cell>
          <table:table-cell table:formula="of:=ROUNDDOWN([.$E$2]*(1+[.$O$2]*(([.C121]-24)/2)); )" office:value-type="float" office:value="62" calcext:value-type="float">
            <text:p>62</text:p>
          </table:table-cell>
          <table:table-cell table:formula="of:=ROUNDDOWN([.$F$2]*(1+[.$O$3]*(([.C121]-24)/2)); )" office:value-type="float" office:value="47" calcext:value-type="float">
            <text:p>47</text:p>
          </table:table-cell>
          <table:table-cell table:formula="of:=[.D121]*[.$N$4]" office:value-type="currency" office:currency="PLN" office:value="341.94" calcext:value-type="currency">
            <text:p>341,94 zł</text:p>
          </table:table-cell>
          <table:table-cell table:formula="of:=[.E121]*[.$N$2]" office:value-type="currency" office:currency="PLN" office:value="393.08" calcext:value-type="currency">
            <text:p>393,08 zł</text:p>
          </table:table-cell>
          <table:table-cell table:formula="of:=[.F121]*[.$N$3]" office:value-type="currency" office:currency="PLN" office:value="344.98" calcext:value-type="currency">
            <text:p>344,98 zł</text:p>
          </table:table-cell>
          <table:table-cell table:formula="of:=SUM([.G121:.I121])" office:value-type="currency" office:currency="PLN" office:value="1080" calcext:value-type="currency">
            <text:p>1 080,00 zł</text:p>
          </table:table-cell>
          <table:table-cell table:formula="of:=[.J121]+[.K120]" office:value-type="currency" office:currency="PLN" office:value="231562.1" calcext:value-type="currency">
            <text:p>231 562,10 zł</text:p>
          </table:table-cell>
          <table:table-cell table:number-columns-repeated="4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table:formula="of:=MONTH([.A122])" office:value-type="float" office:value="9" calcext:value-type="float">
            <text:p>9</text:p>
          </table:table-cell>
          <table:table-cell table:formula="of:=IF([.C121]=[.C120];[.C121]-1;[.C121])" office:value-type="float" office:value="9" calcext:value-type="float">
            <text:p>9</text:p>
          </table:table-cell>
          <table:table-cell table:formula="of:=ROUNDDOWN([.$D$2]*(1+[.$O$4]*(([.C122]-24)/2)); )" office:value-type="float" office:value="38" calcext:value-type="float">
            <text:p>38</text:p>
          </table:table-cell>
          <table:table-cell table:formula="of:=ROUNDDOWN([.$E$2]*(1+[.$O$2]*(([.C122]-24)/2)); )" office:value-type="float" office:value="57" calcext:value-type="float">
            <text:p>57</text:p>
          </table:table-cell>
          <table:table-cell table:formula="of:=ROUNDDOWN([.$F$2]*(1+[.$O$3]*(([.C122]-24)/2)); )" office:value-type="float" office:value="44" calcext:value-type="float">
            <text:p>44</text:p>
          </table:table-cell>
          <table:table-cell table:formula="of:=[.D122]*[.$N$4]" office:value-type="currency" office:currency="PLN" office:value="316.92" calcext:value-type="currency">
            <text:p>316,92 zł</text:p>
          </table:table-cell>
          <table:table-cell table:formula="of:=[.E122]*[.$N$2]" office:value-type="currency" office:currency="PLN" office:value="361.38" calcext:value-type="currency">
            <text:p>361,38 zł</text:p>
          </table:table-cell>
          <table:table-cell table:formula="of:=[.F122]*[.$N$3]" office:value-type="currency" office:currency="PLN" office:value="322.96" calcext:value-type="currency">
            <text:p>322,96 zł</text:p>
          </table:table-cell>
          <table:table-cell table:formula="of:=SUM([.G122:.I122])" office:value-type="currency" office:currency="PLN" office:value="1001.26" calcext:value-type="currency">
            <text:p>1 001,26 zł</text:p>
          </table:table-cell>
          <table:table-cell table:formula="of:=[.J122]+[.K121]" office:value-type="currency" office:currency="PLN" office:value="232563.36" calcext:value-type="currency">
            <text:p>232 563,36 zł</text:p>
          </table:table-cell>
          <table:table-cell table:number-columns-repeated="4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table:formula="of:=MONTH([.A123])" office:value-type="float" office:value="9" calcext:value-type="float">
            <text:p>9</text:p>
          </table:table-cell>
          <table:table-cell table:formula="of:=IF([.C122]=[.C121];[.C122]-1;[.C122])" office:value-type="float" office:value="9" calcext:value-type="float">
            <text:p>9</text:p>
          </table:table-cell>
          <table:table-cell table:formula="of:=ROUNDDOWN([.$D$2]*(1+[.$O$4]*(([.C123]-24)/2)); )" office:value-type="float" office:value="38" calcext:value-type="float">
            <text:p>38</text:p>
          </table:table-cell>
          <table:table-cell table:formula="of:=ROUNDDOWN([.$E$2]*(1+[.$O$2]*(([.C123]-24)/2)); )" office:value-type="float" office:value="57" calcext:value-type="float">
            <text:p>57</text:p>
          </table:table-cell>
          <table:table-cell table:formula="of:=ROUNDDOWN([.$F$2]*(1+[.$O$3]*(([.C123]-24)/2)); )" office:value-type="float" office:value="44" calcext:value-type="float">
            <text:p>44</text:p>
          </table:table-cell>
          <table:table-cell table:formula="of:=[.D123]*[.$N$4]" office:value-type="currency" office:currency="PLN" office:value="316.92" calcext:value-type="currency">
            <text:p>316,92 zł</text:p>
          </table:table-cell>
          <table:table-cell table:formula="of:=[.E123]*[.$N$2]" office:value-type="currency" office:currency="PLN" office:value="361.38" calcext:value-type="currency">
            <text:p>361,38 zł</text:p>
          </table:table-cell>
          <table:table-cell table:formula="of:=[.F123]*[.$N$3]" office:value-type="currency" office:currency="PLN" office:value="322.96" calcext:value-type="currency">
            <text:p>322,96 zł</text:p>
          </table:table-cell>
          <table:table-cell table:formula="of:=SUM([.G123:.I123])" office:value-type="currency" office:currency="PLN" office:value="1001.26" calcext:value-type="currency">
            <text:p>1 001,26 zł</text:p>
          </table:table-cell>
          <table:table-cell table:formula="of:=[.J123]+[.K122]" office:value-type="currency" office:currency="PLN" office:value="233564.62" calcext:value-type="currency">
            <text:p>233 564,62 zł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</table:table-row>
      </table:table>
      <table:table table:name="Tabela przestawna_Arkusz2_1" table:style-name="ta1">
        <table:shapes>
          <draw:frame draw:z-index="0" draw:style-name="gr1" draw:text-style-name="P1" svg:width="15.996cm" svg:height="9cm" svg:x="14.303cm" svg:y="4.64cm">
            <draw:object draw:notify-on-update-of-ranges="'Tabela przestawna_Arkusz2_1'.H1:'Tabela przestawna_Arkusz2_1'.H1 'Tabela przestawna_Arkusz2_1'.H2:'Tabela przestawna_Arkusz2_1'.H4 'Tabela przestawna_Arkusz2_1'.I1:'Tabela przestawna_Arkusz2_1'.I1 'Tabela przestawna_Arkusz2_1'.I2:'Tabela przestawna_Arkusz2_1'.I4 'Tabela przestawna_Arkusz2_1'.J1:'Tabela przestawna_Arkusz2_1'.J1 'Tabela przestawna_Arkusz2_1'.J2:'Tabela przestawna_Arkusz2_1'.J4 'Tabela przestawna_Arkusz2_1'.K1:'Tabela przestawna_Arkusz2_1'.K1 'Tabela przestawna_Arkusz2_1'.K2:'Tabela przestawna_Arkusz2_1'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8"/>
        <table:table-column table:style-name="co1" table:default-cell-style-name="ce13"/>
        <table:table-column table:style-name="co1" table:default-cell-style-name="ce18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Dane</text:p>
          </table:table-cell>
          <table:table-cell table:number-columns-repeated="5"/>
          <table:table-cell office:value-type="string" calcext:value-type="string">
            <text:p>miesiąc</text:p>
          </table:table-cell>
          <table:table-cell office:value-type="string" calcext:value-type="string">
            <text:p>liczba sprzedanych hot-dogów</text:p>
          </table:table-cell>
          <table:table-cell office:value-type="string" calcext:value-type="string">
            <text:p>liczba sprzedanych lodów</text:p>
          </table:table-cell>
          <table:table-cell office:value-type="string" calcext:value-type="string">
            <text:p>liczba sprzedanych kukurydz</text:p>
          </table:table-cell>
        </table:table-row>
        <table:table-row table:style-name="ro1">
          <table:table-cell table:style-name="ce4" office:value-type="string" calcext:value-type="string">
            <text:p>miesiac</text:p>
          </table:table-cell>
          <table:table-cell table:style-name="ce9" office:value-type="string" calcext:value-type="string">
            <text:p>Suma - hot-dogi liczba</text:p>
          </table:table-cell>
          <table:table-cell table:style-name="ce14" office:value-type="string" calcext:value-type="string">
            <text:p>Suma - lody liczba</text:p>
          </table:table-cell>
          <table:table-cell table:style-name="ce19" office:value-type="string" calcext:value-type="string">
            <text:p>Suma - kukurydza liczb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39" calcext:value-type="float">
            <text:p>2639</text:p>
          </table:table-cell>
          <table:table-cell office:value-type="float" office:value="3527" calcext:value-type="float">
            <text:p>3527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2639" calcext:value-type="float">
            <text:p>2639</text:p>
          </table:table-cell>
          <table:table-cell table:style-name="ce15" office:value-type="float" office:value="3527" calcext:value-type="float">
            <text:p>3527</text:p>
          </table:table-cell>
          <table:table-cell table:style-name="ce20" office:value-type="float" office:value="2355" calcext:value-type="float">
            <text:p>23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747" calcext:value-type="float">
            <text:p>2747</text:p>
          </table:table-cell>
          <table:table-cell office:value-type="float" office:value="3675" calcext:value-type="float">
            <text:p>367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1" office:value-type="float" office:value="2747" calcext:value-type="float">
            <text:p>2747</text:p>
          </table:table-cell>
          <table:table-cell table:style-name="ce16" office:value-type="float" office:value="3675" calcext:value-type="float">
            <text:p>3675</text:p>
          </table:table-cell>
          <table:table-cell table:style-name="ce21" office:value-type="float" office:value="2448" calcext:value-type="float">
            <text:p>244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665" calcext:value-type="float">
            <text:p>2665</text:p>
          </table:table-cell>
          <table:table-cell office:value-type="float" office:value="3579" calcext:value-type="float">
            <text:p>3579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2" office:value-type="float" office:value="2665" calcext:value-type="float">
            <text:p>2665</text:p>
          </table:table-cell>
          <table:table-cell table:style-name="ce17" office:value-type="float" office:value="3579" calcext:value-type="float">
            <text:p>3579</text:p>
          </table:table-cell>
          <table:table-cell table:style-name="ce22" office:value-type="float" office:value="2390" calcext:value-type="float">
            <text:p>2390</text:p>
          </table:table-cell>
          <table:table-cell table:number-columns-repeated="7"/>
        </table:table-row>
      </table:table>
      <table:table table:name="Arkusz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ot-dogi liczba</text:p>
          </table:table-cell>
          <table:table-cell office:value-type="string" calcext:value-type="string">
            <text:p>lody liczba</text:p>
          </table:table-cell>
          <table:table-cell office:value-type="string" calcext:value-type="string">
            <text:p>kukurydza liczba</text:p>
          </table:table-cell>
          <table:table-cell table:style-name="Default" office:value-type="string" calcext:value-type="string">
            <text:p>Hot-dogi $</text:p>
          </table:table-cell>
          <table:table-cell table:style-name="Default" office:value-type="string" calcext:value-type="string">
            <text:p>Lody $</text:p>
          </table:table-cell>
          <table:table-cell table:style-name="Default" office:value-type="string" calcext:value-type="string">
            <text:p>Kukurydza $</text:p>
          </table:table-cell>
          <table:table-cell table:style-name="Default" office:value-type="string" calcext:value-type="string">
            <text:p>Suma dnia $</text:p>
          </table:table-cell>
          <table:table-cell table:style-name="Default" office:value-type="string" calcext:value-type="string">
            <text:p>suma łączna $</text:p>
          </table:table-cell>
          <table:table-cell/>
          <table:table-cell office:value-type="string" calcext:value-type="string">
            <text:p>produkt</text:p>
          </table:table-cell>
          <table:table-cell office:value-type="string" calcext:value-type="string">
            <text:p>cena za sztuke</text:p>
          </table:table-cell>
          <table:table-cell office:value-type="string" calcext:value-type="string">
            <text:p>współczynnik </text:p>
          </table:table-cell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C2]*[.$N$4]" office:value-type="currency" office:currency="PLN" office:value="6.92307692307692" calcext:value-type="currency">
            <text:p>6,92 zł</text:p>
          </table:table-cell>
          <table:table-cell table:formula="of:=[.D2]*[.$N$2]" office:value-type="currency" office:currency="PLN" office:value="8.27586206896552" calcext:value-type="currency">
            <text:p>8,28 zł</text:p>
          </table:table-cell>
          <table:table-cell table:formula="of:=[.E2]*[.$N$3]" office:value-type="currency" office:currency="PLN" office:value="4.70588235294118" calcext:value-type="currency">
            <text:p>4,71 zł</text:p>
          </table:table-cell>
          <table:table-cell table:formula="of:=SUM([.F2:.H2])" office:value-type="currency" office:currency="PLN" office:value="19.9048213449836" calcext:value-type="currency">
            <text:p>19,90 zł</text:p>
          </table:table-cell>
          <table:table-cell table:formula="of:=[.I2]" office:value-type="currency" office:currency="PLN" office:value="19.9048213449836" calcext:value-type="currency">
            <text:p>19,90 zł</text:p>
          </table:table-cell>
          <table:table-cell/>
          <table:table-cell office:value-type="string" calcext:value-type="string">
            <text:p>lody </text:p>
          </table:table-cell>
          <table:table-cell table:style-name="ce2" table:formula="of:=5 +[.M123]/100" office:value-type="currency" office:currency="PLN" office:value="5" calcext:value-type="currency">
            <text:p>5,00 zł</text:p>
          </table:table-cell>
          <table:table-cell table:formula="of:=2/29" office:value-type="float" office:value="0.0689655172413793" calcext:value-type="float">
            <text:p>0,0689655172413793</text:p>
          </table:table-cell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3]-24)/2)); )" office:value-type="float" office:value="120" calcext:value-type="float">
            <text:p>120</text:p>
          </table:table-cell>
          <table:table-cell table:formula="of:=ROUNDDOWN([.$E$2]*(1+[.$O$2]*(([.B3]-24)/2)); )" office:value-type="float" office:value="80" calcext:value-type="float">
            <text:p>80</text:p>
          </table:table-cell>
          <table:table-cell table:formula="of:=ROUNDDOWN([.$F$2]*(1+[.$O$3]*(([.B3]-24)/2)); )" office:value-type="float" office:value="6" calcext:value-type="float">
            <text:p>6</text:p>
          </table:table-cell>
          <table:table-cell table:formula="of:=[.C3]*[.$N$4]" office:value-type="currency" office:currency="PLN" office:value="9.23076923076923" calcext:value-type="currency">
            <text:p>9,23 zł</text:p>
          </table:table-cell>
          <table:table-cell table:formula="of:=[.D3]*[.$N$2]" office:value-type="currency" office:currency="PLN" office:value="5.51724137931035" calcext:value-type="currency">
            <text:p>5,52 zł</text:p>
          </table:table-cell>
          <table:table-cell table:formula="of:=[.E3]*[.$N$3]" office:value-type="currency" office:currency="PLN" office:value="0.352941176470588" calcext:value-type="currency">
            <text:p>0,35 zł</text:p>
          </table:table-cell>
          <table:table-cell table:formula="of:=SUM([.F3:.H3])" office:value-type="currency" office:currency="PLN" office:value="15.1009517865502" calcext:value-type="currency">
            <text:p>15,10 zł</text:p>
          </table:table-cell>
          <table:table-cell table:formula="of:=[.I3]+[.J2]" office:value-type="currency" office:currency="PLN" office:value="35.0057731315338" calcext:value-type="currency">
            <text:p>35,01 zł</text:p>
          </table:table-cell>
          <table:table-cell/>
          <table:table-cell office:value-type="string" calcext:value-type="string">
            <text:p>kukurydza</text:p>
          </table:table-cell>
          <table:table-cell table:style-name="ce2" table:formula="of:=6 +[.M123]/100" office:value-type="currency" office:currency="PLN" office:value="6" calcext:value-type="currency">
            <text:p>6,00 zł</text:p>
          </table:table-cell>
          <table:table-cell table:formula="of:=1/17" office:value-type="float" office:value="0.0588235294117647" calcext:value-type="float">
            <text:p>0,0588235294117647</text:p>
          </table:table-cell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4]-24)/2)); )" office:value-type="float" office:value="120" calcext:value-type="float">
            <text:p>120</text:p>
          </table:table-cell>
          <table:table-cell table:formula="of:=ROUNDDOWN([.$E$2]*(1+[.$O$2]*(([.B4]-24)/2)); )" office:value-type="float" office:value="80" calcext:value-type="float">
            <text:p>80</text:p>
          </table:table-cell>
          <table:table-cell table:formula="of:=ROUNDDOWN([.$F$2]*(1+[.$O$3]*(([.B4]-24)/2)); )" office:value-type="float" office:value="6" calcext:value-type="float">
            <text:p>6</text:p>
          </table:table-cell>
          <table:table-cell table:formula="of:=[.C4]*[.$N$4]" office:value-type="currency" office:currency="PLN" office:value="9.23076923076923" calcext:value-type="currency">
            <text:p>9,23 zł</text:p>
          </table:table-cell>
          <table:table-cell table:formula="of:=[.D4]*[.$N$2]" office:value-type="currency" office:currency="PLN" office:value="5.51724137931035" calcext:value-type="currency">
            <text:p>5,52 zł</text:p>
          </table:table-cell>
          <table:table-cell table:formula="of:=[.E4]*[.$N$3]" office:value-type="currency" office:currency="PLN" office:value="0.352941176470588" calcext:value-type="currency">
            <text:p>0,35 zł</text:p>
          </table:table-cell>
          <table:table-cell table:formula="of:=SUM([.F4:.H4])" office:value-type="currency" office:currency="PLN" office:value="15.1009517865502" calcext:value-type="currency">
            <text:p>15,10 zł</text:p>
          </table:table-cell>
          <table:table-cell table:formula="of:=[.I4]+[.J3]" office:value-type="currency" office:currency="PLN" office:value="50.106724918084" calcext:value-type="currency">
            <text:p>50,11 zł</text:p>
          </table:table-cell>
          <table:table-cell/>
          <table:table-cell office:value-type="string" calcext:value-type="string">
            <text:p>hot-dog</text:p>
          </table:table-cell>
          <table:table-cell table:style-name="ce2" table:formula="of:=7 +[.M123]/100" office:value-type="currency" office:currency="PLN" office:value="7" calcext:value-type="currency">
            <text:p>7,00 zł</text:p>
          </table:table-cell>
          <table:table-cell table:formula="of:=1/13" office:value-type="float" office:value="0.0769230769230769" calcext:value-type="float">
            <text:p>0,0769230769230769</text:p>
          </table:table-cell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5]-24)/2)); )" office:value-type="float" office:value="120" calcext:value-type="float">
            <text:p>120</text:p>
          </table:table-cell>
          <table:table-cell table:formula="of:=ROUNDDOWN([.$E$2]*(1+[.$O$2]*(([.B5]-24)/2)); )" office:value-type="float" office:value="80" calcext:value-type="float">
            <text:p>80</text:p>
          </table:table-cell>
          <table:table-cell table:formula="of:=ROUNDDOWN([.$F$2]*(1+[.$O$3]*(([.B5]-24)/2)); )" office:value-type="float" office:value="6" calcext:value-type="float">
            <text:p>6</text:p>
          </table:table-cell>
          <table:table-cell table:formula="of:=[.C5]*[.$N$4]" office:value-type="currency" office:currency="PLN" office:value="9.23076923076923" calcext:value-type="currency">
            <text:p>9,23 zł</text:p>
          </table:table-cell>
          <table:table-cell table:formula="of:=[.D5]*[.$N$2]" office:value-type="currency" office:currency="PLN" office:value="5.51724137931035" calcext:value-type="currency">
            <text:p>5,52 zł</text:p>
          </table:table-cell>
          <table:table-cell table:formula="of:=[.E5]*[.$N$3]" office:value-type="currency" office:currency="PLN" office:value="0.352941176470588" calcext:value-type="currency">
            <text:p>0,35 zł</text:p>
          </table:table-cell>
          <table:table-cell table:formula="of:=SUM([.F5:.H5])" office:value-type="currency" office:currency="PLN" office:value="15.1009517865502" calcext:value-type="currency">
            <text:p>15,10 zł</text:p>
          </table:table-cell>
          <table:table-cell table:formula="of:=[.I5]+[.J4]" office:value-type="currency" office:currency="PLN" office:value="65.2076767046341" calcext:value-type="currency">
            <text:p>65,2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6]-24)/2)); )" office:value-type="float" office:value="120" calcext:value-type="float">
            <text:p>120</text:p>
          </table:table-cell>
          <table:table-cell table:formula="of:=ROUNDDOWN([.$E$2]*(1+[.$O$2]*(([.B6]-24)/2)); )" office:value-type="float" office:value="80" calcext:value-type="float">
            <text:p>80</text:p>
          </table:table-cell>
          <table:table-cell table:formula="of:=ROUNDDOWN([.$F$2]*(1+[.$O$3]*(([.B6]-24)/2)); )" office:value-type="float" office:value="6" calcext:value-type="float">
            <text:p>6</text:p>
          </table:table-cell>
          <table:table-cell table:formula="of:=[.C6]*[.$N$4]" office:value-type="currency" office:currency="PLN" office:value="9.23076923076923" calcext:value-type="currency">
            <text:p>9,23 zł</text:p>
          </table:table-cell>
          <table:table-cell table:formula="of:=[.D6]*[.$N$2]" office:value-type="currency" office:currency="PLN" office:value="5.51724137931035" calcext:value-type="currency">
            <text:p>5,52 zł</text:p>
          </table:table-cell>
          <table:table-cell table:formula="of:=[.E6]*[.$N$3]" office:value-type="currency" office:currency="PLN" office:value="0.352941176470588" calcext:value-type="currency">
            <text:p>0,35 zł</text:p>
          </table:table-cell>
          <table:table-cell table:formula="of:=SUM([.F6:.H6])" office:value-type="currency" office:currency="PLN" office:value="15.1009517865502" calcext:value-type="currency">
            <text:p>15,10 zł</text:p>
          </table:table-cell>
          <table:table-cell table:formula="of:=[.I6]+[.J5]" office:value-type="currency" office:currency="PLN" office:value="80.3086284911843" calcext:value-type="currency">
            <text:p>80,3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B7]-24)/2)); )" office:value-type="float" office:value="120" calcext:value-type="float">
            <text:p>120</text:p>
          </table:table-cell>
          <table:table-cell table:formula="of:=ROUNDDOWN([.$E$2]*(1+[.$O$2]*(([.B7]-24)/2)); )" office:value-type="float" office:value="80" calcext:value-type="float">
            <text:p>80</text:p>
          </table:table-cell>
          <table:table-cell table:formula="of:=ROUNDDOWN([.$F$2]*(1+[.$O$3]*(([.B7]-24)/2)); )" office:value-type="float" office:value="6" calcext:value-type="float">
            <text:p>6</text:p>
          </table:table-cell>
          <table:table-cell table:formula="of:=[.C7]*[.$N$4]" office:value-type="currency" office:currency="PLN" office:value="9.23076923076923" calcext:value-type="currency">
            <text:p>9,23 zł</text:p>
          </table:table-cell>
          <table:table-cell table:formula="of:=[.D7]*[.$N$2]" office:value-type="currency" office:currency="PLN" office:value="5.51724137931035" calcext:value-type="currency">
            <text:p>5,52 zł</text:p>
          </table:table-cell>
          <table:table-cell table:formula="of:=[.E7]*[.$N$3]" office:value-type="currency" office:currency="PLN" office:value="0.352941176470588" calcext:value-type="currency">
            <text:p>0,35 zł</text:p>
          </table:table-cell>
          <table:table-cell table:formula="of:=SUM([.F7:.H7])" office:value-type="currency" office:currency="PLN" office:value="15.1009517865502" calcext:value-type="currency">
            <text:p>15,10 zł</text:p>
          </table:table-cell>
          <table:table-cell table:formula="of:=[.I7]+[.J6]" office:value-type="currency" office:currency="PLN" office:value="95.4095802777345" calcext:value-type="currency">
            <text:p>95,4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8]-24)/2)); )" office:value-type="float" office:value="120" calcext:value-type="float">
            <text:p>120</text:p>
          </table:table-cell>
          <table:table-cell table:formula="of:=ROUNDDOWN([.$E$2]*(1+[.$O$2]*(([.B8]-24)/2)); )" office:value-type="float" office:value="80" calcext:value-type="float">
            <text:p>80</text:p>
          </table:table-cell>
          <table:table-cell table:formula="of:=ROUNDDOWN([.$F$2]*(1+[.$O$3]*(([.B8]-24)/2)); )" office:value-type="float" office:value="6" calcext:value-type="float">
            <text:p>6</text:p>
          </table:table-cell>
          <table:table-cell table:formula="of:=[.C8]*[.$N$4]" office:value-type="currency" office:currency="PLN" office:value="9.23076923076923" calcext:value-type="currency">
            <text:p>9,23 zł</text:p>
          </table:table-cell>
          <table:table-cell table:formula="of:=[.D8]*[.$N$2]" office:value-type="currency" office:currency="PLN" office:value="5.51724137931035" calcext:value-type="currency">
            <text:p>5,52 zł</text:p>
          </table:table-cell>
          <table:table-cell table:formula="of:=[.E8]*[.$N$3]" office:value-type="currency" office:currency="PLN" office:value="0.352941176470588" calcext:value-type="currency">
            <text:p>0,35 zł</text:p>
          </table:table-cell>
          <table:table-cell table:formula="of:=SUM([.F8:.H8])" office:value-type="currency" office:currency="PLN" office:value="15.1009517865502" calcext:value-type="currency">
            <text:p>15,10 zł</text:p>
          </table:table-cell>
          <table:table-cell table:formula="of:=[.I8]+[.J7]" office:value-type="currency" office:currency="PLN" office:value="110.510532064285" calcext:value-type="currency">
            <text:p>110,5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9]-24)/2)); )" office:value-type="float" office:value="120" calcext:value-type="float">
            <text:p>120</text:p>
          </table:table-cell>
          <table:table-cell table:formula="of:=ROUNDDOWN([.$E$2]*(1+[.$O$2]*(([.B9]-24)/2)); )" office:value-type="float" office:value="80" calcext:value-type="float">
            <text:p>80</text:p>
          </table:table-cell>
          <table:table-cell table:formula="of:=ROUNDDOWN([.$F$2]*(1+[.$O$3]*(([.B9]-24)/2)); )" office:value-type="float" office:value="6" calcext:value-type="float">
            <text:p>6</text:p>
          </table:table-cell>
          <table:table-cell table:formula="of:=[.C9]*[.$N$4]" office:value-type="currency" office:currency="PLN" office:value="9.23076923076923" calcext:value-type="currency">
            <text:p>9,23 zł</text:p>
          </table:table-cell>
          <table:table-cell table:formula="of:=[.D9]*[.$N$2]" office:value-type="currency" office:currency="PLN" office:value="5.51724137931035" calcext:value-type="currency">
            <text:p>5,52 zł</text:p>
          </table:table-cell>
          <table:table-cell table:formula="of:=[.E9]*[.$N$3]" office:value-type="currency" office:currency="PLN" office:value="0.352941176470588" calcext:value-type="currency">
            <text:p>0,35 zł</text:p>
          </table:table-cell>
          <table:table-cell table:formula="of:=SUM([.F9:.H9])" office:value-type="currency" office:currency="PLN" office:value="15.1009517865502" calcext:value-type="currency">
            <text:p>15,10 zł</text:p>
          </table:table-cell>
          <table:table-cell table:formula="of:=[.I9]+[.J8]" office:value-type="currency" office:currency="PLN" office:value="125.611483850835" calcext:value-type="currency">
            <text:p>125,6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10]-24)/2)); )" office:value-type="float" office:value="120" calcext:value-type="float">
            <text:p>120</text:p>
          </table:table-cell>
          <table:table-cell table:formula="of:=ROUNDDOWN([.$E$2]*(1+[.$O$2]*(([.B10]-24)/2)); )" office:value-type="float" office:value="80" calcext:value-type="float">
            <text:p>80</text:p>
          </table:table-cell>
          <table:table-cell table:formula="of:=ROUNDDOWN([.$F$2]*(1+[.$O$3]*(([.B10]-24)/2)); )" office:value-type="float" office:value="6" calcext:value-type="float">
            <text:p>6</text:p>
          </table:table-cell>
          <table:table-cell table:formula="of:=[.C10]*[.$N$4]" office:value-type="currency" office:currency="PLN" office:value="9.23076923076923" calcext:value-type="currency">
            <text:p>9,23 zł</text:p>
          </table:table-cell>
          <table:table-cell table:formula="of:=[.D10]*[.$N$2]" office:value-type="currency" office:currency="PLN" office:value="5.51724137931035" calcext:value-type="currency">
            <text:p>5,52 zł</text:p>
          </table:table-cell>
          <table:table-cell table:formula="of:=[.E10]*[.$N$3]" office:value-type="currency" office:currency="PLN" office:value="0.352941176470588" calcext:value-type="currency">
            <text:p>0,35 zł</text:p>
          </table:table-cell>
          <table:table-cell table:formula="of:=SUM([.F10:.H10])" office:value-type="currency" office:currency="PLN" office:value="15.1009517865502" calcext:value-type="currency">
            <text:p>15,10 zł</text:p>
          </table:table-cell>
          <table:table-cell table:formula="of:=[.I10]+[.J9]" office:value-type="currency" office:currency="PLN" office:value="140.712435637385" calcext:value-type="currency">
            <text:p>140,7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11]-24)/2)); )" office:value-type="float" office:value="120" calcext:value-type="float">
            <text:p>120</text:p>
          </table:table-cell>
          <table:table-cell table:formula="of:=ROUNDDOWN([.$E$2]*(1+[.$O$2]*(([.B11]-24)/2)); )" office:value-type="float" office:value="80" calcext:value-type="float">
            <text:p>80</text:p>
          </table:table-cell>
          <table:table-cell table:formula="of:=ROUNDDOWN([.$F$2]*(1+[.$O$3]*(([.B11]-24)/2)); )" office:value-type="float" office:value="6" calcext:value-type="float">
            <text:p>6</text:p>
          </table:table-cell>
          <table:table-cell table:formula="of:=[.C11]*[.$N$4]" office:value-type="currency" office:currency="PLN" office:value="9.23076923076923" calcext:value-type="currency">
            <text:p>9,23 zł</text:p>
          </table:table-cell>
          <table:table-cell table:formula="of:=[.D11]*[.$N$2]" office:value-type="currency" office:currency="PLN" office:value="5.51724137931035" calcext:value-type="currency">
            <text:p>5,52 zł</text:p>
          </table:table-cell>
          <table:table-cell table:formula="of:=[.E11]*[.$N$3]" office:value-type="currency" office:currency="PLN" office:value="0.352941176470588" calcext:value-type="currency">
            <text:p>0,35 zł</text:p>
          </table:table-cell>
          <table:table-cell table:formula="of:=SUM([.F11:.H11])" office:value-type="currency" office:currency="PLN" office:value="15.1009517865502" calcext:value-type="currency">
            <text:p>15,10 zł</text:p>
          </table:table-cell>
          <table:table-cell table:formula="of:=[.I11]+[.J10]" office:value-type="currency" office:currency="PLN" office:value="155.813387423935" calcext:value-type="currency">
            <text:p>155,8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12]-24)/2)); )" office:value-type="float" office:value="120" calcext:value-type="float">
            <text:p>120</text:p>
          </table:table-cell>
          <table:table-cell table:formula="of:=ROUNDDOWN([.$E$2]*(1+[.$O$2]*(([.B12]-24)/2)); )" office:value-type="float" office:value="80" calcext:value-type="float">
            <text:p>80</text:p>
          </table:table-cell>
          <table:table-cell table:formula="of:=ROUNDDOWN([.$F$2]*(1+[.$O$3]*(([.B12]-24)/2)); )" office:value-type="float" office:value="6" calcext:value-type="float">
            <text:p>6</text:p>
          </table:table-cell>
          <table:table-cell table:formula="of:=[.C12]*[.$N$4]" office:value-type="currency" office:currency="PLN" office:value="9.23076923076923" calcext:value-type="currency">
            <text:p>9,23 zł</text:p>
          </table:table-cell>
          <table:table-cell table:formula="of:=[.D12]*[.$N$2]" office:value-type="currency" office:currency="PLN" office:value="5.51724137931035" calcext:value-type="currency">
            <text:p>5,52 zł</text:p>
          </table:table-cell>
          <table:table-cell table:formula="of:=[.E12]*[.$N$3]" office:value-type="currency" office:currency="PLN" office:value="0.352941176470588" calcext:value-type="currency">
            <text:p>0,35 zł</text:p>
          </table:table-cell>
          <table:table-cell table:formula="of:=SUM([.F12:.H12])" office:value-type="currency" office:currency="PLN" office:value="15.1009517865502" calcext:value-type="currency">
            <text:p>15,10 zł</text:p>
          </table:table-cell>
          <table:table-cell table:formula="of:=[.I12]+[.J11]" office:value-type="currency" office:currency="PLN" office:value="170.914339210485" calcext:value-type="currency">
            <text:p>170,9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13]-24)/2)); )" office:value-type="float" office:value="120" calcext:value-type="float">
            <text:p>120</text:p>
          </table:table-cell>
          <table:table-cell table:formula="of:=ROUNDDOWN([.$E$2]*(1+[.$O$2]*(([.B13]-24)/2)); )" office:value-type="float" office:value="80" calcext:value-type="float">
            <text:p>80</text:p>
          </table:table-cell>
          <table:table-cell table:formula="of:=ROUNDDOWN([.$F$2]*(1+[.$O$3]*(([.B13]-24)/2)); )" office:value-type="float" office:value="6" calcext:value-type="float">
            <text:p>6</text:p>
          </table:table-cell>
          <table:table-cell table:formula="of:=[.C13]*[.$N$4]" office:value-type="currency" office:currency="PLN" office:value="9.23076923076923" calcext:value-type="currency">
            <text:p>9,23 zł</text:p>
          </table:table-cell>
          <table:table-cell table:formula="of:=[.D13]*[.$N$2]" office:value-type="currency" office:currency="PLN" office:value="5.51724137931035" calcext:value-type="currency">
            <text:p>5,52 zł</text:p>
          </table:table-cell>
          <table:table-cell table:formula="of:=[.E13]*[.$N$3]" office:value-type="currency" office:currency="PLN" office:value="0.352941176470588" calcext:value-type="currency">
            <text:p>0,35 zł</text:p>
          </table:table-cell>
          <table:table-cell table:formula="of:=SUM([.F13:.H13])" office:value-type="currency" office:currency="PLN" office:value="15.1009517865502" calcext:value-type="currency">
            <text:p>15,10 zł</text:p>
          </table:table-cell>
          <table:table-cell table:formula="of:=[.I13]+[.J12]" office:value-type="currency" office:currency="PLN" office:value="186.015290997035" calcext:value-type="currency">
            <text:p>186,0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5" calcext:value-type="float">
            <text:p>15</text:p>
          </table:table-cell>
          <table:table-cell table:formula="of:=ROUNDDOWN([.$D$2]*(1+[.$O$4]*(([.B14]-24)/2)); )" office:value-type="float" office:value="120" calcext:value-type="float">
            <text:p>120</text:p>
          </table:table-cell>
          <table:table-cell table:formula="of:=ROUNDDOWN([.$E$2]*(1+[.$O$2]*(([.B14]-24)/2)); )" office:value-type="float" office:value="80" calcext:value-type="float">
            <text:p>80</text:p>
          </table:table-cell>
          <table:table-cell table:formula="of:=ROUNDDOWN([.$F$2]*(1+[.$O$3]*(([.B14]-24)/2)); )" office:value-type="float" office:value="6" calcext:value-type="float">
            <text:p>6</text:p>
          </table:table-cell>
          <table:table-cell table:formula="of:=[.C14]*[.$N$4]" office:value-type="currency" office:currency="PLN" office:value="9.23076923076923" calcext:value-type="currency">
            <text:p>9,23 zł</text:p>
          </table:table-cell>
          <table:table-cell table:formula="of:=[.D14]*[.$N$2]" office:value-type="currency" office:currency="PLN" office:value="5.51724137931035" calcext:value-type="currency">
            <text:p>5,52 zł</text:p>
          </table:table-cell>
          <table:table-cell table:formula="of:=[.E14]*[.$N$3]" office:value-type="currency" office:currency="PLN" office:value="0.352941176470588" calcext:value-type="currency">
            <text:p>0,35 zł</text:p>
          </table:table-cell>
          <table:table-cell table:formula="of:=SUM([.F14:.H14])" office:value-type="currency" office:currency="PLN" office:value="15.1009517865502" calcext:value-type="currency">
            <text:p>15,10 zł</text:p>
          </table:table-cell>
          <table:table-cell table:formula="of:=[.I14]+[.J13]" office:value-type="currency" office:currency="PLN" office:value="201.116242783586" calcext:value-type="currency">
            <text:p>201,1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15]-24)/2)); )" office:value-type="float" office:value="120" calcext:value-type="float">
            <text:p>120</text:p>
          </table:table-cell>
          <table:table-cell table:formula="of:=ROUNDDOWN([.$E$2]*(1+[.$O$2]*(([.B15]-24)/2)); )" office:value-type="float" office:value="80" calcext:value-type="float">
            <text:p>80</text:p>
          </table:table-cell>
          <table:table-cell table:formula="of:=ROUNDDOWN([.$F$2]*(1+[.$O$3]*(([.B15]-24)/2)); )" office:value-type="float" office:value="6" calcext:value-type="float">
            <text:p>6</text:p>
          </table:table-cell>
          <table:table-cell table:formula="of:=[.C15]*[.$N$4]" office:value-type="currency" office:currency="PLN" office:value="9.23076923076923" calcext:value-type="currency">
            <text:p>9,23 zł</text:p>
          </table:table-cell>
          <table:table-cell table:formula="of:=[.D15]*[.$N$2]" office:value-type="currency" office:currency="PLN" office:value="5.51724137931035" calcext:value-type="currency">
            <text:p>5,52 zł</text:p>
          </table:table-cell>
          <table:table-cell table:formula="of:=[.E15]*[.$N$3]" office:value-type="currency" office:currency="PLN" office:value="0.352941176470588" calcext:value-type="currency">
            <text:p>0,35 zł</text:p>
          </table:table-cell>
          <table:table-cell table:formula="of:=SUM([.F15:.H15])" office:value-type="currency" office:currency="PLN" office:value="15.1009517865502" calcext:value-type="currency">
            <text:p>15,10 zł</text:p>
          </table:table-cell>
          <table:table-cell table:formula="of:=[.I15]+[.J14]" office:value-type="currency" office:currency="PLN" office:value="216.217194570136" calcext:value-type="currency">
            <text:p>216,2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16]-24)/2)); )" office:value-type="float" office:value="120" calcext:value-type="float">
            <text:p>120</text:p>
          </table:table-cell>
          <table:table-cell table:formula="of:=ROUNDDOWN([.$E$2]*(1+[.$O$2]*(([.B16]-24)/2)); )" office:value-type="float" office:value="80" calcext:value-type="float">
            <text:p>80</text:p>
          </table:table-cell>
          <table:table-cell table:formula="of:=ROUNDDOWN([.$F$2]*(1+[.$O$3]*(([.B16]-24)/2)); )" office:value-type="float" office:value="6" calcext:value-type="float">
            <text:p>6</text:p>
          </table:table-cell>
          <table:table-cell table:formula="of:=[.C16]*[.$N$4]" office:value-type="currency" office:currency="PLN" office:value="9.23076923076923" calcext:value-type="currency">
            <text:p>9,23 zł</text:p>
          </table:table-cell>
          <table:table-cell table:formula="of:=[.D16]*[.$N$2]" office:value-type="currency" office:currency="PLN" office:value="5.51724137931035" calcext:value-type="currency">
            <text:p>5,52 zł</text:p>
          </table:table-cell>
          <table:table-cell table:formula="of:=[.E16]*[.$N$3]" office:value-type="currency" office:currency="PLN" office:value="0.352941176470588" calcext:value-type="currency">
            <text:p>0,35 zł</text:p>
          </table:table-cell>
          <table:table-cell table:formula="of:=SUM([.F16:.H16])" office:value-type="currency" office:currency="PLN" office:value="15.1009517865502" calcext:value-type="currency">
            <text:p>15,10 zł</text:p>
          </table:table-cell>
          <table:table-cell table:formula="of:=[.I16]+[.J15]" office:value-type="currency" office:currency="PLN" office:value="231.318146356686" calcext:value-type="currency">
            <text:p>231,3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17]-24)/2)); )" office:value-type="float" office:value="120" calcext:value-type="float">
            <text:p>120</text:p>
          </table:table-cell>
          <table:table-cell table:formula="of:=ROUNDDOWN([.$E$2]*(1+[.$O$2]*(([.B17]-24)/2)); )" office:value-type="float" office:value="80" calcext:value-type="float">
            <text:p>80</text:p>
          </table:table-cell>
          <table:table-cell table:formula="of:=ROUNDDOWN([.$F$2]*(1+[.$O$3]*(([.B17]-24)/2)); )" office:value-type="float" office:value="6" calcext:value-type="float">
            <text:p>6</text:p>
          </table:table-cell>
          <table:table-cell table:formula="of:=[.C17]*[.$N$4]" office:value-type="currency" office:currency="PLN" office:value="9.23076923076923" calcext:value-type="currency">
            <text:p>9,23 zł</text:p>
          </table:table-cell>
          <table:table-cell table:formula="of:=[.D17]*[.$N$2]" office:value-type="currency" office:currency="PLN" office:value="5.51724137931035" calcext:value-type="currency">
            <text:p>5,52 zł</text:p>
          </table:table-cell>
          <table:table-cell table:formula="of:=[.E17]*[.$N$3]" office:value-type="currency" office:currency="PLN" office:value="0.352941176470588" calcext:value-type="currency">
            <text:p>0,35 zł</text:p>
          </table:table-cell>
          <table:table-cell table:formula="of:=SUM([.F17:.H17])" office:value-type="currency" office:currency="PLN" office:value="15.1009517865502" calcext:value-type="currency">
            <text:p>15,10 zł</text:p>
          </table:table-cell>
          <table:table-cell table:formula="of:=[.I17]+[.J16]" office:value-type="currency" office:currency="PLN" office:value="246.419098143236" calcext:value-type="currency">
            <text:p>246,4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6" calcext:value-type="float">
            <text:p>16</text:p>
          </table:table-cell>
          <table:table-cell table:formula="of:=ROUNDDOWN([.$D$2]*(1+[.$O$4]*(([.B18]-24)/2)); )" office:value-type="float" office:value="120" calcext:value-type="float">
            <text:p>120</text:p>
          </table:table-cell>
          <table:table-cell table:formula="of:=ROUNDDOWN([.$E$2]*(1+[.$O$2]*(([.B18]-24)/2)); )" office:value-type="float" office:value="80" calcext:value-type="float">
            <text:p>80</text:p>
          </table:table-cell>
          <table:table-cell table:formula="of:=ROUNDDOWN([.$F$2]*(1+[.$O$3]*(([.B18]-24)/2)); )" office:value-type="float" office:value="6" calcext:value-type="float">
            <text:p>6</text:p>
          </table:table-cell>
          <table:table-cell table:formula="of:=[.C18]*[.$N$4]" office:value-type="currency" office:currency="PLN" office:value="9.23076923076923" calcext:value-type="currency">
            <text:p>9,23 zł</text:p>
          </table:table-cell>
          <table:table-cell table:formula="of:=[.D18]*[.$N$2]" office:value-type="currency" office:currency="PLN" office:value="5.51724137931035" calcext:value-type="currency">
            <text:p>5,52 zł</text:p>
          </table:table-cell>
          <table:table-cell table:formula="of:=[.E18]*[.$N$3]" office:value-type="currency" office:currency="PLN" office:value="0.352941176470588" calcext:value-type="currency">
            <text:p>0,35 zł</text:p>
          </table:table-cell>
          <table:table-cell table:formula="of:=SUM([.F18:.H18])" office:value-type="currency" office:currency="PLN" office:value="15.1009517865502" calcext:value-type="currency">
            <text:p>15,10 zł</text:p>
          </table:table-cell>
          <table:table-cell table:formula="of:=[.I18]+[.J17]" office:value-type="currency" office:currency="PLN" office:value="261.520049929786" calcext:value-type="currency">
            <text:p>261,5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19]-24)/2)); )" office:value-type="float" office:value="120" calcext:value-type="float">
            <text:p>120</text:p>
          </table:table-cell>
          <table:table-cell table:formula="of:=ROUNDDOWN([.$E$2]*(1+[.$O$2]*(([.B19]-24)/2)); )" office:value-type="float" office:value="80" calcext:value-type="float">
            <text:p>80</text:p>
          </table:table-cell>
          <table:table-cell table:formula="of:=ROUNDDOWN([.$F$2]*(1+[.$O$3]*(([.B19]-24)/2)); )" office:value-type="float" office:value="6" calcext:value-type="float">
            <text:p>6</text:p>
          </table:table-cell>
          <table:table-cell table:formula="of:=[.C19]*[.$N$4]" office:value-type="currency" office:currency="PLN" office:value="9.23076923076923" calcext:value-type="currency">
            <text:p>9,23 zł</text:p>
          </table:table-cell>
          <table:table-cell table:formula="of:=[.D19]*[.$N$2]" office:value-type="currency" office:currency="PLN" office:value="5.51724137931035" calcext:value-type="currency">
            <text:p>5,52 zł</text:p>
          </table:table-cell>
          <table:table-cell table:formula="of:=[.E19]*[.$N$3]" office:value-type="currency" office:currency="PLN" office:value="0.352941176470588" calcext:value-type="currency">
            <text:p>0,35 zł</text:p>
          </table:table-cell>
          <table:table-cell table:formula="of:=SUM([.F19:.H19])" office:value-type="currency" office:currency="PLN" office:value="15.1009517865502" calcext:value-type="currency">
            <text:p>15,10 zł</text:p>
          </table:table-cell>
          <table:table-cell table:formula="of:=[.I19]+[.J18]" office:value-type="currency" office:currency="PLN" office:value="276.621001716336" calcext:value-type="currency">
            <text:p>276,6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B20]-24)/2)); )" office:value-type="float" office:value="120" calcext:value-type="float">
            <text:p>120</text:p>
          </table:table-cell>
          <table:table-cell table:formula="of:=ROUNDDOWN([.$E$2]*(1+[.$O$2]*(([.B20]-24)/2)); )" office:value-type="float" office:value="80" calcext:value-type="float">
            <text:p>80</text:p>
          </table:table-cell>
          <table:table-cell table:formula="of:=ROUNDDOWN([.$F$2]*(1+[.$O$3]*(([.B20]-24)/2)); )" office:value-type="float" office:value="6" calcext:value-type="float">
            <text:p>6</text:p>
          </table:table-cell>
          <table:table-cell table:formula="of:=[.C20]*[.$N$4]" office:value-type="currency" office:currency="PLN" office:value="9.23076923076923" calcext:value-type="currency">
            <text:p>9,23 zł</text:p>
          </table:table-cell>
          <table:table-cell table:formula="of:=[.D20]*[.$N$2]" office:value-type="currency" office:currency="PLN" office:value="5.51724137931035" calcext:value-type="currency">
            <text:p>5,52 zł</text:p>
          </table:table-cell>
          <table:table-cell table:formula="of:=[.E20]*[.$N$3]" office:value-type="currency" office:currency="PLN" office:value="0.352941176470588" calcext:value-type="currency">
            <text:p>0,35 zł</text:p>
          </table:table-cell>
          <table:table-cell table:formula="of:=SUM([.F20:.H20])" office:value-type="currency" office:currency="PLN" office:value="15.1009517865502" calcext:value-type="currency">
            <text:p>15,10 zł</text:p>
          </table:table-cell>
          <table:table-cell table:formula="of:=[.I20]+[.J19]" office:value-type="currency" office:currency="PLN" office:value="291.721953502887" calcext:value-type="currency">
            <text:p>291,7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B21]-24)/2)); )" office:value-type="float" office:value="120" calcext:value-type="float">
            <text:p>120</text:p>
          </table:table-cell>
          <table:table-cell table:formula="of:=ROUNDDOWN([.$E$2]*(1+[.$O$2]*(([.B21]-24)/2)); )" office:value-type="float" office:value="80" calcext:value-type="float">
            <text:p>80</text:p>
          </table:table-cell>
          <table:table-cell table:formula="of:=ROUNDDOWN([.$F$2]*(1+[.$O$3]*(([.B21]-24)/2)); )" office:value-type="float" office:value="6" calcext:value-type="float">
            <text:p>6</text:p>
          </table:table-cell>
          <table:table-cell table:formula="of:=[.C21]*[.$N$4]" office:value-type="currency" office:currency="PLN" office:value="9.23076923076923" calcext:value-type="currency">
            <text:p>9,23 zł</text:p>
          </table:table-cell>
          <table:table-cell table:formula="of:=[.D21]*[.$N$2]" office:value-type="currency" office:currency="PLN" office:value="5.51724137931035" calcext:value-type="currency">
            <text:p>5,52 zł</text:p>
          </table:table-cell>
          <table:table-cell table:formula="of:=[.E21]*[.$N$3]" office:value-type="currency" office:currency="PLN" office:value="0.352941176470588" calcext:value-type="currency">
            <text:p>0,35 zł</text:p>
          </table:table-cell>
          <table:table-cell table:formula="of:=SUM([.F21:.H21])" office:value-type="currency" office:currency="PLN" office:value="15.1009517865502" calcext:value-type="currency">
            <text:p>15,10 zł</text:p>
          </table:table-cell>
          <table:table-cell table:formula="of:=[.I21]+[.J20]" office:value-type="currency" office:currency="PLN" office:value="306.822905289437" calcext:value-type="currency">
            <text:p>306,8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B22]-24)/2)); )" office:value-type="float" office:value="120" calcext:value-type="float">
            <text:p>120</text:p>
          </table:table-cell>
          <table:table-cell table:formula="of:=ROUNDDOWN([.$E$2]*(1+[.$O$2]*(([.B22]-24)/2)); )" office:value-type="float" office:value="80" calcext:value-type="float">
            <text:p>80</text:p>
          </table:table-cell>
          <table:table-cell table:formula="of:=ROUNDDOWN([.$F$2]*(1+[.$O$3]*(([.B22]-24)/2)); )" office:value-type="float" office:value="6" calcext:value-type="float">
            <text:p>6</text:p>
          </table:table-cell>
          <table:table-cell table:formula="of:=[.C22]*[.$N$4]" office:value-type="currency" office:currency="PLN" office:value="9.23076923076923" calcext:value-type="currency">
            <text:p>9,23 zł</text:p>
          </table:table-cell>
          <table:table-cell table:formula="of:=[.D22]*[.$N$2]" office:value-type="currency" office:currency="PLN" office:value="5.51724137931035" calcext:value-type="currency">
            <text:p>5,52 zł</text:p>
          </table:table-cell>
          <table:table-cell table:formula="of:=[.E22]*[.$N$3]" office:value-type="currency" office:currency="PLN" office:value="0.352941176470588" calcext:value-type="currency">
            <text:p>0,35 zł</text:p>
          </table:table-cell>
          <table:table-cell table:formula="of:=SUM([.F22:.H22])" office:value-type="currency" office:currency="PLN" office:value="15.1009517865502" calcext:value-type="currency">
            <text:p>15,10 zł</text:p>
          </table:table-cell>
          <table:table-cell table:formula="of:=[.I22]+[.J21]" office:value-type="currency" office:currency="PLN" office:value="321.923857075987" calcext:value-type="currency">
            <text:p>321,9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B23]-24)/2)); )" office:value-type="float" office:value="120" calcext:value-type="float">
            <text:p>120</text:p>
          </table:table-cell>
          <table:table-cell table:formula="of:=ROUNDDOWN([.$E$2]*(1+[.$O$2]*(([.B23]-24)/2)); )" office:value-type="float" office:value="80" calcext:value-type="float">
            <text:p>80</text:p>
          </table:table-cell>
          <table:table-cell table:formula="of:=ROUNDDOWN([.$F$2]*(1+[.$O$3]*(([.B23]-24)/2)); )" office:value-type="float" office:value="6" calcext:value-type="float">
            <text:p>6</text:p>
          </table:table-cell>
          <table:table-cell table:formula="of:=[.C23]*[.$N$4]" office:value-type="currency" office:currency="PLN" office:value="9.23076923076923" calcext:value-type="currency">
            <text:p>9,23 zł</text:p>
          </table:table-cell>
          <table:table-cell table:formula="of:=[.D23]*[.$N$2]" office:value-type="currency" office:currency="PLN" office:value="5.51724137931035" calcext:value-type="currency">
            <text:p>5,52 zł</text:p>
          </table:table-cell>
          <table:table-cell table:formula="of:=[.E23]*[.$N$3]" office:value-type="currency" office:currency="PLN" office:value="0.352941176470588" calcext:value-type="currency">
            <text:p>0,35 zł</text:p>
          </table:table-cell>
          <table:table-cell table:formula="of:=SUM([.F23:.H23])" office:value-type="currency" office:currency="PLN" office:value="15.1009517865502" calcext:value-type="currency">
            <text:p>15,10 zł</text:p>
          </table:table-cell>
          <table:table-cell table:formula="of:=[.I23]+[.J22]" office:value-type="currency" office:currency="PLN" office:value="337.024808862537" calcext:value-type="currency">
            <text:p>337,0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31" calcext:value-type="float">
            <text:p>31</text:p>
          </table:table-cell>
          <table:table-cell table:formula="of:=ROUNDDOWN([.$D$2]*(1+[.$O$4]*(([.B24]-24)/2)); )" office:value-type="float" office:value="120" calcext:value-type="float">
            <text:p>120</text:p>
          </table:table-cell>
          <table:table-cell table:formula="of:=ROUNDDOWN([.$E$2]*(1+[.$O$2]*(([.B24]-24)/2)); )" office:value-type="float" office:value="80" calcext:value-type="float">
            <text:p>80</text:p>
          </table:table-cell>
          <table:table-cell table:formula="of:=ROUNDDOWN([.$F$2]*(1+[.$O$3]*(([.B24]-24)/2)); )" office:value-type="float" office:value="6" calcext:value-type="float">
            <text:p>6</text:p>
          </table:table-cell>
          <table:table-cell table:formula="of:=[.C24]*[.$N$4]" office:value-type="currency" office:currency="PLN" office:value="9.23076923076923" calcext:value-type="currency">
            <text:p>9,23 zł</text:p>
          </table:table-cell>
          <table:table-cell table:formula="of:=[.D24]*[.$N$2]" office:value-type="currency" office:currency="PLN" office:value="5.51724137931035" calcext:value-type="currency">
            <text:p>5,52 zł</text:p>
          </table:table-cell>
          <table:table-cell table:formula="of:=[.E24]*[.$N$3]" office:value-type="currency" office:currency="PLN" office:value="0.352941176470588" calcext:value-type="currency">
            <text:p>0,35 zł</text:p>
          </table:table-cell>
          <table:table-cell table:formula="of:=SUM([.F24:.H24])" office:value-type="currency" office:currency="PLN" office:value="15.1009517865502" calcext:value-type="currency">
            <text:p>15,10 zł</text:p>
          </table:table-cell>
          <table:table-cell table:formula="of:=[.I24]+[.J23]" office:value-type="currency" office:currency="PLN" office:value="352.125760649087" calcext:value-type="currency">
            <text:p>352,1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33" calcext:value-type="float">
            <text:p>33</text:p>
          </table:table-cell>
          <table:table-cell table:formula="of:=ROUNDDOWN([.$D$2]*(1+[.$O$4]*(([.B25]-24)/2)); )" office:value-type="float" office:value="120" calcext:value-type="float">
            <text:p>120</text:p>
          </table:table-cell>
          <table:table-cell table:formula="of:=ROUNDDOWN([.$E$2]*(1+[.$O$2]*(([.B25]-24)/2)); )" office:value-type="float" office:value="80" calcext:value-type="float">
            <text:p>80</text:p>
          </table:table-cell>
          <table:table-cell table:formula="of:=ROUNDDOWN([.$F$2]*(1+[.$O$3]*(([.B25]-24)/2)); )" office:value-type="float" office:value="6" calcext:value-type="float">
            <text:p>6</text:p>
          </table:table-cell>
          <table:table-cell table:formula="of:=[.C25]*[.$N$4]" office:value-type="currency" office:currency="PLN" office:value="9.23076923076923" calcext:value-type="currency">
            <text:p>9,23 zł</text:p>
          </table:table-cell>
          <table:table-cell table:formula="of:=[.D25]*[.$N$2]" office:value-type="currency" office:currency="PLN" office:value="5.51724137931035" calcext:value-type="currency">
            <text:p>5,52 zł</text:p>
          </table:table-cell>
          <table:table-cell table:formula="of:=[.E25]*[.$N$3]" office:value-type="currency" office:currency="PLN" office:value="0.352941176470588" calcext:value-type="currency">
            <text:p>0,35 zł</text:p>
          </table:table-cell>
          <table:table-cell table:formula="of:=SUM([.F25:.H25])" office:value-type="currency" office:currency="PLN" office:value="15.1009517865502" calcext:value-type="currency">
            <text:p>15,10 zł</text:p>
          </table:table-cell>
          <table:table-cell table:formula="of:=[.I25]+[.J24]" office:value-type="currency" office:currency="PLN" office:value="367.226712435638" calcext:value-type="currency">
            <text:p>367,2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33" calcext:value-type="float">
            <text:p>33</text:p>
          </table:table-cell>
          <table:table-cell table:formula="of:=ROUNDDOWN([.$D$2]*(1+[.$O$4]*(([.B26]-24)/2)); )" office:value-type="float" office:value="120" calcext:value-type="float">
            <text:p>120</text:p>
          </table:table-cell>
          <table:table-cell table:formula="of:=ROUNDDOWN([.$E$2]*(1+[.$O$2]*(([.B26]-24)/2)); )" office:value-type="float" office:value="80" calcext:value-type="float">
            <text:p>80</text:p>
          </table:table-cell>
          <table:table-cell table:formula="of:=ROUNDDOWN([.$F$2]*(1+[.$O$3]*(([.B26]-24)/2)); )" office:value-type="float" office:value="6" calcext:value-type="float">
            <text:p>6</text:p>
          </table:table-cell>
          <table:table-cell table:formula="of:=[.C26]*[.$N$4]" office:value-type="currency" office:currency="PLN" office:value="9.23076923076923" calcext:value-type="currency">
            <text:p>9,23 zł</text:p>
          </table:table-cell>
          <table:table-cell table:formula="of:=[.D26]*[.$N$2]" office:value-type="currency" office:currency="PLN" office:value="5.51724137931035" calcext:value-type="currency">
            <text:p>5,52 zł</text:p>
          </table:table-cell>
          <table:table-cell table:formula="of:=[.E26]*[.$N$3]" office:value-type="currency" office:currency="PLN" office:value="0.352941176470588" calcext:value-type="currency">
            <text:p>0,35 zł</text:p>
          </table:table-cell>
          <table:table-cell table:formula="of:=SUM([.F26:.H26])" office:value-type="currency" office:currency="PLN" office:value="15.1009517865502" calcext:value-type="currency">
            <text:p>15,10 zł</text:p>
          </table:table-cell>
          <table:table-cell table:formula="of:=[.I26]+[.J25]" office:value-type="currency" office:currency="PLN" office:value="382.327664222188" calcext:value-type="currency">
            <text:p>382,3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27]-24)/2)); )" office:value-type="float" office:value="120" calcext:value-type="float">
            <text:p>120</text:p>
          </table:table-cell>
          <table:table-cell table:formula="of:=ROUNDDOWN([.$E$2]*(1+[.$O$2]*(([.B27]-24)/2)); )" office:value-type="float" office:value="80" calcext:value-type="float">
            <text:p>80</text:p>
          </table:table-cell>
          <table:table-cell table:formula="of:=ROUNDDOWN([.$F$2]*(1+[.$O$3]*(([.B27]-24)/2)); )" office:value-type="float" office:value="6" calcext:value-type="float">
            <text:p>6</text:p>
          </table:table-cell>
          <table:table-cell table:formula="of:=[.C27]*[.$N$4]" office:value-type="currency" office:currency="PLN" office:value="9.23076923076923" calcext:value-type="currency">
            <text:p>9,23 zł</text:p>
          </table:table-cell>
          <table:table-cell table:formula="of:=[.D27]*[.$N$2]" office:value-type="currency" office:currency="PLN" office:value="5.51724137931035" calcext:value-type="currency">
            <text:p>5,52 zł</text:p>
          </table:table-cell>
          <table:table-cell table:formula="of:=[.E27]*[.$N$3]" office:value-type="currency" office:currency="PLN" office:value="0.352941176470588" calcext:value-type="currency">
            <text:p>0,35 zł</text:p>
          </table:table-cell>
          <table:table-cell table:formula="of:=SUM([.F27:.H27])" office:value-type="currency" office:currency="PLN" office:value="15.1009517865502" calcext:value-type="currency">
            <text:p>15,10 zł</text:p>
          </table:table-cell>
          <table:table-cell table:formula="of:=[.I27]+[.J26]" office:value-type="currency" office:currency="PLN" office:value="397.428616008738" calcext:value-type="currency">
            <text:p>397,4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28]-24)/2)); )" office:value-type="float" office:value="120" calcext:value-type="float">
            <text:p>120</text:p>
          </table:table-cell>
          <table:table-cell table:formula="of:=ROUNDDOWN([.$E$2]*(1+[.$O$2]*(([.B28]-24)/2)); )" office:value-type="float" office:value="80" calcext:value-type="float">
            <text:p>80</text:p>
          </table:table-cell>
          <table:table-cell table:formula="of:=ROUNDDOWN([.$F$2]*(1+[.$O$3]*(([.B28]-24)/2)); )" office:value-type="float" office:value="6" calcext:value-type="float">
            <text:p>6</text:p>
          </table:table-cell>
          <table:table-cell table:formula="of:=[.C28]*[.$N$4]" office:value-type="currency" office:currency="PLN" office:value="9.23076923076923" calcext:value-type="currency">
            <text:p>9,23 zł</text:p>
          </table:table-cell>
          <table:table-cell table:formula="of:=[.D28]*[.$N$2]" office:value-type="currency" office:currency="PLN" office:value="5.51724137931035" calcext:value-type="currency">
            <text:p>5,52 zł</text:p>
          </table:table-cell>
          <table:table-cell table:formula="of:=[.E28]*[.$N$3]" office:value-type="currency" office:currency="PLN" office:value="0.352941176470588" calcext:value-type="currency">
            <text:p>0,35 zł</text:p>
          </table:table-cell>
          <table:table-cell table:formula="of:=SUM([.F28:.H28])" office:value-type="currency" office:currency="PLN" office:value="15.1009517865502" calcext:value-type="currency">
            <text:p>15,10 zł</text:p>
          </table:table-cell>
          <table:table-cell table:formula="of:=[.I28]+[.J27]" office:value-type="currency" office:currency="PLN" office:value="412.529567795288" calcext:value-type="currency">
            <text:p>412,5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29]-24)/2)); )" office:value-type="float" office:value="120" calcext:value-type="float">
            <text:p>120</text:p>
          </table:table-cell>
          <table:table-cell table:formula="of:=ROUNDDOWN([.$E$2]*(1+[.$O$2]*(([.B29]-24)/2)); )" office:value-type="float" office:value="80" calcext:value-type="float">
            <text:p>80</text:p>
          </table:table-cell>
          <table:table-cell table:formula="of:=ROUNDDOWN([.$F$2]*(1+[.$O$3]*(([.B29]-24)/2)); )" office:value-type="float" office:value="6" calcext:value-type="float">
            <text:p>6</text:p>
          </table:table-cell>
          <table:table-cell table:formula="of:=[.C29]*[.$N$4]" office:value-type="currency" office:currency="PLN" office:value="9.23076923076923" calcext:value-type="currency">
            <text:p>9,23 zł</text:p>
          </table:table-cell>
          <table:table-cell table:formula="of:=[.D29]*[.$N$2]" office:value-type="currency" office:currency="PLN" office:value="5.51724137931035" calcext:value-type="currency">
            <text:p>5,52 zł</text:p>
          </table:table-cell>
          <table:table-cell table:formula="of:=[.E29]*[.$N$3]" office:value-type="currency" office:currency="PLN" office:value="0.352941176470588" calcext:value-type="currency">
            <text:p>0,35 zł</text:p>
          </table:table-cell>
          <table:table-cell table:formula="of:=SUM([.F29:.H29])" office:value-type="currency" office:currency="PLN" office:value="15.1009517865502" calcext:value-type="currency">
            <text:p>15,10 zł</text:p>
          </table:table-cell>
          <table:table-cell table:formula="of:=[.I29]+[.J28]" office:value-type="currency" office:currency="PLN" office:value="427.630519581838" calcext:value-type="currency">
            <text:p>427,6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B30]-24)/2)); )" office:value-type="float" office:value="120" calcext:value-type="float">
            <text:p>120</text:p>
          </table:table-cell>
          <table:table-cell table:formula="of:=ROUNDDOWN([.$E$2]*(1+[.$O$2]*(([.B30]-24)/2)); )" office:value-type="float" office:value="80" calcext:value-type="float">
            <text:p>80</text:p>
          </table:table-cell>
          <table:table-cell table:formula="of:=ROUNDDOWN([.$F$2]*(1+[.$O$3]*(([.B30]-24)/2)); )" office:value-type="float" office:value="6" calcext:value-type="float">
            <text:p>6</text:p>
          </table:table-cell>
          <table:table-cell table:formula="of:=[.C30]*[.$N$4]" office:value-type="currency" office:currency="PLN" office:value="9.23076923076923" calcext:value-type="currency">
            <text:p>9,23 zł</text:p>
          </table:table-cell>
          <table:table-cell table:formula="of:=[.D30]*[.$N$2]" office:value-type="currency" office:currency="PLN" office:value="5.51724137931035" calcext:value-type="currency">
            <text:p>5,52 zł</text:p>
          </table:table-cell>
          <table:table-cell table:formula="of:=[.E30]*[.$N$3]" office:value-type="currency" office:currency="PLN" office:value="0.352941176470588" calcext:value-type="currency">
            <text:p>0,35 zł</text:p>
          </table:table-cell>
          <table:table-cell table:formula="of:=SUM([.F30:.H30])" office:value-type="currency" office:currency="PLN" office:value="15.1009517865502" calcext:value-type="currency">
            <text:p>15,10 zł</text:p>
          </table:table-cell>
          <table:table-cell table:formula="of:=[.I30]+[.J29]" office:value-type="currency" office:currency="PLN" office:value="442.731471368388" calcext:value-type="currency">
            <text:p>442,7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31]-24)/2)); )" office:value-type="float" office:value="120" calcext:value-type="float">
            <text:p>120</text:p>
          </table:table-cell>
          <table:table-cell table:formula="of:=ROUNDDOWN([.$E$2]*(1+[.$O$2]*(([.B31]-24)/2)); )" office:value-type="float" office:value="80" calcext:value-type="float">
            <text:p>80</text:p>
          </table:table-cell>
          <table:table-cell table:formula="of:=ROUNDDOWN([.$F$2]*(1+[.$O$3]*(([.B31]-24)/2)); )" office:value-type="float" office:value="6" calcext:value-type="float">
            <text:p>6</text:p>
          </table:table-cell>
          <table:table-cell table:formula="of:=[.C31]*[.$N$4]" office:value-type="currency" office:currency="PLN" office:value="9.23076923076923" calcext:value-type="currency">
            <text:p>9,23 zł</text:p>
          </table:table-cell>
          <table:table-cell table:formula="of:=[.D31]*[.$N$2]" office:value-type="currency" office:currency="PLN" office:value="5.51724137931035" calcext:value-type="currency">
            <text:p>5,52 zł</text:p>
          </table:table-cell>
          <table:table-cell table:formula="of:=[.E31]*[.$N$3]" office:value-type="currency" office:currency="PLN" office:value="0.352941176470588" calcext:value-type="currency">
            <text:p>0,35 zł</text:p>
          </table:table-cell>
          <table:table-cell table:formula="of:=SUM([.F31:.H31])" office:value-type="currency" office:currency="PLN" office:value="15.1009517865502" calcext:value-type="currency">
            <text:p>15,10 zł</text:p>
          </table:table-cell>
          <table:table-cell table:formula="of:=[.I31]+[.J30]" office:value-type="currency" office:currency="PLN" office:value="457.832423154939" calcext:value-type="currency">
            <text:p>457,8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32]-24)/2)); )" office:value-type="float" office:value="120" calcext:value-type="float">
            <text:p>120</text:p>
          </table:table-cell>
          <table:table-cell table:formula="of:=ROUNDDOWN([.$E$2]*(1+[.$O$2]*(([.B32]-24)/2)); )" office:value-type="float" office:value="80" calcext:value-type="float">
            <text:p>80</text:p>
          </table:table-cell>
          <table:table-cell table:formula="of:=ROUNDDOWN([.$F$2]*(1+[.$O$3]*(([.B32]-24)/2)); )" office:value-type="float" office:value="6" calcext:value-type="float">
            <text:p>6</text:p>
          </table:table-cell>
          <table:table-cell table:formula="of:=[.C32]*[.$N$4]" office:value-type="currency" office:currency="PLN" office:value="9.23076923076923" calcext:value-type="currency">
            <text:p>9,23 zł</text:p>
          </table:table-cell>
          <table:table-cell table:formula="of:=[.D32]*[.$N$2]" office:value-type="currency" office:currency="PLN" office:value="5.51724137931035" calcext:value-type="currency">
            <text:p>5,52 zł</text:p>
          </table:table-cell>
          <table:table-cell table:formula="of:=[.E32]*[.$N$3]" office:value-type="currency" office:currency="PLN" office:value="0.352941176470588" calcext:value-type="currency">
            <text:p>0,35 zł</text:p>
          </table:table-cell>
          <table:table-cell table:formula="of:=SUM([.F32:.H32])" office:value-type="currency" office:currency="PLN" office:value="15.1009517865502" calcext:value-type="currency">
            <text:p>15,10 zł</text:p>
          </table:table-cell>
          <table:table-cell table:formula="of:=[.I32]+[.J31]" office:value-type="currency" office:currency="PLN" office:value="472.933374941489" calcext:value-type="currency">
            <text:p>472,9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33]-24)/2)); )" office:value-type="float" office:value="120" calcext:value-type="float">
            <text:p>120</text:p>
          </table:table-cell>
          <table:table-cell table:formula="of:=ROUNDDOWN([.$E$2]*(1+[.$O$2]*(([.B33]-24)/2)); )" office:value-type="float" office:value="80" calcext:value-type="float">
            <text:p>80</text:p>
          </table:table-cell>
          <table:table-cell table:formula="of:=ROUNDDOWN([.$F$2]*(1+[.$O$3]*(([.B33]-24)/2)); )" office:value-type="float" office:value="6" calcext:value-type="float">
            <text:p>6</text:p>
          </table:table-cell>
          <table:table-cell table:formula="of:=[.C33]*[.$N$4]" office:value-type="currency" office:currency="PLN" office:value="9.23076923076923" calcext:value-type="currency">
            <text:p>9,23 zł</text:p>
          </table:table-cell>
          <table:table-cell table:formula="of:=[.D33]*[.$N$2]" office:value-type="currency" office:currency="PLN" office:value="5.51724137931035" calcext:value-type="currency">
            <text:p>5,52 zł</text:p>
          </table:table-cell>
          <table:table-cell table:formula="of:=[.E33]*[.$N$3]" office:value-type="currency" office:currency="PLN" office:value="0.352941176470588" calcext:value-type="currency">
            <text:p>0,35 zł</text:p>
          </table:table-cell>
          <table:table-cell table:formula="of:=SUM([.F33:.H33])" office:value-type="currency" office:currency="PLN" office:value="15.1009517865502" calcext:value-type="currency">
            <text:p>15,10 zł</text:p>
          </table:table-cell>
          <table:table-cell table:formula="of:=[.I33]+[.J32]" office:value-type="currency" office:currency="PLN" office:value="488.034326728039" calcext:value-type="currency">
            <text:p>488,03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34]-24)/2)); )" office:value-type="float" office:value="120" calcext:value-type="float">
            <text:p>120</text:p>
          </table:table-cell>
          <table:table-cell table:formula="of:=ROUNDDOWN([.$E$2]*(1+[.$O$2]*(([.B34]-24)/2)); )" office:value-type="float" office:value="80" calcext:value-type="float">
            <text:p>80</text:p>
          </table:table-cell>
          <table:table-cell table:formula="of:=ROUNDDOWN([.$F$2]*(1+[.$O$3]*(([.B34]-24)/2)); )" office:value-type="float" office:value="6" calcext:value-type="float">
            <text:p>6</text:p>
          </table:table-cell>
          <table:table-cell table:formula="of:=[.C34]*[.$N$4]" office:value-type="currency" office:currency="PLN" office:value="9.23076923076923" calcext:value-type="currency">
            <text:p>9,23 zł</text:p>
          </table:table-cell>
          <table:table-cell table:formula="of:=[.D34]*[.$N$2]" office:value-type="currency" office:currency="PLN" office:value="5.51724137931035" calcext:value-type="currency">
            <text:p>5,52 zł</text:p>
          </table:table-cell>
          <table:table-cell table:formula="of:=[.E34]*[.$N$3]" office:value-type="currency" office:currency="PLN" office:value="0.352941176470588" calcext:value-type="currency">
            <text:p>0,35 zł</text:p>
          </table:table-cell>
          <table:table-cell table:formula="of:=SUM([.F34:.H34])" office:value-type="currency" office:currency="PLN" office:value="15.1009517865502" calcext:value-type="currency">
            <text:p>15,10 zł</text:p>
          </table:table-cell>
          <table:table-cell table:formula="of:=[.I34]+[.J33]" office:value-type="currency" office:currency="PLN" office:value="503.135278514589" calcext:value-type="currency">
            <text:p>503,1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35]-24)/2)); )" office:value-type="float" office:value="120" calcext:value-type="float">
            <text:p>120</text:p>
          </table:table-cell>
          <table:table-cell table:formula="of:=ROUNDDOWN([.$E$2]*(1+[.$O$2]*(([.B35]-24)/2)); )" office:value-type="float" office:value="80" calcext:value-type="float">
            <text:p>80</text:p>
          </table:table-cell>
          <table:table-cell table:formula="of:=ROUNDDOWN([.$F$2]*(1+[.$O$3]*(([.B35]-24)/2)); )" office:value-type="float" office:value="6" calcext:value-type="float">
            <text:p>6</text:p>
          </table:table-cell>
          <table:table-cell table:formula="of:=[.C35]*[.$N$4]" office:value-type="currency" office:currency="PLN" office:value="9.23076923076923" calcext:value-type="currency">
            <text:p>9,23 zł</text:p>
          </table:table-cell>
          <table:table-cell table:formula="of:=[.D35]*[.$N$2]" office:value-type="currency" office:currency="PLN" office:value="5.51724137931035" calcext:value-type="currency">
            <text:p>5,52 zł</text:p>
          </table:table-cell>
          <table:table-cell table:formula="of:=[.E35]*[.$N$3]" office:value-type="currency" office:currency="PLN" office:value="0.352941176470588" calcext:value-type="currency">
            <text:p>0,35 zł</text:p>
          </table:table-cell>
          <table:table-cell table:formula="of:=SUM([.F35:.H35])" office:value-type="currency" office:currency="PLN" office:value="15.1009517865502" calcext:value-type="currency">
            <text:p>15,10 zł</text:p>
          </table:table-cell>
          <table:table-cell table:formula="of:=[.I35]+[.J34]" office:value-type="currency" office:currency="PLN" office:value="518.236230301139" calcext:value-type="currency">
            <text:p>518,2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36]-24)/2)); )" office:value-type="float" office:value="120" calcext:value-type="float">
            <text:p>120</text:p>
          </table:table-cell>
          <table:table-cell table:formula="of:=ROUNDDOWN([.$E$2]*(1+[.$O$2]*(([.B36]-24)/2)); )" office:value-type="float" office:value="80" calcext:value-type="float">
            <text:p>80</text:p>
          </table:table-cell>
          <table:table-cell table:formula="of:=ROUNDDOWN([.$F$2]*(1+[.$O$3]*(([.B36]-24)/2)); )" office:value-type="float" office:value="6" calcext:value-type="float">
            <text:p>6</text:p>
          </table:table-cell>
          <table:table-cell table:formula="of:=[.C36]*[.$N$4]" office:value-type="currency" office:currency="PLN" office:value="9.23076923076923" calcext:value-type="currency">
            <text:p>9,23 zł</text:p>
          </table:table-cell>
          <table:table-cell table:formula="of:=[.D36]*[.$N$2]" office:value-type="currency" office:currency="PLN" office:value="5.51724137931035" calcext:value-type="currency">
            <text:p>5,52 zł</text:p>
          </table:table-cell>
          <table:table-cell table:formula="of:=[.E36]*[.$N$3]" office:value-type="currency" office:currency="PLN" office:value="0.352941176470588" calcext:value-type="currency">
            <text:p>0,35 zł</text:p>
          </table:table-cell>
          <table:table-cell table:formula="of:=SUM([.F36:.H36])" office:value-type="currency" office:currency="PLN" office:value="15.1009517865502" calcext:value-type="currency">
            <text:p>15,10 zł</text:p>
          </table:table-cell>
          <table:table-cell table:formula="of:=[.I36]+[.J35]" office:value-type="currency" office:currency="PLN" office:value="533.33718208769" calcext:value-type="currency">
            <text:p>533,3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37]-24)/2)); )" office:value-type="float" office:value="120" calcext:value-type="float">
            <text:p>120</text:p>
          </table:table-cell>
          <table:table-cell table:formula="of:=ROUNDDOWN([.$E$2]*(1+[.$O$2]*(([.B37]-24)/2)); )" office:value-type="float" office:value="80" calcext:value-type="float">
            <text:p>80</text:p>
          </table:table-cell>
          <table:table-cell table:formula="of:=ROUNDDOWN([.$F$2]*(1+[.$O$3]*(([.B37]-24)/2)); )" office:value-type="float" office:value="6" calcext:value-type="float">
            <text:p>6</text:p>
          </table:table-cell>
          <table:table-cell table:formula="of:=[.C37]*[.$N$4]" office:value-type="currency" office:currency="PLN" office:value="9.23076923076923" calcext:value-type="currency">
            <text:p>9,23 zł</text:p>
          </table:table-cell>
          <table:table-cell table:formula="of:=[.D37]*[.$N$2]" office:value-type="currency" office:currency="PLN" office:value="5.51724137931035" calcext:value-type="currency">
            <text:p>5,52 zł</text:p>
          </table:table-cell>
          <table:table-cell table:formula="of:=[.E37]*[.$N$3]" office:value-type="currency" office:currency="PLN" office:value="0.352941176470588" calcext:value-type="currency">
            <text:p>0,35 zł</text:p>
          </table:table-cell>
          <table:table-cell table:formula="of:=SUM([.F37:.H37])" office:value-type="currency" office:currency="PLN" office:value="15.1009517865502" calcext:value-type="currency">
            <text:p>15,10 zł</text:p>
          </table:table-cell>
          <table:table-cell table:formula="of:=[.I37]+[.J36]" office:value-type="currency" office:currency="PLN" office:value="548.43813387424" calcext:value-type="currency">
            <text:p>548,4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38]-24)/2)); )" office:value-type="float" office:value="120" calcext:value-type="float">
            <text:p>120</text:p>
          </table:table-cell>
          <table:table-cell table:formula="of:=ROUNDDOWN([.$E$2]*(1+[.$O$2]*(([.B38]-24)/2)); )" office:value-type="float" office:value="80" calcext:value-type="float">
            <text:p>80</text:p>
          </table:table-cell>
          <table:table-cell table:formula="of:=ROUNDDOWN([.$F$2]*(1+[.$O$3]*(([.B38]-24)/2)); )" office:value-type="float" office:value="6" calcext:value-type="float">
            <text:p>6</text:p>
          </table:table-cell>
          <table:table-cell table:formula="of:=[.C38]*[.$N$4]" office:value-type="currency" office:currency="PLN" office:value="9.23076923076923" calcext:value-type="currency">
            <text:p>9,23 zł</text:p>
          </table:table-cell>
          <table:table-cell table:formula="of:=[.D38]*[.$N$2]" office:value-type="currency" office:currency="PLN" office:value="5.51724137931035" calcext:value-type="currency">
            <text:p>5,52 zł</text:p>
          </table:table-cell>
          <table:table-cell table:formula="of:=[.E38]*[.$N$3]" office:value-type="currency" office:currency="PLN" office:value="0.352941176470588" calcext:value-type="currency">
            <text:p>0,35 zł</text:p>
          </table:table-cell>
          <table:table-cell table:formula="of:=SUM([.F38:.H38])" office:value-type="currency" office:currency="PLN" office:value="15.1009517865502" calcext:value-type="currency">
            <text:p>15,10 zł</text:p>
          </table:table-cell>
          <table:table-cell table:formula="of:=[.I38]+[.J37]" office:value-type="currency" office:currency="PLN" office:value="563.53908566079" calcext:value-type="currency">
            <text:p>563,5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B39]-24)/2)); )" office:value-type="float" office:value="120" calcext:value-type="float">
            <text:p>120</text:p>
          </table:table-cell>
          <table:table-cell table:formula="of:=ROUNDDOWN([.$E$2]*(1+[.$O$2]*(([.B39]-24)/2)); )" office:value-type="float" office:value="80" calcext:value-type="float">
            <text:p>80</text:p>
          </table:table-cell>
          <table:table-cell table:formula="of:=ROUNDDOWN([.$F$2]*(1+[.$O$3]*(([.B39]-24)/2)); )" office:value-type="float" office:value="6" calcext:value-type="float">
            <text:p>6</text:p>
          </table:table-cell>
          <table:table-cell table:formula="of:=[.C39]*[.$N$4]" office:value-type="currency" office:currency="PLN" office:value="9.23076923076923" calcext:value-type="currency">
            <text:p>9,23 zł</text:p>
          </table:table-cell>
          <table:table-cell table:formula="of:=[.D39]*[.$N$2]" office:value-type="currency" office:currency="PLN" office:value="5.51724137931035" calcext:value-type="currency">
            <text:p>5,52 zł</text:p>
          </table:table-cell>
          <table:table-cell table:formula="of:=[.E39]*[.$N$3]" office:value-type="currency" office:currency="PLN" office:value="0.352941176470588" calcext:value-type="currency">
            <text:p>0,35 zł</text:p>
          </table:table-cell>
          <table:table-cell table:formula="of:=SUM([.F39:.H39])" office:value-type="currency" office:currency="PLN" office:value="15.1009517865502" calcext:value-type="currency">
            <text:p>15,10 zł</text:p>
          </table:table-cell>
          <table:table-cell table:formula="of:=[.I39]+[.J38]" office:value-type="currency" office:currency="PLN" office:value="578.64003744734" calcext:value-type="currency">
            <text:p>578,6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40]-24)/2)); )" office:value-type="float" office:value="120" calcext:value-type="float">
            <text:p>120</text:p>
          </table:table-cell>
          <table:table-cell table:formula="of:=ROUNDDOWN([.$E$2]*(1+[.$O$2]*(([.B40]-24)/2)); )" office:value-type="float" office:value="80" calcext:value-type="float">
            <text:p>80</text:p>
          </table:table-cell>
          <table:table-cell table:formula="of:=ROUNDDOWN([.$F$2]*(1+[.$O$3]*(([.B40]-24)/2)); )" office:value-type="float" office:value="6" calcext:value-type="float">
            <text:p>6</text:p>
          </table:table-cell>
          <table:table-cell table:formula="of:=[.C40]*[.$N$4]" office:value-type="currency" office:currency="PLN" office:value="9.23076923076923" calcext:value-type="currency">
            <text:p>9,23 zł</text:p>
          </table:table-cell>
          <table:table-cell table:formula="of:=[.D40]*[.$N$2]" office:value-type="currency" office:currency="PLN" office:value="5.51724137931035" calcext:value-type="currency">
            <text:p>5,52 zł</text:p>
          </table:table-cell>
          <table:table-cell table:formula="of:=[.E40]*[.$N$3]" office:value-type="currency" office:currency="PLN" office:value="0.352941176470588" calcext:value-type="currency">
            <text:p>0,35 zł</text:p>
          </table:table-cell>
          <table:table-cell table:formula="of:=SUM([.F40:.H40])" office:value-type="currency" office:currency="PLN" office:value="15.1009517865502" calcext:value-type="currency">
            <text:p>15,10 zł</text:p>
          </table:table-cell>
          <table:table-cell table:formula="of:=[.I40]+[.J39]" office:value-type="currency" office:currency="PLN" office:value="593.74098923389" calcext:value-type="currency">
            <text:p>593,7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B41]-24)/2)); )" office:value-type="float" office:value="120" calcext:value-type="float">
            <text:p>120</text:p>
          </table:table-cell>
          <table:table-cell table:formula="of:=ROUNDDOWN([.$E$2]*(1+[.$O$2]*(([.B41]-24)/2)); )" office:value-type="float" office:value="80" calcext:value-type="float">
            <text:p>80</text:p>
          </table:table-cell>
          <table:table-cell table:formula="of:=ROUNDDOWN([.$F$2]*(1+[.$O$3]*(([.B41]-24)/2)); )" office:value-type="float" office:value="6" calcext:value-type="float">
            <text:p>6</text:p>
          </table:table-cell>
          <table:table-cell table:formula="of:=[.C41]*[.$N$4]" office:value-type="currency" office:currency="PLN" office:value="9.23076923076923" calcext:value-type="currency">
            <text:p>9,23 zł</text:p>
          </table:table-cell>
          <table:table-cell table:formula="of:=[.D41]*[.$N$2]" office:value-type="currency" office:currency="PLN" office:value="5.51724137931035" calcext:value-type="currency">
            <text:p>5,52 zł</text:p>
          </table:table-cell>
          <table:table-cell table:formula="of:=[.E41]*[.$N$3]" office:value-type="currency" office:currency="PLN" office:value="0.352941176470588" calcext:value-type="currency">
            <text:p>0,35 zł</text:p>
          </table:table-cell>
          <table:table-cell table:formula="of:=SUM([.F41:.H41])" office:value-type="currency" office:currency="PLN" office:value="15.1009517865502" calcext:value-type="currency">
            <text:p>15,10 zł</text:p>
          </table:table-cell>
          <table:table-cell table:formula="of:=[.I41]+[.J40]" office:value-type="currency" office:currency="PLN" office:value="608.84194102044" calcext:value-type="currency">
            <text:p>608,8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42]-24)/2)); )" office:value-type="float" office:value="120" calcext:value-type="float">
            <text:p>120</text:p>
          </table:table-cell>
          <table:table-cell table:formula="of:=ROUNDDOWN([.$E$2]*(1+[.$O$2]*(([.B42]-24)/2)); )" office:value-type="float" office:value="80" calcext:value-type="float">
            <text:p>80</text:p>
          </table:table-cell>
          <table:table-cell table:formula="of:=ROUNDDOWN([.$F$2]*(1+[.$O$3]*(([.B42]-24)/2)); )" office:value-type="float" office:value="6" calcext:value-type="float">
            <text:p>6</text:p>
          </table:table-cell>
          <table:table-cell table:formula="of:=[.C42]*[.$N$4]" office:value-type="currency" office:currency="PLN" office:value="9.23076923076923" calcext:value-type="currency">
            <text:p>9,23 zł</text:p>
          </table:table-cell>
          <table:table-cell table:formula="of:=[.D42]*[.$N$2]" office:value-type="currency" office:currency="PLN" office:value="5.51724137931035" calcext:value-type="currency">
            <text:p>5,52 zł</text:p>
          </table:table-cell>
          <table:table-cell table:formula="of:=[.E42]*[.$N$3]" office:value-type="currency" office:currency="PLN" office:value="0.352941176470588" calcext:value-type="currency">
            <text:p>0,35 zł</text:p>
          </table:table-cell>
          <table:table-cell table:formula="of:=SUM([.F42:.H42])" office:value-type="currency" office:currency="PLN" office:value="15.1009517865502" calcext:value-type="currency">
            <text:p>15,10 zł</text:p>
          </table:table-cell>
          <table:table-cell table:formula="of:=[.I42]+[.J41]" office:value-type="currency" office:currency="PLN" office:value="623.94289280699" calcext:value-type="currency">
            <text:p>623,9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B43]-24)/2)); )" office:value-type="float" office:value="120" calcext:value-type="float">
            <text:p>120</text:p>
          </table:table-cell>
          <table:table-cell table:formula="of:=ROUNDDOWN([.$E$2]*(1+[.$O$2]*(([.B43]-24)/2)); )" office:value-type="float" office:value="80" calcext:value-type="float">
            <text:p>80</text:p>
          </table:table-cell>
          <table:table-cell table:formula="of:=ROUNDDOWN([.$F$2]*(1+[.$O$3]*(([.B43]-24)/2)); )" office:value-type="float" office:value="6" calcext:value-type="float">
            <text:p>6</text:p>
          </table:table-cell>
          <table:table-cell table:formula="of:=[.C43]*[.$N$4]" office:value-type="currency" office:currency="PLN" office:value="9.23076923076923" calcext:value-type="currency">
            <text:p>9,23 zł</text:p>
          </table:table-cell>
          <table:table-cell table:formula="of:=[.D43]*[.$N$2]" office:value-type="currency" office:currency="PLN" office:value="5.51724137931035" calcext:value-type="currency">
            <text:p>5,52 zł</text:p>
          </table:table-cell>
          <table:table-cell table:formula="of:=[.E43]*[.$N$3]" office:value-type="currency" office:currency="PLN" office:value="0.352941176470588" calcext:value-type="currency">
            <text:p>0,35 zł</text:p>
          </table:table-cell>
          <table:table-cell table:formula="of:=SUM([.F43:.H43])" office:value-type="currency" office:currency="PLN" office:value="15.1009517865502" calcext:value-type="currency">
            <text:p>15,10 zł</text:p>
          </table:table-cell>
          <table:table-cell table:formula="of:=[.I43]+[.J42]" office:value-type="currency" office:currency="PLN" office:value="639.04384459354" calcext:value-type="currency">
            <text:p>639,0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B44]-24)/2)); )" office:value-type="float" office:value="120" calcext:value-type="float">
            <text:p>120</text:p>
          </table:table-cell>
          <table:table-cell table:formula="of:=ROUNDDOWN([.$E$2]*(1+[.$O$2]*(([.B44]-24)/2)); )" office:value-type="float" office:value="80" calcext:value-type="float">
            <text:p>80</text:p>
          </table:table-cell>
          <table:table-cell table:formula="of:=ROUNDDOWN([.$F$2]*(1+[.$O$3]*(([.B44]-24)/2)); )" office:value-type="float" office:value="6" calcext:value-type="float">
            <text:p>6</text:p>
          </table:table-cell>
          <table:table-cell table:formula="of:=[.C44]*[.$N$4]" office:value-type="currency" office:currency="PLN" office:value="9.23076923076923" calcext:value-type="currency">
            <text:p>9,23 zł</text:p>
          </table:table-cell>
          <table:table-cell table:formula="of:=[.D44]*[.$N$2]" office:value-type="currency" office:currency="PLN" office:value="5.51724137931035" calcext:value-type="currency">
            <text:p>5,52 zł</text:p>
          </table:table-cell>
          <table:table-cell table:formula="of:=[.E44]*[.$N$3]" office:value-type="currency" office:currency="PLN" office:value="0.352941176470588" calcext:value-type="currency">
            <text:p>0,35 zł</text:p>
          </table:table-cell>
          <table:table-cell table:formula="of:=SUM([.F44:.H44])" office:value-type="currency" office:currency="PLN" office:value="15.1009517865502" calcext:value-type="currency">
            <text:p>15,10 zł</text:p>
          </table:table-cell>
          <table:table-cell table:formula="of:=[.I44]+[.J43]" office:value-type="currency" office:currency="PLN" office:value="654.14479638009" calcext:value-type="currency">
            <text:p>654,14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7" calcext:value-type="float">
            <text:p>17</text:p>
          </table:table-cell>
          <table:table-cell table:formula="of:=ROUNDDOWN([.$D$2]*(1+[.$O$4]*(([.B45]-24)/2)); )" office:value-type="float" office:value="120" calcext:value-type="float">
            <text:p>120</text:p>
          </table:table-cell>
          <table:table-cell table:formula="of:=ROUNDDOWN([.$E$2]*(1+[.$O$2]*(([.B45]-24)/2)); )" office:value-type="float" office:value="80" calcext:value-type="float">
            <text:p>80</text:p>
          </table:table-cell>
          <table:table-cell table:formula="of:=ROUNDDOWN([.$F$2]*(1+[.$O$3]*(([.B45]-24)/2)); )" office:value-type="float" office:value="6" calcext:value-type="float">
            <text:p>6</text:p>
          </table:table-cell>
          <table:table-cell table:formula="of:=[.C45]*[.$N$4]" office:value-type="currency" office:currency="PLN" office:value="9.23076923076923" calcext:value-type="currency">
            <text:p>9,23 zł</text:p>
          </table:table-cell>
          <table:table-cell table:formula="of:=[.D45]*[.$N$2]" office:value-type="currency" office:currency="PLN" office:value="5.51724137931035" calcext:value-type="currency">
            <text:p>5,52 zł</text:p>
          </table:table-cell>
          <table:table-cell table:formula="of:=[.E45]*[.$N$3]" office:value-type="currency" office:currency="PLN" office:value="0.352941176470588" calcext:value-type="currency">
            <text:p>0,35 zł</text:p>
          </table:table-cell>
          <table:table-cell table:formula="of:=SUM([.F45:.H45])" office:value-type="currency" office:currency="PLN" office:value="15.1009517865502" calcext:value-type="currency">
            <text:p>15,10 zł</text:p>
          </table:table-cell>
          <table:table-cell table:formula="of:=[.I45]+[.J44]" office:value-type="currency" office:currency="PLN" office:value="669.245748166641" calcext:value-type="currency">
            <text:p>669,2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8" calcext:value-type="float">
            <text:p>18</text:p>
          </table:table-cell>
          <table:table-cell table:formula="of:=ROUNDDOWN([.$D$2]*(1+[.$O$4]*(([.B46]-24)/2)); )" office:value-type="float" office:value="120" calcext:value-type="float">
            <text:p>120</text:p>
          </table:table-cell>
          <table:table-cell table:formula="of:=ROUNDDOWN([.$E$2]*(1+[.$O$2]*(([.B46]-24)/2)); )" office:value-type="float" office:value="80" calcext:value-type="float">
            <text:p>80</text:p>
          </table:table-cell>
          <table:table-cell table:formula="of:=ROUNDDOWN([.$F$2]*(1+[.$O$3]*(([.B46]-24)/2)); )" office:value-type="float" office:value="6" calcext:value-type="float">
            <text:p>6</text:p>
          </table:table-cell>
          <table:table-cell table:formula="of:=[.C46]*[.$N$4]" office:value-type="currency" office:currency="PLN" office:value="9.23076923076923" calcext:value-type="currency">
            <text:p>9,23 zł</text:p>
          </table:table-cell>
          <table:table-cell table:formula="of:=[.D46]*[.$N$2]" office:value-type="currency" office:currency="PLN" office:value="5.51724137931035" calcext:value-type="currency">
            <text:p>5,52 zł</text:p>
          </table:table-cell>
          <table:table-cell table:formula="of:=[.E46]*[.$N$3]" office:value-type="currency" office:currency="PLN" office:value="0.352941176470588" calcext:value-type="currency">
            <text:p>0,35 zł</text:p>
          </table:table-cell>
          <table:table-cell table:formula="of:=SUM([.F46:.H46])" office:value-type="currency" office:currency="PLN" office:value="15.1009517865502" calcext:value-type="currency">
            <text:p>15,10 zł</text:p>
          </table:table-cell>
          <table:table-cell table:formula="of:=[.I46]+[.J45]" office:value-type="currency" office:currency="PLN" office:value="684.346699953191" calcext:value-type="currency">
            <text:p>684,3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47]-24)/2)); )" office:value-type="float" office:value="120" calcext:value-type="float">
            <text:p>120</text:p>
          </table:table-cell>
          <table:table-cell table:formula="of:=ROUNDDOWN([.$E$2]*(1+[.$O$2]*(([.B47]-24)/2)); )" office:value-type="float" office:value="80" calcext:value-type="float">
            <text:p>80</text:p>
          </table:table-cell>
          <table:table-cell table:formula="of:=ROUNDDOWN([.$F$2]*(1+[.$O$3]*(([.B47]-24)/2)); )" office:value-type="float" office:value="6" calcext:value-type="float">
            <text:p>6</text:p>
          </table:table-cell>
          <table:table-cell table:formula="of:=[.C47]*[.$N$4]" office:value-type="currency" office:currency="PLN" office:value="9.23076923076923" calcext:value-type="currency">
            <text:p>9,23 zł</text:p>
          </table:table-cell>
          <table:table-cell table:formula="of:=[.D47]*[.$N$2]" office:value-type="currency" office:currency="PLN" office:value="5.51724137931035" calcext:value-type="currency">
            <text:p>5,52 zł</text:p>
          </table:table-cell>
          <table:table-cell table:formula="of:=[.E47]*[.$N$3]" office:value-type="currency" office:currency="PLN" office:value="0.352941176470588" calcext:value-type="currency">
            <text:p>0,35 zł</text:p>
          </table:table-cell>
          <table:table-cell table:formula="of:=SUM([.F47:.H47])" office:value-type="currency" office:currency="PLN" office:value="15.1009517865502" calcext:value-type="currency">
            <text:p>15,10 zł</text:p>
          </table:table-cell>
          <table:table-cell table:formula="of:=[.I47]+[.J46]" office:value-type="currency" office:currency="PLN" office:value="699.447651739741" calcext:value-type="currency">
            <text:p>699,4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48]-24)/2)); )" office:value-type="float" office:value="120" calcext:value-type="float">
            <text:p>120</text:p>
          </table:table-cell>
          <table:table-cell table:formula="of:=ROUNDDOWN([.$E$2]*(1+[.$O$2]*(([.B48]-24)/2)); )" office:value-type="float" office:value="80" calcext:value-type="float">
            <text:p>80</text:p>
          </table:table-cell>
          <table:table-cell table:formula="of:=ROUNDDOWN([.$F$2]*(1+[.$O$3]*(([.B48]-24)/2)); )" office:value-type="float" office:value="6" calcext:value-type="float">
            <text:p>6</text:p>
          </table:table-cell>
          <table:table-cell table:formula="of:=[.C48]*[.$N$4]" office:value-type="currency" office:currency="PLN" office:value="9.23076923076923" calcext:value-type="currency">
            <text:p>9,23 zł</text:p>
          </table:table-cell>
          <table:table-cell table:formula="of:=[.D48]*[.$N$2]" office:value-type="currency" office:currency="PLN" office:value="5.51724137931035" calcext:value-type="currency">
            <text:p>5,52 zł</text:p>
          </table:table-cell>
          <table:table-cell table:formula="of:=[.E48]*[.$N$3]" office:value-type="currency" office:currency="PLN" office:value="0.352941176470588" calcext:value-type="currency">
            <text:p>0,35 zł</text:p>
          </table:table-cell>
          <table:table-cell table:formula="of:=SUM([.F48:.H48])" office:value-type="currency" office:currency="PLN" office:value="15.1009517865502" calcext:value-type="currency">
            <text:p>15,10 zł</text:p>
          </table:table-cell>
          <table:table-cell table:formula="of:=[.I48]+[.J47]" office:value-type="currency" office:currency="PLN" office:value="714.548603526291" calcext:value-type="currency">
            <text:p>714,5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49]-24)/2)); )" office:value-type="float" office:value="120" calcext:value-type="float">
            <text:p>120</text:p>
          </table:table-cell>
          <table:table-cell table:formula="of:=ROUNDDOWN([.$E$2]*(1+[.$O$2]*(([.B49]-24)/2)); )" office:value-type="float" office:value="80" calcext:value-type="float">
            <text:p>80</text:p>
          </table:table-cell>
          <table:table-cell table:formula="of:=ROUNDDOWN([.$F$2]*(1+[.$O$3]*(([.B49]-24)/2)); )" office:value-type="float" office:value="6" calcext:value-type="float">
            <text:p>6</text:p>
          </table:table-cell>
          <table:table-cell table:formula="of:=[.C49]*[.$N$4]" office:value-type="currency" office:currency="PLN" office:value="9.23076923076923" calcext:value-type="currency">
            <text:p>9,23 zł</text:p>
          </table:table-cell>
          <table:table-cell table:formula="of:=[.D49]*[.$N$2]" office:value-type="currency" office:currency="PLN" office:value="5.51724137931035" calcext:value-type="currency">
            <text:p>5,52 zł</text:p>
          </table:table-cell>
          <table:table-cell table:formula="of:=[.E49]*[.$N$3]" office:value-type="currency" office:currency="PLN" office:value="0.352941176470588" calcext:value-type="currency">
            <text:p>0,35 zł</text:p>
          </table:table-cell>
          <table:table-cell table:formula="of:=SUM([.F49:.H49])" office:value-type="currency" office:currency="PLN" office:value="15.1009517865502" calcext:value-type="currency">
            <text:p>15,10 zł</text:p>
          </table:table-cell>
          <table:table-cell table:formula="of:=[.I49]+[.J48]" office:value-type="currency" office:currency="PLN" office:value="729.649555312841" calcext:value-type="currency">
            <text:p>729,6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50]-24)/2)); )" office:value-type="float" office:value="120" calcext:value-type="float">
            <text:p>120</text:p>
          </table:table-cell>
          <table:table-cell table:formula="of:=ROUNDDOWN([.$E$2]*(1+[.$O$2]*(([.B50]-24)/2)); )" office:value-type="float" office:value="80" calcext:value-type="float">
            <text:p>80</text:p>
          </table:table-cell>
          <table:table-cell table:formula="of:=ROUNDDOWN([.$F$2]*(1+[.$O$3]*(([.B50]-24)/2)); )" office:value-type="float" office:value="6" calcext:value-type="float">
            <text:p>6</text:p>
          </table:table-cell>
          <table:table-cell table:formula="of:=[.C50]*[.$N$4]" office:value-type="currency" office:currency="PLN" office:value="9.23076923076923" calcext:value-type="currency">
            <text:p>9,23 zł</text:p>
          </table:table-cell>
          <table:table-cell table:formula="of:=[.D50]*[.$N$2]" office:value-type="currency" office:currency="PLN" office:value="5.51724137931035" calcext:value-type="currency">
            <text:p>5,52 zł</text:p>
          </table:table-cell>
          <table:table-cell table:formula="of:=[.E50]*[.$N$3]" office:value-type="currency" office:currency="PLN" office:value="0.352941176470588" calcext:value-type="currency">
            <text:p>0,35 zł</text:p>
          </table:table-cell>
          <table:table-cell table:formula="of:=SUM([.F50:.H50])" office:value-type="currency" office:currency="PLN" office:value="15.1009517865502" calcext:value-type="currency">
            <text:p>15,10 zł</text:p>
          </table:table-cell>
          <table:table-cell table:formula="of:=[.I50]+[.J49]" office:value-type="currency" office:currency="PLN" office:value="744.750507099391" calcext:value-type="currency">
            <text:p>744,7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51]-24)/2)); )" office:value-type="float" office:value="120" calcext:value-type="float">
            <text:p>120</text:p>
          </table:table-cell>
          <table:table-cell table:formula="of:=ROUNDDOWN([.$E$2]*(1+[.$O$2]*(([.B51]-24)/2)); )" office:value-type="float" office:value="80" calcext:value-type="float">
            <text:p>80</text:p>
          </table:table-cell>
          <table:table-cell table:formula="of:=ROUNDDOWN([.$F$2]*(1+[.$O$3]*(([.B51]-24)/2)); )" office:value-type="float" office:value="6" calcext:value-type="float">
            <text:p>6</text:p>
          </table:table-cell>
          <table:table-cell table:formula="of:=[.C51]*[.$N$4]" office:value-type="currency" office:currency="PLN" office:value="9.23076923076923" calcext:value-type="currency">
            <text:p>9,23 zł</text:p>
          </table:table-cell>
          <table:table-cell table:formula="of:=[.D51]*[.$N$2]" office:value-type="currency" office:currency="PLN" office:value="5.51724137931035" calcext:value-type="currency">
            <text:p>5,52 zł</text:p>
          </table:table-cell>
          <table:table-cell table:formula="of:=[.E51]*[.$N$3]" office:value-type="currency" office:currency="PLN" office:value="0.352941176470588" calcext:value-type="currency">
            <text:p>0,35 zł</text:p>
          </table:table-cell>
          <table:table-cell table:formula="of:=SUM([.F51:.H51])" office:value-type="currency" office:currency="PLN" office:value="15.1009517865502" calcext:value-type="currency">
            <text:p>15,10 zł</text:p>
          </table:table-cell>
          <table:table-cell table:formula="of:=[.I51]+[.J50]" office:value-type="currency" office:currency="PLN" office:value="759.851458885941" calcext:value-type="currency">
            <text:p>759,8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B52]-24)/2)); )" office:value-type="float" office:value="120" calcext:value-type="float">
            <text:p>120</text:p>
          </table:table-cell>
          <table:table-cell table:formula="of:=ROUNDDOWN([.$E$2]*(1+[.$O$2]*(([.B52]-24)/2)); )" office:value-type="float" office:value="80" calcext:value-type="float">
            <text:p>80</text:p>
          </table:table-cell>
          <table:table-cell table:formula="of:=ROUNDDOWN([.$F$2]*(1+[.$O$3]*(([.B52]-24)/2)); )" office:value-type="float" office:value="6" calcext:value-type="float">
            <text:p>6</text:p>
          </table:table-cell>
          <table:table-cell table:formula="of:=[.C52]*[.$N$4]" office:value-type="currency" office:currency="PLN" office:value="9.23076923076923" calcext:value-type="currency">
            <text:p>9,23 zł</text:p>
          </table:table-cell>
          <table:table-cell table:formula="of:=[.D52]*[.$N$2]" office:value-type="currency" office:currency="PLN" office:value="5.51724137931035" calcext:value-type="currency">
            <text:p>5,52 zł</text:p>
          </table:table-cell>
          <table:table-cell table:formula="of:=[.E52]*[.$N$3]" office:value-type="currency" office:currency="PLN" office:value="0.352941176470588" calcext:value-type="currency">
            <text:p>0,35 zł</text:p>
          </table:table-cell>
          <table:table-cell table:formula="of:=SUM([.F52:.H52])" office:value-type="currency" office:currency="PLN" office:value="15.1009517865502" calcext:value-type="currency">
            <text:p>15,10 zł</text:p>
          </table:table-cell>
          <table:table-cell table:formula="of:=[.I52]+[.J51]" office:value-type="currency" office:currency="PLN" office:value="774.952410672492" calcext:value-type="currency">
            <text:p>774,9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53]-24)/2)); )" office:value-type="float" office:value="120" calcext:value-type="float">
            <text:p>120</text:p>
          </table:table-cell>
          <table:table-cell table:formula="of:=ROUNDDOWN([.$E$2]*(1+[.$O$2]*(([.B53]-24)/2)); )" office:value-type="float" office:value="80" calcext:value-type="float">
            <text:p>80</text:p>
          </table:table-cell>
          <table:table-cell table:formula="of:=ROUNDDOWN([.$F$2]*(1+[.$O$3]*(([.B53]-24)/2)); )" office:value-type="float" office:value="6" calcext:value-type="float">
            <text:p>6</text:p>
          </table:table-cell>
          <table:table-cell table:formula="of:=[.C53]*[.$N$4]" office:value-type="currency" office:currency="PLN" office:value="9.23076923076923" calcext:value-type="currency">
            <text:p>9,23 zł</text:p>
          </table:table-cell>
          <table:table-cell table:formula="of:=[.D53]*[.$N$2]" office:value-type="currency" office:currency="PLN" office:value="5.51724137931035" calcext:value-type="currency">
            <text:p>5,52 zł</text:p>
          </table:table-cell>
          <table:table-cell table:formula="of:=[.E53]*[.$N$3]" office:value-type="currency" office:currency="PLN" office:value="0.352941176470588" calcext:value-type="currency">
            <text:p>0,35 zł</text:p>
          </table:table-cell>
          <table:table-cell table:formula="of:=SUM([.F53:.H53])" office:value-type="currency" office:currency="PLN" office:value="15.1009517865502" calcext:value-type="currency">
            <text:p>15,10 zł</text:p>
          </table:table-cell>
          <table:table-cell table:formula="of:=[.I53]+[.J52]" office:value-type="currency" office:currency="PLN" office:value="790.053362459042" calcext:value-type="currency">
            <text:p>790,0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54]-24)/2)); )" office:value-type="float" office:value="120" calcext:value-type="float">
            <text:p>120</text:p>
          </table:table-cell>
          <table:table-cell table:formula="of:=ROUNDDOWN([.$E$2]*(1+[.$O$2]*(([.B54]-24)/2)); )" office:value-type="float" office:value="80" calcext:value-type="float">
            <text:p>80</text:p>
          </table:table-cell>
          <table:table-cell table:formula="of:=ROUNDDOWN([.$F$2]*(1+[.$O$3]*(([.B54]-24)/2)); )" office:value-type="float" office:value="6" calcext:value-type="float">
            <text:p>6</text:p>
          </table:table-cell>
          <table:table-cell table:formula="of:=[.C54]*[.$N$4]" office:value-type="currency" office:currency="PLN" office:value="9.23076923076923" calcext:value-type="currency">
            <text:p>9,23 zł</text:p>
          </table:table-cell>
          <table:table-cell table:formula="of:=[.D54]*[.$N$2]" office:value-type="currency" office:currency="PLN" office:value="5.51724137931035" calcext:value-type="currency">
            <text:p>5,52 zł</text:p>
          </table:table-cell>
          <table:table-cell table:formula="of:=[.E54]*[.$N$3]" office:value-type="currency" office:currency="PLN" office:value="0.352941176470588" calcext:value-type="currency">
            <text:p>0,35 zł</text:p>
          </table:table-cell>
          <table:table-cell table:formula="of:=SUM([.F54:.H54])" office:value-type="currency" office:currency="PLN" office:value="15.1009517865502" calcext:value-type="currency">
            <text:p>15,10 zł</text:p>
          </table:table-cell>
          <table:table-cell table:formula="of:=[.I54]+[.J53]" office:value-type="currency" office:currency="PLN" office:value="805.154314245592" calcext:value-type="currency">
            <text:p>805,15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55]-24)/2)); )" office:value-type="float" office:value="120" calcext:value-type="float">
            <text:p>120</text:p>
          </table:table-cell>
          <table:table-cell table:formula="of:=ROUNDDOWN([.$E$2]*(1+[.$O$2]*(([.B55]-24)/2)); )" office:value-type="float" office:value="80" calcext:value-type="float">
            <text:p>80</text:p>
          </table:table-cell>
          <table:table-cell table:formula="of:=ROUNDDOWN([.$F$2]*(1+[.$O$3]*(([.B55]-24)/2)); )" office:value-type="float" office:value="6" calcext:value-type="float">
            <text:p>6</text:p>
          </table:table-cell>
          <table:table-cell table:formula="of:=[.C55]*[.$N$4]" office:value-type="currency" office:currency="PLN" office:value="9.23076923076923" calcext:value-type="currency">
            <text:p>9,23 zł</text:p>
          </table:table-cell>
          <table:table-cell table:formula="of:=[.D55]*[.$N$2]" office:value-type="currency" office:currency="PLN" office:value="5.51724137931035" calcext:value-type="currency">
            <text:p>5,52 zł</text:p>
          </table:table-cell>
          <table:table-cell table:formula="of:=[.E55]*[.$N$3]" office:value-type="currency" office:currency="PLN" office:value="0.352941176470588" calcext:value-type="currency">
            <text:p>0,35 zł</text:p>
          </table:table-cell>
          <table:table-cell table:formula="of:=SUM([.F55:.H55])" office:value-type="currency" office:currency="PLN" office:value="15.1009517865502" calcext:value-type="currency">
            <text:p>15,10 zł</text:p>
          </table:table-cell>
          <table:table-cell table:formula="of:=[.I55]+[.J54]" office:value-type="currency" office:currency="PLN" office:value="820.255266032142" calcext:value-type="currency">
            <text:p>820,2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9" calcext:value-type="float">
            <text:p>29</text:p>
          </table:table-cell>
          <table:table-cell table:formula="of:=ROUNDDOWN([.$D$2]*(1+[.$O$4]*(([.B56]-24)/2)); )" office:value-type="float" office:value="120" calcext:value-type="float">
            <text:p>120</text:p>
          </table:table-cell>
          <table:table-cell table:formula="of:=ROUNDDOWN([.$E$2]*(1+[.$O$2]*(([.B56]-24)/2)); )" office:value-type="float" office:value="80" calcext:value-type="float">
            <text:p>80</text:p>
          </table:table-cell>
          <table:table-cell table:formula="of:=ROUNDDOWN([.$F$2]*(1+[.$O$3]*(([.B56]-24)/2)); )" office:value-type="float" office:value="6" calcext:value-type="float">
            <text:p>6</text:p>
          </table:table-cell>
          <table:table-cell table:formula="of:=[.C56]*[.$N$4]" office:value-type="currency" office:currency="PLN" office:value="9.23076923076923" calcext:value-type="currency">
            <text:p>9,23 zł</text:p>
          </table:table-cell>
          <table:table-cell table:formula="of:=[.D56]*[.$N$2]" office:value-type="currency" office:currency="PLN" office:value="5.51724137931035" calcext:value-type="currency">
            <text:p>5,52 zł</text:p>
          </table:table-cell>
          <table:table-cell table:formula="of:=[.E56]*[.$N$3]" office:value-type="currency" office:currency="PLN" office:value="0.352941176470588" calcext:value-type="currency">
            <text:p>0,35 zł</text:p>
          </table:table-cell>
          <table:table-cell table:formula="of:=SUM([.F56:.H56])" office:value-type="currency" office:currency="PLN" office:value="15.1009517865502" calcext:value-type="currency">
            <text:p>15,10 zł</text:p>
          </table:table-cell>
          <table:table-cell table:formula="of:=[.I56]+[.J55]" office:value-type="currency" office:currency="PLN" office:value="835.356217818692" calcext:value-type="currency">
            <text:p>835,3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57]-24)/2)); )" office:value-type="float" office:value="120" calcext:value-type="float">
            <text:p>120</text:p>
          </table:table-cell>
          <table:table-cell table:formula="of:=ROUNDDOWN([.$E$2]*(1+[.$O$2]*(([.B57]-24)/2)); )" office:value-type="float" office:value="80" calcext:value-type="float">
            <text:p>80</text:p>
          </table:table-cell>
          <table:table-cell table:formula="of:=ROUNDDOWN([.$F$2]*(1+[.$O$3]*(([.B57]-24)/2)); )" office:value-type="float" office:value="6" calcext:value-type="float">
            <text:p>6</text:p>
          </table:table-cell>
          <table:table-cell table:formula="of:=[.C57]*[.$N$4]" office:value-type="currency" office:currency="PLN" office:value="9.23076923076923" calcext:value-type="currency">
            <text:p>9,23 zł</text:p>
          </table:table-cell>
          <table:table-cell table:formula="of:=[.D57]*[.$N$2]" office:value-type="currency" office:currency="PLN" office:value="5.51724137931035" calcext:value-type="currency">
            <text:p>5,52 zł</text:p>
          </table:table-cell>
          <table:table-cell table:formula="of:=[.E57]*[.$N$3]" office:value-type="currency" office:currency="PLN" office:value="0.352941176470588" calcext:value-type="currency">
            <text:p>0,35 zł</text:p>
          </table:table-cell>
          <table:table-cell table:formula="of:=SUM([.F57:.H57])" office:value-type="currency" office:currency="PLN" office:value="15.1009517865502" calcext:value-type="currency">
            <text:p>15,10 zł</text:p>
          </table:table-cell>
          <table:table-cell table:formula="of:=[.I57]+[.J56]" office:value-type="currency" office:currency="PLN" office:value="850.457169605242" calcext:value-type="currency">
            <text:p>850,4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58]-24)/2)); )" office:value-type="float" office:value="120" calcext:value-type="float">
            <text:p>120</text:p>
          </table:table-cell>
          <table:table-cell table:formula="of:=ROUNDDOWN([.$E$2]*(1+[.$O$2]*(([.B58]-24)/2)); )" office:value-type="float" office:value="80" calcext:value-type="float">
            <text:p>80</text:p>
          </table:table-cell>
          <table:table-cell table:formula="of:=ROUNDDOWN([.$F$2]*(1+[.$O$3]*(([.B58]-24)/2)); )" office:value-type="float" office:value="6" calcext:value-type="float">
            <text:p>6</text:p>
          </table:table-cell>
          <table:table-cell table:formula="of:=[.C58]*[.$N$4]" office:value-type="currency" office:currency="PLN" office:value="9.23076923076923" calcext:value-type="currency">
            <text:p>9,23 zł</text:p>
          </table:table-cell>
          <table:table-cell table:formula="of:=[.D58]*[.$N$2]" office:value-type="currency" office:currency="PLN" office:value="5.51724137931035" calcext:value-type="currency">
            <text:p>5,52 zł</text:p>
          </table:table-cell>
          <table:table-cell table:formula="of:=[.E58]*[.$N$3]" office:value-type="currency" office:currency="PLN" office:value="0.352941176470588" calcext:value-type="currency">
            <text:p>0,35 zł</text:p>
          </table:table-cell>
          <table:table-cell table:formula="of:=SUM([.F58:.H58])" office:value-type="currency" office:currency="PLN" office:value="15.1009517865502" calcext:value-type="currency">
            <text:p>15,10 zł</text:p>
          </table:table-cell>
          <table:table-cell table:formula="of:=[.I58]+[.J57]" office:value-type="currency" office:currency="PLN" office:value="865.558121391792" calcext:value-type="currency">
            <text:p>865,5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B59]-24)/2)); )" office:value-type="float" office:value="120" calcext:value-type="float">
            <text:p>120</text:p>
          </table:table-cell>
          <table:table-cell table:formula="of:=ROUNDDOWN([.$E$2]*(1+[.$O$2]*(([.B59]-24)/2)); )" office:value-type="float" office:value="80" calcext:value-type="float">
            <text:p>80</text:p>
          </table:table-cell>
          <table:table-cell table:formula="of:=ROUNDDOWN([.$F$2]*(1+[.$O$3]*(([.B59]-24)/2)); )" office:value-type="float" office:value="6" calcext:value-type="float">
            <text:p>6</text:p>
          </table:table-cell>
          <table:table-cell table:formula="of:=[.C59]*[.$N$4]" office:value-type="currency" office:currency="PLN" office:value="9.23076923076923" calcext:value-type="currency">
            <text:p>9,23 zł</text:p>
          </table:table-cell>
          <table:table-cell table:formula="of:=[.D59]*[.$N$2]" office:value-type="currency" office:currency="PLN" office:value="5.51724137931035" calcext:value-type="currency">
            <text:p>5,52 zł</text:p>
          </table:table-cell>
          <table:table-cell table:formula="of:=[.E59]*[.$N$3]" office:value-type="currency" office:currency="PLN" office:value="0.352941176470588" calcext:value-type="currency">
            <text:p>0,35 zł</text:p>
          </table:table-cell>
          <table:table-cell table:formula="of:=SUM([.F59:.H59])" office:value-type="currency" office:currency="PLN" office:value="15.1009517865502" calcext:value-type="currency">
            <text:p>15,10 zł</text:p>
          </table:table-cell>
          <table:table-cell table:formula="of:=[.I59]+[.J58]" office:value-type="currency" office:currency="PLN" office:value="880.659073178342" calcext:value-type="currency">
            <text:p>880,6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60]-24)/2)); )" office:value-type="float" office:value="120" calcext:value-type="float">
            <text:p>120</text:p>
          </table:table-cell>
          <table:table-cell table:formula="of:=ROUNDDOWN([.$E$2]*(1+[.$O$2]*(([.B60]-24)/2)); )" office:value-type="float" office:value="80" calcext:value-type="float">
            <text:p>80</text:p>
          </table:table-cell>
          <table:table-cell table:formula="of:=ROUNDDOWN([.$F$2]*(1+[.$O$3]*(([.B60]-24)/2)); )" office:value-type="float" office:value="6" calcext:value-type="float">
            <text:p>6</text:p>
          </table:table-cell>
          <table:table-cell table:formula="of:=[.C60]*[.$N$4]" office:value-type="currency" office:currency="PLN" office:value="9.23076923076923" calcext:value-type="currency">
            <text:p>9,23 zł</text:p>
          </table:table-cell>
          <table:table-cell table:formula="of:=[.D60]*[.$N$2]" office:value-type="currency" office:currency="PLN" office:value="5.51724137931035" calcext:value-type="currency">
            <text:p>5,52 zł</text:p>
          </table:table-cell>
          <table:table-cell table:formula="of:=[.E60]*[.$N$3]" office:value-type="currency" office:currency="PLN" office:value="0.352941176470588" calcext:value-type="currency">
            <text:p>0,35 zł</text:p>
          </table:table-cell>
          <table:table-cell table:formula="of:=SUM([.F60:.H60])" office:value-type="currency" office:currency="PLN" office:value="15.1009517865502" calcext:value-type="currency">
            <text:p>15,10 zł</text:p>
          </table:table-cell>
          <table:table-cell table:formula="of:=[.I60]+[.J59]" office:value-type="currency" office:currency="PLN" office:value="895.760024964893" calcext:value-type="currency">
            <text:p>895,7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61]-24)/2)); )" office:value-type="float" office:value="120" calcext:value-type="float">
            <text:p>120</text:p>
          </table:table-cell>
          <table:table-cell table:formula="of:=ROUNDDOWN([.$E$2]*(1+[.$O$2]*(([.B61]-24)/2)); )" office:value-type="float" office:value="80" calcext:value-type="float">
            <text:p>80</text:p>
          </table:table-cell>
          <table:table-cell table:formula="of:=ROUNDDOWN([.$F$2]*(1+[.$O$3]*(([.B61]-24)/2)); )" office:value-type="float" office:value="6" calcext:value-type="float">
            <text:p>6</text:p>
          </table:table-cell>
          <table:table-cell table:formula="of:=[.C61]*[.$N$4]" office:value-type="currency" office:currency="PLN" office:value="9.23076923076923" calcext:value-type="currency">
            <text:p>9,23 zł</text:p>
          </table:table-cell>
          <table:table-cell table:formula="of:=[.D61]*[.$N$2]" office:value-type="currency" office:currency="PLN" office:value="5.51724137931035" calcext:value-type="currency">
            <text:p>5,52 zł</text:p>
          </table:table-cell>
          <table:table-cell table:formula="of:=[.E61]*[.$N$3]" office:value-type="currency" office:currency="PLN" office:value="0.352941176470588" calcext:value-type="currency">
            <text:p>0,35 zł</text:p>
          </table:table-cell>
          <table:table-cell table:formula="of:=SUM([.F61:.H61])" office:value-type="currency" office:currency="PLN" office:value="15.1009517865502" calcext:value-type="currency">
            <text:p>15,10 zł</text:p>
          </table:table-cell>
          <table:table-cell table:formula="of:=[.I61]+[.J60]" office:value-type="currency" office:currency="PLN" office:value="910.860976751443" calcext:value-type="currency">
            <text:p>910,8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B62]-24)/2)); )" office:value-type="float" office:value="120" calcext:value-type="float">
            <text:p>120</text:p>
          </table:table-cell>
          <table:table-cell table:formula="of:=ROUNDDOWN([.$E$2]*(1+[.$O$2]*(([.B62]-24)/2)); )" office:value-type="float" office:value="80" calcext:value-type="float">
            <text:p>80</text:p>
          </table:table-cell>
          <table:table-cell table:formula="of:=ROUNDDOWN([.$F$2]*(1+[.$O$3]*(([.B62]-24)/2)); )" office:value-type="float" office:value="6" calcext:value-type="float">
            <text:p>6</text:p>
          </table:table-cell>
          <table:table-cell table:formula="of:=[.C62]*[.$N$4]" office:value-type="currency" office:currency="PLN" office:value="9.23076923076923" calcext:value-type="currency">
            <text:p>9,23 zł</text:p>
          </table:table-cell>
          <table:table-cell table:formula="of:=[.D62]*[.$N$2]" office:value-type="currency" office:currency="PLN" office:value="5.51724137931035" calcext:value-type="currency">
            <text:p>5,52 zł</text:p>
          </table:table-cell>
          <table:table-cell table:formula="of:=[.E62]*[.$N$3]" office:value-type="currency" office:currency="PLN" office:value="0.352941176470588" calcext:value-type="currency">
            <text:p>0,35 zł</text:p>
          </table:table-cell>
          <table:table-cell table:formula="of:=SUM([.F62:.H62])" office:value-type="currency" office:currency="PLN" office:value="15.1009517865502" calcext:value-type="currency">
            <text:p>15,10 zł</text:p>
          </table:table-cell>
          <table:table-cell table:formula="of:=[.I62]+[.J61]" office:value-type="currency" office:currency="PLN" office:value="925.961928537993" calcext:value-type="currency">
            <text:p>925,9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B63]-24)/2)); )" office:value-type="float" office:value="120" calcext:value-type="float">
            <text:p>120</text:p>
          </table:table-cell>
          <table:table-cell table:formula="of:=ROUNDDOWN([.$E$2]*(1+[.$O$2]*(([.B63]-24)/2)); )" office:value-type="float" office:value="80" calcext:value-type="float">
            <text:p>80</text:p>
          </table:table-cell>
          <table:table-cell table:formula="of:=ROUNDDOWN([.$F$2]*(1+[.$O$3]*(([.B63]-24)/2)); )" office:value-type="float" office:value="6" calcext:value-type="float">
            <text:p>6</text:p>
          </table:table-cell>
          <table:table-cell table:formula="of:=[.C63]*[.$N$4]" office:value-type="currency" office:currency="PLN" office:value="9.23076923076923" calcext:value-type="currency">
            <text:p>9,23 zł</text:p>
          </table:table-cell>
          <table:table-cell table:formula="of:=[.D63]*[.$N$2]" office:value-type="currency" office:currency="PLN" office:value="5.51724137931035" calcext:value-type="currency">
            <text:p>5,52 zł</text:p>
          </table:table-cell>
          <table:table-cell table:formula="of:=[.E63]*[.$N$3]" office:value-type="currency" office:currency="PLN" office:value="0.352941176470588" calcext:value-type="currency">
            <text:p>0,35 zł</text:p>
          </table:table-cell>
          <table:table-cell table:formula="of:=SUM([.F63:.H63])" office:value-type="currency" office:currency="PLN" office:value="15.1009517865502" calcext:value-type="currency">
            <text:p>15,10 zł</text:p>
          </table:table-cell>
          <table:table-cell table:formula="of:=[.I63]+[.J62]" office:value-type="currency" office:currency="PLN" office:value="941.062880324543" calcext:value-type="currency">
            <text:p>941,0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64]-24)/2)); )" office:value-type="float" office:value="120" calcext:value-type="float">
            <text:p>120</text:p>
          </table:table-cell>
          <table:table-cell table:formula="of:=ROUNDDOWN([.$E$2]*(1+[.$O$2]*(([.B64]-24)/2)); )" office:value-type="float" office:value="80" calcext:value-type="float">
            <text:p>80</text:p>
          </table:table-cell>
          <table:table-cell table:formula="of:=ROUNDDOWN([.$F$2]*(1+[.$O$3]*(([.B64]-24)/2)); )" office:value-type="float" office:value="6" calcext:value-type="float">
            <text:p>6</text:p>
          </table:table-cell>
          <table:table-cell table:formula="of:=[.C64]*[.$N$4]" office:value-type="currency" office:currency="PLN" office:value="9.23076923076923" calcext:value-type="currency">
            <text:p>9,23 zł</text:p>
          </table:table-cell>
          <table:table-cell table:formula="of:=[.D64]*[.$N$2]" office:value-type="currency" office:currency="PLN" office:value="5.51724137931035" calcext:value-type="currency">
            <text:p>5,52 zł</text:p>
          </table:table-cell>
          <table:table-cell table:formula="of:=[.E64]*[.$N$3]" office:value-type="currency" office:currency="PLN" office:value="0.352941176470588" calcext:value-type="currency">
            <text:p>0,35 zł</text:p>
          </table:table-cell>
          <table:table-cell table:formula="of:=SUM([.F64:.H64])" office:value-type="currency" office:currency="PLN" office:value="15.1009517865502" calcext:value-type="currency">
            <text:p>15,10 zł</text:p>
          </table:table-cell>
          <table:table-cell table:formula="of:=[.I64]+[.J63]" office:value-type="currency" office:currency="PLN" office:value="956.163832111093" calcext:value-type="currency">
            <text:p>956,1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65]-24)/2)); )" office:value-type="float" office:value="120" calcext:value-type="float">
            <text:p>120</text:p>
          </table:table-cell>
          <table:table-cell table:formula="of:=ROUNDDOWN([.$E$2]*(1+[.$O$2]*(([.B65]-24)/2)); )" office:value-type="float" office:value="80" calcext:value-type="float">
            <text:p>80</text:p>
          </table:table-cell>
          <table:table-cell table:formula="of:=ROUNDDOWN([.$F$2]*(1+[.$O$3]*(([.B65]-24)/2)); )" office:value-type="float" office:value="6" calcext:value-type="float">
            <text:p>6</text:p>
          </table:table-cell>
          <table:table-cell table:formula="of:=[.C65]*[.$N$4]" office:value-type="currency" office:currency="PLN" office:value="9.23076923076923" calcext:value-type="currency">
            <text:p>9,23 zł</text:p>
          </table:table-cell>
          <table:table-cell table:formula="of:=[.D65]*[.$N$2]" office:value-type="currency" office:currency="PLN" office:value="5.51724137931035" calcext:value-type="currency">
            <text:p>5,52 zł</text:p>
          </table:table-cell>
          <table:table-cell table:formula="of:=[.E65]*[.$N$3]" office:value-type="currency" office:currency="PLN" office:value="0.352941176470588" calcext:value-type="currency">
            <text:p>0,35 zł</text:p>
          </table:table-cell>
          <table:table-cell table:formula="of:=SUM([.F65:.H65])" office:value-type="currency" office:currency="PLN" office:value="15.1009517865502" calcext:value-type="currency">
            <text:p>15,10 zł</text:p>
          </table:table-cell>
          <table:table-cell table:formula="of:=[.I65]+[.J64]" office:value-type="currency" office:currency="PLN" office:value="971.264783897643" calcext:value-type="currency">
            <text:p>971,26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66]-24)/2)); )" office:value-type="float" office:value="120" calcext:value-type="float">
            <text:p>120</text:p>
          </table:table-cell>
          <table:table-cell table:formula="of:=ROUNDDOWN([.$E$2]*(1+[.$O$2]*(([.B66]-24)/2)); )" office:value-type="float" office:value="80" calcext:value-type="float">
            <text:p>80</text:p>
          </table:table-cell>
          <table:table-cell table:formula="of:=ROUNDDOWN([.$F$2]*(1+[.$O$3]*(([.B66]-24)/2)); )" office:value-type="float" office:value="6" calcext:value-type="float">
            <text:p>6</text:p>
          </table:table-cell>
          <table:table-cell table:formula="of:=[.C66]*[.$N$4]" office:value-type="currency" office:currency="PLN" office:value="9.23076923076923" calcext:value-type="currency">
            <text:p>9,23 zł</text:p>
          </table:table-cell>
          <table:table-cell table:formula="of:=[.D66]*[.$N$2]" office:value-type="currency" office:currency="PLN" office:value="5.51724137931035" calcext:value-type="currency">
            <text:p>5,52 zł</text:p>
          </table:table-cell>
          <table:table-cell table:formula="of:=[.E66]*[.$N$3]" office:value-type="currency" office:currency="PLN" office:value="0.352941176470588" calcext:value-type="currency">
            <text:p>0,35 zł</text:p>
          </table:table-cell>
          <table:table-cell table:formula="of:=SUM([.F66:.H66])" office:value-type="currency" office:currency="PLN" office:value="15.1009517865502" calcext:value-type="currency">
            <text:p>15,10 zł</text:p>
          </table:table-cell>
          <table:table-cell table:formula="of:=[.I66]+[.J65]" office:value-type="currency" office:currency="PLN" office:value="986.365735684193" calcext:value-type="currency">
            <text:p>986,3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67]-24)/2)); )" office:value-type="float" office:value="120" calcext:value-type="float">
            <text:p>120</text:p>
          </table:table-cell>
          <table:table-cell table:formula="of:=ROUNDDOWN([.$E$2]*(1+[.$O$2]*(([.B67]-24)/2)); )" office:value-type="float" office:value="80" calcext:value-type="float">
            <text:p>80</text:p>
          </table:table-cell>
          <table:table-cell table:formula="of:=ROUNDDOWN([.$F$2]*(1+[.$O$3]*(([.B67]-24)/2)); )" office:value-type="float" office:value="6" calcext:value-type="float">
            <text:p>6</text:p>
          </table:table-cell>
          <table:table-cell table:formula="of:=[.C67]*[.$N$4]" office:value-type="currency" office:currency="PLN" office:value="9.23076923076923" calcext:value-type="currency">
            <text:p>9,23 zł</text:p>
          </table:table-cell>
          <table:table-cell table:formula="of:=[.D67]*[.$N$2]" office:value-type="currency" office:currency="PLN" office:value="5.51724137931035" calcext:value-type="currency">
            <text:p>5,52 zł</text:p>
          </table:table-cell>
          <table:table-cell table:formula="of:=[.E67]*[.$N$3]" office:value-type="currency" office:currency="PLN" office:value="0.352941176470588" calcext:value-type="currency">
            <text:p>0,35 zł</text:p>
          </table:table-cell>
          <table:table-cell table:formula="of:=SUM([.F67:.H67])" office:value-type="currency" office:currency="PLN" office:value="15.1009517865502" calcext:value-type="currency">
            <text:p>15,10 zł</text:p>
          </table:table-cell>
          <table:table-cell table:formula="of:=[.I67]+[.J66]" office:value-type="currency" office:currency="PLN" office:value="1001.46668747074" calcext:value-type="currency">
            <text:p>1 001,4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68]-24)/2)); )" office:value-type="float" office:value="120" calcext:value-type="float">
            <text:p>120</text:p>
          </table:table-cell>
          <table:table-cell table:formula="of:=ROUNDDOWN([.$E$2]*(1+[.$O$2]*(([.B68]-24)/2)); )" office:value-type="float" office:value="80" calcext:value-type="float">
            <text:p>80</text:p>
          </table:table-cell>
          <table:table-cell table:formula="of:=ROUNDDOWN([.$F$2]*(1+[.$O$3]*(([.B68]-24)/2)); )" office:value-type="float" office:value="6" calcext:value-type="float">
            <text:p>6</text:p>
          </table:table-cell>
          <table:table-cell table:formula="of:=[.C68]*[.$N$4]" office:value-type="currency" office:currency="PLN" office:value="9.23076923076923" calcext:value-type="currency">
            <text:p>9,23 zł</text:p>
          </table:table-cell>
          <table:table-cell table:formula="of:=[.D68]*[.$N$2]" office:value-type="currency" office:currency="PLN" office:value="5.51724137931035" calcext:value-type="currency">
            <text:p>5,52 zł</text:p>
          </table:table-cell>
          <table:table-cell table:formula="of:=[.E68]*[.$N$3]" office:value-type="currency" office:currency="PLN" office:value="0.352941176470588" calcext:value-type="currency">
            <text:p>0,35 zł</text:p>
          </table:table-cell>
          <table:table-cell table:formula="of:=SUM([.F68:.H68])" office:value-type="currency" office:currency="PLN" office:value="15.1009517865502" calcext:value-type="currency">
            <text:p>15,10 zł</text:p>
          </table:table-cell>
          <table:table-cell table:formula="of:=[.I68]+[.J67]" office:value-type="currency" office:currency="PLN" office:value="1016.56763925729" calcext:value-type="currency">
            <text:p>1 016,5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69]-24)/2)); )" office:value-type="float" office:value="120" calcext:value-type="float">
            <text:p>120</text:p>
          </table:table-cell>
          <table:table-cell table:formula="of:=ROUNDDOWN([.$E$2]*(1+[.$O$2]*(([.B69]-24)/2)); )" office:value-type="float" office:value="80" calcext:value-type="float">
            <text:p>80</text:p>
          </table:table-cell>
          <table:table-cell table:formula="of:=ROUNDDOWN([.$F$2]*(1+[.$O$3]*(([.B69]-24)/2)); )" office:value-type="float" office:value="6" calcext:value-type="float">
            <text:p>6</text:p>
          </table:table-cell>
          <table:table-cell table:formula="of:=[.C69]*[.$N$4]" office:value-type="currency" office:currency="PLN" office:value="9.23076923076923" calcext:value-type="currency">
            <text:p>9,23 zł</text:p>
          </table:table-cell>
          <table:table-cell table:formula="of:=[.D69]*[.$N$2]" office:value-type="currency" office:currency="PLN" office:value="5.51724137931035" calcext:value-type="currency">
            <text:p>5,52 zł</text:p>
          </table:table-cell>
          <table:table-cell table:formula="of:=[.E69]*[.$N$3]" office:value-type="currency" office:currency="PLN" office:value="0.352941176470588" calcext:value-type="currency">
            <text:p>0,35 zł</text:p>
          </table:table-cell>
          <table:table-cell table:formula="of:=SUM([.F69:.H69])" office:value-type="currency" office:currency="PLN" office:value="15.1009517865502" calcext:value-type="currency">
            <text:p>15,10 zł</text:p>
          </table:table-cell>
          <table:table-cell table:formula="of:=[.I69]+[.J68]" office:value-type="currency" office:currency="PLN" office:value="1031.66859104384" calcext:value-type="currency">
            <text:p>1 031,6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7" calcext:value-type="float">
            <text:p>27</text:p>
          </table:table-cell>
          <table:table-cell table:formula="of:=ROUNDDOWN([.$D$2]*(1+[.$O$4]*(([.B70]-24)/2)); )" office:value-type="float" office:value="120" calcext:value-type="float">
            <text:p>120</text:p>
          </table:table-cell>
          <table:table-cell table:formula="of:=ROUNDDOWN([.$E$2]*(1+[.$O$2]*(([.B70]-24)/2)); )" office:value-type="float" office:value="80" calcext:value-type="float">
            <text:p>80</text:p>
          </table:table-cell>
          <table:table-cell table:formula="of:=ROUNDDOWN([.$F$2]*(1+[.$O$3]*(([.B70]-24)/2)); )" office:value-type="float" office:value="6" calcext:value-type="float">
            <text:p>6</text:p>
          </table:table-cell>
          <table:table-cell table:formula="of:=[.C70]*[.$N$4]" office:value-type="currency" office:currency="PLN" office:value="9.23076923076923" calcext:value-type="currency">
            <text:p>9,23 zł</text:p>
          </table:table-cell>
          <table:table-cell table:formula="of:=[.D70]*[.$N$2]" office:value-type="currency" office:currency="PLN" office:value="5.51724137931035" calcext:value-type="currency">
            <text:p>5,52 zł</text:p>
          </table:table-cell>
          <table:table-cell table:formula="of:=[.E70]*[.$N$3]" office:value-type="currency" office:currency="PLN" office:value="0.352941176470588" calcext:value-type="currency">
            <text:p>0,35 zł</text:p>
          </table:table-cell>
          <table:table-cell table:formula="of:=SUM([.F70:.H70])" office:value-type="currency" office:currency="PLN" office:value="15.1009517865502" calcext:value-type="currency">
            <text:p>15,10 zł</text:p>
          </table:table-cell>
          <table:table-cell table:formula="of:=[.I70]+[.J69]" office:value-type="currency" office:currency="PLN" office:value="1046.76954283039" calcext:value-type="currency">
            <text:p>1 046,7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0" calcext:value-type="float">
            <text:p>20</text:p>
          </table:table-cell>
          <table:table-cell table:formula="of:=ROUNDDOWN([.$D$2]*(1+[.$O$4]*(([.B71]-24)/2)); )" office:value-type="float" office:value="120" calcext:value-type="float">
            <text:p>120</text:p>
          </table:table-cell>
          <table:table-cell table:formula="of:=ROUNDDOWN([.$E$2]*(1+[.$O$2]*(([.B71]-24)/2)); )" office:value-type="float" office:value="80" calcext:value-type="float">
            <text:p>80</text:p>
          </table:table-cell>
          <table:table-cell table:formula="of:=ROUNDDOWN([.$F$2]*(1+[.$O$3]*(([.B71]-24)/2)); )" office:value-type="float" office:value="6" calcext:value-type="float">
            <text:p>6</text:p>
          </table:table-cell>
          <table:table-cell table:formula="of:=[.C71]*[.$N$4]" office:value-type="currency" office:currency="PLN" office:value="9.23076923076923" calcext:value-type="currency">
            <text:p>9,23 zł</text:p>
          </table:table-cell>
          <table:table-cell table:formula="of:=[.D71]*[.$N$2]" office:value-type="currency" office:currency="PLN" office:value="5.51724137931035" calcext:value-type="currency">
            <text:p>5,52 zł</text:p>
          </table:table-cell>
          <table:table-cell table:formula="of:=[.E71]*[.$N$3]" office:value-type="currency" office:currency="PLN" office:value="0.352941176470588" calcext:value-type="currency">
            <text:p>0,35 zł</text:p>
          </table:table-cell>
          <table:table-cell table:formula="of:=SUM([.F71:.H71])" office:value-type="currency" office:currency="PLN" office:value="15.1009517865502" calcext:value-type="currency">
            <text:p>15,10 zł</text:p>
          </table:table-cell>
          <table:table-cell table:formula="of:=[.I71]+[.J70]" office:value-type="currency" office:currency="PLN" office:value="1061.87049461694" calcext:value-type="currency">
            <text:p>1 061,8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8" calcext:value-type="float">
            <text:p>18</text:p>
          </table:table-cell>
          <table:table-cell table:formula="of:=ROUNDDOWN([.$D$2]*(1+[.$O$4]*(([.B72]-24)/2)); )" office:value-type="float" office:value="120" calcext:value-type="float">
            <text:p>120</text:p>
          </table:table-cell>
          <table:table-cell table:formula="of:=ROUNDDOWN([.$E$2]*(1+[.$O$2]*(([.B72]-24)/2)); )" office:value-type="float" office:value="80" calcext:value-type="float">
            <text:p>80</text:p>
          </table:table-cell>
          <table:table-cell table:formula="of:=ROUNDDOWN([.$F$2]*(1+[.$O$3]*(([.B72]-24)/2)); )" office:value-type="float" office:value="6" calcext:value-type="float">
            <text:p>6</text:p>
          </table:table-cell>
          <table:table-cell table:formula="of:=[.C72]*[.$N$4]" office:value-type="currency" office:currency="PLN" office:value="9.23076923076923" calcext:value-type="currency">
            <text:p>9,23 zł</text:p>
          </table:table-cell>
          <table:table-cell table:formula="of:=[.D72]*[.$N$2]" office:value-type="currency" office:currency="PLN" office:value="5.51724137931035" calcext:value-type="currency">
            <text:p>5,52 zł</text:p>
          </table:table-cell>
          <table:table-cell table:formula="of:=[.E72]*[.$N$3]" office:value-type="currency" office:currency="PLN" office:value="0.352941176470588" calcext:value-type="currency">
            <text:p>0,35 zł</text:p>
          </table:table-cell>
          <table:table-cell table:formula="of:=SUM([.F72:.H72])" office:value-type="currency" office:currency="PLN" office:value="15.1009517865502" calcext:value-type="currency">
            <text:p>15,10 zł</text:p>
          </table:table-cell>
          <table:table-cell table:formula="of:=[.I72]+[.J71]" office:value-type="currency" office:currency="PLN" office:value="1076.97144640349" calcext:value-type="currency">
            <text:p>1 076,9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7" calcext:value-type="float">
            <text:p>17</text:p>
          </table:table-cell>
          <table:table-cell table:formula="of:=ROUNDDOWN([.$D$2]*(1+[.$O$4]*(([.B73]-24)/2)); )" office:value-type="float" office:value="120" calcext:value-type="float">
            <text:p>120</text:p>
          </table:table-cell>
          <table:table-cell table:formula="of:=ROUNDDOWN([.$E$2]*(1+[.$O$2]*(([.B73]-24)/2)); )" office:value-type="float" office:value="80" calcext:value-type="float">
            <text:p>80</text:p>
          </table:table-cell>
          <table:table-cell table:formula="of:=ROUNDDOWN([.$F$2]*(1+[.$O$3]*(([.B73]-24)/2)); )" office:value-type="float" office:value="6" calcext:value-type="float">
            <text:p>6</text:p>
          </table:table-cell>
          <table:table-cell table:formula="of:=[.C73]*[.$N$4]" office:value-type="currency" office:currency="PLN" office:value="9.23076923076923" calcext:value-type="currency">
            <text:p>9,23 zł</text:p>
          </table:table-cell>
          <table:table-cell table:formula="of:=[.D73]*[.$N$2]" office:value-type="currency" office:currency="PLN" office:value="5.51724137931035" calcext:value-type="currency">
            <text:p>5,52 zł</text:p>
          </table:table-cell>
          <table:table-cell table:formula="of:=[.E73]*[.$N$3]" office:value-type="currency" office:currency="PLN" office:value="0.352941176470588" calcext:value-type="currency">
            <text:p>0,35 zł</text:p>
          </table:table-cell>
          <table:table-cell table:formula="of:=SUM([.F73:.H73])" office:value-type="currency" office:currency="PLN" office:value="15.1009517865502" calcext:value-type="currency">
            <text:p>15,10 zł</text:p>
          </table:table-cell>
          <table:table-cell table:formula="of:=[.I73]+[.J72]" office:value-type="currency" office:currency="PLN" office:value="1092.07239819004" calcext:value-type="currency">
            <text:p>1 092,0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74]-24)/2)); )" office:value-type="float" office:value="120" calcext:value-type="float">
            <text:p>120</text:p>
          </table:table-cell>
          <table:table-cell table:formula="of:=ROUNDDOWN([.$E$2]*(1+[.$O$2]*(([.B74]-24)/2)); )" office:value-type="float" office:value="80" calcext:value-type="float">
            <text:p>80</text:p>
          </table:table-cell>
          <table:table-cell table:formula="of:=ROUNDDOWN([.$F$2]*(1+[.$O$3]*(([.B74]-24)/2)); )" office:value-type="float" office:value="6" calcext:value-type="float">
            <text:p>6</text:p>
          </table:table-cell>
          <table:table-cell table:formula="of:=[.C74]*[.$N$4]" office:value-type="currency" office:currency="PLN" office:value="9.23076923076923" calcext:value-type="currency">
            <text:p>9,23 zł</text:p>
          </table:table-cell>
          <table:table-cell table:formula="of:=[.D74]*[.$N$2]" office:value-type="currency" office:currency="PLN" office:value="5.51724137931035" calcext:value-type="currency">
            <text:p>5,52 zł</text:p>
          </table:table-cell>
          <table:table-cell table:formula="of:=[.E74]*[.$N$3]" office:value-type="currency" office:currency="PLN" office:value="0.352941176470588" calcext:value-type="currency">
            <text:p>0,35 zł</text:p>
          </table:table-cell>
          <table:table-cell table:formula="of:=SUM([.F74:.H74])" office:value-type="currency" office:currency="PLN" office:value="15.1009517865502" calcext:value-type="currency">
            <text:p>15,10 zł</text:p>
          </table:table-cell>
          <table:table-cell table:formula="of:=[.I74]+[.J73]" office:value-type="currency" office:currency="PLN" office:value="1107.17334997659" calcext:value-type="currency">
            <text:p>1 107,1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75]-24)/2)); )" office:value-type="float" office:value="120" calcext:value-type="float">
            <text:p>120</text:p>
          </table:table-cell>
          <table:table-cell table:formula="of:=ROUNDDOWN([.$E$2]*(1+[.$O$2]*(([.B75]-24)/2)); )" office:value-type="float" office:value="80" calcext:value-type="float">
            <text:p>80</text:p>
          </table:table-cell>
          <table:table-cell table:formula="of:=ROUNDDOWN([.$F$2]*(1+[.$O$3]*(([.B75]-24)/2)); )" office:value-type="float" office:value="6" calcext:value-type="float">
            <text:p>6</text:p>
          </table:table-cell>
          <table:table-cell table:formula="of:=[.C75]*[.$N$4]" office:value-type="currency" office:currency="PLN" office:value="9.23076923076923" calcext:value-type="currency">
            <text:p>9,23 zł</text:p>
          </table:table-cell>
          <table:table-cell table:formula="of:=[.D75]*[.$N$2]" office:value-type="currency" office:currency="PLN" office:value="5.51724137931035" calcext:value-type="currency">
            <text:p>5,52 zł</text:p>
          </table:table-cell>
          <table:table-cell table:formula="of:=[.E75]*[.$N$3]" office:value-type="currency" office:currency="PLN" office:value="0.352941176470588" calcext:value-type="currency">
            <text:p>0,35 zł</text:p>
          </table:table-cell>
          <table:table-cell table:formula="of:=SUM([.F75:.H75])" office:value-type="currency" office:currency="PLN" office:value="15.1009517865502" calcext:value-type="currency">
            <text:p>15,10 zł</text:p>
          </table:table-cell>
          <table:table-cell table:formula="of:=[.I75]+[.J74]" office:value-type="currency" office:currency="PLN" office:value="1122.27430176315" calcext:value-type="currency">
            <text:p>1 122,27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76]-24)/2)); )" office:value-type="float" office:value="120" calcext:value-type="float">
            <text:p>120</text:p>
          </table:table-cell>
          <table:table-cell table:formula="of:=ROUNDDOWN([.$E$2]*(1+[.$O$2]*(([.B76]-24)/2)); )" office:value-type="float" office:value="80" calcext:value-type="float">
            <text:p>80</text:p>
          </table:table-cell>
          <table:table-cell table:formula="of:=ROUNDDOWN([.$F$2]*(1+[.$O$3]*(([.B76]-24)/2)); )" office:value-type="float" office:value="6" calcext:value-type="float">
            <text:p>6</text:p>
          </table:table-cell>
          <table:table-cell table:formula="of:=[.C76]*[.$N$4]" office:value-type="currency" office:currency="PLN" office:value="9.23076923076923" calcext:value-type="currency">
            <text:p>9,23 zł</text:p>
          </table:table-cell>
          <table:table-cell table:formula="of:=[.D76]*[.$N$2]" office:value-type="currency" office:currency="PLN" office:value="5.51724137931035" calcext:value-type="currency">
            <text:p>5,52 zł</text:p>
          </table:table-cell>
          <table:table-cell table:formula="of:=[.E76]*[.$N$3]" office:value-type="currency" office:currency="PLN" office:value="0.352941176470588" calcext:value-type="currency">
            <text:p>0,35 zł</text:p>
          </table:table-cell>
          <table:table-cell table:formula="of:=SUM([.F76:.H76])" office:value-type="currency" office:currency="PLN" office:value="15.1009517865502" calcext:value-type="currency">
            <text:p>15,10 zł</text:p>
          </table:table-cell>
          <table:table-cell table:formula="of:=[.I76]+[.J75]" office:value-type="currency" office:currency="PLN" office:value="1137.3752535497" calcext:value-type="currency">
            <text:p>1 137,3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77]-24)/2)); )" office:value-type="float" office:value="120" calcext:value-type="float">
            <text:p>120</text:p>
          </table:table-cell>
          <table:table-cell table:formula="of:=ROUNDDOWN([.$E$2]*(1+[.$O$2]*(([.B77]-24)/2)); )" office:value-type="float" office:value="80" calcext:value-type="float">
            <text:p>80</text:p>
          </table:table-cell>
          <table:table-cell table:formula="of:=ROUNDDOWN([.$F$2]*(1+[.$O$3]*(([.B77]-24)/2)); )" office:value-type="float" office:value="6" calcext:value-type="float">
            <text:p>6</text:p>
          </table:table-cell>
          <table:table-cell table:formula="of:=[.C77]*[.$N$4]" office:value-type="currency" office:currency="PLN" office:value="9.23076923076923" calcext:value-type="currency">
            <text:p>9,23 zł</text:p>
          </table:table-cell>
          <table:table-cell table:formula="of:=[.D77]*[.$N$2]" office:value-type="currency" office:currency="PLN" office:value="5.51724137931035" calcext:value-type="currency">
            <text:p>5,52 zł</text:p>
          </table:table-cell>
          <table:table-cell table:formula="of:=[.E77]*[.$N$3]" office:value-type="currency" office:currency="PLN" office:value="0.352941176470588" calcext:value-type="currency">
            <text:p>0,35 zł</text:p>
          </table:table-cell>
          <table:table-cell table:formula="of:=SUM([.F77:.H77])" office:value-type="currency" office:currency="PLN" office:value="15.1009517865502" calcext:value-type="currency">
            <text:p>15,10 zł</text:p>
          </table:table-cell>
          <table:table-cell table:formula="of:=[.I77]+[.J76]" office:value-type="currency" office:currency="PLN" office:value="1152.47620533625" calcext:value-type="currency">
            <text:p>1 152,4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19" calcext:value-type="float">
            <text:p>19</text:p>
          </table:table-cell>
          <table:table-cell table:formula="of:=ROUNDDOWN([.$D$2]*(1+[.$O$4]*(([.B78]-24)/2)); )" office:value-type="float" office:value="120" calcext:value-type="float">
            <text:p>120</text:p>
          </table:table-cell>
          <table:table-cell table:formula="of:=ROUNDDOWN([.$E$2]*(1+[.$O$2]*(([.B78]-24)/2)); )" office:value-type="float" office:value="80" calcext:value-type="float">
            <text:p>80</text:p>
          </table:table-cell>
          <table:table-cell table:formula="of:=ROUNDDOWN([.$F$2]*(1+[.$O$3]*(([.B78]-24)/2)); )" office:value-type="float" office:value="6" calcext:value-type="float">
            <text:p>6</text:p>
          </table:table-cell>
          <table:table-cell table:formula="of:=[.C78]*[.$N$4]" office:value-type="currency" office:currency="PLN" office:value="9.23076923076923" calcext:value-type="currency">
            <text:p>9,23 zł</text:p>
          </table:table-cell>
          <table:table-cell table:formula="of:=[.D78]*[.$N$2]" office:value-type="currency" office:currency="PLN" office:value="5.51724137931035" calcext:value-type="currency">
            <text:p>5,52 zł</text:p>
          </table:table-cell>
          <table:table-cell table:formula="of:=[.E78]*[.$N$3]" office:value-type="currency" office:currency="PLN" office:value="0.352941176470588" calcext:value-type="currency">
            <text:p>0,35 zł</text:p>
          </table:table-cell>
          <table:table-cell table:formula="of:=SUM([.F78:.H78])" office:value-type="currency" office:currency="PLN" office:value="15.1009517865502" calcext:value-type="currency">
            <text:p>15,10 zł</text:p>
          </table:table-cell>
          <table:table-cell table:formula="of:=[.I78]+[.J77]" office:value-type="currency" office:currency="PLN" office:value="1167.5771571228" calcext:value-type="currency">
            <text:p>1 167,5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79]-24)/2)); )" office:value-type="float" office:value="120" calcext:value-type="float">
            <text:p>120</text:p>
          </table:table-cell>
          <table:table-cell table:formula="of:=ROUNDDOWN([.$E$2]*(1+[.$O$2]*(([.B79]-24)/2)); )" office:value-type="float" office:value="80" calcext:value-type="float">
            <text:p>80</text:p>
          </table:table-cell>
          <table:table-cell table:formula="of:=ROUNDDOWN([.$F$2]*(1+[.$O$3]*(([.B79]-24)/2)); )" office:value-type="float" office:value="6" calcext:value-type="float">
            <text:p>6</text:p>
          </table:table-cell>
          <table:table-cell table:formula="of:=[.C79]*[.$N$4]" office:value-type="currency" office:currency="PLN" office:value="9.23076923076923" calcext:value-type="currency">
            <text:p>9,23 zł</text:p>
          </table:table-cell>
          <table:table-cell table:formula="of:=[.D79]*[.$N$2]" office:value-type="currency" office:currency="PLN" office:value="5.51724137931035" calcext:value-type="currency">
            <text:p>5,52 zł</text:p>
          </table:table-cell>
          <table:table-cell table:formula="of:=[.E79]*[.$N$3]" office:value-type="currency" office:currency="PLN" office:value="0.352941176470588" calcext:value-type="currency">
            <text:p>0,35 zł</text:p>
          </table:table-cell>
          <table:table-cell table:formula="of:=SUM([.F79:.H79])" office:value-type="currency" office:currency="PLN" office:value="15.1009517865502" calcext:value-type="currency">
            <text:p>15,10 zł</text:p>
          </table:table-cell>
          <table:table-cell table:formula="of:=[.I79]+[.J78]" office:value-type="currency" office:currency="PLN" office:value="1182.67810890935" calcext:value-type="currency">
            <text:p>1 182,6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1" calcext:value-type="float">
            <text:p>21</text:p>
          </table:table-cell>
          <table:table-cell table:formula="of:=ROUNDDOWN([.$D$2]*(1+[.$O$4]*(([.B80]-24)/2)); )" office:value-type="float" office:value="120" calcext:value-type="float">
            <text:p>120</text:p>
          </table:table-cell>
          <table:table-cell table:formula="of:=ROUNDDOWN([.$E$2]*(1+[.$O$2]*(([.B80]-24)/2)); )" office:value-type="float" office:value="80" calcext:value-type="float">
            <text:p>80</text:p>
          </table:table-cell>
          <table:table-cell table:formula="of:=ROUNDDOWN([.$F$2]*(1+[.$O$3]*(([.B80]-24)/2)); )" office:value-type="float" office:value="6" calcext:value-type="float">
            <text:p>6</text:p>
          </table:table-cell>
          <table:table-cell table:formula="of:=[.C80]*[.$N$4]" office:value-type="currency" office:currency="PLN" office:value="9.23076923076923" calcext:value-type="currency">
            <text:p>9,23 zł</text:p>
          </table:table-cell>
          <table:table-cell table:formula="of:=[.D80]*[.$N$2]" office:value-type="currency" office:currency="PLN" office:value="5.51724137931035" calcext:value-type="currency">
            <text:p>5,52 zł</text:p>
          </table:table-cell>
          <table:table-cell table:formula="of:=[.E80]*[.$N$3]" office:value-type="currency" office:currency="PLN" office:value="0.352941176470588" calcext:value-type="currency">
            <text:p>0,35 zł</text:p>
          </table:table-cell>
          <table:table-cell table:formula="of:=SUM([.F80:.H80])" office:value-type="currency" office:currency="PLN" office:value="15.1009517865502" calcext:value-type="currency">
            <text:p>15,10 zł</text:p>
          </table:table-cell>
          <table:table-cell table:formula="of:=[.I80]+[.J79]" office:value-type="currency" office:currency="PLN" office:value="1197.7790606959" calcext:value-type="currency">
            <text:p>1 197,7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B81]-24)/2)); )" office:value-type="float" office:value="120" calcext:value-type="float">
            <text:p>120</text:p>
          </table:table-cell>
          <table:table-cell table:formula="of:=ROUNDDOWN([.$E$2]*(1+[.$O$2]*(([.B81]-24)/2)); )" office:value-type="float" office:value="80" calcext:value-type="float">
            <text:p>80</text:p>
          </table:table-cell>
          <table:table-cell table:formula="of:=ROUNDDOWN([.$F$2]*(1+[.$O$3]*(([.B81]-24)/2)); )" office:value-type="float" office:value="6" calcext:value-type="float">
            <text:p>6</text:p>
          </table:table-cell>
          <table:table-cell table:formula="of:=[.C81]*[.$N$4]" office:value-type="currency" office:currency="PLN" office:value="9.23076923076923" calcext:value-type="currency">
            <text:p>9,23 zł</text:p>
          </table:table-cell>
          <table:table-cell table:formula="of:=[.D81]*[.$N$2]" office:value-type="currency" office:currency="PLN" office:value="5.51724137931035" calcext:value-type="currency">
            <text:p>5,52 zł</text:p>
          </table:table-cell>
          <table:table-cell table:formula="of:=[.E81]*[.$N$3]" office:value-type="currency" office:currency="PLN" office:value="0.352941176470588" calcext:value-type="currency">
            <text:p>0,35 zł</text:p>
          </table:table-cell>
          <table:table-cell table:formula="of:=SUM([.F81:.H81])" office:value-type="currency" office:currency="PLN" office:value="15.1009517865502" calcext:value-type="currency">
            <text:p>15,10 zł</text:p>
          </table:table-cell>
          <table:table-cell table:formula="of:=[.I81]+[.J80]" office:value-type="currency" office:currency="PLN" office:value="1212.88001248245" calcext:value-type="currency">
            <text:p>1 212,8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82]-24)/2)); )" office:value-type="float" office:value="120" calcext:value-type="float">
            <text:p>120</text:p>
          </table:table-cell>
          <table:table-cell table:formula="of:=ROUNDDOWN([.$E$2]*(1+[.$O$2]*(([.B82]-24)/2)); )" office:value-type="float" office:value="80" calcext:value-type="float">
            <text:p>80</text:p>
          </table:table-cell>
          <table:table-cell table:formula="of:=ROUNDDOWN([.$F$2]*(1+[.$O$3]*(([.B82]-24)/2)); )" office:value-type="float" office:value="6" calcext:value-type="float">
            <text:p>6</text:p>
          </table:table-cell>
          <table:table-cell table:formula="of:=[.C82]*[.$N$4]" office:value-type="currency" office:currency="PLN" office:value="9.23076923076923" calcext:value-type="currency">
            <text:p>9,23 zł</text:p>
          </table:table-cell>
          <table:table-cell table:formula="of:=[.D82]*[.$N$2]" office:value-type="currency" office:currency="PLN" office:value="5.51724137931035" calcext:value-type="currency">
            <text:p>5,52 zł</text:p>
          </table:table-cell>
          <table:table-cell table:formula="of:=[.E82]*[.$N$3]" office:value-type="currency" office:currency="PLN" office:value="0.352941176470588" calcext:value-type="currency">
            <text:p>0,35 zł</text:p>
          </table:table-cell>
          <table:table-cell table:formula="of:=SUM([.F82:.H82])" office:value-type="currency" office:currency="PLN" office:value="15.1009517865502" calcext:value-type="currency">
            <text:p>15,10 zł</text:p>
          </table:table-cell>
          <table:table-cell table:formula="of:=[.I82]+[.J81]" office:value-type="currency" office:currency="PLN" office:value="1227.980964269" calcext:value-type="currency">
            <text:p>1 227,9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83]-24)/2)); )" office:value-type="float" office:value="120" calcext:value-type="float">
            <text:p>120</text:p>
          </table:table-cell>
          <table:table-cell table:formula="of:=ROUNDDOWN([.$E$2]*(1+[.$O$2]*(([.B83]-24)/2)); )" office:value-type="float" office:value="80" calcext:value-type="float">
            <text:p>80</text:p>
          </table:table-cell>
          <table:table-cell table:formula="of:=ROUNDDOWN([.$F$2]*(1+[.$O$3]*(([.B83]-24)/2)); )" office:value-type="float" office:value="6" calcext:value-type="float">
            <text:p>6</text:p>
          </table:table-cell>
          <table:table-cell table:formula="of:=[.C83]*[.$N$4]" office:value-type="currency" office:currency="PLN" office:value="9.23076923076923" calcext:value-type="currency">
            <text:p>9,23 zł</text:p>
          </table:table-cell>
          <table:table-cell table:formula="of:=[.D83]*[.$N$2]" office:value-type="currency" office:currency="PLN" office:value="5.51724137931035" calcext:value-type="currency">
            <text:p>5,52 zł</text:p>
          </table:table-cell>
          <table:table-cell table:formula="of:=[.E83]*[.$N$3]" office:value-type="currency" office:currency="PLN" office:value="0.352941176470588" calcext:value-type="currency">
            <text:p>0,35 zł</text:p>
          </table:table-cell>
          <table:table-cell table:formula="of:=SUM([.F83:.H83])" office:value-type="currency" office:currency="PLN" office:value="15.1009517865502" calcext:value-type="currency">
            <text:p>15,10 zł</text:p>
          </table:table-cell>
          <table:table-cell table:formula="of:=[.I83]+[.J82]" office:value-type="currency" office:currency="PLN" office:value="1243.08191605555" calcext:value-type="currency">
            <text:p>1 243,0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84]-24)/2)); )" office:value-type="float" office:value="120" calcext:value-type="float">
            <text:p>120</text:p>
          </table:table-cell>
          <table:table-cell table:formula="of:=ROUNDDOWN([.$E$2]*(1+[.$O$2]*(([.B84]-24)/2)); )" office:value-type="float" office:value="80" calcext:value-type="float">
            <text:p>80</text:p>
          </table:table-cell>
          <table:table-cell table:formula="of:=ROUNDDOWN([.$F$2]*(1+[.$O$3]*(([.B84]-24)/2)); )" office:value-type="float" office:value="6" calcext:value-type="float">
            <text:p>6</text:p>
          </table:table-cell>
          <table:table-cell table:formula="of:=[.C84]*[.$N$4]" office:value-type="currency" office:currency="PLN" office:value="9.23076923076923" calcext:value-type="currency">
            <text:p>9,23 zł</text:p>
          </table:table-cell>
          <table:table-cell table:formula="of:=[.D84]*[.$N$2]" office:value-type="currency" office:currency="PLN" office:value="5.51724137931035" calcext:value-type="currency">
            <text:p>5,52 zł</text:p>
          </table:table-cell>
          <table:table-cell table:formula="of:=[.E84]*[.$N$3]" office:value-type="currency" office:currency="PLN" office:value="0.352941176470588" calcext:value-type="currency">
            <text:p>0,35 zł</text:p>
          </table:table-cell>
          <table:table-cell table:formula="of:=SUM([.F84:.H84])" office:value-type="currency" office:currency="PLN" office:value="15.1009517865502" calcext:value-type="currency">
            <text:p>15,10 zł</text:p>
          </table:table-cell>
          <table:table-cell table:formula="of:=[.I84]+[.J83]" office:value-type="currency" office:currency="PLN" office:value="1258.1828678421" calcext:value-type="currency">
            <text:p>1 258,1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4" calcext:value-type="float">
            <text:p>24</text:p>
          </table:table-cell>
          <table:table-cell table:formula="of:=ROUNDDOWN([.$D$2]*(1+[.$O$4]*(([.B85]-24)/2)); )" office:value-type="float" office:value="120" calcext:value-type="float">
            <text:p>120</text:p>
          </table:table-cell>
          <table:table-cell table:formula="of:=ROUNDDOWN([.$E$2]*(1+[.$O$2]*(([.B85]-24)/2)); )" office:value-type="float" office:value="80" calcext:value-type="float">
            <text:p>80</text:p>
          </table:table-cell>
          <table:table-cell table:formula="of:=ROUNDDOWN([.$F$2]*(1+[.$O$3]*(([.B85]-24)/2)); )" office:value-type="float" office:value="6" calcext:value-type="float">
            <text:p>6</text:p>
          </table:table-cell>
          <table:table-cell table:formula="of:=[.C85]*[.$N$4]" office:value-type="currency" office:currency="PLN" office:value="9.23076923076923" calcext:value-type="currency">
            <text:p>9,23 zł</text:p>
          </table:table-cell>
          <table:table-cell table:formula="of:=[.D85]*[.$N$2]" office:value-type="currency" office:currency="PLN" office:value="5.51724137931035" calcext:value-type="currency">
            <text:p>5,52 zł</text:p>
          </table:table-cell>
          <table:table-cell table:formula="of:=[.E85]*[.$N$3]" office:value-type="currency" office:currency="PLN" office:value="0.352941176470588" calcext:value-type="currency">
            <text:p>0,35 zł</text:p>
          </table:table-cell>
          <table:table-cell table:formula="of:=SUM([.F85:.H85])" office:value-type="currency" office:currency="PLN" office:value="15.1009517865502" calcext:value-type="currency">
            <text:p>15,10 zł</text:p>
          </table:table-cell>
          <table:table-cell table:formula="of:=[.I85]+[.J84]" office:value-type="currency" office:currency="PLN" office:value="1273.28381962865" calcext:value-type="currency">
            <text:p>1 273,2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86]-24)/2)); )" office:value-type="float" office:value="120" calcext:value-type="float">
            <text:p>120</text:p>
          </table:table-cell>
          <table:table-cell table:formula="of:=ROUNDDOWN([.$E$2]*(1+[.$O$2]*(([.B86]-24)/2)); )" office:value-type="float" office:value="80" calcext:value-type="float">
            <text:p>80</text:p>
          </table:table-cell>
          <table:table-cell table:formula="of:=ROUNDDOWN([.$F$2]*(1+[.$O$3]*(([.B86]-24)/2)); )" office:value-type="float" office:value="6" calcext:value-type="float">
            <text:p>6</text:p>
          </table:table-cell>
          <table:table-cell table:formula="of:=[.C86]*[.$N$4]" office:value-type="currency" office:currency="PLN" office:value="9.23076923076923" calcext:value-type="currency">
            <text:p>9,23 zł</text:p>
          </table:table-cell>
          <table:table-cell table:formula="of:=[.D86]*[.$N$2]" office:value-type="currency" office:currency="PLN" office:value="5.51724137931035" calcext:value-type="currency">
            <text:p>5,52 zł</text:p>
          </table:table-cell>
          <table:table-cell table:formula="of:=[.E86]*[.$N$3]" office:value-type="currency" office:currency="PLN" office:value="0.352941176470588" calcext:value-type="currency">
            <text:p>0,35 zł</text:p>
          </table:table-cell>
          <table:table-cell table:formula="of:=SUM([.F86:.H86])" office:value-type="currency" office:currency="PLN" office:value="15.1009517865502" calcext:value-type="currency">
            <text:p>15,10 zł</text:p>
          </table:table-cell>
          <table:table-cell table:formula="of:=[.I86]+[.J85]" office:value-type="currency" office:currency="PLN" office:value="1288.3847714152" calcext:value-type="currency">
            <text:p>1 288,38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8" calcext:value-type="float">
            <text:p>28</text:p>
          </table:table-cell>
          <table:table-cell table:formula="of:=ROUNDDOWN([.$D$2]*(1+[.$O$4]*(([.B87]-24)/2)); )" office:value-type="float" office:value="120" calcext:value-type="float">
            <text:p>120</text:p>
          </table:table-cell>
          <table:table-cell table:formula="of:=ROUNDDOWN([.$E$2]*(1+[.$O$2]*(([.B87]-24)/2)); )" office:value-type="float" office:value="80" calcext:value-type="float">
            <text:p>80</text:p>
          </table:table-cell>
          <table:table-cell table:formula="of:=ROUNDDOWN([.$F$2]*(1+[.$O$3]*(([.B87]-24)/2)); )" office:value-type="float" office:value="6" calcext:value-type="float">
            <text:p>6</text:p>
          </table:table-cell>
          <table:table-cell table:formula="of:=[.C87]*[.$N$4]" office:value-type="currency" office:currency="PLN" office:value="9.23076923076923" calcext:value-type="currency">
            <text:p>9,23 zł</text:p>
          </table:table-cell>
          <table:table-cell table:formula="of:=[.D87]*[.$N$2]" office:value-type="currency" office:currency="PLN" office:value="5.51724137931035" calcext:value-type="currency">
            <text:p>5,52 zł</text:p>
          </table:table-cell>
          <table:table-cell table:formula="of:=[.E87]*[.$N$3]" office:value-type="currency" office:currency="PLN" office:value="0.352941176470588" calcext:value-type="currency">
            <text:p>0,35 zł</text:p>
          </table:table-cell>
          <table:table-cell table:formula="of:=SUM([.F87:.H87])" office:value-type="currency" office:currency="PLN" office:value="15.1009517865502" calcext:value-type="currency">
            <text:p>15,10 zł</text:p>
          </table:table-cell>
          <table:table-cell table:formula="of:=[.I87]+[.J86]" office:value-type="currency" office:currency="PLN" office:value="1303.48572320175" calcext:value-type="currency">
            <text:p>1 303,4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32" calcext:value-type="float">
            <text:p>32</text:p>
          </table:table-cell>
          <table:table-cell table:formula="of:=ROUNDDOWN([.$D$2]*(1+[.$O$4]*(([.B88]-24)/2)); )" office:value-type="float" office:value="120" calcext:value-type="float">
            <text:p>120</text:p>
          </table:table-cell>
          <table:table-cell table:formula="of:=ROUNDDOWN([.$E$2]*(1+[.$O$2]*(([.B88]-24)/2)); )" office:value-type="float" office:value="80" calcext:value-type="float">
            <text:p>80</text:p>
          </table:table-cell>
          <table:table-cell table:formula="of:=ROUNDDOWN([.$F$2]*(1+[.$O$3]*(([.B88]-24)/2)); )" office:value-type="float" office:value="6" calcext:value-type="float">
            <text:p>6</text:p>
          </table:table-cell>
          <table:table-cell table:formula="of:=[.C88]*[.$N$4]" office:value-type="currency" office:currency="PLN" office:value="9.23076923076923" calcext:value-type="currency">
            <text:p>9,23 zł</text:p>
          </table:table-cell>
          <table:table-cell table:formula="of:=[.D88]*[.$N$2]" office:value-type="currency" office:currency="PLN" office:value="5.51724137931035" calcext:value-type="currency">
            <text:p>5,52 zł</text:p>
          </table:table-cell>
          <table:table-cell table:formula="of:=[.E88]*[.$N$3]" office:value-type="currency" office:currency="PLN" office:value="0.352941176470588" calcext:value-type="currency">
            <text:p>0,35 zł</text:p>
          </table:table-cell>
          <table:table-cell table:formula="of:=SUM([.F88:.H88])" office:value-type="currency" office:currency="PLN" office:value="15.1009517865502" calcext:value-type="currency">
            <text:p>15,10 zł</text:p>
          </table:table-cell>
          <table:table-cell table:formula="of:=[.I88]+[.J87]" office:value-type="currency" office:currency="PLN" office:value="1318.5866749883" calcext:value-type="currency">
            <text:p>1 318,5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6" calcext:value-type="float">
            <text:p>26</text:p>
          </table:table-cell>
          <table:table-cell table:formula="of:=ROUNDDOWN([.$D$2]*(1+[.$O$4]*(([.B89]-24)/2)); )" office:value-type="float" office:value="120" calcext:value-type="float">
            <text:p>120</text:p>
          </table:table-cell>
          <table:table-cell table:formula="of:=ROUNDDOWN([.$E$2]*(1+[.$O$2]*(([.B89]-24)/2)); )" office:value-type="float" office:value="80" calcext:value-type="float">
            <text:p>80</text:p>
          </table:table-cell>
          <table:table-cell table:formula="of:=ROUNDDOWN([.$F$2]*(1+[.$O$3]*(([.B89]-24)/2)); )" office:value-type="float" office:value="6" calcext:value-type="float">
            <text:p>6</text:p>
          </table:table-cell>
          <table:table-cell table:formula="of:=[.C89]*[.$N$4]" office:value-type="currency" office:currency="PLN" office:value="9.23076923076923" calcext:value-type="currency">
            <text:p>9,23 zł</text:p>
          </table:table-cell>
          <table:table-cell table:formula="of:=[.D89]*[.$N$2]" office:value-type="currency" office:currency="PLN" office:value="5.51724137931035" calcext:value-type="currency">
            <text:p>5,52 zł</text:p>
          </table:table-cell>
          <table:table-cell table:formula="of:=[.E89]*[.$N$3]" office:value-type="currency" office:currency="PLN" office:value="0.352941176470588" calcext:value-type="currency">
            <text:p>0,35 zł</text:p>
          </table:table-cell>
          <table:table-cell table:formula="of:=SUM([.F89:.H89])" office:value-type="currency" office:currency="PLN" office:value="15.1009517865502" calcext:value-type="currency">
            <text:p>15,10 zł</text:p>
          </table:table-cell>
          <table:table-cell table:formula="of:=[.I89]+[.J88]" office:value-type="currency" office:currency="PLN" office:value="1333.68762677485" calcext:value-type="currency">
            <text:p>1 333,6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32" calcext:value-type="float">
            <text:p>32</text:p>
          </table:table-cell>
          <table:table-cell table:formula="of:=ROUNDDOWN([.$D$2]*(1+[.$O$4]*(([.B90]-24)/2)); )" office:value-type="float" office:value="120" calcext:value-type="float">
            <text:p>120</text:p>
          </table:table-cell>
          <table:table-cell table:formula="of:=ROUNDDOWN([.$E$2]*(1+[.$O$2]*(([.B90]-24)/2)); )" office:value-type="float" office:value="80" calcext:value-type="float">
            <text:p>80</text:p>
          </table:table-cell>
          <table:table-cell table:formula="of:=ROUNDDOWN([.$F$2]*(1+[.$O$3]*(([.B90]-24)/2)); )" office:value-type="float" office:value="6" calcext:value-type="float">
            <text:p>6</text:p>
          </table:table-cell>
          <table:table-cell table:formula="of:=[.C90]*[.$N$4]" office:value-type="currency" office:currency="PLN" office:value="9.23076923076923" calcext:value-type="currency">
            <text:p>9,23 zł</text:p>
          </table:table-cell>
          <table:table-cell table:formula="of:=[.D90]*[.$N$2]" office:value-type="currency" office:currency="PLN" office:value="5.51724137931035" calcext:value-type="currency">
            <text:p>5,52 zł</text:p>
          </table:table-cell>
          <table:table-cell table:formula="of:=[.E90]*[.$N$3]" office:value-type="currency" office:currency="PLN" office:value="0.352941176470588" calcext:value-type="currency">
            <text:p>0,35 zł</text:p>
          </table:table-cell>
          <table:table-cell table:formula="of:=SUM([.F90:.H90])" office:value-type="currency" office:currency="PLN" office:value="15.1009517865502" calcext:value-type="currency">
            <text:p>15,10 zł</text:p>
          </table:table-cell>
          <table:table-cell table:formula="of:=[.I90]+[.J89]" office:value-type="currency" office:currency="PLN" office:value="1348.7885785614" calcext:value-type="currency">
            <text:p>1 348,7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91]-24)/2)); )" office:value-type="float" office:value="120" calcext:value-type="float">
            <text:p>120</text:p>
          </table:table-cell>
          <table:table-cell table:formula="of:=ROUNDDOWN([.$E$2]*(1+[.$O$2]*(([.B91]-24)/2)); )" office:value-type="float" office:value="80" calcext:value-type="float">
            <text:p>80</text:p>
          </table:table-cell>
          <table:table-cell table:formula="of:=ROUNDDOWN([.$F$2]*(1+[.$O$3]*(([.B91]-24)/2)); )" office:value-type="float" office:value="6" calcext:value-type="float">
            <text:p>6</text:p>
          </table:table-cell>
          <table:table-cell table:formula="of:=[.C91]*[.$N$4]" office:value-type="currency" office:currency="PLN" office:value="9.23076923076923" calcext:value-type="currency">
            <text:p>9,23 zł</text:p>
          </table:table-cell>
          <table:table-cell table:formula="of:=[.D91]*[.$N$2]" office:value-type="currency" office:currency="PLN" office:value="5.51724137931035" calcext:value-type="currency">
            <text:p>5,52 zł</text:p>
          </table:table-cell>
          <table:table-cell table:formula="of:=[.E91]*[.$N$3]" office:value-type="currency" office:currency="PLN" office:value="0.352941176470588" calcext:value-type="currency">
            <text:p>0,35 zł</text:p>
          </table:table-cell>
          <table:table-cell table:formula="of:=SUM([.F91:.H91])" office:value-type="currency" office:currency="PLN" office:value="15.1009517865502" calcext:value-type="currency">
            <text:p>15,10 zł</text:p>
          </table:table-cell>
          <table:table-cell table:formula="of:=[.I91]+[.J90]" office:value-type="currency" office:currency="PLN" office:value="1363.88953034795" calcext:value-type="currency">
            <text:p>1 363,8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2" calcext:value-type="float">
            <text:p>22</text:p>
          </table:table-cell>
          <table:table-cell table:formula="of:=ROUNDDOWN([.$D$2]*(1+[.$O$4]*(([.B92]-24)/2)); )" office:value-type="float" office:value="120" calcext:value-type="float">
            <text:p>120</text:p>
          </table:table-cell>
          <table:table-cell table:formula="of:=ROUNDDOWN([.$E$2]*(1+[.$O$2]*(([.B92]-24)/2)); )" office:value-type="float" office:value="80" calcext:value-type="float">
            <text:p>80</text:p>
          </table:table-cell>
          <table:table-cell table:formula="of:=ROUNDDOWN([.$F$2]*(1+[.$O$3]*(([.B92]-24)/2)); )" office:value-type="float" office:value="6" calcext:value-type="float">
            <text:p>6</text:p>
          </table:table-cell>
          <table:table-cell table:formula="of:=[.C92]*[.$N$4]" office:value-type="currency" office:currency="PLN" office:value="9.23076923076923" calcext:value-type="currency">
            <text:p>9,23 zł</text:p>
          </table:table-cell>
          <table:table-cell table:formula="of:=[.D92]*[.$N$2]" office:value-type="currency" office:currency="PLN" office:value="5.51724137931035" calcext:value-type="currency">
            <text:p>5,52 zł</text:p>
          </table:table-cell>
          <table:table-cell table:formula="of:=[.E92]*[.$N$3]" office:value-type="currency" office:currency="PLN" office:value="0.352941176470588" calcext:value-type="currency">
            <text:p>0,35 zł</text:p>
          </table:table-cell>
          <table:table-cell table:formula="of:=SUM([.F92:.H92])" office:value-type="currency" office:currency="PLN" office:value="15.1009517865502" calcext:value-type="currency">
            <text:p>15,10 zł</text:p>
          </table:table-cell>
          <table:table-cell table:formula="of:=[.I92]+[.J91]" office:value-type="currency" office:currency="PLN" office:value="1378.9904821345" calcext:value-type="currency">
            <text:p>1 378,9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5" calcext:value-type="float">
            <text:p>25</text:p>
          </table:table-cell>
          <table:table-cell table:formula="of:=ROUNDDOWN([.$D$2]*(1+[.$O$4]*(([.B93]-24)/2)); )" office:value-type="float" office:value="120" calcext:value-type="float">
            <text:p>120</text:p>
          </table:table-cell>
          <table:table-cell table:formula="of:=ROUNDDOWN([.$E$2]*(1+[.$O$2]*(([.B93]-24)/2)); )" office:value-type="float" office:value="80" calcext:value-type="float">
            <text:p>80</text:p>
          </table:table-cell>
          <table:table-cell table:formula="of:=ROUNDDOWN([.$F$2]*(1+[.$O$3]*(([.B93]-24)/2)); )" office:value-type="float" office:value="6" calcext:value-type="float">
            <text:p>6</text:p>
          </table:table-cell>
          <table:table-cell table:formula="of:=[.C93]*[.$N$4]" office:value-type="currency" office:currency="PLN" office:value="9.23076923076923" calcext:value-type="currency">
            <text:p>9,23 zł</text:p>
          </table:table-cell>
          <table:table-cell table:formula="of:=[.D93]*[.$N$2]" office:value-type="currency" office:currency="PLN" office:value="5.51724137931035" calcext:value-type="currency">
            <text:p>5,52 zł</text:p>
          </table:table-cell>
          <table:table-cell table:formula="of:=[.E93]*[.$N$3]" office:value-type="currency" office:currency="PLN" office:value="0.352941176470588" calcext:value-type="currency">
            <text:p>0,35 zł</text:p>
          </table:table-cell>
          <table:table-cell table:formula="of:=SUM([.F93:.H93])" office:value-type="currency" office:currency="PLN" office:value="15.1009517865502" calcext:value-type="currency">
            <text:p>15,10 zł</text:p>
          </table:table-cell>
          <table:table-cell table:formula="of:=[.I93]+[.J92]" office:value-type="currency" office:currency="PLN" office:value="1394.09143392105" calcext:value-type="currency">
            <text:p>1 394,0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office:value-type="float" office:value="23" calcext:value-type="float">
            <text:p>23</text:p>
          </table:table-cell>
          <table:table-cell table:formula="of:=ROUNDDOWN([.$D$2]*(1+[.$O$4]*(([.B94]-24)/2)); )" office:value-type="float" office:value="120" calcext:value-type="float">
            <text:p>120</text:p>
          </table:table-cell>
          <table:table-cell table:formula="of:=ROUNDDOWN([.$E$2]*(1+[.$O$2]*(([.B94]-24)/2)); )" office:value-type="float" office:value="80" calcext:value-type="float">
            <text:p>80</text:p>
          </table:table-cell>
          <table:table-cell table:formula="of:=ROUNDDOWN([.$F$2]*(1+[.$O$3]*(([.B94]-24)/2)); )" office:value-type="float" office:value="6" calcext:value-type="float">
            <text:p>6</text:p>
          </table:table-cell>
          <table:table-cell table:formula="of:=[.C94]*[.$N$4]" office:value-type="currency" office:currency="PLN" office:value="9.23076923076923" calcext:value-type="currency">
            <text:p>9,23 zł</text:p>
          </table:table-cell>
          <table:table-cell table:formula="of:=[.D94]*[.$N$2]" office:value-type="currency" office:currency="PLN" office:value="5.51724137931035" calcext:value-type="currency">
            <text:p>5,52 zł</text:p>
          </table:table-cell>
          <table:table-cell table:formula="of:=[.E94]*[.$N$3]" office:value-type="currency" office:currency="PLN" office:value="0.352941176470588" calcext:value-type="currency">
            <text:p>0,35 zł</text:p>
          </table:table-cell>
          <table:table-cell table:formula="of:=SUM([.F94:.H94])" office:value-type="currency" office:currency="PLN" office:value="15.1009517865502" calcext:value-type="currency">
            <text:p>15,10 zł</text:p>
          </table:table-cell>
          <table:table-cell table:formula="of:=[.I94]+[.J93]" office:value-type="currency" office:currency="PLN" office:value="1409.1923857076" calcext:value-type="currency">
            <text:p>1 409,1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94]=[.B93];[.B94]-1;[.B94])" office:value-type="float" office:value="23" calcext:value-type="float">
            <text:p>23</text:p>
          </table:table-cell>
          <table:table-cell table:formula="of:=ROUNDDOWN([.$D$2]*(1+[.$O$4]*(([.B95]-24)/2)); )" office:value-type="float" office:value="120" calcext:value-type="float">
            <text:p>120</text:p>
          </table:table-cell>
          <table:table-cell table:formula="of:=ROUNDDOWN([.$E$2]*(1+[.$O$2]*(([.B95]-24)/2)); )" office:value-type="float" office:value="80" calcext:value-type="float">
            <text:p>80</text:p>
          </table:table-cell>
          <table:table-cell table:formula="of:=ROUNDDOWN([.$F$2]*(1+[.$O$3]*(([.B95]-24)/2)); )" office:value-type="float" office:value="6" calcext:value-type="float">
            <text:p>6</text:p>
          </table:table-cell>
          <table:table-cell table:formula="of:=[.C95]*[.$N$4]" office:value-type="currency" office:currency="PLN" office:value="9.23076923076923" calcext:value-type="currency">
            <text:p>9,23 zł</text:p>
          </table:table-cell>
          <table:table-cell table:formula="of:=[.D95]*[.$N$2]" office:value-type="currency" office:currency="PLN" office:value="5.51724137931035" calcext:value-type="currency">
            <text:p>5,52 zł</text:p>
          </table:table-cell>
          <table:table-cell table:formula="of:=[.E95]*[.$N$3]" office:value-type="currency" office:currency="PLN" office:value="0.352941176470588" calcext:value-type="currency">
            <text:p>0,35 zł</text:p>
          </table:table-cell>
          <table:table-cell table:formula="of:=SUM([.F95:.H95])" office:value-type="currency" office:currency="PLN" office:value="15.1009517865502" calcext:value-type="currency">
            <text:p>15,10 zł</text:p>
          </table:table-cell>
          <table:table-cell table:formula="of:=[.I95]+[.J94]" office:value-type="currency" office:currency="PLN" office:value="1424.29333749415" calcext:value-type="currency">
            <text:p>1 424,2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95]=[.B94];[.B95]-1;[.B95])" office:value-type="float" office:value="22" calcext:value-type="float">
            <text:p>22</text:p>
          </table:table-cell>
          <table:table-cell table:formula="of:=ROUNDDOWN([.$D$2]*(1+[.$O$4]*(([.B96]-24)/2)); )" office:value-type="float" office:value="120" calcext:value-type="float">
            <text:p>120</text:p>
          </table:table-cell>
          <table:table-cell table:formula="of:=ROUNDDOWN([.$E$2]*(1+[.$O$2]*(([.B96]-24)/2)); )" office:value-type="float" office:value="80" calcext:value-type="float">
            <text:p>80</text:p>
          </table:table-cell>
          <table:table-cell table:formula="of:=ROUNDDOWN([.$F$2]*(1+[.$O$3]*(([.B96]-24)/2)); )" office:value-type="float" office:value="6" calcext:value-type="float">
            <text:p>6</text:p>
          </table:table-cell>
          <table:table-cell table:formula="of:=[.C96]*[.$N$4]" office:value-type="currency" office:currency="PLN" office:value="9.23076923076923" calcext:value-type="currency">
            <text:p>9,23 zł</text:p>
          </table:table-cell>
          <table:table-cell table:formula="of:=[.D96]*[.$N$2]" office:value-type="currency" office:currency="PLN" office:value="5.51724137931035" calcext:value-type="currency">
            <text:p>5,52 zł</text:p>
          </table:table-cell>
          <table:table-cell table:formula="of:=[.E96]*[.$N$3]" office:value-type="currency" office:currency="PLN" office:value="0.352941176470588" calcext:value-type="currency">
            <text:p>0,35 zł</text:p>
          </table:table-cell>
          <table:table-cell table:formula="of:=SUM([.F96:.H96])" office:value-type="currency" office:currency="PLN" office:value="15.1009517865502" calcext:value-type="currency">
            <text:p>15,10 zł</text:p>
          </table:table-cell>
          <table:table-cell table:formula="of:=[.I96]+[.J95]" office:value-type="currency" office:currency="PLN" office:value="1439.3942892807" calcext:value-type="currency">
            <text:p>1 439,39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96]=[.B95];[.B96]-1;[.B96])" office:value-type="float" office:value="22" calcext:value-type="float">
            <text:p>22</text:p>
          </table:table-cell>
          <table:table-cell table:formula="of:=ROUNDDOWN([.$D$2]*(1+[.$O$4]*(([.B97]-24)/2)); )" office:value-type="float" office:value="120" calcext:value-type="float">
            <text:p>120</text:p>
          </table:table-cell>
          <table:table-cell table:formula="of:=ROUNDDOWN([.$E$2]*(1+[.$O$2]*(([.B97]-24)/2)); )" office:value-type="float" office:value="80" calcext:value-type="float">
            <text:p>80</text:p>
          </table:table-cell>
          <table:table-cell table:formula="of:=ROUNDDOWN([.$F$2]*(1+[.$O$3]*(([.B97]-24)/2)); )" office:value-type="float" office:value="6" calcext:value-type="float">
            <text:p>6</text:p>
          </table:table-cell>
          <table:table-cell table:formula="of:=[.C97]*[.$N$4]" office:value-type="currency" office:currency="PLN" office:value="9.23076923076923" calcext:value-type="currency">
            <text:p>9,23 zł</text:p>
          </table:table-cell>
          <table:table-cell table:formula="of:=[.D97]*[.$N$2]" office:value-type="currency" office:currency="PLN" office:value="5.51724137931035" calcext:value-type="currency">
            <text:p>5,52 zł</text:p>
          </table:table-cell>
          <table:table-cell table:formula="of:=[.E97]*[.$N$3]" office:value-type="currency" office:currency="PLN" office:value="0.352941176470588" calcext:value-type="currency">
            <text:p>0,35 zł</text:p>
          </table:table-cell>
          <table:table-cell table:formula="of:=SUM([.F97:.H97])" office:value-type="currency" office:currency="PLN" office:value="15.1009517865502" calcext:value-type="currency">
            <text:p>15,10 zł</text:p>
          </table:table-cell>
          <table:table-cell table:formula="of:=[.I97]+[.J96]" office:value-type="currency" office:currency="PLN" office:value="1454.49524106725" calcext:value-type="currency">
            <text:p>1 454,5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97]=[.B96];[.B97]-1;[.B97])" office:value-type="float" office:value="21" calcext:value-type="float">
            <text:p>21</text:p>
          </table:table-cell>
          <table:table-cell table:formula="of:=ROUNDDOWN([.$D$2]*(1+[.$O$4]*(([.B98]-24)/2)); )" office:value-type="float" office:value="120" calcext:value-type="float">
            <text:p>120</text:p>
          </table:table-cell>
          <table:table-cell table:formula="of:=ROUNDDOWN([.$E$2]*(1+[.$O$2]*(([.B98]-24)/2)); )" office:value-type="float" office:value="80" calcext:value-type="float">
            <text:p>80</text:p>
          </table:table-cell>
          <table:table-cell table:formula="of:=ROUNDDOWN([.$F$2]*(1+[.$O$3]*(([.B98]-24)/2)); )" office:value-type="float" office:value="6" calcext:value-type="float">
            <text:p>6</text:p>
          </table:table-cell>
          <table:table-cell table:formula="of:=[.C98]*[.$N$4]" office:value-type="currency" office:currency="PLN" office:value="9.23076923076923" calcext:value-type="currency">
            <text:p>9,23 zł</text:p>
          </table:table-cell>
          <table:table-cell table:formula="of:=[.D98]*[.$N$2]" office:value-type="currency" office:currency="PLN" office:value="5.51724137931035" calcext:value-type="currency">
            <text:p>5,52 zł</text:p>
          </table:table-cell>
          <table:table-cell table:formula="of:=[.E98]*[.$N$3]" office:value-type="currency" office:currency="PLN" office:value="0.352941176470588" calcext:value-type="currency">
            <text:p>0,35 zł</text:p>
          </table:table-cell>
          <table:table-cell table:formula="of:=SUM([.F98:.H98])" office:value-type="currency" office:currency="PLN" office:value="15.1009517865502" calcext:value-type="currency">
            <text:p>15,10 zł</text:p>
          </table:table-cell>
          <table:table-cell table:formula="of:=[.I98]+[.J97]" office:value-type="currency" office:currency="PLN" office:value="1469.5961928538" calcext:value-type="currency">
            <text:p>1 469,6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98]=[.B97];[.B98]-1;[.B98])" office:value-type="float" office:value="21" calcext:value-type="float">
            <text:p>21</text:p>
          </table:table-cell>
          <table:table-cell table:formula="of:=ROUNDDOWN([.$D$2]*(1+[.$O$4]*(([.B99]-24)/2)); )" office:value-type="float" office:value="120" calcext:value-type="float">
            <text:p>120</text:p>
          </table:table-cell>
          <table:table-cell table:formula="of:=ROUNDDOWN([.$E$2]*(1+[.$O$2]*(([.B99]-24)/2)); )" office:value-type="float" office:value="80" calcext:value-type="float">
            <text:p>80</text:p>
          </table:table-cell>
          <table:table-cell table:formula="of:=ROUNDDOWN([.$F$2]*(1+[.$O$3]*(([.B99]-24)/2)); )" office:value-type="float" office:value="6" calcext:value-type="float">
            <text:p>6</text:p>
          </table:table-cell>
          <table:table-cell table:formula="of:=[.C99]*[.$N$4]" office:value-type="currency" office:currency="PLN" office:value="9.23076923076923" calcext:value-type="currency">
            <text:p>9,23 zł</text:p>
          </table:table-cell>
          <table:table-cell table:formula="of:=[.D99]*[.$N$2]" office:value-type="currency" office:currency="PLN" office:value="5.51724137931035" calcext:value-type="currency">
            <text:p>5,52 zł</text:p>
          </table:table-cell>
          <table:table-cell table:formula="of:=[.E99]*[.$N$3]" office:value-type="currency" office:currency="PLN" office:value="0.352941176470588" calcext:value-type="currency">
            <text:p>0,35 zł</text:p>
          </table:table-cell>
          <table:table-cell table:formula="of:=SUM([.F99:.H99])" office:value-type="currency" office:currency="PLN" office:value="15.1009517865502" calcext:value-type="currency">
            <text:p>15,10 zł</text:p>
          </table:table-cell>
          <table:table-cell table:formula="of:=[.I99]+[.J98]" office:value-type="currency" office:currency="PLN" office:value="1484.69714464035" calcext:value-type="currency">
            <text:p>1 484,7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99]=[.B98];[.B99]-1;[.B99])" office:value-type="float" office:value="20" calcext:value-type="float">
            <text:p>20</text:p>
          </table:table-cell>
          <table:table-cell table:formula="of:=ROUNDDOWN([.$D$2]*(1+[.$O$4]*(([.B100]-24)/2)); )" office:value-type="float" office:value="120" calcext:value-type="float">
            <text:p>120</text:p>
          </table:table-cell>
          <table:table-cell table:formula="of:=ROUNDDOWN([.$E$2]*(1+[.$O$2]*(([.B100]-24)/2)); )" office:value-type="float" office:value="80" calcext:value-type="float">
            <text:p>80</text:p>
          </table:table-cell>
          <table:table-cell table:formula="of:=ROUNDDOWN([.$F$2]*(1+[.$O$3]*(([.B100]-24)/2)); )" office:value-type="float" office:value="6" calcext:value-type="float">
            <text:p>6</text:p>
          </table:table-cell>
          <table:table-cell table:formula="of:=[.C100]*[.$N$4]" office:value-type="currency" office:currency="PLN" office:value="9.23076923076923" calcext:value-type="currency">
            <text:p>9,23 zł</text:p>
          </table:table-cell>
          <table:table-cell table:formula="of:=[.D100]*[.$N$2]" office:value-type="currency" office:currency="PLN" office:value="5.51724137931035" calcext:value-type="currency">
            <text:p>5,52 zł</text:p>
          </table:table-cell>
          <table:table-cell table:formula="of:=[.E100]*[.$N$3]" office:value-type="currency" office:currency="PLN" office:value="0.352941176470588" calcext:value-type="currency">
            <text:p>0,35 zł</text:p>
          </table:table-cell>
          <table:table-cell table:formula="of:=SUM([.F100:.H100])" office:value-type="currency" office:currency="PLN" office:value="15.1009517865502" calcext:value-type="currency">
            <text:p>15,10 zł</text:p>
          </table:table-cell>
          <table:table-cell table:formula="of:=[.I100]+[.J99]" office:value-type="currency" office:currency="PLN" office:value="1499.7980964269" calcext:value-type="currency">
            <text:p>1 499,8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0]=[.B99];[.B100]-1;[.B100])" office:value-type="float" office:value="20" calcext:value-type="float">
            <text:p>20</text:p>
          </table:table-cell>
          <table:table-cell table:formula="of:=ROUNDDOWN([.$D$2]*(1+[.$O$4]*(([.B101]-24)/2)); )" office:value-type="float" office:value="120" calcext:value-type="float">
            <text:p>120</text:p>
          </table:table-cell>
          <table:table-cell table:formula="of:=ROUNDDOWN([.$E$2]*(1+[.$O$2]*(([.B101]-24)/2)); )" office:value-type="float" office:value="80" calcext:value-type="float">
            <text:p>80</text:p>
          </table:table-cell>
          <table:table-cell table:formula="of:=ROUNDDOWN([.$F$2]*(1+[.$O$3]*(([.B101]-24)/2)); )" office:value-type="float" office:value="6" calcext:value-type="float">
            <text:p>6</text:p>
          </table:table-cell>
          <table:table-cell table:formula="of:=[.C101]*[.$N$4]" office:value-type="currency" office:currency="PLN" office:value="9.23076923076923" calcext:value-type="currency">
            <text:p>9,23 zł</text:p>
          </table:table-cell>
          <table:table-cell table:formula="of:=[.D101]*[.$N$2]" office:value-type="currency" office:currency="PLN" office:value="5.51724137931035" calcext:value-type="currency">
            <text:p>5,52 zł</text:p>
          </table:table-cell>
          <table:table-cell table:formula="of:=[.E101]*[.$N$3]" office:value-type="currency" office:currency="PLN" office:value="0.352941176470588" calcext:value-type="currency">
            <text:p>0,35 zł</text:p>
          </table:table-cell>
          <table:table-cell table:formula="of:=SUM([.F101:.H101])" office:value-type="currency" office:currency="PLN" office:value="15.1009517865502" calcext:value-type="currency">
            <text:p>15,10 zł</text:p>
          </table:table-cell>
          <table:table-cell table:formula="of:=[.I101]+[.J100]" office:value-type="currency" office:currency="PLN" office:value="1514.89904821345" calcext:value-type="currency">
            <text:p>1 514,9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1]=[.B100];[.B101]-1;[.B101])" office:value-type="float" office:value="19" calcext:value-type="float">
            <text:p>19</text:p>
          </table:table-cell>
          <table:table-cell table:formula="of:=ROUNDDOWN([.$D$2]*(1+[.$O$4]*(([.B102]-24)/2)); )" office:value-type="float" office:value="120" calcext:value-type="float">
            <text:p>120</text:p>
          </table:table-cell>
          <table:table-cell table:formula="of:=ROUNDDOWN([.$E$2]*(1+[.$O$2]*(([.B102]-24)/2)); )" office:value-type="float" office:value="80" calcext:value-type="float">
            <text:p>80</text:p>
          </table:table-cell>
          <table:table-cell table:formula="of:=ROUNDDOWN([.$F$2]*(1+[.$O$3]*(([.B102]-24)/2)); )" office:value-type="float" office:value="6" calcext:value-type="float">
            <text:p>6</text:p>
          </table:table-cell>
          <table:table-cell table:formula="of:=[.C102]*[.$N$4]" office:value-type="currency" office:currency="PLN" office:value="9.23076923076923" calcext:value-type="currency">
            <text:p>9,23 zł</text:p>
          </table:table-cell>
          <table:table-cell table:formula="of:=[.D102]*[.$N$2]" office:value-type="currency" office:currency="PLN" office:value="5.51724137931035" calcext:value-type="currency">
            <text:p>5,52 zł</text:p>
          </table:table-cell>
          <table:table-cell table:formula="of:=[.E102]*[.$N$3]" office:value-type="currency" office:currency="PLN" office:value="0.352941176470588" calcext:value-type="currency">
            <text:p>0,35 zł</text:p>
          </table:table-cell>
          <table:table-cell table:formula="of:=SUM([.F102:.H102])" office:value-type="currency" office:currency="PLN" office:value="15.1009517865502" calcext:value-type="currency">
            <text:p>15,10 zł</text:p>
          </table:table-cell>
          <table:table-cell table:formula="of:=[.I102]+[.J101]" office:value-type="currency" office:currency="PLN" office:value="1530" calcext:value-type="currency">
            <text:p>1 530,0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2]=[.B101];[.B102]-1;[.B102])" office:value-type="float" office:value="19" calcext:value-type="float">
            <text:p>19</text:p>
          </table:table-cell>
          <table:table-cell table:formula="of:=ROUNDDOWN([.$D$2]*(1+[.$O$4]*(([.B103]-24)/2)); )" office:value-type="float" office:value="120" calcext:value-type="float">
            <text:p>120</text:p>
          </table:table-cell>
          <table:table-cell table:formula="of:=ROUNDDOWN([.$E$2]*(1+[.$O$2]*(([.B103]-24)/2)); )" office:value-type="float" office:value="80" calcext:value-type="float">
            <text:p>80</text:p>
          </table:table-cell>
          <table:table-cell table:formula="of:=ROUNDDOWN([.$F$2]*(1+[.$O$3]*(([.B103]-24)/2)); )" office:value-type="float" office:value="6" calcext:value-type="float">
            <text:p>6</text:p>
          </table:table-cell>
          <table:table-cell table:formula="of:=[.C103]*[.$N$4]" office:value-type="currency" office:currency="PLN" office:value="9.23076923076923" calcext:value-type="currency">
            <text:p>9,23 zł</text:p>
          </table:table-cell>
          <table:table-cell table:formula="of:=[.D103]*[.$N$2]" office:value-type="currency" office:currency="PLN" office:value="5.51724137931035" calcext:value-type="currency">
            <text:p>5,52 zł</text:p>
          </table:table-cell>
          <table:table-cell table:formula="of:=[.E103]*[.$N$3]" office:value-type="currency" office:currency="PLN" office:value="0.352941176470588" calcext:value-type="currency">
            <text:p>0,35 zł</text:p>
          </table:table-cell>
          <table:table-cell table:formula="of:=SUM([.F103:.H103])" office:value-type="currency" office:currency="PLN" office:value="15.1009517865502" calcext:value-type="currency">
            <text:p>15,10 zł</text:p>
          </table:table-cell>
          <table:table-cell table:formula="of:=[.I103]+[.J102]" office:value-type="currency" office:currency="PLN" office:value="1545.10095178655" calcext:value-type="currency">
            <text:p>1 545,1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3]=[.B102];[.B103]-1;[.B103])" office:value-type="float" office:value="18" calcext:value-type="float">
            <text:p>18</text:p>
          </table:table-cell>
          <table:table-cell table:formula="of:=ROUNDDOWN([.$D$2]*(1+[.$O$4]*(([.B104]-24)/2)); )" office:value-type="float" office:value="120" calcext:value-type="float">
            <text:p>120</text:p>
          </table:table-cell>
          <table:table-cell table:formula="of:=ROUNDDOWN([.$E$2]*(1+[.$O$2]*(([.B104]-24)/2)); )" office:value-type="float" office:value="80" calcext:value-type="float">
            <text:p>80</text:p>
          </table:table-cell>
          <table:table-cell table:formula="of:=ROUNDDOWN([.$F$2]*(1+[.$O$3]*(([.B104]-24)/2)); )" office:value-type="float" office:value="6" calcext:value-type="float">
            <text:p>6</text:p>
          </table:table-cell>
          <table:table-cell table:formula="of:=[.C104]*[.$N$4]" office:value-type="currency" office:currency="PLN" office:value="9.23076923076923" calcext:value-type="currency">
            <text:p>9,23 zł</text:p>
          </table:table-cell>
          <table:table-cell table:formula="of:=[.D104]*[.$N$2]" office:value-type="currency" office:currency="PLN" office:value="5.51724137931035" calcext:value-type="currency">
            <text:p>5,52 zł</text:p>
          </table:table-cell>
          <table:table-cell table:formula="of:=[.E104]*[.$N$3]" office:value-type="currency" office:currency="PLN" office:value="0.352941176470588" calcext:value-type="currency">
            <text:p>0,35 zł</text:p>
          </table:table-cell>
          <table:table-cell table:formula="of:=SUM([.F104:.H104])" office:value-type="currency" office:currency="PLN" office:value="15.1009517865502" calcext:value-type="currency">
            <text:p>15,10 zł</text:p>
          </table:table-cell>
          <table:table-cell table:formula="of:=[.I104]+[.J103]" office:value-type="currency" office:currency="PLN" office:value="1560.2019035731" calcext:value-type="currency">
            <text:p>1 560,2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4]=[.B103];[.B104]-1;[.B104])" office:value-type="float" office:value="18" calcext:value-type="float">
            <text:p>18</text:p>
          </table:table-cell>
          <table:table-cell table:formula="of:=ROUNDDOWN([.$D$2]*(1+[.$O$4]*(([.B105]-24)/2)); )" office:value-type="float" office:value="120" calcext:value-type="float">
            <text:p>120</text:p>
          </table:table-cell>
          <table:table-cell table:formula="of:=ROUNDDOWN([.$E$2]*(1+[.$O$2]*(([.B105]-24)/2)); )" office:value-type="float" office:value="80" calcext:value-type="float">
            <text:p>80</text:p>
          </table:table-cell>
          <table:table-cell table:formula="of:=ROUNDDOWN([.$F$2]*(1+[.$O$3]*(([.B105]-24)/2)); )" office:value-type="float" office:value="6" calcext:value-type="float">
            <text:p>6</text:p>
          </table:table-cell>
          <table:table-cell table:formula="of:=[.C105]*[.$N$4]" office:value-type="currency" office:currency="PLN" office:value="9.23076923076923" calcext:value-type="currency">
            <text:p>9,23 zł</text:p>
          </table:table-cell>
          <table:table-cell table:formula="of:=[.D105]*[.$N$2]" office:value-type="currency" office:currency="PLN" office:value="5.51724137931035" calcext:value-type="currency">
            <text:p>5,52 zł</text:p>
          </table:table-cell>
          <table:table-cell table:formula="of:=[.E105]*[.$N$3]" office:value-type="currency" office:currency="PLN" office:value="0.352941176470588" calcext:value-type="currency">
            <text:p>0,35 zł</text:p>
          </table:table-cell>
          <table:table-cell table:formula="of:=SUM([.F105:.H105])" office:value-type="currency" office:currency="PLN" office:value="15.1009517865502" calcext:value-type="currency">
            <text:p>15,10 zł</text:p>
          </table:table-cell>
          <table:table-cell table:formula="of:=[.I105]+[.J104]" office:value-type="currency" office:currency="PLN" office:value="1575.30285535965" calcext:value-type="currency">
            <text:p>1 575,3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5]=[.B104];[.B105]-1;[.B105])" office:value-type="float" office:value="17" calcext:value-type="float">
            <text:p>17</text:p>
          </table:table-cell>
          <table:table-cell table:formula="of:=ROUNDDOWN([.$D$2]*(1+[.$O$4]*(([.B106]-24)/2)); )" office:value-type="float" office:value="120" calcext:value-type="float">
            <text:p>120</text:p>
          </table:table-cell>
          <table:table-cell table:formula="of:=ROUNDDOWN([.$E$2]*(1+[.$O$2]*(([.B106]-24)/2)); )" office:value-type="float" office:value="80" calcext:value-type="float">
            <text:p>80</text:p>
          </table:table-cell>
          <table:table-cell table:formula="of:=ROUNDDOWN([.$F$2]*(1+[.$O$3]*(([.B106]-24)/2)); )" office:value-type="float" office:value="6" calcext:value-type="float">
            <text:p>6</text:p>
          </table:table-cell>
          <table:table-cell table:formula="of:=[.C106]*[.$N$4]" office:value-type="currency" office:currency="PLN" office:value="9.23076923076923" calcext:value-type="currency">
            <text:p>9,23 zł</text:p>
          </table:table-cell>
          <table:table-cell table:formula="of:=[.D106]*[.$N$2]" office:value-type="currency" office:currency="PLN" office:value="5.51724137931035" calcext:value-type="currency">
            <text:p>5,52 zł</text:p>
          </table:table-cell>
          <table:table-cell table:formula="of:=[.E106]*[.$N$3]" office:value-type="currency" office:currency="PLN" office:value="0.352941176470588" calcext:value-type="currency">
            <text:p>0,35 zł</text:p>
          </table:table-cell>
          <table:table-cell table:formula="of:=SUM([.F106:.H106])" office:value-type="currency" office:currency="PLN" office:value="15.1009517865502" calcext:value-type="currency">
            <text:p>15,10 zł</text:p>
          </table:table-cell>
          <table:table-cell table:formula="of:=[.I106]+[.J105]" office:value-type="currency" office:currency="PLN" office:value="1590.4038071462" calcext:value-type="currency">
            <text:p>1 590,4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6]=[.B105];[.B106]-1;[.B106])" office:value-type="float" office:value="17" calcext:value-type="float">
            <text:p>17</text:p>
          </table:table-cell>
          <table:table-cell table:formula="of:=ROUNDDOWN([.$D$2]*(1+[.$O$4]*(([.B107]-24)/2)); )" office:value-type="float" office:value="120" calcext:value-type="float">
            <text:p>120</text:p>
          </table:table-cell>
          <table:table-cell table:formula="of:=ROUNDDOWN([.$E$2]*(1+[.$O$2]*(([.B107]-24)/2)); )" office:value-type="float" office:value="80" calcext:value-type="float">
            <text:p>80</text:p>
          </table:table-cell>
          <table:table-cell table:formula="of:=ROUNDDOWN([.$F$2]*(1+[.$O$3]*(([.B107]-24)/2)); )" office:value-type="float" office:value="6" calcext:value-type="float">
            <text:p>6</text:p>
          </table:table-cell>
          <table:table-cell table:formula="of:=[.C107]*[.$N$4]" office:value-type="currency" office:currency="PLN" office:value="9.23076923076923" calcext:value-type="currency">
            <text:p>9,23 zł</text:p>
          </table:table-cell>
          <table:table-cell table:formula="of:=[.D107]*[.$N$2]" office:value-type="currency" office:currency="PLN" office:value="5.51724137931035" calcext:value-type="currency">
            <text:p>5,52 zł</text:p>
          </table:table-cell>
          <table:table-cell table:formula="of:=[.E107]*[.$N$3]" office:value-type="currency" office:currency="PLN" office:value="0.352941176470588" calcext:value-type="currency">
            <text:p>0,35 zł</text:p>
          </table:table-cell>
          <table:table-cell table:formula="of:=SUM([.F107:.H107])" office:value-type="currency" office:currency="PLN" office:value="15.1009517865502" calcext:value-type="currency">
            <text:p>15,10 zł</text:p>
          </table:table-cell>
          <table:table-cell table:formula="of:=[.I107]+[.J106]" office:value-type="currency" office:currency="PLN" office:value="1605.50475893275" calcext:value-type="currency">
            <text:p>1 605,50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7]=[.B106];[.B107]-1;[.B107])" office:value-type="float" office:value="16" calcext:value-type="float">
            <text:p>16</text:p>
          </table:table-cell>
          <table:table-cell table:formula="of:=ROUNDDOWN([.$D$2]*(1+[.$O$4]*(([.B108]-24)/2)); )" office:value-type="float" office:value="120" calcext:value-type="float">
            <text:p>120</text:p>
          </table:table-cell>
          <table:table-cell table:formula="of:=ROUNDDOWN([.$E$2]*(1+[.$O$2]*(([.B108]-24)/2)); )" office:value-type="float" office:value="80" calcext:value-type="float">
            <text:p>80</text:p>
          </table:table-cell>
          <table:table-cell table:formula="of:=ROUNDDOWN([.$F$2]*(1+[.$O$3]*(([.B108]-24)/2)); )" office:value-type="float" office:value="6" calcext:value-type="float">
            <text:p>6</text:p>
          </table:table-cell>
          <table:table-cell table:formula="of:=[.C108]*[.$N$4]" office:value-type="currency" office:currency="PLN" office:value="9.23076923076923" calcext:value-type="currency">
            <text:p>9,23 zł</text:p>
          </table:table-cell>
          <table:table-cell table:formula="of:=[.D108]*[.$N$2]" office:value-type="currency" office:currency="PLN" office:value="5.51724137931035" calcext:value-type="currency">
            <text:p>5,52 zł</text:p>
          </table:table-cell>
          <table:table-cell table:formula="of:=[.E108]*[.$N$3]" office:value-type="currency" office:currency="PLN" office:value="0.352941176470588" calcext:value-type="currency">
            <text:p>0,35 zł</text:p>
          </table:table-cell>
          <table:table-cell table:formula="of:=SUM([.F108:.H108])" office:value-type="currency" office:currency="PLN" office:value="15.1009517865502" calcext:value-type="currency">
            <text:p>15,10 zł</text:p>
          </table:table-cell>
          <table:table-cell table:formula="of:=[.I108]+[.J107]" office:value-type="currency" office:currency="PLN" office:value="1620.6057107193" calcext:value-type="currency">
            <text:p>1 620,6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8]=[.B107];[.B108]-1;[.B108])" office:value-type="float" office:value="16" calcext:value-type="float">
            <text:p>16</text:p>
          </table:table-cell>
          <table:table-cell table:formula="of:=ROUNDDOWN([.$D$2]*(1+[.$O$4]*(([.B109]-24)/2)); )" office:value-type="float" office:value="120" calcext:value-type="float">
            <text:p>120</text:p>
          </table:table-cell>
          <table:table-cell table:formula="of:=ROUNDDOWN([.$E$2]*(1+[.$O$2]*(([.B109]-24)/2)); )" office:value-type="float" office:value="80" calcext:value-type="float">
            <text:p>80</text:p>
          </table:table-cell>
          <table:table-cell table:formula="of:=ROUNDDOWN([.$F$2]*(1+[.$O$3]*(([.B109]-24)/2)); )" office:value-type="float" office:value="6" calcext:value-type="float">
            <text:p>6</text:p>
          </table:table-cell>
          <table:table-cell table:formula="of:=[.C109]*[.$N$4]" office:value-type="currency" office:currency="PLN" office:value="9.23076923076923" calcext:value-type="currency">
            <text:p>9,23 zł</text:p>
          </table:table-cell>
          <table:table-cell table:formula="of:=[.D109]*[.$N$2]" office:value-type="currency" office:currency="PLN" office:value="5.51724137931035" calcext:value-type="currency">
            <text:p>5,52 zł</text:p>
          </table:table-cell>
          <table:table-cell table:formula="of:=[.E109]*[.$N$3]" office:value-type="currency" office:currency="PLN" office:value="0.352941176470588" calcext:value-type="currency">
            <text:p>0,35 zł</text:p>
          </table:table-cell>
          <table:table-cell table:formula="of:=SUM([.F109:.H109])" office:value-type="currency" office:currency="PLN" office:value="15.1009517865502" calcext:value-type="currency">
            <text:p>15,10 zł</text:p>
          </table:table-cell>
          <table:table-cell table:formula="of:=[.I109]+[.J108]" office:value-type="currency" office:currency="PLN" office:value="1635.70666250585" calcext:value-type="currency">
            <text:p>1 635,7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09]=[.B108];[.B109]-1;[.B109])" office:value-type="float" office:value="15" calcext:value-type="float">
            <text:p>15</text:p>
          </table:table-cell>
          <table:table-cell table:formula="of:=ROUNDDOWN([.$D$2]*(1+[.$O$4]*(([.B110]-24)/2)); )" office:value-type="float" office:value="120" calcext:value-type="float">
            <text:p>120</text:p>
          </table:table-cell>
          <table:table-cell table:formula="of:=ROUNDDOWN([.$E$2]*(1+[.$O$2]*(([.B110]-24)/2)); )" office:value-type="float" office:value="80" calcext:value-type="float">
            <text:p>80</text:p>
          </table:table-cell>
          <table:table-cell table:formula="of:=ROUNDDOWN([.$F$2]*(1+[.$O$3]*(([.B110]-24)/2)); )" office:value-type="float" office:value="6" calcext:value-type="float">
            <text:p>6</text:p>
          </table:table-cell>
          <table:table-cell table:formula="of:=[.C110]*[.$N$4]" office:value-type="currency" office:currency="PLN" office:value="9.23076923076923" calcext:value-type="currency">
            <text:p>9,23 zł</text:p>
          </table:table-cell>
          <table:table-cell table:formula="of:=[.D110]*[.$N$2]" office:value-type="currency" office:currency="PLN" office:value="5.51724137931035" calcext:value-type="currency">
            <text:p>5,52 zł</text:p>
          </table:table-cell>
          <table:table-cell table:formula="of:=[.E110]*[.$N$3]" office:value-type="currency" office:currency="PLN" office:value="0.352941176470588" calcext:value-type="currency">
            <text:p>0,35 zł</text:p>
          </table:table-cell>
          <table:table-cell table:formula="of:=SUM([.F110:.H110])" office:value-type="currency" office:currency="PLN" office:value="15.1009517865502" calcext:value-type="currency">
            <text:p>15,10 zł</text:p>
          </table:table-cell>
          <table:table-cell table:formula="of:=[.I110]+[.J109]" office:value-type="currency" office:currency="PLN" office:value="1650.8076142924" calcext:value-type="currency">
            <text:p>1 650,8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0]=[.B109];[.B110]-1;[.B110])" office:value-type="float" office:value="15" calcext:value-type="float">
            <text:p>15</text:p>
          </table:table-cell>
          <table:table-cell table:formula="of:=ROUNDDOWN([.$D$2]*(1+[.$O$4]*(([.B111]-24)/2)); )" office:value-type="float" office:value="120" calcext:value-type="float">
            <text:p>120</text:p>
          </table:table-cell>
          <table:table-cell table:formula="of:=ROUNDDOWN([.$E$2]*(1+[.$O$2]*(([.B111]-24)/2)); )" office:value-type="float" office:value="80" calcext:value-type="float">
            <text:p>80</text:p>
          </table:table-cell>
          <table:table-cell table:formula="of:=ROUNDDOWN([.$F$2]*(1+[.$O$3]*(([.B111]-24)/2)); )" office:value-type="float" office:value="6" calcext:value-type="float">
            <text:p>6</text:p>
          </table:table-cell>
          <table:table-cell table:formula="of:=[.C111]*[.$N$4]" office:value-type="currency" office:currency="PLN" office:value="9.23076923076923" calcext:value-type="currency">
            <text:p>9,23 zł</text:p>
          </table:table-cell>
          <table:table-cell table:formula="of:=[.D111]*[.$N$2]" office:value-type="currency" office:currency="PLN" office:value="5.51724137931035" calcext:value-type="currency">
            <text:p>5,52 zł</text:p>
          </table:table-cell>
          <table:table-cell table:formula="of:=[.E111]*[.$N$3]" office:value-type="currency" office:currency="PLN" office:value="0.352941176470588" calcext:value-type="currency">
            <text:p>0,35 zł</text:p>
          </table:table-cell>
          <table:table-cell table:formula="of:=SUM([.F111:.H111])" office:value-type="currency" office:currency="PLN" office:value="15.1009517865502" calcext:value-type="currency">
            <text:p>15,10 zł</text:p>
          </table:table-cell>
          <table:table-cell table:formula="of:=[.I111]+[.J110]" office:value-type="currency" office:currency="PLN" office:value="1665.90856607895" calcext:value-type="currency">
            <text:p>1 665,9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1]=[.B110];[.B111]-1;[.B111])" office:value-type="float" office:value="14" calcext:value-type="float">
            <text:p>14</text:p>
          </table:table-cell>
          <table:table-cell table:formula="of:=ROUNDDOWN([.$D$2]*(1+[.$O$4]*(([.B112]-24)/2)); )" office:value-type="float" office:value="120" calcext:value-type="float">
            <text:p>120</text:p>
          </table:table-cell>
          <table:table-cell table:formula="of:=ROUNDDOWN([.$E$2]*(1+[.$O$2]*(([.B112]-24)/2)); )" office:value-type="float" office:value="80" calcext:value-type="float">
            <text:p>80</text:p>
          </table:table-cell>
          <table:table-cell table:formula="of:=ROUNDDOWN([.$F$2]*(1+[.$O$3]*(([.B112]-24)/2)); )" office:value-type="float" office:value="6" calcext:value-type="float">
            <text:p>6</text:p>
          </table:table-cell>
          <table:table-cell table:formula="of:=[.C112]*[.$N$4]" office:value-type="currency" office:currency="PLN" office:value="9.23076923076923" calcext:value-type="currency">
            <text:p>9,23 zł</text:p>
          </table:table-cell>
          <table:table-cell table:formula="of:=[.D112]*[.$N$2]" office:value-type="currency" office:currency="PLN" office:value="5.51724137931035" calcext:value-type="currency">
            <text:p>5,52 zł</text:p>
          </table:table-cell>
          <table:table-cell table:formula="of:=[.E112]*[.$N$3]" office:value-type="currency" office:currency="PLN" office:value="0.352941176470588" calcext:value-type="currency">
            <text:p>0,35 zł</text:p>
          </table:table-cell>
          <table:table-cell table:formula="of:=SUM([.F112:.H112])" office:value-type="currency" office:currency="PLN" office:value="15.1009517865502" calcext:value-type="currency">
            <text:p>15,10 zł</text:p>
          </table:table-cell>
          <table:table-cell table:formula="of:=[.I112]+[.J111]" office:value-type="currency" office:currency="PLN" office:value="1681.0095178655" calcext:value-type="currency">
            <text:p>1 681,0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2]=[.B111];[.B112]-1;[.B112])" office:value-type="float" office:value="14" calcext:value-type="float">
            <text:p>14</text:p>
          </table:table-cell>
          <table:table-cell table:formula="of:=ROUNDDOWN([.$D$2]*(1+[.$O$4]*(([.B113]-24)/2)); )" office:value-type="float" office:value="120" calcext:value-type="float">
            <text:p>120</text:p>
          </table:table-cell>
          <table:table-cell table:formula="of:=ROUNDDOWN([.$E$2]*(1+[.$O$2]*(([.B113]-24)/2)); )" office:value-type="float" office:value="80" calcext:value-type="float">
            <text:p>80</text:p>
          </table:table-cell>
          <table:table-cell table:formula="of:=ROUNDDOWN([.$F$2]*(1+[.$O$3]*(([.B113]-24)/2)); )" office:value-type="float" office:value="6" calcext:value-type="float">
            <text:p>6</text:p>
          </table:table-cell>
          <table:table-cell table:formula="of:=[.C113]*[.$N$4]" office:value-type="currency" office:currency="PLN" office:value="9.23076923076923" calcext:value-type="currency">
            <text:p>9,23 zł</text:p>
          </table:table-cell>
          <table:table-cell table:formula="of:=[.D113]*[.$N$2]" office:value-type="currency" office:currency="PLN" office:value="5.51724137931035" calcext:value-type="currency">
            <text:p>5,52 zł</text:p>
          </table:table-cell>
          <table:table-cell table:formula="of:=[.E113]*[.$N$3]" office:value-type="currency" office:currency="PLN" office:value="0.352941176470588" calcext:value-type="currency">
            <text:p>0,35 zł</text:p>
          </table:table-cell>
          <table:table-cell table:formula="of:=SUM([.F113:.H113])" office:value-type="currency" office:currency="PLN" office:value="15.1009517865502" calcext:value-type="currency">
            <text:p>15,10 zł</text:p>
          </table:table-cell>
          <table:table-cell table:formula="of:=[.I113]+[.J112]" office:value-type="currency" office:currency="PLN" office:value="1696.11046965205" calcext:value-type="currency">
            <text:p>1 696,1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3]=[.B112];[.B113]-1;[.B113])" office:value-type="float" office:value="13" calcext:value-type="float">
            <text:p>13</text:p>
          </table:table-cell>
          <table:table-cell table:formula="of:=ROUNDDOWN([.$D$2]*(1+[.$O$4]*(([.B114]-24)/2)); )" office:value-type="float" office:value="120" calcext:value-type="float">
            <text:p>120</text:p>
          </table:table-cell>
          <table:table-cell table:formula="of:=ROUNDDOWN([.$E$2]*(1+[.$O$2]*(([.B114]-24)/2)); )" office:value-type="float" office:value="80" calcext:value-type="float">
            <text:p>80</text:p>
          </table:table-cell>
          <table:table-cell table:formula="of:=ROUNDDOWN([.$F$2]*(1+[.$O$3]*(([.B114]-24)/2)); )" office:value-type="float" office:value="6" calcext:value-type="float">
            <text:p>6</text:p>
          </table:table-cell>
          <table:table-cell table:formula="of:=[.C114]*[.$N$4]" office:value-type="currency" office:currency="PLN" office:value="9.23076923076923" calcext:value-type="currency">
            <text:p>9,23 zł</text:p>
          </table:table-cell>
          <table:table-cell table:formula="of:=[.D114]*[.$N$2]" office:value-type="currency" office:currency="PLN" office:value="5.51724137931035" calcext:value-type="currency">
            <text:p>5,52 zł</text:p>
          </table:table-cell>
          <table:table-cell table:formula="of:=[.E114]*[.$N$3]" office:value-type="currency" office:currency="PLN" office:value="0.352941176470588" calcext:value-type="currency">
            <text:p>0,35 zł</text:p>
          </table:table-cell>
          <table:table-cell table:formula="of:=SUM([.F114:.H114])" office:value-type="currency" office:currency="PLN" office:value="15.1009517865502" calcext:value-type="currency">
            <text:p>15,10 zł</text:p>
          </table:table-cell>
          <table:table-cell table:formula="of:=[.I114]+[.J113]" office:value-type="currency" office:currency="PLN" office:value="1711.2114214386" calcext:value-type="currency">
            <text:p>1 711,2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4]=[.B113];[.B114]-1;[.B114])" office:value-type="float" office:value="13" calcext:value-type="float">
            <text:p>13</text:p>
          </table:table-cell>
          <table:table-cell table:formula="of:=ROUNDDOWN([.$D$2]*(1+[.$O$4]*(([.B115]-24)/2)); )" office:value-type="float" office:value="120" calcext:value-type="float">
            <text:p>120</text:p>
          </table:table-cell>
          <table:table-cell table:formula="of:=ROUNDDOWN([.$E$2]*(1+[.$O$2]*(([.B115]-24)/2)); )" office:value-type="float" office:value="80" calcext:value-type="float">
            <text:p>80</text:p>
          </table:table-cell>
          <table:table-cell table:formula="of:=ROUNDDOWN([.$F$2]*(1+[.$O$3]*(([.B115]-24)/2)); )" office:value-type="float" office:value="6" calcext:value-type="float">
            <text:p>6</text:p>
          </table:table-cell>
          <table:table-cell table:formula="of:=[.C115]*[.$N$4]" office:value-type="currency" office:currency="PLN" office:value="9.23076923076923" calcext:value-type="currency">
            <text:p>9,23 zł</text:p>
          </table:table-cell>
          <table:table-cell table:formula="of:=[.D115]*[.$N$2]" office:value-type="currency" office:currency="PLN" office:value="5.51724137931035" calcext:value-type="currency">
            <text:p>5,52 zł</text:p>
          </table:table-cell>
          <table:table-cell table:formula="of:=[.E115]*[.$N$3]" office:value-type="currency" office:currency="PLN" office:value="0.352941176470588" calcext:value-type="currency">
            <text:p>0,35 zł</text:p>
          </table:table-cell>
          <table:table-cell table:formula="of:=SUM([.F115:.H115])" office:value-type="currency" office:currency="PLN" office:value="15.1009517865502" calcext:value-type="currency">
            <text:p>15,10 zł</text:p>
          </table:table-cell>
          <table:table-cell table:formula="of:=[.I115]+[.J114]" office:value-type="currency" office:currency="PLN" office:value="1726.31237322515" calcext:value-type="currency">
            <text:p>1 726,3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5]=[.B114];[.B115]-1;[.B115])" office:value-type="float" office:value="12" calcext:value-type="float">
            <text:p>12</text:p>
          </table:table-cell>
          <table:table-cell table:formula="of:=ROUNDDOWN([.$D$2]*(1+[.$O$4]*(([.B116]-24)/2)); )" office:value-type="float" office:value="120" calcext:value-type="float">
            <text:p>120</text:p>
          </table:table-cell>
          <table:table-cell table:formula="of:=ROUNDDOWN([.$E$2]*(1+[.$O$2]*(([.B116]-24)/2)); )" office:value-type="float" office:value="80" calcext:value-type="float">
            <text:p>80</text:p>
          </table:table-cell>
          <table:table-cell table:formula="of:=ROUNDDOWN([.$F$2]*(1+[.$O$3]*(([.B116]-24)/2)); )" office:value-type="float" office:value="6" calcext:value-type="float">
            <text:p>6</text:p>
          </table:table-cell>
          <table:table-cell table:formula="of:=[.C116]*[.$N$4]" office:value-type="currency" office:currency="PLN" office:value="9.23076923076923" calcext:value-type="currency">
            <text:p>9,23 zł</text:p>
          </table:table-cell>
          <table:table-cell table:formula="of:=[.D116]*[.$N$2]" office:value-type="currency" office:currency="PLN" office:value="5.51724137931035" calcext:value-type="currency">
            <text:p>5,52 zł</text:p>
          </table:table-cell>
          <table:table-cell table:formula="of:=[.E116]*[.$N$3]" office:value-type="currency" office:currency="PLN" office:value="0.352941176470588" calcext:value-type="currency">
            <text:p>0,35 zł</text:p>
          </table:table-cell>
          <table:table-cell table:formula="of:=SUM([.F116:.H116])" office:value-type="currency" office:currency="PLN" office:value="15.1009517865502" calcext:value-type="currency">
            <text:p>15,10 zł</text:p>
          </table:table-cell>
          <table:table-cell table:formula="of:=[.I116]+[.J115]" office:value-type="currency" office:currency="PLN" office:value="1741.41332501171" calcext:value-type="currency">
            <text:p>1 741,4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6]=[.B115];[.B116]-1;[.B116])" office:value-type="float" office:value="12" calcext:value-type="float">
            <text:p>12</text:p>
          </table:table-cell>
          <table:table-cell table:formula="of:=ROUNDDOWN([.$D$2]*(1+[.$O$4]*(([.B117]-24)/2)); )" office:value-type="float" office:value="120" calcext:value-type="float">
            <text:p>120</text:p>
          </table:table-cell>
          <table:table-cell table:formula="of:=ROUNDDOWN([.$E$2]*(1+[.$O$2]*(([.B117]-24)/2)); )" office:value-type="float" office:value="80" calcext:value-type="float">
            <text:p>80</text:p>
          </table:table-cell>
          <table:table-cell table:formula="of:=ROUNDDOWN([.$F$2]*(1+[.$O$3]*(([.B117]-24)/2)); )" office:value-type="float" office:value="6" calcext:value-type="float">
            <text:p>6</text:p>
          </table:table-cell>
          <table:table-cell table:formula="of:=[.C117]*[.$N$4]" office:value-type="currency" office:currency="PLN" office:value="9.23076923076923" calcext:value-type="currency">
            <text:p>9,23 zł</text:p>
          </table:table-cell>
          <table:table-cell table:formula="of:=[.D117]*[.$N$2]" office:value-type="currency" office:currency="PLN" office:value="5.51724137931035" calcext:value-type="currency">
            <text:p>5,52 zł</text:p>
          </table:table-cell>
          <table:table-cell table:formula="of:=[.E117]*[.$N$3]" office:value-type="currency" office:currency="PLN" office:value="0.352941176470588" calcext:value-type="currency">
            <text:p>0,35 zł</text:p>
          </table:table-cell>
          <table:table-cell table:formula="of:=SUM([.F117:.H117])" office:value-type="currency" office:currency="PLN" office:value="15.1009517865502" calcext:value-type="currency">
            <text:p>15,10 zł</text:p>
          </table:table-cell>
          <table:table-cell table:formula="of:=[.I117]+[.J116]" office:value-type="currency" office:currency="PLN" office:value="1756.51427679826" calcext:value-type="currency">
            <text:p>1 756,51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7]=[.B116];[.B117]-1;[.B117])" office:value-type="float" office:value="11" calcext:value-type="float">
            <text:p>11</text:p>
          </table:table-cell>
          <table:table-cell table:formula="of:=ROUNDDOWN([.$D$2]*(1+[.$O$4]*(([.B118]-24)/2)); )" office:value-type="float" office:value="120" calcext:value-type="float">
            <text:p>120</text:p>
          </table:table-cell>
          <table:table-cell table:formula="of:=ROUNDDOWN([.$E$2]*(1+[.$O$2]*(([.B118]-24)/2)); )" office:value-type="float" office:value="80" calcext:value-type="float">
            <text:p>80</text:p>
          </table:table-cell>
          <table:table-cell table:formula="of:=ROUNDDOWN([.$F$2]*(1+[.$O$3]*(([.B118]-24)/2)); )" office:value-type="float" office:value="6" calcext:value-type="float">
            <text:p>6</text:p>
          </table:table-cell>
          <table:table-cell table:formula="of:=[.C118]*[.$N$4]" office:value-type="currency" office:currency="PLN" office:value="9.23076923076923" calcext:value-type="currency">
            <text:p>9,23 zł</text:p>
          </table:table-cell>
          <table:table-cell table:formula="of:=[.D118]*[.$N$2]" office:value-type="currency" office:currency="PLN" office:value="5.51724137931035" calcext:value-type="currency">
            <text:p>5,52 zł</text:p>
          </table:table-cell>
          <table:table-cell table:formula="of:=[.E118]*[.$N$3]" office:value-type="currency" office:currency="PLN" office:value="0.352941176470588" calcext:value-type="currency">
            <text:p>0,35 zł</text:p>
          </table:table-cell>
          <table:table-cell table:formula="of:=SUM([.F118:.H118])" office:value-type="currency" office:currency="PLN" office:value="15.1009517865502" calcext:value-type="currency">
            <text:p>15,10 zł</text:p>
          </table:table-cell>
          <table:table-cell table:formula="of:=[.I118]+[.J117]" office:value-type="currency" office:currency="PLN" office:value="1771.61522858481" calcext:value-type="currency">
            <text:p>1 771,6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8]=[.B117];[.B118]-1;[.B118])" office:value-type="float" office:value="11" calcext:value-type="float">
            <text:p>11</text:p>
          </table:table-cell>
          <table:table-cell table:formula="of:=ROUNDDOWN([.$D$2]*(1+[.$O$4]*(([.B119]-24)/2)); )" office:value-type="float" office:value="120" calcext:value-type="float">
            <text:p>120</text:p>
          </table:table-cell>
          <table:table-cell table:formula="of:=ROUNDDOWN([.$E$2]*(1+[.$O$2]*(([.B119]-24)/2)); )" office:value-type="float" office:value="80" calcext:value-type="float">
            <text:p>80</text:p>
          </table:table-cell>
          <table:table-cell table:formula="of:=ROUNDDOWN([.$F$2]*(1+[.$O$3]*(([.B119]-24)/2)); )" office:value-type="float" office:value="6" calcext:value-type="float">
            <text:p>6</text:p>
          </table:table-cell>
          <table:table-cell table:formula="of:=[.C119]*[.$N$4]" office:value-type="currency" office:currency="PLN" office:value="9.23076923076923" calcext:value-type="currency">
            <text:p>9,23 zł</text:p>
          </table:table-cell>
          <table:table-cell table:formula="of:=[.D119]*[.$N$2]" office:value-type="currency" office:currency="PLN" office:value="5.51724137931035" calcext:value-type="currency">
            <text:p>5,52 zł</text:p>
          </table:table-cell>
          <table:table-cell table:formula="of:=[.E119]*[.$N$3]" office:value-type="currency" office:currency="PLN" office:value="0.352941176470588" calcext:value-type="currency">
            <text:p>0,35 zł</text:p>
          </table:table-cell>
          <table:table-cell table:formula="of:=SUM([.F119:.H119])" office:value-type="currency" office:currency="PLN" office:value="15.1009517865502" calcext:value-type="currency">
            <text:p>15,10 zł</text:p>
          </table:table-cell>
          <table:table-cell table:formula="of:=[.I119]+[.J118]" office:value-type="currency" office:currency="PLN" office:value="1786.71618037136" calcext:value-type="currency">
            <text:p>1 786,7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19]=[.B118];[.B119]-1;[.B119])" office:value-type="float" office:value="10" calcext:value-type="float">
            <text:p>10</text:p>
          </table:table-cell>
          <table:table-cell table:formula="of:=ROUNDDOWN([.$D$2]*(1+[.$O$4]*(([.B120]-24)/2)); )" office:value-type="float" office:value="120" calcext:value-type="float">
            <text:p>120</text:p>
          </table:table-cell>
          <table:table-cell table:formula="of:=ROUNDDOWN([.$E$2]*(1+[.$O$2]*(([.B120]-24)/2)); )" office:value-type="float" office:value="80" calcext:value-type="float">
            <text:p>80</text:p>
          </table:table-cell>
          <table:table-cell table:formula="of:=ROUNDDOWN([.$F$2]*(1+[.$O$3]*(([.B120]-24)/2)); )" office:value-type="float" office:value="6" calcext:value-type="float">
            <text:p>6</text:p>
          </table:table-cell>
          <table:table-cell table:formula="of:=[.C120]*[.$N$4]" office:value-type="currency" office:currency="PLN" office:value="9.23076923076923" calcext:value-type="currency">
            <text:p>9,23 zł</text:p>
          </table:table-cell>
          <table:table-cell table:formula="of:=[.D120]*[.$N$2]" office:value-type="currency" office:currency="PLN" office:value="5.51724137931035" calcext:value-type="currency">
            <text:p>5,52 zł</text:p>
          </table:table-cell>
          <table:table-cell table:formula="of:=[.E120]*[.$N$3]" office:value-type="currency" office:currency="PLN" office:value="0.352941176470588" calcext:value-type="currency">
            <text:p>0,35 zł</text:p>
          </table:table-cell>
          <table:table-cell table:formula="of:=SUM([.F120:.H120])" office:value-type="currency" office:currency="PLN" office:value="15.1009517865502" calcext:value-type="currency">
            <text:p>15,10 zł</text:p>
          </table:table-cell>
          <table:table-cell table:formula="of:=[.I120]+[.J119]" office:value-type="currency" office:currency="PLN" office:value="1801.81713215791" calcext:value-type="currency">
            <text:p>1 801,8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20]=[.B119];[.B120]-1;[.B120])" office:value-type="float" office:value="10" calcext:value-type="float">
            <text:p>10</text:p>
          </table:table-cell>
          <table:table-cell table:formula="of:=ROUNDDOWN([.$D$2]*(1+[.$O$4]*(([.B121]-24)/2)); )" office:value-type="float" office:value="120" calcext:value-type="float">
            <text:p>120</text:p>
          </table:table-cell>
          <table:table-cell table:formula="of:=ROUNDDOWN([.$E$2]*(1+[.$O$2]*(([.B121]-24)/2)); )" office:value-type="float" office:value="80" calcext:value-type="float">
            <text:p>80</text:p>
          </table:table-cell>
          <table:table-cell table:formula="of:=ROUNDDOWN([.$F$2]*(1+[.$O$3]*(([.B121]-24)/2)); )" office:value-type="float" office:value="6" calcext:value-type="float">
            <text:p>6</text:p>
          </table:table-cell>
          <table:table-cell table:formula="of:=[.C121]*[.$N$4]" office:value-type="currency" office:currency="PLN" office:value="9.23076923076923" calcext:value-type="currency">
            <text:p>9,23 zł</text:p>
          </table:table-cell>
          <table:table-cell table:formula="of:=[.D121]*[.$N$2]" office:value-type="currency" office:currency="PLN" office:value="5.51724137931035" calcext:value-type="currency">
            <text:p>5,52 zł</text:p>
          </table:table-cell>
          <table:table-cell table:formula="of:=[.E121]*[.$N$3]" office:value-type="currency" office:currency="PLN" office:value="0.352941176470588" calcext:value-type="currency">
            <text:p>0,35 zł</text:p>
          </table:table-cell>
          <table:table-cell table:formula="of:=SUM([.F121:.H121])" office:value-type="currency" office:currency="PLN" office:value="15.1009517865502" calcext:value-type="currency">
            <text:p>15,10 zł</text:p>
          </table:table-cell>
          <table:table-cell table:formula="of:=[.I121]+[.J120]" office:value-type="currency" office:currency="PLN" office:value="1816.91808394446" calcext:value-type="currency">
            <text:p>1 816,9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21]=[.B120];[.B121]-1;[.B121])" office:value-type="float" office:value="9" calcext:value-type="float">
            <text:p>9</text:p>
          </table:table-cell>
          <table:table-cell table:formula="of:=ROUNDDOWN([.$D$2]*(1+[.$O$4]*(([.B122]-24)/2)); )" office:value-type="float" office:value="120" calcext:value-type="float">
            <text:p>120</text:p>
          </table:table-cell>
          <table:table-cell table:formula="of:=ROUNDDOWN([.$E$2]*(1+[.$O$2]*(([.B122]-24)/2)); )" office:value-type="float" office:value="80" calcext:value-type="float">
            <text:p>80</text:p>
          </table:table-cell>
          <table:table-cell table:formula="of:=ROUNDDOWN([.$F$2]*(1+[.$O$3]*(([.B122]-24)/2)); )" office:value-type="float" office:value="6" calcext:value-type="float">
            <text:p>6</text:p>
          </table:table-cell>
          <table:table-cell table:formula="of:=[.C122]*[.$N$4]" office:value-type="currency" office:currency="PLN" office:value="9.23076923076923" calcext:value-type="currency">
            <text:p>9,23 zł</text:p>
          </table:table-cell>
          <table:table-cell table:formula="of:=[.D122]*[.$N$2]" office:value-type="currency" office:currency="PLN" office:value="5.51724137931035" calcext:value-type="currency">
            <text:p>5,52 zł</text:p>
          </table:table-cell>
          <table:table-cell table:formula="of:=[.E122]*[.$N$3]" office:value-type="currency" office:currency="PLN" office:value="0.352941176470588" calcext:value-type="currency">
            <text:p>0,35 zł</text:p>
          </table:table-cell>
          <table:table-cell table:formula="of:=SUM([.F122:.H122])" office:value-type="currency" office:currency="PLN" office:value="15.1009517865502" calcext:value-type="currency">
            <text:p>15,10 zł</text:p>
          </table:table-cell>
          <table:table-cell table:formula="of:=[.I122]+[.J121]" office:value-type="currency" office:currency="PLN" office:value="1832.01903573101" calcext:value-type="currency">
            <text:p>1 832,02 zł</text:p>
          </table:table-cell>
          <table:table-cell table:number-columns-repeated="4"/>
        </table:table-row>
        <table:table-row table:style-name="ro1">
          <table:table-cell table:formula="of:=MONTH([#REF!])" office:value-type="string" office:string-value="" calcext:value-type="error">
            <text:p>Błąd:522</text:p>
          </table:table-cell>
          <table:table-cell table:formula="of:=IF([.B122]=[.B121];[.B122]-1;[.B122])" office:value-type="float" office:value="9" calcext:value-type="float">
            <text:p>9</text:p>
          </table:table-cell>
          <table:table-cell table:formula="of:=ROUNDDOWN([.$D$2]*(1+[.$O$4]*(([.B123]-24)/2)); )" office:value-type="float" office:value="120" calcext:value-type="float">
            <text:p>120</text:p>
          </table:table-cell>
          <table:table-cell table:formula="of:=ROUNDDOWN([.$E$2]*(1+[.$O$2]*(([.B123]-24)/2)); )" office:value-type="float" office:value="80" calcext:value-type="float">
            <text:p>80</text:p>
          </table:table-cell>
          <table:table-cell table:formula="of:=ROUNDDOWN([.$F$2]*(1+[.$O$3]*(([.B123]-24)/2)); )" office:value-type="float" office:value="6" calcext:value-type="float">
            <text:p>6</text:p>
          </table:table-cell>
          <table:table-cell table:formula="of:=[.C123]*[.$N$4]" office:value-type="currency" office:currency="PLN" office:value="9.23076923076923" calcext:value-type="currency">
            <text:p>9,23 zł</text:p>
          </table:table-cell>
          <table:table-cell table:formula="of:=[.D123]*[.$N$2]" office:value-type="currency" office:currency="PLN" office:value="5.51724137931035" calcext:value-type="currency">
            <text:p>5,52 zł</text:p>
          </table:table-cell>
          <table:table-cell table:formula="of:=[.E123]*[.$N$3]" office:value-type="currency" office:currency="PLN" office:value="0.352941176470588" calcext:value-type="currency">
            <text:p>0,35 zł</text:p>
          </table:table-cell>
          <table:table-cell table:formula="of:=SUM([.F123:.H123])" office:value-type="currency" office:currency="PLN" office:value="15.1009517865502" calcext:value-type="currency">
            <text:p>15,10 zł</text:p>
          </table:table-cell>
          <table:table-cell table:formula="of:=[.I123]+[.J122]" office:value-type="currency" office:currency="PLN" office:value="1847.11998751756" calcext:value-type="currency">
            <text:p>1 847,12 zł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Tabela przestawna_Arkusz2_1'.A1:'Tabela przestawna_Arkusz2_1'.D5" table:buttons="'Tabela przestawna_Arkusz2_1'.A2 'Tabela przestawna_Arkusz2_1'.B1" table:grand-total="column" table:show-filter-button="false" table:drill-down-on-double-click="false">
          <table:source-cell-range table:cell-range-address="Arkusz2.B1:Arkusz2.F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iac" table:orientation="row" table:used-hierarchy="0" table:function="auto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t-dogi liczba" table:orientation="data" table:used-hierarchy="0" table:function="sum">
            <table:data-pilot-level table:show-empty="false" calcext:repeat-item-labels="false">
              <table:data-pilot-members>
                <table:data-pilot-member table:name="58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9" table:display="true" table:show-details="true"/>
                <table:data-pilot-member table:name="72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4" table:display="true" table:show-details="true"/>
                <table:data-pilot-member table:name="117" table:display="true" table:show-details="true"/>
                <table:data-pilot-member table:name="1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dy liczba" table:orientation="data" table:used-hierarchy="0" table:function="sum">
            <table:data-pilot-level table:show-empty="false" calcext:repeat-item-labels="false">
              <table:data-pilot-members>
                <table:data-pilot-member table:name="82" table:display="true" table:show-details="true"/>
                <table:data-pilot-member table:name="86" table:display="true" table:show-details="true"/>
                <table:data-pilot-member table:name="91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ukurydza liczba" table:orientation="data" table:used-hierarchy="0" table:function="sum">
            <table:data-pilot-level table:show-empty="false" calcext:repeat-item-labels="false">
              <table:data-pilot-members>
                <table:data-pilot-member table:name="58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7T16:34:07.858000000</dc:date>
    <meta:editing-duration>PT9M30S</meta:editing-duration>
    <meta:editing-cycles>1</meta:editing-cycles>
    <meta:document-statistic meta:table-count="4" meta:cell-count="3016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9.001cm" xlink:href=".." xlink:type="simple" chart:class="chart:bar" chart:style-name="ch1">
        <chart:title svg:x="4.77cm" svg:y="0.316cm" chart:style-name="ch2">
          <text:p>Liczba sprzedanych produktów</text:p>
        </chart:title>
        <chart:subtitle svg:x="6.212cm" svg:y="1.271cm" chart:style-name="ch3">
          <text:p>w miesiącach 06-08</text:p>
        </chart:subtitle>
        <chart:legend chart:legend-position="end" svg:x="10.479cm" svg:y="3.707cm" style:legend-expansion="high" chart:style-name="ch4"/>
        <chart:plot-area chart:style-name="ch5" table:cell-range-address="'Tabela przestawna_Arkusz2_1'.H1:'Tabela przestawna_Arkusz2_1'.K4" chart:data-source-has-labels="both" svg:x="1.308cm" svg:y="2.138cm" svg:width="8.852cm" svg:height="5.724cm">
          <chart:coordinate-region svg:x="2.345cm" svg:y="2.337cm" svg:width="7.815cm" svg:height="4.881cm"/>
          <chart:axis chart:dimension="x" chart:name="primary-x" chart:style-name="ch6" chartooo:axis-type="auto">
            <chartooo:date-scale/>
            <chart:title svg:x="5.125cm" svg:y="8.042cm" chart:style-name="ch7">
              <text:p>miesiąc</text:p>
            </chart:title>
            <chart:categories table:cell-range-address="'Tabela przestawna_Arkusz2_1'.H2:'Tabela przestawna_Arkusz2_1'.H4"/>
          </chart:axis>
          <chart:axis chart:dimension="y" chart:name="primary-y" chart:style-name="ch8">
            <chart:title svg:x="0.451cm" svg:y="7.25cm" chart:style-name="ch9">
              <text:p>liczba sprzedanych produktów</text:p>
            </chart:title>
            <chart:grid chart:style-name="ch10" chart:class="major"/>
          </chart:axis>
          <chart:series chart:style-name="ch11" chart:values-cell-range-address="'Tabela przestawna_Arkusz2_1'.I2:'Tabela przestawna_Arkusz2_1'.I4" chart:label-cell-address="'Tabela przestawna_Arkusz2_1'.I1:'Tabela przestawna_Arkusz2_1'.I1" chart:class="chart:bar">
            <chart:data-point chart:repeated="3"/>
          </chart:series>
          <chart:series chart:style-name="ch12" chart:values-cell-range-address="'Tabela przestawna_Arkusz2_1'.J2:'Tabela przestawna_Arkusz2_1'.J4" chart:label-cell-address="'Tabela przestawna_Arkusz2_1'.J1:'Tabela przestawna_Arkusz2_1'.J1" chart:class="chart:bar">
            <chart:data-point chart:repeated="3"/>
          </chart:series>
          <chart:series chart:style-name="ch13" chart:values-cell-range-address="'Tabela przestawna_Arkusz2_1'.K2:'Tabela przestawna_Arkusz2_1'.K4" chart:label-cell-address="'Tabela przestawna_Arkusz2_1'.K1:'Tabela przestawna_Arkusz2_1'.K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sprzedanych hot-dogów</text:p>
                <draw:g>
                  <svg:desc>'Tabela przestawna_Arkusz2_1'.I1:'Tabela przestawna_Arkusz2_1'.I1</svg:desc>
                </draw:g>
              </table:table-cell>
              <table:table-cell office:value-type="string">
                <text:p>liczba sprzedanych lodów</text:p>
                <draw:g>
                  <svg:desc>'Tabela przestawna_Arkusz2_1'.J1:'Tabela przestawna_Arkusz2_1'.J1</svg:desc>
                </draw:g>
              </table:table-cell>
              <table:table-cell office:value-type="string">
                <text:p>liczba sprzedanych kukurydz</text:p>
                <draw:g>
                  <svg:desc>'Tabela przestawna_Arkusz2_1'.K1:'Tabela przestawna_Arkusz2_1'.K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Tabela przestawna_Arkusz2_1'.H2:'Tabela przestawna_Arkusz2_1'.H4</svg:desc>
                </draw:g>
              </table:table-cell>
              <table:table-cell office:value-type="float" office:value="2639">
                <text:p>2639</text:p>
                <draw:g>
                  <svg:desc>'Tabela przestawna_Arkusz2_1'.I2:'Tabela przestawna_Arkusz2_1'.I4</svg:desc>
                </draw:g>
              </table:table-cell>
              <table:table-cell office:value-type="float" office:value="3527">
                <text:p>3527</text:p>
                <draw:g>
                  <svg:desc>'Tabela przestawna_Arkusz2_1'.J2:'Tabela przestawna_Arkusz2_1'.J4</svg:desc>
                </draw:g>
              </table:table-cell>
              <table:table-cell office:value-type="float" office:value="2355">
                <text:p>2355</text:p>
                <draw:g>
                  <svg:desc>'Tabela przestawna_Arkusz2_1'.K2:'Tabela przestawna_Arkusz2_1'.K4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47">
                <text:p>2747</text:p>
              </table:table-cell>
              <table:table-cell office:value-type="float" office:value="3675">
                <text:p>367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65">
                <text:p>2665</text:p>
              </table:table-cell>
              <table:table-cell office:value-type="float" office:value="3579">
                <text:p>3579</text:p>
              </table:table-cell>
              <table:table-cell office:value-type="float" office:value="2390">
                <text:p>2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